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line-height="150%"/>
    </style:style>
    <style:style style:name="P2" style:parent-style-name="Normalny" style:family="paragraph">
      <style:paragraph-properties fo:line-height="150%"/>
    </style:style>
    <style:style style:name="P3" style:parent-style-name="Normalny" style:family="paragraph">
      <style:paragraph-properties fo:line-height="150%"/>
    </style:style>
    <style:style style:name="P4" style:parent-style-name="Normalny" style:family="paragraph">
      <style:paragraph-properties fo:line-height="150%"/>
    </style:style>
    <style:style style:name="P5" style:parent-style-name="Normalny" style:family="paragraph">
      <style:paragraph-properties fo:line-height="150%"/>
    </style:style>
    <style:style style:name="P6" style:parent-style-name="Normalny" style:family="paragraph">
      <style:paragraph-properties fo:line-height="150%"/>
    </style:style>
    <style:style style:name="P7" style:parent-style-name="Normalny" style:family="paragraph">
      <style:paragraph-properties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fo:text-indent="0.2479in"/>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style:style>
    <style:style style:name="T73" style:parent-style-name="Domyślnaczcionkaakapitu" style:family="text">
      <style:text-properties style:text-underline-type="single" style:text-underline-style="solid" style:text-underline-width="auto" style:text-underline-mode="continuous"/>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style:style>
    <style:style style:name="T162" style:parent-style-name="Domyślnaczcionkaakapitu" style:family="text">
      <style:text-properties style:text-underline-type="single" style:text-underline-style="solid" style:text-underline-width="auto" style:text-underline-mode="continuous"/>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style:style>
    <style:style style:name="T167" style:parent-style-name="Domyślnaczcionkaakapitu" style:family="text">
      <style:text-properties style:text-underline-type="single" style:text-underline-style="solid" style:text-underline-width="auto" style:text-underline-mode="continuous"/>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style:style>
    <style:style style:name="T171" style:parent-style-name="Domyślnaczcionkaakapitu" style:family="text">
      <style:text-properties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479in"/>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fo:background-color="#80FFFF" style:text-underline-type="single" style:text-underline-style="solid" style:text-underline-width="auto" style:text-underline-mode="continuous"/>
    </style:style>
    <style:style style:name="T219" style:parent-style-name="Domyślnaczcionkaakapitu" style:family="text">
      <style:text-properties style:text-underline-type="single" style:text-underline-style="solid" style:text-underline-width="auto" style:text-underline-mode="continuous"/>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fo:text-indent="0.2479in"/>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font-style="italic" style:font-style-asian="italic" style:font-style-complex="italic"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P539" style:parent-style-name="Normalny" style:family="paragraph">
      <style:paragraph-properties fo:text-align="justify" fo:line-height="150%"/>
    </style:style>
    <style:style style:name="T540" style:parent-style-name="Domyślnaczcionkaakapitu" style:family="text">
      <style:text-properties style:text-underline-type="single" style:text-underline-style="solid" style:text-underline-width="auto" style:text-underline-mode="continuous"/>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fo:text-indent="0.2479in"/>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T582" style:parent-style-name="Domyślnaczcionkaakapitu" style:family="text">
      <style:text-properties fo:font-style="italic" style:font-style-asian="italic" style:font-style-complex="italic"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tab-stops>
          <style:tab-stop style:type="left" style:position="4.8951in"/>
        </style:tab-stops>
      </style:paragraph-properties>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T608" style:parent-style-name="Domyślnaczcionkaakapitu" style:family="text">
      <style:text-properties style:text-position="super 66.6%"/>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T627" style:parent-style-name="Domyślnaczcionkaakapitu" style:family="text">
      <style:text-properties style:text-underline-type="single" style:text-underline-style="solid" style:text-underline-width="auto" style:text-underline-mode="continuous"/>
    </style:style>
    <style:style style:name="T628" style:parent-style-name="Domyślnaczcionkaakapitu" style:family="text">
      <style:text-properties fo:background-color="#80FFFF" style:text-underline-type="single" style:text-underline-style="solid" style:text-underline-width="auto" style:text-underline-mode="continuous"/>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text-underline-type="single" style:text-underline-style="solid" style:text-underline-width="auto" style:text-underline-mode="continuous"/>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style:style>
    <style:style style:name="T723" style:parent-style-name="Domyślnaczcionkaakapitu" style:family="text">
      <style:text-properties style:text-underline-type="single" style:text-underline-style="solid" style:text-underline-width="auto" style:text-underline-mode="continuous"/>
    </style:style>
    <style:style style:name="T724" style:parent-style-name="Domyślnaczcionkaakapitu" style:family="text">
      <style:text-properties fo:background-color="#80FFFF" style:text-underline-type="single" style:text-underline-style="solid" style:text-underline-width="auto" style:text-underline-mode="continuous"/>
    </style:style>
    <style:style style:name="T725" style:parent-style-name="Domyślnaczcionkaakapitu" style:family="text">
      <style:text-properties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tab-stops>
          <style:tab-stop style:type="left" style:position="5.7416in"/>
        </style:tab-stops>
      </style:paragraph-properties>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style:style>
    <style:style style:name="T836" style:parent-style-name="Domyślnaczcionkaakapitu" style:family="text">
      <style:text-properties style:text-underline-type="single" style:text-underline-style="solid" style:text-underline-width="auto" style:text-underline-mode="continuous"/>
    </style:style>
    <style:style style:name="P837" style:parent-style-name="Normalny" style:family="paragraph">
      <style:paragraph-properties fo:text-align="justify" fo:line-height="150%" fo:text-indent="0.2479in"/>
    </style:style>
    <style:style style:name="P838" style:parent-style-name="Normalny" style:family="paragraph">
      <style:paragraph-properties fo:text-align="justify" fo:line-height="150%"/>
    </style:style>
    <style:style style:name="T839" style:parent-style-name="Domyślnaczcionkaakapitu" style:family="text">
      <style:text-properties style:text-underline-type="single" style:text-underline-style="solid" style:text-underline-width="auto" style:text-underline-mode="continuous"/>
    </style:style>
    <style:style style:name="T840" style:parent-style-name="Domyślnaczcionkaakapitu" style:family="text">
      <style:text-properties fo:background-color="#80FFFF" style:text-underline-type="single" style:text-underline-style="solid" style:text-underline-width="auto" style:text-underline-mode="continuous"/>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fo:text-indent="0.2479in"/>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font-style="italic" style:font-style-asian="italic" style:font-style-complex="italic"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479in"/>
    </style:style>
    <style:style style:name="P1130" style:parent-style-name="Normalny" style:family="paragraph">
      <style:paragraph-properties fo:text-align="justify" fo:line-height="150%"/>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style:style>
    <style:style style:name="P1217" style:parent-style-name="Normalny" style:family="paragraph">
      <style:paragraph-properties fo:text-align="justify" fo:line-height="150%"/>
    </style:style>
    <style:style style:name="P1218" style:parent-style-name="Normalny" style:family="paragraph">
      <style:paragraph-properties fo:text-align="justify" fo:line-height="150%"/>
    </style:style>
    <style:style style:name="P1219" style:parent-style-name="Normalny" style:family="paragraph">
      <style:paragraph-properties fo:text-align="justify" fo:line-height="150%"/>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T1224" style:parent-style-name="Domyślnaczcionkaakapitu" style:family="text">
      <style:text-properties fo:background-color="#80FFFF"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P1234" style:parent-style-name="Normalny" style:family="paragraph">
      <style:paragraph-properties fo:text-align="justify" fo:line-height="150%" fo:text-indent="0.2479in"/>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style:style>
    <style:style style:name="T1244" style:parent-style-name="Domyślnaczcionkaakapitu" style:family="text">
      <style:text-properties style:text-underline-type="single" style:text-underline-style="solid" style:text-underline-width="auto" style:text-underline-mode="continuous"/>
    </style:style>
    <style:style style:name="T1245" style:parent-style-name="Domyślnaczcionkaakapitu" style:family="text">
      <style:text-properties fo:background-color="#80FFFF" style:text-underline-type="single" style:text-underline-style="solid" style:text-underline-width="auto" style:text-underline-mode="continuous"/>
    </style:style>
    <style:style style:name="T1246" style:parent-style-name="Domyślnaczcionkaakapitu" style:family="text">
      <style:text-properties style:text-underline-type="single" style:text-underline-style="solid" style:text-underline-width="auto" style:text-underline-mode="continuous"/>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479in"/>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style:style>
    <style:style style:name="T1306" style:parent-style-name="Domyślnaczcionkaakapitu" style:family="text">
      <style:text-properties style:text-underline-type="single" style:text-underline-style="solid" style:text-underline-width="auto" style:text-underline-mode="continuous"/>
    </style:style>
    <style:style style:name="T1307" style:parent-style-name="Domyślnaczcionkaakapitu" style:family="text">
      <style:text-properties fo:background-color="#80FFFF" style:text-underline-type="single" style:text-underline-style="solid" style:text-underline-width="auto" style:text-underline-mode="continuous"/>
    </style:style>
    <style:style style:name="T1308" style:parent-style-name="Domyślnaczcionkaakapitu" style:family="text">
      <style:text-properties style:text-underline-type="single" style:text-underline-style="solid" style:text-underline-width="auto" style:text-underline-mode="continuous"/>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text-underline-type="single" style:text-underline-style="solid" style:text-underline-width="auto" style:text-underline-mode="continuous"/>
    </style:style>
    <style:style style:name="T1387" style:parent-style-name="Domyślnaczcionkaakapitu" style:family="text">
      <style:text-properties style:text-underline-type="single" style:text-underline-style="solid" style:text-underline-width="auto" style:text-underline-mode="continuous"/>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style:style>
    <style:style style:name="T1445" style:parent-style-name="Domyślnaczcionkaakapitu" style:family="text">
      <style:text-properties style:text-underline-type="single" style:text-underline-style="solid" style:text-underline-width="auto" style:text-underline-mode="continuous"/>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T1451" style:parent-style-name="Domyślnaczcionkaakapitu" style:family="text">
      <style:text-properties style:text-underline-type="single" style:text-underline-style="solid" style:text-underline-width="auto" style:text-underline-mode="continuous"/>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T1542" style:parent-style-name="Domyślnaczcionkaakapitu" style:family="text">
      <style:text-properties style:text-underline-type="single" style:text-underline-style="solid" style:text-underline-width="auto" style:text-underline-mode="continuous"/>
    </style:style>
    <style:style style:name="T1543" style:parent-style-name="Domyślnaczcionkaakapitu" style:family="text">
      <style:text-properties fo:background-color="#80FFFF" style:text-underline-type="single" style:text-underline-style="solid" style:text-underline-width="auto" style:text-underline-mode="continuous"/>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P1599" style:parent-style-name="Normalny" style:family="paragraph">
      <style:paragraph-properties fo:text-align="justify" fo:line-height="150%"/>
    </style:style>
    <style:style style:name="T1600" style:parent-style-name="Domyślnaczcionkaakapitu" style:family="text">
      <style:text-properties style:text-underline-type="single" style:text-underline-style="solid" style:text-underline-width="auto" style:text-underline-mode="continuous"/>
    </style:style>
    <style:style style:name="T1601" style:parent-style-name="Domyślnaczcionkaakapitu" style:family="text">
      <style:text-properties fo:background-color="#80FFFF" style:text-underline-type="single" style:text-underline-style="solid" style:text-underline-width="auto" style:text-underline-mode="continuous"/>
    </style:style>
    <style:style style:name="T1602" style:parent-style-name="Domyślnaczcionkaakapitu" style:family="text">
      <style:text-properties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T1608" style:parent-style-name="Domyślnaczcionkaakapitu" style:family="text">
      <style:text-properties style:text-underline-type="single" style:text-underline-style="solid" style:text-underline-width="auto" style:text-underline-mode="continuous"/>
    </style:style>
    <style:style style:name="T1609" style:parent-style-name="Domyślnaczcionkaakapitu" style:family="text">
      <style:text-properties fo:background-color="#80FFFF" style:text-underline-type="single" style:text-underline-style="solid" style:text-underline-width="auto" style:text-underline-mode="continuous"/>
    </style:style>
    <style:style style:name="T1610" style:parent-style-name="Domyślnaczcionkaakapitu" style:family="text">
      <style:text-properties style:text-underline-type="single" style:text-underline-style="solid" style:text-underline-width="auto" style:text-underline-mode="continuous"/>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T1622" style:parent-style-name="Domyślnaczcionkaakapitu" style:family="text">
      <style:text-properties fo:background-color="#80FFFF"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style:text-underline-type="single" style:text-underline-style="solid" style:text-underline-width="auto" style:text-underline-mode="continuous"/>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style:tab-stops>
          <style:tab-stop style:type="right" style:leader-style="dotted" style:leader-text="." style:position="2.0437in"/>
        </style:tab-stops>
      </style:paragraph-properties>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style:style>
    <style:style style:name="T1638" style:parent-style-name="Domyślnaczcionkaakapitu" style:family="text">
      <style:text-properties style:text-underline-type="single" style:text-underline-style="solid" style:text-underline-width="auto" style:text-underline-mode="continuous"/>
    </style:style>
    <style:style style:name="P1639" style:parent-style-name="Normalny" style:family="paragraph">
      <style:paragraph-properties fo:text-align="justify" fo:line-height="150%" fo:text-indent="0.2479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style:style>
    <style:style style:name="T1646" style:parent-style-name="Domyślnaczcionkaakapitu" style:family="text">
      <style:text-properties style:text-underline-type="single" style:text-underline-style="solid" style:text-underline-width="auto" style:text-underline-mode="continuous"/>
    </style:style>
    <style:style style:name="T1647" style:parent-style-name="Domyślnaczcionkaakapitu" style:family="text">
      <style:text-properties fo:background-color="#80FFFF" style:text-underline-type="single" style:text-underline-style="solid" style:text-underline-width="auto" style:text-underline-mode="continuous"/>
    </style:style>
    <style:style style:name="T1648" style:parent-style-name="Domyślnaczcionkaakapitu" style:family="text">
      <style:text-properties style:text-underline-type="single" style:text-underline-style="solid" style:text-underline-width="auto" style:text-underline-mode="continuous"/>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tab-stops>
          <style:tab-stop style:type="left" style:position="1.7548in"/>
        </style:tab-stops>
      </style:paragraph-properties>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tab-stops>
          <style:tab-stop style:type="left" style:position="4.4604in"/>
        </style:tab-stops>
      </style:paragraph-properties>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style:tab-stops>
          <style:tab-stop style:type="left" style:position="5.075in"/>
        </style:tab-stops>
      </style:paragraph-properties>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P2138" style:parent-style-name="Normalny" style:family="paragraph">
      <style:paragraph-properties fo:text-align="justify" fo:line-height="150%" fo:text-indent="0.2479in">
        <style:tab-stops>
          <style:tab-stop style:type="left" style:leader-style="dash" style:leader-text="-" style:position="4.1069in"/>
          <style:tab-stop style:type="left" style:leader-style="solid" style:leader-text="_" style:position="4.3916in"/>
          <style:tab-stop style:type="left" style:leader-style="solid" style:leader-text="_" style:position="4.6513in"/>
        </style:tab-stops>
      </style:paragraph-properties>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style:style>
    <style:style style:name="T2143" style:parent-style-name="Domyślnaczcionkaakapitu" style:family="text">
      <style:text-properties style:text-underline-type="single" style:text-underline-style="solid" style:text-underline-width="auto" style:text-underline-mode="continuous"/>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479in"/>
    </style:style>
    <style:style style:name="P2188" style:parent-style-name="Normalny" style:family="paragraph">
      <style:paragraph-properties fo:text-align="justify" fo:line-height="150%" fo:text-indent="0.2479in"/>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style:style>
    <style:style style:name="T2240" style:parent-style-name="Domyślnaczcionkaakapitu" style:family="text">
      <style:text-properties style:text-underline-type="single" style:text-underline-style="solid" style:text-underline-width="auto" style:text-underline-mode="continuous"/>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P2249" style:parent-style-name="Normalny" style:family="paragraph">
      <style:paragraph-properties fo:text-align="justify" fo:line-height="150%" fo:text-indent="0.2479in"/>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479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fo:text-indent="0.2479in"/>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style:tab-stops>
          <style:tab-stop style:type="left" style:leader-style="dotted" style:leader-text="." style:position="2.1062in"/>
        </style:tab-stops>
      </style:paragraph-properties>
    </style:style>
    <style:style style:name="T2305" style:parent-style-name="Domyślnaczcionkaakapitu" style:family="text">
      <style:text-properties style:text-underline-type="single" style:text-underline-style="solid" style:text-underline-width="auto" style:text-underline-mode="continuous"/>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T2311" style:parent-style-name="Domyślnaczcionkaakapitu" style:family="text">
      <style:text-properties style:text-underline-type="single" style:text-underline-style="solid" style:text-underline-width="auto" style:text-underline-mode="continuous"/>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fo:text-indent="0.2479in"/>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style:style>
    <style:style style:name="T2325" style:parent-style-name="Domyślnaczcionkaakapitu" style:family="text">
      <style:text-properties style:text-underline-type="single" style:text-underline-style="solid" style:text-underline-width="auto" style:text-underline-mode="continuous"/>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text-underline-type="single" style:text-underline-style="solid" style:text-underline-width="auto" style:text-underline-mode="continuous"/>
    </style:style>
    <style:style style:name="T2344" style:parent-style-name="Domyślnaczcionkaakapitu" style:family="text">
      <style:text-properties style:text-underline-type="single" style:text-underline-style="solid" style:text-underline-width="auto" style:text-underline-mode="continuous"/>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style:text-underline-type="single" style:text-underline-style="solid" style:text-underline-width="auto" style:text-underline-mode="continuous"/>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T2352" style:parent-style-name="Domyślnaczcionkaakapitu" style:family="text">
      <style:text-properties style:text-underline-type="single" style:text-underline-style="solid" style:text-underline-width="auto" style:text-underline-mode="continuous"/>
    </style:style>
    <style:style style:name="T2353" style:parent-style-name="Domyślnaczcionkaakapitu" style:family="text">
      <style:text-properties fo:background-color="#80FFFF" style:text-underline-type="single" style:text-underline-style="solid" style:text-underline-width="auto" style:text-underline-mode="continuous"/>
    </style:style>
    <style:style style:name="T2354" style:parent-style-name="Domyślnaczcionkaakapitu" style:family="text">
      <style:text-properties style:text-underline-type="single" style:text-underline-style="solid" style:text-underline-width="auto" style:text-underline-mode="continuous"/>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P2365" style:parent-style-name="Normalny" style:family="paragraph">
      <style:paragraph-properties fo:text-align="justify" fo:line-height="150%" fo:text-indent="0.2479in"/>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P2393" style:parent-style-name="Normalny" style:family="paragraph">
      <style:paragraph-properties fo:text-align="justify" fo:line-height="150%" fo:text-indent="0.2479in"/>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479in"/>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fo:text-indent="0.2479in"/>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479in"/>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style:text-position="super 66.6%"/>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T2490" style:parent-style-name="Domyślnaczcionkaakapitu" style:family="text">
      <style:text-properties style:text-underline-type="single" style:text-underline-style="solid" style:text-underline-width="auto" style:text-underline-mode="continuous"/>
    </style:style>
    <style:style style:name="T2491" style:parent-style-name="Domyślnaczcionkaakapitu" style:family="text">
      <style:text-properties fo:background-color="#80FFFF" style:text-underline-type="single" style:text-underline-style="solid" style:text-underline-width="auto" style:text-underline-mode="continuous"/>
    </style:style>
    <style:style style:name="T2492" style:parent-style-name="Domyślnaczcionkaakapitu" style:family="text">
      <style:text-properties style:text-underline-type="single" style:text-underline-style="solid" style:text-underline-width="auto" style:text-underline-mode="continuous"/>
    </style:style>
    <style:style style:name="T2493" style:parent-style-name="Domyślnaczcionkaakapitu" style:family="text">
      <style:text-properties fo:background-color="#80FFFF" style:text-underline-type="single" style:text-underline-style="solid" style:text-underline-width="auto" style:text-underline-mode="continuous"/>
    </style:style>
    <style:style style:name="T2494" style:parent-style-name="Domyślnaczcionkaakapitu" style:family="text">
      <style:text-properties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style:text-underline-type="single" style:text-underline-style="solid" style:text-underline-width="auto" style:text-underline-mode="continuous"/>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fo:text-indent="0.2479in"/>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479in"/>
    </style:style>
    <style:style style:name="P2591" style:parent-style-name="Normalny" style:family="paragraph">
      <style:paragraph-properties fo:text-align="justify" fo:line-height="150%" fo:text-indent="0.2479in"/>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fo:text-indent="0.2479in"/>
    </style:style>
    <style:style style:name="P2596" style:parent-style-name="Normalny" style:family="paragraph">
      <style:paragraph-properties fo:text-align="justify" fo:line-height="150%"/>
    </style:style>
    <style:style style:name="T2597" style:parent-style-name="Domyślnaczcionkaakapitu" style:family="text">
      <style:text-properties style:text-underline-type="single" style:text-underline-style="solid" style:text-underline-width="auto" style:text-underline-mode="continuous"/>
    </style:style>
    <style:style style:name="P2598" style:parent-style-name="Normalny" style:family="paragraph">
      <style:paragraph-properties fo:text-align="justify" fo:line-height="150%" fo:text-indent="0.2479in"/>
    </style:style>
    <style:style style:name="P2599" style:parent-style-name="Normalny" style:family="paragraph">
      <style:paragraph-properties fo:text-align="justify" fo:line-height="150%"/>
    </style:style>
    <style:style style:name="T2600" style:parent-style-name="Domyślnaczcionkaakapitu" style:family="text">
      <style:text-properties fo:background-color="#80FFFF" style:text-underline-type="single" style:text-underline-style="solid" style:text-underline-width="auto" style:text-underline-mode="continuous"/>
    </style:style>
    <style:style style:name="T2601" style:parent-style-name="Domyślnaczcionkaakapitu" style:family="text">
      <style:text-properties style:text-underline-type="single" style:text-underline-style="solid" style:text-underline-width="auto" style:text-underline-mode="continuous"/>
    </style:style>
    <style:style style:name="T2602" style:parent-style-name="Domyślnaczcionkaakapitu" style:family="text">
      <style:text-properties fo:background-color="#80FFFF" style:text-underline-type="single" style:text-underline-style="solid" style:text-underline-width="auto" style:text-underline-mode="continuous"/>
    </style:style>
    <style:style style:name="T2603" style:parent-style-name="Domyślnaczcionkaakapitu" style:family="text">
      <style:text-properties style:text-underline-type="single" style:text-underline-style="solid" style:text-underline-width="auto" style:text-underline-mode="continuous"/>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P2628" style:parent-style-name="Normalny" style:family="paragraph">
      <style:paragraph-properties fo:text-align="justify" fo:line-height="150%" fo:text-indent="0.2479in"/>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479in"/>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fo:text-indent="0.2479in"/>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P2680" style:parent-style-name="Normalny" style:family="paragraph">
      <style:paragraph-properties fo:text-align="justify" fo:line-height="150%" fo:text-indent="0.2479in"/>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P2692" style:parent-style-name="Normalny" style:family="paragraph">
      <style:paragraph-properties fo:text-align="justify" fo:line-height="150%"/>
    </style:style>
    <style:style style:name="P2693" style:parent-style-name="Normalny" style:family="paragraph">
      <style:paragraph-properties fo:text-align="justify" fo:line-height="150%"/>
    </style:style>
    <style:style style:name="T2694" style:parent-style-name="Domyślnaczcionkaakapitu" style:family="text">
      <style:text-properties fo:background-color="#80FFFF"/>
    </style:style>
    <style:style style:name="P2695" style:parent-style-name="Normalny" style:family="paragraph">
      <style:paragraph-properties fo:text-align="justify" fo:line-height="150%"/>
    </style:style>
    <style:style style:name="P2696" style:parent-style-name="Normalny" style:family="paragraph">
      <style:paragraph-properties fo:text-align="justify" fo:line-height="150%"/>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style:style>
    <style:style style:name="P2699" style:parent-style-name="Normalny" style:family="paragraph">
      <style:paragraph-properties fo:text-align="justify" fo:line-height="150%"/>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479in"/>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479in"/>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style:style>
    <style:style style:name="T2722" style:parent-style-name="Domyślnaczcionkaakapitu" style:family="text">
      <style:text-properties style:text-underline-type="single" style:text-underline-style="solid" style:text-underline-width="auto" style:text-underline-mode="continuous"/>
    </style:style>
    <style:style style:name="T2723" style:parent-style-name="Domyślnaczcionkaakapitu" style:family="text">
      <style:text-properties fo:background-color="#80FFFF" style:text-underline-type="single" style:text-underline-style="solid" style:text-underline-width="auto" style:text-underline-mode="continuous"/>
    </style:style>
    <style:style style:name="T2724" style:parent-style-name="Domyślnaczcionkaakapitu" style:family="text">
      <style:text-properties style:text-underline-type="single" style:text-underline-style="solid" style:text-underline-width="auto" style:text-underline-mode="continuous"/>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style:tab-stops>
          <style:tab-stop style:type="left" style:leader-style="dotted" style:leader-text="." style:position="1.8736in"/>
          <style:tab-stop style:type="left" style:leader-style="dotted" style:leader-text="." style:position="1.9736in"/>
        </style:tab-stops>
      </style:paragraph-properties>
    </style:style>
    <style:style style:name="T2731" style:parent-style-name="Domyślnaczcionkaakapitu" style:family="text">
      <style:text-properties style:text-underline-type="single" style:text-underline-style="solid" style:text-underline-width="auto" style:text-underline-mode="continuous"/>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P2744" style:parent-style-name="Normalny" style:family="paragraph">
      <style:paragraph-properties fo:text-align="justify" fo:line-height="150%"/>
    </style:style>
    <style:style style:name="T2745" style:parent-style-name="Domyślnaczcionkaakapitu" style:family="text">
      <style:text-properties style:text-underline-type="single" style:text-underline-style="solid" style:text-underline-width="auto" style:text-underline-mode="continuous"/>
    </style:style>
    <style:style style:name="P2746" style:parent-style-name="Normalny" style:family="paragraph">
      <style:paragraph-properties fo:text-align="justify" fo:line-height="150%" fo:text-indent="0.2479in"/>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479in"/>
    </style:style>
    <style:style style:name="P2770" style:parent-style-name="Normalny" style:family="paragraph">
      <style:paragraph-properties fo:text-align="justify" fo:line-height="150%">
        <style:tab-stops>
          <style:tab-stop style:type="right" style:leader-style="dotted" style:leader-text="." style:position="2.0402in"/>
        </style:tab-stops>
      </style:paragraph-properties>
    </style:style>
    <style:style style:name="T2771" style:parent-style-name="Domyślnaczcionkaakapitu" style:family="text">
      <style:text-properties style:text-underline-type="single" style:text-underline-style="solid" style:text-underline-width="auto" style:text-underline-mode="continuous"/>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479in"/>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T2781" style:parent-style-name="Domyślnaczcionkaakapitu" style:family="text">
      <style:text-properties fo:background-color="#80FFFF" style:text-underline-type="single" style:text-underline-style="solid" style:text-underline-width="auto" style:text-underline-mode="continuous"/>
    </style:style>
    <style:style style:name="T2782" style:parent-style-name="Domyślnaczcionkaakapitu" style:family="text">
      <style:text-properties style:text-underline-type="single" style:text-underline-style="solid" style:text-underline-width="auto" style:text-underline-mode="continuous"/>
    </style:style>
    <style:style style:name="T2783" style:parent-style-name="Domyślnaczcionkaakapitu" style:family="text">
      <style:text-properties fo:background-color="#80FFFF" style:text-underline-type="single" style:text-underline-style="solid" style:text-underline-width="auto" style:text-underline-mode="continuous"/>
    </style:style>
    <style:style style:name="P2784" style:parent-style-name="Normalny" style:family="paragraph">
      <style:paragraph-properties fo:text-align="justify" fo:line-height="150%" fo:text-indent="0.2479in"/>
    </style:style>
    <style:style style:name="P2785" style:parent-style-name="Normalny" style:family="paragraph">
      <style:paragraph-properties fo:text-align="justify" fo:line-height="150%">
        <style:tab-stops>
          <style:tab-stop style:type="left" style:leader-style="dotted" style:leader-text="." style:position="1.9715in"/>
          <style:tab-stop style:type="left" style:leader-style="dotted" style:leader-text="." style:position="2.1256in"/>
          <style:tab-stop style:type="left" style:leader-style="dotted" style:leader-text="." style:position="2.1743in"/>
        </style:tab-stops>
      </style:paragraph-properties>
    </style:style>
    <style:style style:name="T2786" style:parent-style-name="Domyślnaczcionkaakapitu" style:family="text">
      <style:text-properties style:text-underline-type="single" style:text-underline-style="solid" style:text-underline-width="auto" style:text-underline-mode="continuous"/>
    </style:style>
    <style:style style:name="P2787" style:parent-style-name="Normalny" style:family="paragraph">
      <style:paragraph-properties fo:text-align="justify" fo:line-height="150%" fo:text-indent="0.2479in"/>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fo:text-indent="0.2479in"/>
    </style:style>
    <style:style style:name="P2841" style:parent-style-name="Normalny" style:family="paragraph">
      <style:paragraph-properties fo:text-align="justify" fo:line-height="150%">
        <style:tab-stops>
          <style:tab-stop style:type="left" style:leader-style="dotted" style:leader-text="." style:position="2.0125in"/>
        </style:tab-stops>
      </style:paragraph-properties>
    </style:style>
    <style:style style:name="T2842" style:parent-style-name="Domyślnaczcionkaakapitu" style:family="text">
      <style:text-properties style:text-underline-type="single" style:text-underline-style="solid" style:text-underline-width="auto" style:text-underline-mode="continuous"/>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P2867" style:parent-style-name="Normalny" style:family="paragraph">
      <style:paragraph-properties fo:text-align="justify" fo:line-height="150%" fo:text-indent="0.2479in"/>
    </style:style>
    <style:style style:name="P2868" style:parent-style-name="Normalny" style:family="paragraph">
      <style:paragraph-properties fo:text-align="justify" fo:line-height="150%"/>
    </style:style>
    <style:style style:name="T2869" style:parent-style-name="Domyślnaczcionkaakapitu" style:family="text">
      <style:text-properties style:text-underline-type="single" style:text-underline-style="solid" style:text-underline-width="auto" style:text-underline-mode="continuous"/>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P2880" style:parent-style-name="Normalny" style:family="paragraph">
      <style:paragraph-properties fo:text-align="justify" fo:line-height="150%" fo:text-indent="0.2479in"/>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P2884" style:parent-style-name="Normalny" style:family="paragraph">
      <style:paragraph-properties fo:text-align="justify" fo:line-height="150%" fo:text-indent="0.2479in">
        <style:tab-stops>
          <style:tab-stop style:type="left" style:position="2.2618in"/>
        </style:tab-stops>
      </style:paragraph-properties>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tab-stops>
          <style:tab-stop style:type="right" style:leader-style="dotted" style:leader-text="." style:position="2.0958in"/>
        </style:tab-stops>
      </style:paragraph-properties>
    </style:style>
    <style:style style:name="T2888" style:parent-style-name="Domyślnaczcionkaakapitu" style:family="text">
      <style:text-properties style:text-underline-type="single" style:text-underline-style="solid" style:text-underline-width="auto" style:text-underline-mode="continuous"/>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style:style>
    <style:style style:name="T2894" style:parent-style-name="Domyślnaczcionkaakapitu" style:family="text">
      <style:text-properties style:text-underline-type="single" style:text-underline-style="solid" style:text-underline-width="auto" style:text-underline-mode="continuous"/>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479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style:style>
    <style:style style:name="T2905" style:parent-style-name="Domyślnaczcionkaakapitu" style:family="text">
      <style:text-properties style:text-underline-type="single" style:text-underline-style="solid" style:text-underline-width="auto" style:text-underline-mode="continuous"/>
    </style:style>
    <style:style style:name="P2906" style:parent-style-name="Normalny" style:family="paragraph">
      <style:paragraph-properties fo:text-align="justify" fo:line-height="150%" fo:text-indent="0.2479in"/>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P2909" style:parent-style-name="Normalny" style:family="paragraph">
      <style:paragraph-properties fo:text-align="justify" fo:line-height="150%" fo:text-indent="0.2479in"/>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P2914" style:parent-style-name="Normalny" style:family="paragraph">
      <style:paragraph-properties fo:text-align="justify" fo:line-height="150%"/>
    </style:style>
    <style:style style:name="T2915" style:parent-style-name="Domyślnaczcionkaakapitu" style:family="text">
      <style:text-properties fo:background-color="#80FFFF" style:text-underline-type="single" style:text-underline-style="solid" style:text-underline-width="auto" style:text-underline-mode="continuous"/>
    </style:style>
    <style:style style:name="T2916" style:parent-style-name="Domyślnaczcionkaakapitu" style:family="text">
      <style:text-properties style:text-underline-type="single" style:text-underline-style="solid" style:text-underline-width="auto" style:text-underline-mode="continuous"/>
    </style:style>
    <style:style style:name="P2917" style:parent-style-name="Normalny" style:family="paragraph">
      <style:paragraph-properties fo:text-align="justify" fo:line-height="150%" fo:text-indent="0.2479in"/>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P2928" style:parent-style-name="Normalny" style:family="paragraph">
      <style:paragraph-properties fo:text-align="justify" fo:line-height="150%" fo:text-indent="0.2479in"/>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fo:text-indent="0.2479in"/>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fo:text-indent="0.2479in"/>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fo:text-indent="0.2479in"/>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fo:text-indent="0.2479in"/>
    </style:style>
    <style:style style:name="T3078" style:parent-style-name="Domyślnaczcionkaakapitu" style:family="text">
      <style:text-properties fo:background-color="#80FFFF"/>
    </style:style>
    <style:style style:name="P3079" style:parent-style-name="Normalny" style:family="paragraph">
      <style:paragraph-properties fo:text-align="justify" fo:line-height="150%" fo:text-indent="0.2479in"/>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479in"/>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P3100" style:parent-style-name="Normalny" style:family="paragraph">
      <style:paragraph-properties fo:text-align="justify" fo:line-height="150%" fo:text-indent="0.2479in"/>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479in"/>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fo:text-indent="0.2479in"/>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fo:text-indent="0.2479in"/>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fo:text-indent="0.2479in"/>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P3214" style:parent-style-name="Normalny" style:family="paragraph">
      <style:paragraph-properties fo:text-align="justify" fo:line-height="150%" fo:text-indent="0.2479in"/>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P3222" style:parent-style-name="Normalny" style:family="paragraph">
      <style:paragraph-properties fo:text-align="justify" fo:line-height="150%" fo:text-indent="0.2479in"/>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P3252" style:parent-style-name="Normalny" style:family="paragraph">
      <style:paragraph-properties fo:text-align="justify" fo:line-height="150%"/>
    </style:style>
    <style:style style:name="T3253" style:parent-style-name="Domyślnaczcionkaakapitu" style:family="text">
      <style:text-properties style:text-underline-type="single" style:text-underline-style="solid" style:text-underline-width="auto" style:text-underline-mode="continuous"/>
    </style:style>
    <style:style style:name="T3254" style:parent-style-name="Domyślnaczcionkaakapitu" style:family="text">
      <style:text-properties fo:background-color="#80FFFF" style:text-underline-type="single" style:text-underline-style="solid" style:text-underline-width="auto" style:text-underline-mode="continuous"/>
    </style:style>
    <style:style style:name="T3255" style:parent-style-name="Domyślnaczcionkaakapitu" style:family="text">
      <style:text-properties style:text-underline-type="single" style:text-underline-style="solid" style:text-underline-width="auto" style:text-underline-mode="continuous"/>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P3270" style:parent-style-name="Normalny" style:family="paragraph">
      <style:paragraph-properties fo:text-align="justify" fo:line-height="150%" fo:text-indent="0.2479in"/>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fo:text-indent="0.2479in"/>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P3296" style:parent-style-name="Normalny" style:family="paragraph">
      <style:paragraph-properties fo:text-align="justify" fo:line-height="150%" fo:text-indent="0.2479in"/>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text-underline-type="single" style:text-underline-style="solid" style:text-underline-width="auto" style:text-underline-mode="continuous"/>
    </style:style>
    <style:style style:name="T3320" style:parent-style-name="Domyślnaczcionkaakapitu" style:family="text">
      <style:text-properties style:text-underline-type="single" style:text-underline-style="solid" style:text-underline-width="auto" style:text-underline-mode="continuous"/>
    </style:style>
    <style:style style:name="P3321" style:parent-style-name="Normalny" style:family="paragraph">
      <style:paragraph-properties fo:text-align="justify" fo:line-height="150%" fo:text-indent="0.2479in"/>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P3338" style:parent-style-name="Normalny" style:family="paragraph">
      <style:paragraph-properties fo:text-align="justify" fo:line-height="150%" fo:text-indent="0.2479in"/>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fo:text-indent="0.2479in"/>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P3424" style:parent-style-name="Normalny" style:family="paragraph">
      <style:paragraph-properties fo:text-align="justify" fo:line-height="150%" fo:text-indent="0.2479in"/>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P3433" style:parent-style-name="Normalny" style:family="paragraph">
      <style:paragraph-properties fo:text-align="justify" fo:line-height="150%" fo:text-indent="0.2479in"/>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fo:text-indent="0.2479in"/>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479in"/>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fo:text-indent="0.2479in"/>
    </style:style>
    <style:style style:name="P3474" style:parent-style-name="Normalny" style:family="paragraph">
      <style:paragraph-properties fo:text-align="justify" fo:line-height="150%"/>
    </style:style>
    <style:style style:name="T3475" style:parent-style-name="Domyślnaczcionkaakapitu" style:family="text">
      <style:text-properties style:text-underline-type="single" style:text-underline-style="solid" style:text-underline-width="auto" style:text-underline-mode="continuous"/>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T3478" style:parent-style-name="Domyślnaczcionkaakapitu" style:family="text">
      <style:text-properties fo:background-color="#80FFFF" style:text-underline-type="single" style:text-underline-style="solid" style:text-underline-width="auto" style:text-underline-mode="continuous"/>
    </style:style>
    <style:style style:name="T3479" style:parent-style-name="Domyślnaczcionkaakapitu" style:family="text">
      <style:text-properties style:text-underline-type="single" style:text-underline-style="solid" style:text-underline-width="auto" style:text-underline-mode="continuous"/>
    </style:style>
    <style:style style:name="P3480" style:parent-style-name="Normalny" style:family="paragraph">
      <style:paragraph-properties fo:text-align="justify" fo:line-height="150%" fo:text-indent="0.2479in"/>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T3487" style:parent-style-name="Domyślnaczcionkaakapitu" style:family="text">
      <style:text-properties fo:background-color="#80FFFF" style:text-underline-type="single" style:text-underline-style="solid" style:text-underline-width="auto" style:text-underline-mode="continuous"/>
    </style:style>
    <style:style style:name="T3488" style:parent-style-name="Domyślnaczcionkaakapitu" style:family="text">
      <style:text-properties style:text-underline-type="single" style:text-underline-style="solid" style:text-underline-width="auto" style:text-underline-mode="continuous"/>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fo:text-indent="0.2479in"/>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P3573" style:parent-style-name="Normalny" style:family="paragraph">
      <style:paragraph-properties fo:text-align="justify" fo:line-height="150%" fo:text-indent="0.2479in"/>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T3577" style:parent-style-name="Domyślnaczcionkaakapitu" style:family="text">
      <style:text-properties fo:background-color="#80FFFF"/>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P3590" style:parent-style-name="Normalny" style:family="paragraph">
      <style:paragraph-properties fo:text-align="justify" fo:line-height="150%" fo:text-indent="0.2479in"/>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P3655" style:parent-style-name="Normalny" style:family="paragraph">
      <style:paragraph-properties fo:text-align="justify" fo:line-height="150%" fo:text-indent="0.2479in"/>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P3680" style:parent-style-name="Normalny" style:family="paragraph">
      <style:paragraph-properties fo:text-align="justify" fo:line-height="150%" fo:text-indent="0.2479in"/>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fo:text-indent="0.2479in"/>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P3747" style:parent-style-name="Normalny" style:family="paragraph">
      <style:paragraph-properties fo:text-align="justify" fo:line-height="150%" fo:text-indent="0.2479in"/>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fo:text-indent="0.2479in"/>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P3759" style:parent-style-name="Normalny" style:family="paragraph">
      <style:paragraph-properties fo:text-align="justify" fo:line-height="150%" fo:text-indent="0.2479in"/>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fo:text-indent="0.2479in"/>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P3787" style:parent-style-name="Normalny" style:family="paragraph">
      <style:paragraph-properties fo:text-align="justify" fo:line-height="150%" fo:text-indent="0.2479in"/>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P3790" style:parent-style-name="Normalny" style:family="paragraph">
      <style:paragraph-properties fo:text-align="justify" fo:line-height="150%"/>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T3794" style:parent-style-name="Domyślnaczcionkaakapitu" style:family="text">
      <style:text-properties fo:background-color="#80FFFF" style:text-underline-type="single" style:text-underline-style="solid" style:text-underline-width="auto" style:text-underline-mode="continuous"/>
    </style:style>
    <style:style style:name="T3795" style:parent-style-name="Domyślnaczcionkaakapitu" style:family="text">
      <style:text-properties style:text-underline-type="single" style:text-underline-style="solid" style:text-underline-width="auto" style:text-underline-mode="continuous"/>
    </style:style>
    <style:style style:name="P3796" style:parent-style-name="Normalny" style:family="paragraph">
      <style:paragraph-properties fo:text-align="justify" fo:line-height="150%" fo:text-indent="0.2479in"/>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P3807" style:parent-style-name="Normalny" style:family="paragraph">
      <style:paragraph-properties fo:text-align="justify" fo:line-height="150%"/>
    </style:style>
    <style:style style:name="T3808" style:parent-style-name="Domyślnaczcionkaakapitu" style:family="text">
      <style:text-properties fo:background-color="#80FFFF" style:text-underline-type="single" style:text-underline-style="solid" style:text-underline-width="auto" style:text-underline-mode="continuous"/>
    </style:style>
    <style:style style:name="T3809" style:parent-style-name="Domyślnaczcionkaakapitu" style:family="text">
      <style:text-properties style:text-underline-type="single" style:text-underline-style="solid" style:text-underline-width="auto" style:text-underline-mode="continuous"/>
    </style:style>
    <style:style style:name="T3810" style:parent-style-name="Domyślnaczcionkaakapitu" style:family="text">
      <style:text-properties fo:background-color="#80FFFF" style:text-underline-type="single" style:text-underline-style="solid" style:text-underline-width="auto" style:text-underline-mode="continuous"/>
    </style:style>
    <style:style style:name="T3811" style:parent-style-name="Domyślnaczcionkaakapitu" style:family="text">
      <style:text-properties style:text-underline-type="single" style:text-underline-style="solid" style:text-underline-width="auto" style:text-underline-mode="continuous"/>
    </style:style>
    <style:style style:name="T3812" style:parent-style-name="Domyślnaczcionkaakapitu" style:family="text">
      <style:text-properties fo:background-color="#80FFFF" style:text-underline-type="single" style:text-underline-style="solid" style:text-underline-width="auto" style:text-underline-mode="continuous"/>
    </style:style>
    <style:style style:name="T3813" style:parent-style-name="Domyślnaczcionkaakapitu" style:family="text">
      <style:text-properties style:text-underline-type="single" style:text-underline-style="solid" style:text-underline-width="auto" style:text-underline-mode="continuous"/>
    </style:style>
    <style:style style:name="T3814" style:parent-style-name="Domyślnaczcionkaakapitu" style:family="text">
      <style:text-properties fo:background-color="#80FFFF" style:text-underline-type="single" style:text-underline-style="solid" style:text-underline-width="auto" style:text-underline-mode="continuous"/>
    </style:style>
    <style:style style:name="T3815" style:parent-style-name="Domyślnaczcionkaakapitu" style:family="text">
      <style:text-properties style:text-underline-type="single" style:text-underline-style="solid" style:text-underline-width="auto" style:text-underline-mode="continuous"/>
    </style:style>
    <style:style style:name="P3816" style:parent-style-name="Normalny" style:family="paragraph">
      <style:paragraph-properties fo:text-align="justify" fo:line-height="150%" fo:text-indent="0.2479in"/>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P3857" style:parent-style-name="Normalny" style:family="paragraph">
      <style:paragraph-properties fo:text-align="justify" fo:line-height="150%" fo:text-indent="0.2479in"/>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P3861" style:parent-style-name="Normalny" style:family="paragraph">
      <style:paragraph-properties fo:text-align="justify" fo:line-height="150%" fo:text-indent="0.2479in"/>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P3866" style:parent-style-name="Normalny" style:family="paragraph">
      <style:paragraph-properties fo:text-align="justify" fo:line-height="150%" fo:text-indent="0.2479in"/>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fo:text-indent="0.2479in"/>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P3892" style:parent-style-name="Normalny" style:family="paragraph">
      <style:paragraph-properties fo:text-align="justify" fo:line-height="150%" fo:text-indent="0.2479in"/>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fo:text-indent="0.2479in"/>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P3951" style:parent-style-name="Normalny" style:family="paragraph">
      <style:paragraph-properties fo:text-align="justify" fo:line-height="150%" fo:text-indent="0.2479in"/>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P3957" style:parent-style-name="Normalny" style:family="paragraph">
      <style:paragraph-properties fo:text-align="justify" fo:line-height="150%" fo:text-indent="0.2479in"/>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P3986" style:parent-style-name="Normalny" style:family="paragraph">
      <style:paragraph-properties fo:text-align="justify" fo:line-height="150%" fo:text-indent="0.2479in"/>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P3992" style:parent-style-name="Normalny" style:family="paragraph">
      <style:paragraph-properties fo:text-align="justify" fo:line-height="150%" fo:text-indent="0.2479in"/>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P4034" style:parent-style-name="Normalny" style:family="paragraph">
      <style:paragraph-properties fo:text-align="justify" fo:line-height="150%" fo:text-indent="0.2479in"/>
    </style:style>
    <style:style style:name="P4035" style:parent-style-name="Normalny" style:family="paragraph">
      <style:paragraph-properties fo:text-align="justify" fo:line-height="150%"/>
    </style:style>
    <style:style style:name="T4036" style:parent-style-name="Domyślnaczcionkaakapitu" style:family="text">
      <style:text-properties style:text-underline-type="single" style:text-underline-style="solid" style:text-underline-width="auto" style:text-underline-mode="continuous"/>
    </style:style>
    <style:style style:name="T4037" style:parent-style-name="Domyślnaczcionkaakapitu" style:family="text">
      <style:text-properties fo:background-color="#80FFFF" style:text-underline-type="single" style:text-underline-style="solid" style:text-underline-width="auto" style:text-underline-mode="continuous"/>
    </style:style>
    <style:style style:name="T4038" style:parent-style-name="Domyślnaczcionkaakapitu" style:family="text">
      <style:text-properties style:text-underline-type="single" style:text-underline-style="solid" style:text-underline-width="auto" style:text-underline-mode="continuous"/>
    </style:style>
    <style:style style:name="T4039" style:parent-style-name="Domyślnaczcionkaakapitu" style:family="text">
      <style:text-properties fo:background-color="#80FFFF" style:text-underline-type="single" style:text-underline-style="solid" style:text-underline-width="auto" style:text-underline-mode="continuous"/>
    </style:style>
    <style:style style:name="T4040" style:parent-style-name="Domyślnaczcionkaakapitu" style:family="text">
      <style:text-properties style:text-underline-type="single" style:text-underline-style="solid" style:text-underline-width="auto" style:text-underline-mode="continuous"/>
    </style:style>
    <style:style style:name="P4041" style:parent-style-name="Normalny" style:family="paragraph">
      <style:paragraph-properties fo:text-align="justify" fo:line-height="150%" fo:text-indent="0.2479in"/>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P4044" style:parent-style-name="Normalny" style:family="paragraph">
      <style:paragraph-properties fo:text-align="justify" fo:line-height="150%"/>
    </style:style>
    <style:style style:name="T4045" style:parent-style-name="Domyślnaczcionkaakapitu" style:family="text">
      <style:text-properties style:text-underline-type="single" style:text-underline-style="solid" style:text-underline-width="auto" style:text-underline-mode="continuous"/>
    </style:style>
    <style:style style:name="T4046" style:parent-style-name="Domyślnaczcionkaakapitu" style:family="text">
      <style:text-properties fo:background-color="#80FFFF" style:text-underline-type="single" style:text-underline-style="solid" style:text-underline-width="auto" style:text-underline-mode="continuous"/>
    </style:style>
    <style:style style:name="T4047" style:parent-style-name="Domyślnaczcionkaakapitu" style:family="text">
      <style:text-properties style:text-underline-type="single" style:text-underline-style="solid" style:text-underline-width="auto" style:text-underline-mode="continuous"/>
    </style:style>
    <style:style style:name="T4048" style:parent-style-name="Domyślnaczcionkaakapitu" style:family="text">
      <style:text-properties fo:background-color="#80FFFF" style:text-underline-type="single" style:text-underline-style="solid" style:text-underline-width="auto" style:text-underline-mode="continuous"/>
    </style:style>
    <style:style style:name="T4049" style:parent-style-name="Domyślnaczcionkaakapitu" style:family="text">
      <style:text-properties style:text-underline-type="single" style:text-underline-style="solid" style:text-underline-width="auto" style:text-underline-mode="continuous"/>
    </style:style>
    <style:style style:name="P4050" style:parent-style-name="Normalny" style:family="paragraph">
      <style:paragraph-properties fo:text-align="justify" fo:line-height="150%" fo:text-indent="0.2479in"/>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P4062" style:parent-style-name="Normalny" style:family="paragraph">
      <style:paragraph-properties fo:text-align="justify" fo:line-height="150%" fo:text-indent="0.2479in"/>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fo:text-indent="0.2479in"/>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P4071" style:parent-style-name="Normalny" style:family="paragraph">
      <style:paragraph-properties fo:text-align="justify" fo:line-height="150%" fo:text-indent="0.2479in"/>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P4075" style:parent-style-name="Normalny" style:family="paragraph">
      <style:paragraph-properties fo:text-align="justify" fo:line-height="150%" fo:text-indent="0.2479in"/>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P4100" style:parent-style-name="Normalny" style:family="paragraph">
      <style:paragraph-properties fo:text-align="justify" fo:line-height="150%" fo:text-indent="0.2479in"/>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T4146" style:parent-style-name="Domyślnaczcionkaakapitu" style:family="text">
      <style:text-properties fo:background-color="#80FFFF"/>
    </style:style>
    <style:style style:name="P4147" style:parent-style-name="Normalny" style:family="paragraph">
      <style:paragraph-properties fo:text-align="justify" fo:line-height="150%" fo:text-indent="0.2479in"/>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P4154" style:parent-style-name="Normalny" style:family="paragraph">
      <style:paragraph-properties fo:text-align="justify" fo:line-height="150%" fo:text-indent="0.2479in"/>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P4174" style:parent-style-name="Normalny" style:family="paragraph">
      <style:paragraph-properties fo:text-align="justify" fo:line-height="150%" fo:text-indent="0.2479in"/>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P4198" style:parent-style-name="Normalny" style:family="paragraph">
      <style:paragraph-properties fo:text-align="justify" fo:line-height="150%" fo:text-indent="0.2479in"/>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P4202" style:parent-style-name="Normalny" style:family="paragraph">
      <style:paragraph-properties fo:text-align="justify" fo:line-height="150%" fo:text-indent="0.2479in"/>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P4226" style:parent-style-name="Normalny" style:family="paragraph">
      <style:paragraph-properties fo:text-align="justify" fo:line-height="150%" fo:text-indent="0.2479in"/>
    </style:style>
    <style:style style:name="T4227" style:parent-style-name="Domyślnaczcionkaakapitu" style:family="text">
      <style:text-properties fo:background-color="#80FFFF"/>
    </style:style>
    <style:style style:name="P4228" style:parent-style-name="Normalny" style:family="paragraph">
      <style:paragraph-properties fo:text-align="justify" fo:line-height="150%" fo:text-indent="0.2479in"/>
    </style:style>
    <style:style style:name="P4229" style:parent-style-name="Normalny" style:family="paragraph">
      <style:paragraph-properties fo:text-align="justify" fo:line-height="150%"/>
    </style:style>
    <style:style style:name="T4230" style:parent-style-name="Domyślnaczcionkaakapitu" style:family="text">
      <style:text-properties style:text-underline-type="single" style:text-underline-style="solid" style:text-underline-width="auto" style:text-underline-mode="continuous"/>
    </style:style>
    <style:style style:name="P4231" style:parent-style-name="Normalny" style:family="paragraph">
      <style:paragraph-properties fo:text-align="justify" fo:line-height="150%" fo:text-indent="0.2479in"/>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P4245" style:parent-style-name="Normalny" style:family="paragraph">
      <style:paragraph-properties fo:text-align="justify" fo:line-height="150%" fo:text-indent="0.2479in"/>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P4257" style:parent-style-name="Normalny" style:family="paragraph">
      <style:paragraph-properties fo:text-align="justify" fo:line-height="150%" fo:text-indent="0.2479in"/>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P4265" style:parent-style-name="Normalny" style:family="paragraph">
      <style:paragraph-properties fo:text-align="justify" fo:line-height="150%" fo:text-indent="0.2479in"/>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P4268" style:parent-style-name="Normalny" style:family="paragraph">
      <style:paragraph-properties fo:text-align="justify" fo:line-height="150%" fo:text-indent="0.2479in"/>
    </style:style>
    <style:style style:name="P4269" style:parent-style-name="Normalny" style:family="paragraph">
      <style:paragraph-properties fo:text-align="justify" fo:line-height="150%"/>
    </style:style>
    <style:style style:name="T4270" style:parent-style-name="Domyślnaczcionkaakapitu" style:family="text">
      <style:text-properties style:text-underline-type="single" style:text-underline-style="solid" style:text-underline-width="auto" style:text-underline-mode="continuous"/>
    </style:style>
    <style:style style:name="P4271" style:parent-style-name="Normalny" style:family="paragraph">
      <style:paragraph-properties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P4286" style:parent-style-name="Normalny" style:family="paragraph">
      <style:paragraph-properties fo:text-align="justify" fo:line-height="150%" fo:text-indent="0.2479in"/>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T4289" style:parent-style-name="Domyślnaczcionkaakapitu" style:family="text">
      <style:text-properties fo:background-color="#80FFFF"/>
    </style:style>
    <style:style style:name="T4290" style:parent-style-name="Domyślnaczcionkaakapitu" style:family="text">
      <style:text-properties fo:background-color="#80FFFF"/>
    </style:style>
    <style:style style:name="T4291" style:parent-style-name="Domyślnaczcionkaakapitu" style:family="text">
      <style:text-properties fo:background-color="#80FFFF"/>
    </style:style>
    <style:style style:name="P4292" style:parent-style-name="Normalny" style:family="paragraph">
      <style:paragraph-properties fo:text-align="justify" fo:line-height="150%" fo:text-indent="0.2479in"/>
    </style:style>
    <style:style style:name="T4293" style:parent-style-name="Domyślnaczcionkaakapitu" style:family="text">
      <style:text-properties fo:background-color="#80FFFF"/>
    </style:style>
    <style:style style:name="P4294" style:parent-style-name="Normalny" style:family="paragraph">
      <style:paragraph-properties fo:text-align="justify" fo:line-height="150%">
        <style:tab-stops>
          <style:tab-stop style:type="left" style:leader-style="dotted" style:leader-text="." style:position="1.2833in"/>
          <style:tab-stop style:type="left" style:leader-style="dotted" style:leader-text="." style:position="1.3875in"/>
          <style:tab-stop style:type="right" style:leader-style="dotted" style:leader-text="." style:position="2.2069in"/>
        </style:tab-stops>
      </style:paragraph-properties>
    </style:style>
    <style:style style:name="T4295" style:parent-style-name="Domyślnaczcionkaakapitu" style:family="text">
      <style:text-properties style:text-underline-type="single" style:text-underline-style="solid" style:text-underline-width="auto" style:text-underline-mode="continuous"/>
    </style:style>
    <style:style style:name="P4296" style:parent-style-name="Normalny" style:family="paragraph">
      <style:paragraph-properties fo:text-align="justify" fo:line-height="150%" fo:text-indent="0.2479in"/>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P4302" style:parent-style-name="Normalny" style:family="paragraph">
      <style:paragraph-properties fo:text-align="justify" fo:line-height="150%"/>
    </style:style>
    <style:style style:name="T4303" style:parent-style-name="Domyślnaczcionkaakapitu" style:family="text">
      <style:text-properties style:text-underline-type="single" style:text-underline-style="solid" style:text-underline-width="auto" style:text-underline-mode="continuous"/>
    </style:style>
    <style:style style:name="P4304" style:parent-style-name="Normalny" style:family="paragraph">
      <style:paragraph-properties fo:text-align="justify" fo:line-height="150%" fo:text-indent="0.2479in"/>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P4316" style:parent-style-name="Normalny" style:family="paragraph">
      <style:paragraph-properties fo:text-align="justify" fo:line-height="150%">
        <style:tab-stops>
          <style:tab-stop style:type="left" style:leader-style="dotted" style:leader-text="." style:position="2.0152in"/>
          <style:tab-stop style:type="left" style:leader-style="dotted" style:leader-text="." style:position="2.1631in"/>
        </style:tab-stops>
      </style:paragraph-properties>
    </style:style>
    <style:style style:name="T4317" style:parent-style-name="Domyślnaczcionkaakapitu" style:family="text">
      <style:text-properties style:text-underline-type="single" style:text-underline-style="solid" style:text-underline-width="auto" style:text-underline-mode="continuous"/>
    </style:style>
    <style:style style:name="P4318" style:parent-style-name="Normalny" style:family="paragraph">
      <style:paragraph-properties fo:text-align="justify" fo:line-height="150%" fo:text-indent="0.2479in"/>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P4333" style:parent-style-name="Normalny" style:family="paragraph">
      <style:paragraph-properties fo:text-align="justify" fo:line-height="150%"/>
    </style:style>
    <style:style style:name="T4334" style:parent-style-name="Domyślnaczcionkaakapitu" style:family="text">
      <style:text-properties style:text-underline-type="single" style:text-underline-style="solid" style:text-underline-width="auto" style:text-underline-mode="continuous"/>
    </style:style>
    <style:style style:name="P4335" style:parent-style-name="Normalny" style:family="paragraph">
      <style:paragraph-properties fo:text-align="justify" fo:line-height="150%" fo:text-indent="0.2479in"/>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P4338" style:parent-style-name="Normalny" style:family="paragraph">
      <style:paragraph-properties fo:text-align="justify" fo:line-height="150%"/>
    </style:style>
    <style:style style:name="T4339" style:parent-style-name="Domyślnaczcionkaakapitu" style:family="text">
      <style:text-properties style:text-underline-type="single" style:text-underline-style="solid" style:text-underline-width="auto" style:text-underline-mode="continuous"/>
    </style:style>
    <style:style style:name="P4340" style:parent-style-name="Normalny" style:family="paragraph">
      <style:paragraph-properties fo:text-align="justify" fo:line-height="150%" fo:text-indent="0.2479in"/>
    </style:style>
    <style:style style:name="T4341" style:parent-style-name="Domyślnaczcionkaakapitu" style:family="text">
      <style:text-properties fo:background-color="#80FFFF"/>
    </style:style>
    <style:style style:name="P4342" style:parent-style-name="Normalny" style:family="paragraph">
      <style:paragraph-properties fo:text-align="justify" fo:line-height="150%">
        <style:tab-stops>
          <style:tab-stop style:type="left" style:leader-style="dotted" style:leader-text="." style:position="2.0152in"/>
        </style:tab-stops>
      </style:paragraph-properties>
    </style:style>
    <style:style style:name="T4343" style:parent-style-name="Domyślnaczcionkaakapitu" style:family="text">
      <style:text-properties style:text-underline-type="single" style:text-underline-style="solid" style:text-underline-width="auto" style:text-underline-mode="continuous"/>
    </style:style>
    <style:style style:name="P4344" style:parent-style-name="Normalny" style:family="paragraph">
      <style:paragraph-properties fo:text-align="justify" fo:line-height="150%" fo:text-indent="0.2479in"/>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style:tab-stops>
          <style:tab-stop style:type="left" style:leader-style="dotted" style:leader-text="." style:position="2.0152in"/>
        </style:tab-stops>
      </style:paragraph-properties>
    </style:style>
    <style:style style:name="T4347" style:parent-style-name="Domyślnaczcionkaakapitu" style:family="text">
      <style:text-properties style:text-underline-type="single" style:text-underline-style="solid" style:text-underline-width="auto" style:text-underline-mode="continuous"/>
    </style:style>
    <style:style style:name="P4348" style:parent-style-name="Normalny" style:family="paragraph">
      <style:paragraph-properties fo:text-align="justify" fo:line-height="150%" fo:text-indent="0.2479in"/>
    </style:style>
    <style:style style:name="P4349" style:parent-style-name="Normalny" style:family="paragraph">
      <style:paragraph-properties fo:text-align="justify" fo:line-height="150%"/>
    </style:style>
    <style:style style:name="T4350" style:parent-style-name="Domyślnaczcionkaakapitu" style:family="text">
      <style:text-properties style:text-underline-type="single" style:text-underline-style="solid" style:text-underline-width="auto" style:text-underline-mode="continuous"/>
    </style:style>
    <style:style style:name="P4351" style:parent-style-name="Normalny" style:family="paragraph">
      <style:paragraph-properties fo:text-align="justify" fo:line-height="150%" fo:text-indent="0.2479in"/>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P4354" style:parent-style-name="Normalny" style:family="paragraph">
      <style:paragraph-properties fo:text-align="justify" fo:line-height="150%"/>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P4357" style:parent-style-name="Normalny" style:family="paragraph">
      <style:paragraph-properties fo:text-align="justify" fo:line-height="150%" fo:text-indent="0.2479in"/>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P4365" style:parent-style-name="Normalny" style:family="paragraph">
      <style:paragraph-properties fo:text-align="justify" fo:line-height="150%"/>
    </style:style>
    <style:style style:name="T4366" style:parent-style-name="Domyślnaczcionkaakapitu" style:family="text">
      <style:text-properties style:text-underline-type="single" style:text-underline-style="solid" style:text-underline-width="auto" style:text-underline-mode="continuous"/>
    </style:style>
    <style:style style:name="P4367" style:parent-style-name="Normalny" style:family="paragraph">
      <style:paragraph-properties fo:text-align="justify" fo:line-height="150%" fo:text-indent="0.2479in"/>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P4374" style:parent-style-name="Normalny" style:family="paragraph">
      <style:paragraph-properties fo:text-align="justify" fo:line-height="150%"/>
    </style:style>
    <style:style style:name="T4375" style:parent-style-name="Domyślnaczcionkaakapitu" style:family="text">
      <style:text-properties style:text-underline-type="single" style:text-underline-style="solid" style:text-underline-width="auto" style:text-underline-mode="continuous"/>
    </style:style>
    <style:style style:name="T4376" style:parent-style-name="Domyślnaczcionkaakapitu" style:family="text">
      <style:text-properties fo:background-color="#80FFFF" style:text-underline-type="single" style:text-underline-style="solid" style:text-underline-width="auto" style:text-underline-mode="continuous"/>
    </style:style>
    <style:style style:name="T4377" style:parent-style-name="Domyślnaczcionkaakapitu" style:family="text">
      <style:text-properties style:text-underline-type="single" style:text-underline-style="solid" style:text-underline-width="auto" style:text-underline-mode="continuous"/>
    </style:style>
    <style:style style:name="T4378" style:parent-style-name="Domyślnaczcionkaakapitu" style:family="text">
      <style:text-properties fo:background-color="#80FFFF" style:text-underline-type="single" style:text-underline-style="solid" style:text-underline-width="auto" style:text-underline-mode="continuous"/>
    </style:style>
    <style:style style:name="T4379" style:parent-style-name="Domyślnaczcionkaakapitu" style:family="text">
      <style:text-properties style:text-underline-type="single" style:text-underline-style="solid" style:text-underline-width="auto" style:text-underline-mode="continuous"/>
    </style:style>
    <style:style style:name="P4380" style:parent-style-name="Normalny" style:family="paragraph">
      <style:paragraph-properties fo:text-align="justify" fo:line-height="150%" fo:text-indent="0.2479in"/>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T4395" style:parent-style-name="Domyślnaczcionkaakapitu" style:family="text">
      <style:text-properties fo:background-color="#80FFFF"/>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P4402" style:parent-style-name="Normalny" style:family="paragraph">
      <style:paragraph-properties fo:text-align="justify" fo:line-height="150%" fo:text-indent="0.2479in"/>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P4410" style:parent-style-name="Normalny" style:family="paragraph">
      <style:paragraph-properties fo:text-align="justify" fo:line-height="150%" fo:text-indent="0.2479in"/>
    </style:style>
    <style:style style:name="P4411" style:parent-style-name="Normalny" style:family="paragraph">
      <style:paragraph-properties fo:text-align="justify" fo:line-height="150%" fo:text-indent="0.2479in"/>
    </style:style>
    <style:style style:name="P4412" style:parent-style-name="Normalny" style:family="paragraph">
      <style:paragraph-properties fo:text-align="justify" fo:line-height="150%"/>
    </style:style>
    <style:style style:name="T4413" style:parent-style-name="Domyślnaczcionkaakapitu" style:family="text">
      <style:text-properties style:text-underline-type="single" style:text-underline-style="solid" style:text-underline-width="auto" style:text-underline-mode="continuous"/>
    </style:style>
    <style:style style:name="P4414" style:parent-style-name="Normalny" style:family="paragraph">
      <style:paragraph-properties fo:text-align="justify" fo:line-height="150%" fo:text-indent="0.2479in"/>
    </style:style>
    <style:style style:name="P4415" style:parent-style-name="Normalny" style:family="paragraph">
      <style:paragraph-properties fo:text-align="justify" fo:line-height="150%"/>
    </style:style>
    <style:style style:name="T4416" style:parent-style-name="Domyślnaczcionkaakapitu" style:family="text">
      <style:text-properties style:text-underline-type="single" style:text-underline-style="solid" style:text-underline-width="auto" style:text-underline-mode="continuous"/>
    </style:style>
    <style:style style:name="P4417" style:parent-style-name="Normalny" style:family="paragraph">
      <style:paragraph-properties fo:text-align="justify" fo:line-height="150%" fo:text-indent="0.2479in"/>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P4420" style:parent-style-name="Normalny" style:family="paragraph">
      <style:paragraph-properties fo:text-align="justify" fo:line-height="150%"/>
    </style:style>
    <style:style style:name="T4421" style:parent-style-name="Domyślnaczcionkaakapitu" style:family="text">
      <style:text-properties style:text-underline-type="single" style:text-underline-style="solid" style:text-underline-width="auto" style:text-underline-mode="continuous"/>
    </style:style>
    <style:style style:name="P4422" style:parent-style-name="Normalny" style:family="paragraph">
      <style:paragraph-properties fo:text-align="justify" fo:line-height="150%" fo:text-indent="0.2479in"/>
    </style:style>
    <style:style style:name="P4423" style:parent-style-name="Normalny" style:family="paragraph">
      <style:paragraph-properties fo:text-align="justify" fo:line-height="150%"/>
    </style:style>
    <style:style style:name="T4424" style:parent-style-name="Domyślnaczcionkaakapitu" style:family="text">
      <style:text-properties style:text-underline-type="single" style:text-underline-style="solid" style:text-underline-width="auto" style:text-underline-mode="continuous"/>
    </style:style>
    <style:style style:name="T4425" style:parent-style-name="Domyślnaczcionkaakapitu" style:family="text">
      <style:text-properties fo:background-color="#80FFFF" style:text-underline-type="single" style:text-underline-style="solid" style:text-underline-width="auto" style:text-underline-mode="continuous"/>
    </style:style>
    <style:style style:name="T4426" style:parent-style-name="Domyślnaczcionkaakapitu" style:family="text">
      <style:text-properties style:text-underline-type="single" style:text-underline-style="solid" style:text-underline-width="auto" style:text-underline-mode="continuous"/>
    </style:style>
    <style:style style:name="P4427" style:parent-style-name="Normalny" style:family="paragraph">
      <style:paragraph-properties fo:text-align="justify" fo:line-height="150%" fo:text-indent="0.2479in"/>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P4440" style:parent-style-name="Normalny" style:family="paragraph">
      <style:paragraph-properties fo:text-align="justify" fo:line-height="150%" fo:text-indent="0.2479in"/>
    </style:style>
    <style:style style:name="P4441" style:parent-style-name="Normalny" style:family="paragraph">
      <style:paragraph-properties fo:text-align="justify" fo:line-height="150%"/>
    </style:style>
    <style:style style:name="T4442" style:parent-style-name="Domyślnaczcionkaakapitu" style:family="text">
      <style:text-properties fo:background-color="#80FFFF" style:text-underline-type="single" style:text-underline-style="solid" style:text-underline-width="auto" style:text-underline-mode="continuous"/>
    </style:style>
    <style:style style:name="T4443" style:parent-style-name="Domyślnaczcionkaakapitu" style:family="text">
      <style:text-properties style:text-underline-type="single" style:text-underline-style="solid" style:text-underline-width="auto" style:text-underline-mode="continuous"/>
    </style:style>
    <style:style style:name="T4444" style:parent-style-name="Domyślnaczcionkaakapitu" style:family="text">
      <style:text-properties fo:background-color="#80FFFF" style:text-underline-type="single" style:text-underline-style="solid" style:text-underline-width="auto" style:text-underline-mode="continuous"/>
    </style:style>
    <style:style style:name="T4445" style:parent-style-name="Domyślnaczcionkaakapitu" style:family="text">
      <style:text-properties style:text-underline-type="single" style:text-underline-style="solid" style:text-underline-width="auto" style:text-underline-mode="continuous"/>
    </style:style>
    <style:style style:name="P4446" style:parent-style-name="Normalny" style:family="paragraph">
      <style:paragraph-properties fo:text-align="justify" fo:line-height="150%" fo:text-indent="0.2479in"/>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P4451" style:parent-style-name="Normalny" style:family="paragraph">
      <style:paragraph-properties fo:text-align="justify" fo:line-height="150%" fo:text-indent="0.2479in"/>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P4490" style:parent-style-name="Normalny" style:family="paragraph">
      <style:paragraph-properties fo:text-align="justify" fo:line-height="150%"/>
    </style:style>
    <style:style style:name="T4491" style:parent-style-name="Domyślnaczcionkaakapitu" style:family="text">
      <style:text-properties style:text-underline-type="single" style:text-underline-style="solid" style:text-underline-width="auto" style:text-underline-mode="continuous"/>
    </style:style>
    <style:style style:name="T4492" style:parent-style-name="Domyślnaczcionkaakapitu" style:family="text">
      <style:text-properties fo:background-color="#80FFFF" style:text-underline-type="single" style:text-underline-style="solid" style:text-underline-width="auto" style:text-underline-mode="continuous"/>
    </style:style>
    <style:style style:name="T4493" style:parent-style-name="Domyślnaczcionkaakapitu" style:family="text">
      <style:text-properties style:text-underline-type="single" style:text-underline-style="solid" style:text-underline-width="auto" style:text-underline-mode="continuous"/>
    </style:style>
    <style:style style:name="T4494" style:parent-style-name="Domyślnaczcionkaakapitu" style:family="text">
      <style:text-properties fo:background-color="#80FFFF" style:text-underline-type="single" style:text-underline-style="solid" style:text-underline-width="auto" style:text-underline-mode="continuous"/>
    </style:style>
    <style:style style:name="T4495" style:parent-style-name="Domyślnaczcionkaakapitu" style:family="text">
      <style:text-properties style:text-underline-type="single" style:text-underline-style="solid" style:text-underline-width="auto" style:text-underline-mode="continuous"/>
    </style:style>
    <style:style style:name="T4496" style:parent-style-name="Domyślnaczcionkaakapitu" style:family="text">
      <style:text-properties fo:background-color="#80FFFF" style:text-underline-type="single" style:text-underline-style="solid" style:text-underline-width="auto" style:text-underline-mode="continuous"/>
    </style:style>
    <style:style style:name="P4497" style:parent-style-name="Normalny" style:family="paragraph">
      <style:paragraph-properties fo:text-align="justify" fo:line-height="150%" fo:text-indent="0.2479in"/>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P4505" style:parent-style-name="Normalny" style:family="paragraph">
      <style:paragraph-properties fo:text-align="justify" fo:line-height="150%" fo:text-indent="0.2479in"/>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T4509" style:parent-style-name="Domyślnaczcionkaakapitu" style:family="text">
      <style:text-properties fo:background-color="#80FFFF"/>
    </style:style>
    <style:style style:name="T4510" style:parent-style-name="Domyślnaczcionkaakapitu" style:family="text">
      <style:text-properties fo:background-color="#80FFFF"/>
    </style:style>
    <style:style style:name="P4511" style:parent-style-name="Normalny" style:family="paragraph">
      <style:paragraph-properties fo:text-align="justify" fo:line-height="150%"/>
    </style:style>
    <style:style style:name="T4512" style:parent-style-name="Domyślnaczcionkaakapitu" style:family="text">
      <style:text-properties fo:background-color="#80FFFF" style:text-underline-type="single" style:text-underline-style="solid" style:text-underline-width="auto" style:text-underline-mode="continuous"/>
    </style:style>
    <style:style style:name="T4513" style:parent-style-name="Domyślnaczcionkaakapitu" style:family="text">
      <style:text-properties style:text-underline-type="single" style:text-underline-style="solid" style:text-underline-width="auto" style:text-underline-mode="continuous"/>
    </style:style>
    <style:style style:name="T4514" style:parent-style-name="Domyślnaczcionkaakapitu" style:family="text">
      <style:text-properties fo:background-color="#80FFFF" style:text-underline-type="single" style:text-underline-style="solid" style:text-underline-width="auto" style:text-underline-mode="continuous"/>
    </style:style>
    <style:style style:name="T4515" style:parent-style-name="Domyślnaczcionkaakapitu" style:family="text">
      <style:text-properties style:text-underline-type="single" style:text-underline-style="solid" style:text-underline-width="auto" style:text-underline-mode="continuous"/>
    </style:style>
    <style:style style:name="P4516" style:parent-style-name="Normalny" style:family="paragraph">
      <style:paragraph-properties fo:text-align="justify" fo:line-height="150%" fo:text-indent="0.2479in"/>
    </style:style>
    <style:style style:name="P4517" style:parent-style-name="Normalny" style:family="paragraph">
      <style:paragraph-properties fo:text-align="justify" fo:line-height="150%"/>
    </style:style>
    <style:style style:name="T4518" style:parent-style-name="Domyślnaczcionkaakapitu" style:family="text">
      <style:text-properties style:text-underline-type="single" style:text-underline-style="solid" style:text-underline-width="auto" style:text-underline-mode="continuous"/>
    </style:style>
    <style:style style:name="T4519" style:parent-style-name="Domyślnaczcionkaakapitu" style:family="text">
      <style:text-properties fo:background-color="#80FFFF" style:text-underline-type="single" style:text-underline-style="solid" style:text-underline-width="auto" style:text-underline-mode="continuous"/>
    </style:style>
    <style:style style:name="T4520" style:parent-style-name="Domyślnaczcionkaakapitu" style:family="text">
      <style:text-properties style:text-underline-type="single" style:text-underline-style="solid" style:text-underline-width="auto" style:text-underline-mode="continuous"/>
    </style:style>
    <style:style style:name="P4521" style:parent-style-name="Normalny" style:family="paragraph">
      <style:paragraph-properties fo:text-align="justify" fo:line-height="150%" fo:text-indent="0.2479in"/>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T4545" style:parent-style-name="Domyślnaczcionkaakapitu" style:family="text">
      <style:text-properties fo:background-color="#80FFFF"/>
    </style:style>
    <style:style style:name="P4546" style:parent-style-name="Normalny" style:family="paragraph">
      <style:paragraph-properties fo:text-align="justify" fo:line-height="150%" fo:text-indent="0.2479in"/>
    </style:style>
    <style:style style:name="T4547" style:parent-style-name="Domyślnaczcionkaakapitu" style:family="text">
      <style:text-properties fo:background-color="#80FFFF"/>
    </style:style>
    <style:style style:name="T4548" style:parent-style-name="Domyślnaczcionkaakapitu" style:family="text">
      <style:text-properties fo:background-color="#80FFFF"/>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P4552" style:parent-style-name="Normalny" style:family="paragraph">
      <style:paragraph-properties fo:text-align="justify" fo:line-height="150%" fo:text-indent="0.2479in"/>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P4569" style:parent-style-name="Normalny" style:family="paragraph">
      <style:paragraph-properties fo:text-align="justify" fo:line-height="150%">
        <style:tab-stops>
          <style:tab-stop style:type="left" style:leader-style="dotted" style:leader-text="." style:position="1.9569in"/>
        </style:tab-stops>
      </style:paragraph-properties>
    </style:style>
    <style:style style:name="T4570" style:parent-style-name="Domyślnaczcionkaakapitu" style:family="text">
      <style:text-properties style:text-underline-type="single" style:text-underline-style="solid" style:text-underline-width="auto" style:text-underline-mode="continuous"/>
    </style:style>
    <style:style style:name="P4571" style:parent-style-name="Normalny" style:family="paragraph">
      <style:paragraph-properties fo:text-align="justify" fo:line-height="150%" fo:text-indent="0.2479in"/>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P4574" style:parent-style-name="Normalny" style:family="paragraph">
      <style:paragraph-properties fo:text-align="justify" fo:line-height="150%">
        <style:tab-stops>
          <style:tab-stop style:type="left" style:leader-style="dotted" style:leader-text="." style:position="2.143in"/>
          <style:tab-stop style:type="left" style:leader-style="dotted" style:leader-text="." style:position="2.2736in"/>
        </style:tab-stops>
      </style:paragraph-properties>
    </style:style>
    <style:style style:name="T4575" style:parent-style-name="Domyślnaczcionkaakapitu" style:family="text">
      <style:text-properties style:text-underline-type="single" style:text-underline-style="solid" style:text-underline-width="auto" style:text-underline-mode="continuous"/>
    </style:style>
    <style:style style:name="P4576" style:parent-style-name="Normalny" style:family="paragraph">
      <style:paragraph-properties fo:text-align="justify" fo:line-height="150%" fo:text-indent="0.2479in"/>
    </style:style>
    <style:style style:name="P4577" style:parent-style-name="Normalny" style:family="paragraph">
      <style:paragraph-properties fo:text-align="justify" fo:line-height="150%"/>
    </style:style>
    <style:style style:name="T4578" style:parent-style-name="Domyślnaczcionkaakapitu" style:family="text">
      <style:text-properties style:text-underline-type="single" style:text-underline-style="solid" style:text-underline-width="auto" style:text-underline-mode="continuous"/>
    </style:style>
    <style:style style:name="T4579" style:parent-style-name="Domyślnaczcionkaakapitu" style:family="text">
      <style:text-properties fo:background-color="#80FFFF" style:text-underline-type="single" style:text-underline-style="solid" style:text-underline-width="auto" style:text-underline-mode="continuous"/>
    </style:style>
    <style:style style:name="T4580" style:parent-style-name="Domyślnaczcionkaakapitu" style:family="text">
      <style:text-properties style:text-underline-type="single" style:text-underline-style="solid" style:text-underline-width="auto" style:text-underline-mode="continuous"/>
    </style:style>
    <style:style style:name="P4581" style:parent-style-name="Normalny" style:family="paragraph">
      <style:paragraph-properties fo:text-align="justify" fo:line-height="150%" fo:text-indent="0.2479in"/>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P4585" style:parent-style-name="Normalny" style:family="paragraph">
      <style:paragraph-properties fo:text-align="justify" fo:line-height="150%"/>
    </style:style>
    <style:style style:name="T4586" style:parent-style-name="Domyślnaczcionkaakapitu" style:family="text">
      <style:text-properties style:text-underline-type="single" style:text-underline-style="solid" style:text-underline-width="auto" style:text-underline-mode="continuous"/>
    </style:style>
    <style:style style:name="P4587"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Polityki Mieszkaniowej</text:p>
      <text:p text:style-name="P3">TYTUŁ= STENOGRAM z trzeciego posiedzenia Podzespołu do spraw Polityki Mieszkaniowej</text:p>
      <text:p text:style-name="P4">DATA= 2 marca 1989 r.</text:p>
      <text:p text:style-name="P5">SYGNATURA= C9540/8</text:p>
      <text:p text:style-name="P6">INW= 46035</text:p>
      <text:p text:style-name="P7">TEKST=</text:p>
      <text:p text:style-name="P8">Stenogram z obrad Podzespołu<text:s/><text:span text:style-name="T9">d</text:span>o spraw Polityki Mi<text:span text:style-name="T10">es</text:span>zkani<text:span text:style-name="T11">owej<text:s/></text:span>„Okrągłego Stołu”<text:s/>w dniu 2<text:s/><text:span text:style-name="T12">m</text:span>a<text:span text:style-name="T13">r</text:span>ca<text:s/><text:span text:style-name="T14">1989</text:span><text:s/>r.</text:p>
      <text:p text:style-name="P15"><text:span text:style-name="T16">Przewodniczący<text:s/></text:span><text:span text:style-name="T17">-</text:span><text:span text:style-name="T18"><text:s/>Mieczysław Serwiński</text:span>:</text:p>
      <text:p text:style-name="P19">W imieniu współprzewodni<text:span text:style-name="T20">cz</text:span>ących mam przyjemność powitać państwa na kolejnym posiedzeniu naszego podzespołu, poświęconego polityce mieszkaniowej.</text:p>
      <text:p text:style-name="P21">Na wstępie chciałbym dodać kilka informacji, które myślę, że będą pożyteczne, bo one jak gdyby zapowiedzą przebieg dzisiejszego dnia, i chciałbym parę słów powiedzieć o najbliższej przyszłości.</text:p>
      <text:p text:style-name="P22">Najogólniej rzecz biorąc, powinniśmy starać się nic nie ujmując merytorycznej stronie naszych rozważań, nieco przyspieszyć nasze rozważania. Podkreślam,<text:s/><text:span text:style-name="T23">n</text:span>ic nie ujmując merytorycznej stronie. Szczególnie chodzi mi tu o to, że zespół, mówiąc bardzo skrót<text:span text:style-name="T24">o</text:span>wo, gospodarczo-społeczny w zasadzie już zapowiada zbliżanie się do fazy końcowe<text:span text:style-name="T25">j</text:span>, a my z tym zespołem jako podzespół jesteśmy ściśle związani.</text:p>
      <text:p text:style-name="P26">Stąd też uzgadniając z panami współprzewodniczącymi wysuwamy taką sugestię, abyśmy dzisiaj dyskutowali zwięźle, ale rzeczowo, i nie zakładamy s<text:span text:style-name="T27">o</text:span>bie, że tylko może drugi blok, składający się z czterech podpunkt<text:span text:style-name="T28">ó</text:span>w. Gdyby nam się udało, to ewentualnie r<text:span text:style-name="T29">ozpocz</text:span>ę<text:span text:style-name="T30">li</text:span>byśmy dyskusję i wokół trzeciego.</text:p>
      <text:p text:style-name="P31">Ale nie zakładamy niczego z góry, bo musimy szczególnie troskliwie patrzeć na stronę merytoryczną.</text:p>
      <text:p text:style-name="P32">W przyszłym tygodniu byłoby pożyteczne, gdybyśmy być może mogli dobić do brzegu.</text:p>
      <text:p text:style-name="P33">Otóż właśnie uzgadniając to z panami ws<text:span text:style-name="T34">pó</text:span>łprzewodniczącymi wysuwamy sugestię, że w przyszłym tygodniu być może byłyby to dwa dni posiedzenia. Czwartek - 9, i piątek - 10 marca. Natura<text:span text:style-name="T35">lnie,</text:span><text:s/>że dziś rozchodząc się będziemy już mieli lepsze pojęcie niż przed rozpoczęciem dzisiejszego posiedzenia, ale załóżmy to sobie i zaznaczmy w kalendarzyku, że ewentualnie byłyby to dwa dni: 9 i 10.</text:p>
      <text:p text:style-name="P36">Sprawa druga, bardzo krótka i techniczna, przerwa obiadowa będzie ogłoszona zgodnie z życzeniem naszych gospodarzy, o godzinie 14.30. Natomiast będziemy się starali robić przerwy co<text:s/><text:span text:style-name="T37">1</text:span>,<text:span text:style-name="T38">5</text:span><text:s/>godziny 10-minutowe, żeby szczególnie palaczy nie trzymać w napięciu nerwowym.</text:p>
      <text:p text:style-name="P39">I sprawa kolejna i ostatnia. W ubiegłym tygodniu dysku<text:span text:style-name="T40">to</text:span>wa<text:span text:style-name="T41">li</text:span>śmy pierwszy blok problemów, cztery główne punkty. Podobnie jak w poprzednim tygodniu, powołany był kilkuosobowy zespół roboczy, redakcyjny, i zespół ten przygotował projekt omówienia tych problemów, które były dyskutowane w ubiegły czwartek. Ten materiał został rozdany. Być<text:s/><text:span text:style-name="T42">m</text:span>oże, że jeszcze nie wszyscy mogli się dokładnie z tym,<text:s/><text:span text:style-name="T43">t</text:span>reścią<text:span text:style-name="T44"><text:s/></text:span>tych opracowań zaznajomić. Ale będzie dzisiaj czas.</text:p>
      <text:p text:style-name="P45">Chciałbym przy okazji powiedzieć, że jest to propozycja robocza, która będzie przedstawiona podzespołowi i miejmy nadzie<text:span text:style-name="T46">ję</text:span>, że po dyskusji, z poprawkami, czy z ewentualnymi poprawkami przyjęta. Wy<text:span text:style-name="T47">ła</text:span>ni<text:span text:style-name="T48">a</text:span><text:s/>się jednak dodatkowy jednak problem,<text:s/><text:span text:style-name="T49">a</text:span><text:s/>mianowicie zespół, któr<text:span text:style-name="T50">y</text:span>,<text:s/><text:span text:style-name="T51">g</text:span>ospodarczo- społeczny sugeruje nam, aby końcowe opracowanie naszych problemów było niesłychanie zwięzłe.<text:s/><text:span text:style-name="T52">I</text:span><text:s/>miało raczej<text:s/><text:soft-page-break/>takie<text:s/>omówienie głównych problemów i nie wchodziło w szczegóły, ale nakreślało główne kierunki i sposoby naszej pracy. To,<text:s/><text:span text:style-name="T53">o</text:span><text:s/>czym mówił pan współprzewodniczący, pan redaktor Paszyński, wysuwano życzenie, aby to było końcowe nasze opracowanie kilkustronicowe. Mowa tu o 3<text:s/><text:span text:style-name="T54">-</text:span><text:s/>4 stronicach. Ja jestem za tym, żeby się zwięźle wyrażać, ale z góry będziemy się starać, j<text:span text:style-name="T55">a</text:span>k to wypadnie, bo będziemy w szczegółach, ponieważ mamy dużo tu do powiedzenia i zmieszczenie tego na 3 stronach czy 4 będzie wymagało dodatkowej pracy.</text:p>
      <text:p text:style-name="P56">I to jest w zasadzie wszystko. Naturalnie, naturalnie, proszę uprzejmie.</text:p>
      <text:p text:style-name="P57"><text:span text:style-name="T58">Pr</text:span><text:span text:style-name="T59">ze</text:span><text:span text:style-name="T60">wodni</text:span><text:span text:style-name="T61">cz</text:span><text:span text:style-name="T62">ący - Aleksander Paszyński</text:span>:</text:p>
      <text:p text:style-name="P63">W związku z tym, jeśli państwo pozwolą, myśmy sobie spróbowali sformułować czy prze<text:span text:style-name="T64">fo</text:span>rmułować ten dokument zespołu redakcyjnego<text:s/><text:span text:style-name="T65">w</text:span><text:s/>sposób bardziej jakby taki nadający się do prezentacji dla zespołu polityki ekonomicznej i społecznej, państwo otrzymali ten nasz tekst, to jest także tylko propozycja redakcyjna, a nie rzecz gotowa, z tym że uprzejma prośba, bardzo przeprasza<text:span text:style-name="T66">m</text:span>y, w drugim wierszu tam jest po prostu błąd,<text:s/><text:span text:style-name="T67">z</text:span>amiast... nie strategii, tylko stagnacji w produkcji budowlanej. I proszę to po prostu traktować jako pewną roboczą propozycję przejścia od sformułowań takich ogólnie<text:span text:style-name="T68">js</text:span>zych do konkretyzac<text:span text:style-name="T69">ji</text:span><text:s/>prob<text:span text:style-name="T70">le</text:span>matyki.</text:p>
      <text:p text:style-name="P71">Dziękuję bardzo.</text:p>
      <text:p text:style-name="P72"><text:span text:style-name="T73">Przewodniczący Serwiński</text:span>:</text:p>
      <text:p text:style-name="P74">Dziękuję. Traktujmy te, w zasadzie sytuacja jest tego rodzaju, że to dłuższe opracowanie, ono również było przy udziale wszystkich stron. Tu propozycja, która została dzisiaj nam rozdana, ona komprymuje w pewnym sensie red<text:span text:style-name="T75">ak</text:span>cyjnym,<text:s/><text:span text:style-name="T76">a</text:span>le też traktować będziemy<text:s/><text:span text:style-name="T77">j</text:span>ako materiał do oceny i ewentualnego wprowadzenia poprawek, przy<text:span text:style-name="T78">ję</text:span>cia.</text:p>
      <text:p text:style-name="P79">Przechodząc obecnie do treści naszego dzisiejszego posiedzenia, zgodnie z naszą umową, ja bym zasugerował to w ten sposób, żebyśmy w tej chwili tych dokumentów dwóch, o którym była przed chwilą mowa, w tym momencie nie dyskutowali, dajmy troch<text:span text:style-name="T80">ę</text:span><text:s/>czasu na zazna<text:span text:style-name="T81">jo</text:span>mienie się spokojne i gdybyśmy wrócili do dyskusji nad opracowaniami zespołów, które te<text:s/>zeszło czwartkowe<text:s/>problemy tutaj redagują, to jednak może zrobimy to najwcześniej po pierwszej przerwie dzisiejsz<text:span text:style-name="T82">ej.</text:span></text:p>
      <text:p text:style-name="P83">My byśmy jeszcze może, się rozgadałem, ale jeszcze dokończę, chodziłoby o to, żeby nam się udało dzisiaj zwięźle i miejmy nadzieję dość zbieżnie przedyskutować drugi czy trzeci blok czy powiedzmy komplet 13 punktów, to wtedy istniałaby potrzeba powołania dwóch podzespołów redakcyjnych, które na przyszły czwartek przedstawiłyby odpowiednie propozycje redakcyjne.</text:p>
      <text:p text:style-name="P84">To byłoby wszystko chyba, co na wstępie byłoby...,<text:span text:style-name="T85"><text:s/></text:span>a obecnie przechodzimy do drugiego bloku, a mianowicie gospodarka gruntami, ich uzbrojenie. Materiały i wyroby dla budownictwa mieszkaniowego towarzyszą<text:span text:style-name="T86">ce</text:span>go i remontów. Problemy kadrowe w budownictwie oraz pluralizm form organizacyjnych w procesie inwestycyjnym.</text:p>
      <text:p text:style-name="P87">Żeby od czegoś rozpocząć, ja chciałbym nawiązać do naszego pierwszego posiedzenia, gdzie zagadnienie materiałów i wyrobów dla budownictwa mieszkaniowego było już przez nas wszystkich bardzo mocno podkreślane, bo n<text:span text:style-name="T88">aj</text:span>pi<text:span text:style-name="T89">ę</text:span>kniejsze referaty i na<text:span text:style-name="T90">jślicz</text:span>nie<text:span text:style-name="T91">js</text:span>ze opracowania, i najcudowniejsze dyskusje nic nam nie dadzą, jeśli nie będziemy mieli odpowiednich materiałów, z których będziemy mogli budować domy.</text:p>
      <text:soft-page-break/>
      <text:p text:style-name="P92">Jeżeli chodzi o pluralizm form organizacyjnych,<text:s/><text:span text:style-name="T93">p</text:span>odkreślaliśmy to zgodnie, że zarówno inwestycje, proces inwestycyjny, jak i wykonawczy musi mie<text:span text:style-name="T94">ć</text:span><text:s/>różnorodne<text:s/><text:span text:style-name="T95">fo</text:span>rm<text:span text:style-name="T96">y</text:span>, powinniśmy tutaj stwarzać wszelkie dogodne formy, które by przyspieszały proces w budownictwie<text:span text:style-name="T97"><text:s/></text:span>mieszkaniowym.</text:p>
      <text:p text:style-name="P98">Jeżeli chodzi o problemy kadrowe w budownictwie, sytuacja tak jak to w moim zagajeniu wyglądała, w ten sposób, że jeże<text:span text:style-name="T99">l</text:span>i chodzi o problemy kadrowe stopnia politechnicznego, te nie budzą większych niepokojów.<text:s/><text:span text:style-name="T100">W</text:span>ydziały budownictwa politechnik dotychczas cieszą się dość dużym zainteresowaniem, nawet mogę powiedzieć, że nie spodziewałem się, że w dalszym ciągu na wydziały budownictwa jest sporo chętnych, przy czym<text:s/><text:span text:style-name="T101">ta</text:span>kże, tak nawiasem podam, proszę mnie źle nie zrozumieć, trochę nam się troch<text:span text:style-name="T102">ę</text:span><text:s/>i feminiz<text:span text:style-name="T103">uj</text:span>ą ci kierownicy budów, ale to jest bardzo dobrze, widziałem n<text:span text:style-name="T104">a</text:span><text:s/>wielu placach kierowników budów, kobiety, które niesłychanie energicznie i prężnie te prace p<text:span text:style-name="T105">r</text:span>owadzą.</text:p>
      <text:p text:style-name="P106">Natomiast sytuacja troszeczkę już gorzej wygląda z technikami budowlanymi, i im w dół, tym gorzej. Dochodzi do tego, że często się na placach budów słyszy albo przy rozmowie z budowlanymi, że ranga czy prestiż budowlanego podupada.</text:p>
      <text:p text:style-name="P107">Muszę powiedzieć, że nie tylko w tej dziedzinie słyszę takie stwierdzenia.</text:p>
      <text:p text:style-name="P108"><text:span text:style-name="T109">Al</text:span>e myślę, że to jest sprawa ogólniejsza. Niemniej jednak w dziedzinie kadrowej te sprawy są często podnoszone. Ja myślę, że my powinniśmy również dbając o to, żeby te kadry kształcić, z drugiej str<text:span text:style-name="T110">o</text:span>ny powinniśmy dawać wszelkie możliwości popisu osobistego, to znaczy kto ma dużo wiadomości, doświadczenia, i dobrej woli, umiejętności, żeby miał pełne możliwości uznania i prowadzenia tych prac. Nie zawsze t<text:span text:style-name="T111">a</text:span>k u nas było i dlatego wydaje mi się, że kształcąc te kadry powinniśmy zawsze dbać również o tych, którzy chcą tym kadrom w najbardziej<text:s/><text:span text:style-name="T112">p</text:span>ozytywny sposób myślę przewodzić i tych powinniśmy szanować, honorować, dać im po prostu możliwości nie tylko osobistego, ale i zespołowego rozwoju.</text:p>
      <text:p text:style-name="P113">I wreszcie sprawa ostatnia, bardzo ważna, bardzo trudna, to<text:s/><text:span text:style-name="T114">je</text:span>st zag<text:span text:style-name="T115">a</text:span>dnienie gospodarki gruntami i ich uzbro<text:span text:style-name="T116">je</text:span>nie. Naturalnie, że wiąże się to z planami przestrzennymi,<text:s/><text:span text:style-name="T117">a<text:s/></text:span>z ni<text:span text:style-name="T118">m</text:span>i bywa różnie w różnych wo<text:span text:style-name="T119">je</text:span>wództwach, w różnych miastach i gminach, myślę, że poprosimy tutaj pana ministra<text:s/><text:span text:style-name="T120">M</text:span>ie<text:span text:style-name="T121">cz</text:span>kowskiego, żeby z punktu widzenia Ministerstwa powiedział, jak w tej chwili sytuacja wygląda, bo był czas, że zobowiązaliśmy wszystkich, aby w 1<text:span text:style-name="T122">9</text:span>86 r. te plany przestrzenne były w wo<text:span text:style-name="T123">je</text:span>wództwach zakończone, p<text:span text:style-name="T124">ot</text:span>em nastąpiła prolongata dwuletnia do końca grudnia 19<text:span text:style-name="T125">88</text:span><text:s/>r., ale jak ja jestem tu i ówdzie w różnych terenie tak zwanym i pytam o plany, to t<text:span text:style-name="T126">a</text:span><text:s/>sytuacja pozostawia jeszcze sporo do życzenia. Owszem, są takie tereny, które mają te plany sprecyzowane, ale myśmy sobie obiecywali, że do końca 1988 r. te sprawy będą całkowicie zakończone.</text:p>
      <text:p text:style-name="P127">Sprawa przygotowania gruntów, to jest spory proces, który wy<text:span text:style-name="T128">m</text:span>aga dużych zachodów. I prawnych, i finansowych. I dlatego szanując wszystkich, którzy mają tę własność, powinniśmy z drugiej strony stworzyć takie mechanizmy, które by w odpowiednim czasie mogły przygotowywać te grunty pod budownictwo.</text:p>
      <text:p text:style-name="P129">I sprawa ostatnia, to sprawa uzbrojenia. Mnie się zdaje, że myśmy już częściowo na ten temat dyskutowali, ja tylko chciałbym zaznaczyć dwa momenty, mianowicie państwo dla tego budownictwa<text:s/><text:span text:style-name="T130">sk</text:span>oncentrowanego, myślę o wie<text:span text:style-name="T131">lo</text:span>rodzinnym, jak i może<text:s/><text:span text:style-name="T132">sk</text:span>on<text:span text:style-name="T133">ce</text:span>ntrowanym budownictwie<text:s/><text:span text:style-name="T134">je</text:span>dnorodzinnym... tę pracę zbrojeniową przeprowadzać, nikt prywatnie, nikt indywidualnie tej sprawy nie może wykonać, żadne kredyty, żadne pożyczki na ten temat nie mogą być zaciągnięte, bo to są rzeczy, które przekraczają możliwości poszczególnych, nawet indywidualnych i spółdzie<text:span text:style-name="T135">lcz</text:span>ych zespołów.</text:p>
      <text:soft-page-break/>
      <text:p text:style-name="P136">Stąd też zagadnienie zbrojenia urasta dzisiaj do olbrzymiej ważnej rangi.</text:p>
      <text:p text:style-name="P137">Dlaczego ja o tym wspominam? Spr<text:span text:style-name="T138">a</text:span>wa jest dlatego szczególnie w 1<text:span text:style-name="T139">98</text:span>9 r.<text:s/><text:span text:style-name="T140">o</text:span><text:s/>tyle ważna, że my mamy dość słaby budżet terenowy na ten cel. W wielu wo<text:span text:style-name="T141">je</text:span>wództwach nastąpiło ścięcie nakładów inwestycyjnych, ale tak naprawdę inwestycyjnych to właśnie głównie na zbrojenie terenów. J<text:span text:style-name="T142">a</text:span>k my tych terenów nie uzbroimy w odpowiednim czasie, to jaki będzie wynik budownictwa w roku 1<text:span text:style-name="T143">989</text:span><text:s/>i<text:s/><text:span text:style-name="T144">19</text:span>90, bo to przecież jest sprawa o podstawowym znaczeniu.</text:p>
      <text:p text:style-name="P145">Dzięki tutaj pewnym zabiegom Rządu,<text:s/><text:span text:style-name="T146">a</text:span><text:s/>ministra<text:s/><text:span text:style-name="T147">F</text:span>erensztajna w szczególności, była kwota, którą tu<text:s/><text:span text:style-name="T148">poda</text:span>ł, podam wyraźnie, ona tu nie<text:s/><text:span text:style-name="T149">je</text:span>st przecież ani poufna, ani tajna, rzędu<text:s/><text:span text:style-name="T150">15</text:span>0 mld i te braki, które w budżecie okazały się szczególnie groźne, one zostały przez te centralne dotacje na ten cel rozdzielone i ta sprawa już została wojewodom zakomunikowana.<text:s/><text:span text:style-name="T151">A</text:span>le tak na ogół mówiąc, to ja oceniając tę spraw<text:span text:style-name="T152">ę</text:span><text:s/>tak trochę z sejmowego punktu widzenia widzę, że jest to załatwienie w wielu przypadkach tylko połowy tych życzeń i tych oczekiwań, które w momencie tworzenia planu, myślę planu budowlanego, nie myślę w ogó<text:span text:style-name="T153">le</text:span><text:s/>całego planu, występują.</text:p>
      <text:p text:style-name="P154">Stąd też te braki nakładów finansowych szczególnie na zbrojenia są tutaj bardzo ważne. Bez przygotowania gruntów, na odpowiedni okres czasu, bez dobrego uzbrojenia te perspektywy byłyby raczej niezbyt optymistyczne.</text:p>
      <text:p text:style-name="P155">Gorąca prośba z<text:span text:style-name="T156">a</text:span>tem,<text:s/><text:span text:style-name="T157">ab</text:span>yśmy się<text:s/><text:span text:style-name="T158">sk</text:span>on<text:span text:style-name="T159">ce</text:span>ntrowa<text:span text:style-name="T160">li</text:span><text:s/>na problemach zawartych między punktami 5 i 8. Bardzo proszę.</text:p>
      <text:p text:style-name="P161"><text:span text:style-name="T162">Przewodniczący - Aleksander Paszyński</text:span>:</text:p>
      <text:p text:style-name="P163">Czy można także w kwestii formalnej, nie merytorycznej?<text:s/>Ja patrzę na sprawę z punktu widzenia końcowego dokumentu, i myślę tak, że jeżeli mamy za sobą pewien blok, będziemy mieli, mam nadzieję dzisiaj ten blok określający politykę mieszkaniową, to ten zespół punktów czy problemów można by nazwać, żeby zblokować, jako pewne warunki realizacji. I myślę, że byłoby dobrze, i zostanie nam wtedy jeszcze taki blok dotyczący polityki standardowej, w budownictwie i myślę, że by dobrze było, panie przewodniczący, żeby może przed dyskusją gdybyśmy powołali zespół redakcyjny, który by od razu jakby był psychicznie<text:s/>przystosowany do<text:s/>prze<text:span text:style-name="T164">fo</text:span>rmułow<text:span text:style-name="T165">a</text:span>nia<text:s/>tego co będziemy dzisiaj mówić, w postaci jakiegoś zapisu.</text:p>
      <text:p text:style-name="P166"><text:span text:style-name="T167">Przewodniczący - Zbigniew Janowski /?/</text:span>:</text:p>
      <text:p text:style-name="P168">Jeśli, panie przewodniczący, pan pozwoli, to w pełni zgadzając się z tą sugestią, może proponowałbym, żebyśmy po pierwszej przerwie s<text:span text:style-name="T169">fo</text:span>rmułowali konkretny skład osobowy, żeby dać możliwość rozmów, ale sam wniosek uważam za bardzo pożyteczny.</text:p>
      <text:p text:style-name="P170"><text:span text:style-name="T171">Przewodniczący - Mieczysław Serwiński</text:span>:</text:p>
      <text:p text:style-name="P172">Czy może w sprawach technicznych przed rozpoczęciem dyskusji ktoś z państwa chciałby? Bardzo proszę, pan przewodniczący Janowski.</text:p>
      <text:p text:style-name="P173"><text:span text:style-name="T174">Przewodniczący Zbigniew Janowski</text:span>:</text:p>
      <text:p text:style-name="P175">P<text:span text:style-name="T176">a</text:span>nie Pr<text:span text:style-name="T177">ze</text:span>wodni<text:span text:style-name="T178">cz</text:span>ący! Ja chciałbym zasugerować, o ile to będzie możliwe, aby ten zespół oczywiście powołać, chciałbym prosić, żebyśmy rozważyli dzisiaj taką sytuację, czy na temat tych dwóch materiałów, które przedstawi zespół redakcyjny, jest również strona<text:s/>„Solidarności”, nie odłożyć dyskusji do następnego tygodnia, a dzisiaj cały dzień poświęcić na dyskusję nad wszystkimi problemami, które mamy tutaj załatwić.<text:s/><text:soft-page-break/>Dostaliśmy to na gorąco, trzeba by się zastanowić, natomiast zgodnie z propozycjami materiał na<text:s/><text:span text:style-name="T179">b</text:span>yć zwięzły i konkretny, nie może być to jakiś materiał, z którego nic nie będzie wynikało. Taki jeden wniosek bym stawiał.</text:p>
      <text:p text:style-name="P180">I następny, naszym zdaniem brakuje kilku tematów w całej naszej dyskusji. Nie chciałbym przesądzać, czy<text:s/>zapisujemy je jako nowe czy uwzględnimy je już w tych tematach, które były, ale chciałbym zasygnalizować, że naszym zdaniem brakuje takiego tematu, jak gospodarka zasobami mieszkaniowymi, system organizacji i zarządzania procesami inw<text:span text:style-name="T181">es</text:span>tycy<text:span text:style-name="T182">jn</text:span>ymi jako temat, ocena aktualnego stanu jako podstawa analizy i wniosków, zresztą dzisiaj taki materiał żeśmy dostali, i system gwarancji społecznych. To tak najogólniej.</text:p>
      <text:p text:style-name="P183">Gdybyśmy się zastanowili, czy te tematy można by było podłączyć pod któreś istniejące, czy jako nowe wprowadz<text:span text:style-name="T184">i</text:span>ć, czy w ogóle nie wprowadzać,<text:s/><text:span text:style-name="T185">p</text:span>od rozwagę zespołowi tutaj stawiam.</text:p>
      <text:p text:style-name="P186">I jeszcze jeden temat z naszej strony, chcielibyśmy zaproponować, aby obsługę techniczną zespołu -<text:s/><text:span text:style-name="T187">p</text:span>rzenieść z Ministerstwa Budownictwa, a żeby to było na przykład albo u kolegów tutaj z<text:s/>„Solidarności”, albo u nas, w Federacji. Mamy techniczne możliwości, żeby to było sz<text:span text:style-name="T188">yb</text:span>ko i żeby wszyscy sprawnie to dostawali, natomiast mamy problemy z resortem, wczoraj na temat tego materia<text:span text:style-name="T189">ł</text:span>u musieliśmy prowadzić prawie boje i byłem odsyłany do ministra Mieczkowskiego o decyzje na ten materiał. Tak że taką propozycję ze strony związkowej mam.</text:p>
      <text:p text:style-name="P190">Dziękuję bardzo.</text:p>
      <text:p text:style-name="P191"><text:span text:style-name="T192">Pr</text:span><text:span text:style-name="T193">ze</text:span><text:span text:style-name="T194">wodni</text:span><text:span text:style-name="T195">cz</text:span><text:span text:style-name="T196">ący - Mieczysław Serwiński</text:span>:</text:p>
      <text:p text:style-name="P197">...porozumieniu chciałbym się ustosunkować do tych propozycji. Jeśli chodzi o dyskusję nad redakcją całości uważamy, że ten wniosek jest w pełni możliwy do przy<text:span text:style-name="T198">ję</text:span>cia, to zn<text:span text:style-name="T199">a</text:span>cz<text:span text:style-name="T200">y</text:span>, żebyśmy dziś nie musieli dyskutować tego co nam rozdano w takich tych dwóch dokumentach, i moglibyśmy<text:s/>odłożyć to do dyskusji nad całością, tym bardziej że ta całość musi być zwięzła, w związku z tym redagowanie całości nawet ułatwi odpowiednie ujęcie i tych problemów, które tutaj zostały zaproponowane.</text:p>
      <text:p text:style-name="P201">Jeśli wolno zasugerować, panie przewodni<text:span text:style-name="T202">cz</text:span>ący Janowski, to ja bym ze swej strony do<text:span text:style-name="T203">ce</text:span>niając wagę tych problemó<text:span text:style-name="T204">w<text:s/></text:span>nowych, które pan był łaskaw wymienić, gorąco sugerował,<text:span text:style-name="T205"><text:s/></text:span>żeby pan może jak będzie zabierał jeszcze w dalszym toku głos, może pan by jeszcze te nowe propozycje tematów zgłosił, ale byłoby do<text:span text:style-name="T206">b</text:span>rze, żebyśmy je dzisiaj dopisali i dyskutowali razem. Myślę, że te<text:s/><text:span text:style-name="T207">13</text:span><text:s/>problemów, które myśmy sobie wypisali, to one z powodzeniem mogą objąć i tę tematykę, przykładowo, gospodarka zasobami, w punkcie 4, przecież utrzymanie zasobów mieszkaniowych było przez nas sporo dyskutowana, podnoszona, co nie oznacza, że nie powinniśmy jeszcze jakąś nową myślą uzupełnić, ale niektóre rzeczy z wymienionych, właśnie, właśnie.</text:p>
      <text:p text:style-name="P208">Jeżeli chodzi o o<text:span text:style-name="T209">b</text:span>sługę techniczną, to pozwolicie szanowni państwo, że w czasie przerwy też porozumiemy si<text:span text:style-name="T210">ę</text:span>, bo teraz, ale w zasadzie zgoda, no, nie me żadnych przeszkód, jeżeli będzie takie życzenie, zdawało mi się dotąd, że Ministerstwo dyspon<text:span text:style-name="T211">uj</text:span>e dostatecznym potencjałem i osobowym, i zap<text:span text:style-name="T212">le</text:span>czem technicznym,<text:s/><text:span text:style-name="T213">je</text:span>żeli są jednak inne życzenia, to możemy nawet kołowo tę sprawę traktować, że raz tu, r<text:span text:style-name="T214">a</text:span>z ówdzie.</text:p>
      <text:p text:style-name="P215">Proszę bardzo.</text:p>
      <text:p text:style-name="P216"><text:span text:style-name="T217">P. Mrz</text:span><text:span text:style-name="T218">ygłó</text:span><text:span text:style-name="T219">d</text:span>:</text:p>
      <text:soft-page-break/>
      <text:p text:style-name="P220">Czy nie można by było dyskutować tylko w<text:span text:style-name="T221">...</text:span><text:s/>/głos poza mikro<text:span text:style-name="T222">fo</text:span>nem/, ... żeby nie prowadzić monologów, bo to<text:s/>jest, nuży nas wszystkich. Proponuję, ażeby ponieważ dyskutujemy politykę mieszkaniową, ażeby skoncentrować, mieliśmy dosyć dużo czasu, ażeby wypowiedzieć się szeroko, a dzisiaj tylko, żebyśmy i w następnych dniach podawali tylko w dyskusji te konkretne elementy polityki, które chcemy zmienić, i które chcemy usprawniać, a nie od początku, żeby od Adama i Ewy wszystko powtarzać, co dotychczas mówiliśmy. Że w tym punkcie to, to, każdy po pół minuty, minutę i byśmy szybko tak jak w parlamencie angielskim szybko przeszli dzisiaj do końca.</text:p>
      <text:p text:style-name="P223">Dziękuję bardzo.</text:p>
      <text:p text:style-name="P224"><text:span text:style-name="T225">Przewodniczący</text:span>:</text:p>
      <text:p text:style-name="P226">Ja bym proponował nie wszczynać na ten temat dyskusji, bo w parlamencie angielskim byłem wielokrotnie i to co się dzieje w parlamencie angielskim, nie trwa pół minuty i minutę, ja nie chcę na ten temat tu się wypowiadać, zupełnie jest inny system dyskusji. Tam nawet są dwie żółte linie, żeby szpadą przeciwnika jeszcze nie dosięgnął. Do dziś dnia te żółte linie są utrzymywane, których przekraczać n<text:span text:style-name="T227">ie</text:span><text:s/>wolno.</text:p>
      <text:p text:style-name="P228">Proponowałbym nie wyrywać tego elementu parlamentarnego, bo one są nie do porównania.</text:p>
      <text:p text:style-name="P229">Natomiast konkretny wniosek, jaki ze strony pana prof. Mrzyg<text:span text:style-name="T230">ło</text:span>da został zgłoszony uważam, że jest godny jak najbardziej uznania, i t<text:span text:style-name="T231">a</text:span><text:s/>zwięzłość, i punktowanie tego co chcielibyśmy po<text:span text:style-name="T232">wi</text:span>edzieć jest zawsze<text:s/><text:span text:style-name="T233">g</text:span>orąco poleca<text:span text:style-name="T234">n</text:span>a. Proszę bardzo, otwieram dyskusję. Kto z państwa pragnie zabrać głos, mamy pierwszą karteczkę, mianowicie na tematy gospodarki terenami i spraw kadrowych zgłosił<text:s/>się pan Witold Mieszkowski.</text:p>
      <text:p text:style-name="P235"><text:span text:style-name="T236">P</text:span><text:span text:style-name="T237">.</text:span><text:span text:style-name="T238"><text:s/>Witold Mieszkowski</text:span>:</text:p>
      <text:p text:style-name="P239">Ja bardzo się cieszę, że pan Mrzyg<text:span text:style-name="T240">łó</text:span>d zaproponował, żebyśmy krótko mówili, postaram się sprowadzić<text:s/><text:span text:style-name="T241">d</text:span>o wystąpienie do dwóch punktów i ograniczę się wyłącznie do rzeczy, które tutaj nie zostały powiedziane,<text:s/><text:span text:style-name="T242">a</text:span><text:s/>które uważam, że zostać powinny.</text:p>
      <text:p text:style-name="P243">Otóż planowanie przestrzenne, gospodarka<text:span text:style-name="T244"><text:s/></text:span>ter<text:span text:style-name="T245">e</text:span>nami oczywiście, planowanie przestrzenne musi stawiać jasne cele przed gospodarką gruntami. Jak dotąd, najsłabszym ogniwem ochrony prawa własności, o czym mówił pan Zawistowski, poprzednio, jest właśnie, niestety, plan miejscowy zagospodarowania przestrzennego.</text:p>
      <text:p text:style-name="P246">Trzeba sobie zdawać sprawę, że pozyskiwanie, sprawne pozyskiwanie terenów jest z natury rzeczy antytezą systemu ochrony prawa własności. Jednakże w zdemokr<text:span text:style-name="T247">atyz</text:span>owanym systemie, ma<text:span text:style-name="T248">m</text:span><text:s/>nadzieję, że o taki wszystkim chodzi, jedynym możliwym do zaproponowania rozwiązaniem jest pragmatyczne pogodzenie tych sprzeczności poprzez - po pierwsze przestrzeganie i egzekwowanie pr<text:span text:style-name="T249">a</text:span>wa, i po drugie<text:s/><text:span text:style-name="T250">-</text:span><text:s/>sprawną organizację działań w zakresie gospodarki przestrzenią.</text:p>
      <text:p text:style-name="P251">Tymczasem racjonalnego i konsekwentnego postępowania<text:s/><text:span text:style-name="T252">w</text:span><text:s/>gospodarce terenami nie<text:s/><text:span text:style-name="T253">ma</text:span>. Tak zwane służby działające w tej sferze cechuje dziś skrajna degrengo<text:span text:style-name="T254">la</text:span>da, używam tutaj słów moich inter<text:span text:style-name="T255">lo</text:span>kutorów, z którymi się porozumiewałem w ostatnim tygodniu.</text:p>
      <text:p text:style-name="P256">Nie dziwota. Nie mają bowiem te służby żadnego interesu tej pracy, którą mają wykonywać. W tej sytuacji<text:s/>materiały geodezyjne są oczywiście w znacznej mie<text:span text:style-name="T257">r</text:span>ze bezwartościowe, opłaty za, n<text:span text:style-name="T258">a</text:span><text:s/>fundusz gospodarki terenowej nie ściąga si<text:span text:style-name="T259">ę</text:span>, mimo że prawo przecież jest w tym względzie, funkc<text:span text:style-name="T260">jo</text:span>nuje, brak więc<text:s/><text:soft-page-break/>środków na tworzenie zasobów terenów budowlanych i tu kółko się zamyka.</text:p>
      <text:p text:style-name="P261">Szczególną cechą woluntaryzmu i samowoli w tej dziedzinie char<text:span text:style-name="T262">a</text:span>k<text:span text:style-name="T263">te</text:span>r<text:span text:style-name="T264">yzuj</text:span>e się moim zdaniem otoczona majestatem prawa tzw. ochrona gruntów rolnych. Fetysz tego hasła jest przerażający, a przecież sam problem powinien zostać sprowadzony do tego samego poziomu, co inne zagadnieni<text:span text:style-name="T265">a</text:span><text:s/>w gospodarce przestrzennej.</text:p>
      <text:p text:style-name="P266">System, który chcemy dziś reformować, a który utrwalił się w naszym kraju silniej niż nam si<text:span text:style-name="T267">ę</text:span><text:s/>wydaje, uwielbia fetysze, zaklęcia, kultywuje mity, bez żadnego racjonalnego sensu. Bez prowadzenia rachunków strat i rachunków zysków. Towarzyszy mu również swoisty konserwatyzm.</text:p>
      <text:p text:style-name="P268">Chciałbym tu poruszyć niezwykle istotną strukturalną kwestię w rozwoju urbanisty<text:span text:style-name="T269">cz</text:span>nym wielu naszych miast, w tym często dużych miast. I to w różnej geografii naszego kraju. Chodzi mi o funkcje terenów, które oznaczamy na planach zagospodarowania przestrzennego symbolem inne specjalne i S. I to dotyczące formacji zarówno naszych, co sojuszniczych.</text:p>
      <text:p text:style-name="P270">Kiedyś jako urbaniści profes<text:span text:style-name="T271">jo</text:span>na<text:span text:style-name="T272">li</text:span>ści przypisywaliśmy obecności tych terenów nie<text:span text:style-name="T273">je</text:span>dnokrotne rolę przestrzennie pozytywną. Trzymały nam bowiem na lepsze czasy tereny rozwojowe miasta i broniły często skutecznie przed r<text:span text:style-name="T274">a</text:span>bunkową radosną pseudogos<text:span text:style-name="T275">po</text:span>darką. Ale dziś po 20 z górą latach<text:s/>czy nawet po 30 latach, sytuacja strukturalna naszych miast zmieniła się<text:span text:style-name="T276">.</text:span><text:s/>Dziś rzetelny rachunek municypalny, a nie fetysz lub tabu, powinny decydować o potrzebie i czasie wejścia miasta w te właśnie tereny specjalne.</text:p>
      <text:p text:style-name="P277">Najczęściej właśnie funkcjami mieszkaniowymi.<text:s/><text:span text:style-name="T278">N</text:span>o cóż, jeśli chce się prowadzić po raz pierwszy racjonalną i efektywną politykę przestrzenną, to trzeba wyzbyć się strachu i wygodnego pachnącego ciepłymi bamboszami oportunizmu.</text:p>
      <text:p text:style-name="P279">I ostatnia kwestia, zbrojenie instalacyjne terenów należy traktować jako jedną z normalnych usług budow<text:span text:style-name="T280">la</text:span>nych w ramach normalnego systemu ekonomiki budowy. Braki materiałowe, sprzętowe i kadrowe muszą być rozwiązywane tak samo jak w innych sferach wytwórczych, tu nie ma różnic. To się musi opłacić, a nomenk<text:span text:style-name="T281">la</text:span>tura, jeśli myśli inacze<text:span text:style-name="T282">j</text:span>, musi ustąpić.</text:p>
      <text:p text:style-name="P283">I druga sprawa, kwestie kadrowe. Otóż w kwestiach kadrowych znowu tylko wycinek sprawy, o których nie było może mowy. Temat ten będzie oczywiście zahaczał również o hasło służb architektoniczno-budow<text:span text:style-name="T284">la</text:span>nych czy służb urbanistycznych i o tym tylko chciałbym powiedzieć. Oczywiście nie negując tego, co powiedział pan przewodniczący, zgadzam się, że sprawa jest szersza.</text:p>
      <text:p text:style-name="P285">Otóż służby architektoniczno-budow<text:span text:style-name="T286">la</text:span>ne właściwie nie zostały w 40-leciu powojennym w ogóle zbudowane.<text:s/><text:span text:style-name="T287">W</text:span><text:s/>trójstopn<text:span text:style-name="T288">io</text:span>wym systemie administra<text:span text:style-name="T289">cji</text:span><text:s/>województwo - p<text:span text:style-name="T290">o</text:span>wiat - gmi<text:span text:style-name="T291">na</text:span><text:s/>- podejmowano co prawda próby tworzenia administrac<text:span text:style-name="T292">ji</text:span><text:s/>tego<text:s/>typu o charakterze technicznym, architekt powiatowy lub miejski często zarazem wartościowy lokalny społecznik dbał o swą zawodową powinność w ramach dawanych mu upoważnień i możliwości, jednak od pierwszych lat poprzedniej dekady datuje się stały i wciąż potęgujący się regres w tych śladowych już dziś służbach.</text:p>
      <text:p text:style-name="P293">Dziś, kiedy od 8 lat mówimy, że gospodarka przestrzenna powinna mieć charakter lokalny, gdzie gospodarzem terenu powinien być rzeczywiście samorząd terytorialny, dziś fachowe służby architektoniczno-budowlane już praktycznie nie istnieją. Nawet w kadrze kierowniczej tych służb architektów można policzyć na palcach.<text:s/><text:span text:style-name="T294">Na</text:span><text:s/><text:span text:style-name="T295">s</text:span>zczeblu wo<text:span text:style-name="T296">je</text:span>wódzkim stanowią już tylko<text:s/><text:span text:style-name="T297">40</text:span>% kadry kierownicze<text:span text:style-name="T298">j</text:span>, na szczeblu miejsko- gminnym 6%<text:span text:style-name="T299">,</text:span><text:s/>na szczeblu gminnym architektów nie ma już wca<text:span text:style-name="T300">le</text:span>,<text:s/><text:span text:style-name="T301">1</text:span>%<text:span text:style-name="T302">.</text:span></text:p>
      <text:soft-page-break/>
      <text:p text:style-name="P303">Nie lepiej sprawa przedstawia się w samej centrali, w Ministerstwie Gospodarki Przestrzennej i Budownictwa, który to resort miał być przecież resortem funk<text:span text:style-name="T304">cjo</text:span>nalnym, czy też w wydziałach urbanistyki i architektury w stolicach nawet województw. Co prawda, w Krakowie, w tym wydziale pracuje jeszcze 21 architektów, ale w Warszawie już tylko 17, w Katowicach 15, w Łodzi już tylko 7, w Chełmie, Łomży, Pile, Radomiu i w Skierniewi<text:span text:style-name="T305">ca</text:span>ch po<text:s/><text:span text:style-name="T306">je</text:span>dnym.<text:s/><text:span text:style-name="T307">W</text:span><text:s/>Siedlcach i w Suwałkach, w tych wydziałach w połowie 1<text:span text:style-name="T308">9</text:span>85 r., bo niestety takimi tylko dysponuję liczbami, nie był zatrudniony ani jeden architekt.</text:p>
      <text:p text:style-name="P309"><text:span text:style-name="T310">N</text:span>ieco lepiej, rzecz się miała<text:s/><text:span text:style-name="T311">s</text:span>wego czasu ze służbami urbanistycznymi, zorganizowanymi w latach pięćdziesiątych, dysponującymi wówczas kadrą nieźle przysposobioną do centra<text:span text:style-name="T312">li</text:span>sty<text:span text:style-name="T313">cz</text:span>nego systemu planowania przestrzennego. I ta kadra jednak kiepsko zasilana nowymi adeptami trudnej i złożonej wiedzy urbanistycznej zaczyna się zarówno biologicznie starzeć, jak też gwałtownie topnieć.</text:p>
      <text:p text:style-name="P314">Pogłębia<text:span text:style-name="T315">ją</text:span>cy się rozziew między z natury rzeczy długoterminowymi planami przestrzennymi a naciskami i dyktatem kró<text:span text:style-name="T316">tk</text:span>oterminowego dychotomic<text:span text:style-name="T317">z</text:span>nego planowania gospodarczego osłabia<text:s/><text:span text:style-name="T318">w</text:span><text:s/>służbach urbanistycznych poczucie satysfakcji zawodowej, wzmaga natomiast<text:s/><text:span text:style-name="T319">f</text:span>rustracje i schizofreniczne rozwarcie.</text:p>
      <text:p text:style-name="P320">Odbudowa tych służb z gwarancją ich wysokiego poziomu merytorycznego wydaje się dziś niezwykle trudna zważywszy, że jej redukowane wciąż uposażenia na przykład w roku 1<text:span text:style-name="T321">986</text:span><text:s/>doszły do wręcz głodowego poziomu 0,7 średniej płacy krajowej. Tymczasem materiały błądzące po biurkach urzędniczych w W<text:span text:style-name="T322">a</text:span>r<text:span text:style-name="T323">sz</text:span>aw<text:span text:style-name="T324">i</text:span>e próbują dowieść, że architektów w Polsce jest dosyć, że właściwie to ich w ogóle nie potrzeba, nawet należałoby zmniejszyć nabory na studia.</text:p>
      <text:p text:style-name="P325">I może jeszcze dwie króciutkie uwagi do spraw kadrowych, o czym może tu nie był<text:span text:style-name="T326">o</text:span><text:s/>mowy. Sprawy budowy miast i mieszkań nie mogą pozostawać w rękach tych samych ludzi, którzy swoją dotychczasową aktywnością, bądź biernością w życiu zawodowym w administracji lub w działalności politycznej doprowadzili do obecnego stanu gospodarkę przestrzenną, służby architektoniczno-budow<text:span text:style-name="T327">la</text:span>ne, produkcję i wykonawstwo budowlane. Będą bowiem bronić swojego zdania, swoich wpływów, są zdolni jedynie do szczątkowego uprawniania czy też doskona<text:span text:style-name="T328">le</text:span>nia swoich koncepcji. Tam, gdzie wymagane są radykalne zmiany s<text:span text:style-name="T329">y</text:span>stemowe. Stąd zrozumiałe są dla mnie warunki stawiane w innych zespołach<text:s/>„okrągłego stołu”, zmierzające do zniesienia nomenklatury nie tylko dlatego, aby ograniczyć monopol polityczny, ale aby na względnie, aby ograniczyć in<text:span text:style-name="T330">te</text:span>lektua<text:span text:style-name="T331">ln</text:span>ą selekcję negatywną, trwającą w naszym kraju od lat 50, a ściślej rzecz biorąc od września 1939 r.</text:p>
      <text:p text:style-name="P332">W budownictwie, i ostatnia krótka uwaga, w budownictwie inżynieryjno-komunalnym,<text:s/><text:span text:style-name="T333">p</text:span>rzede wszystkim inżynieryjno- komunalnym, ale również mieszkaniowym i przy modernizacji miast i osiedli należy stworzyć mie<text:span text:style-name="T334">js</text:span>ca dla zatrudnienia pracowników o niewysokich kwalifikacjach, którzy są lub okażą się zbędni w innych sektorach wprowadza<text:span text:style-name="T335">ją</text:span>cych re<text:span text:style-name="T336">fo</text:span>rmy e<text:span text:style-name="T337">fe</text:span>ktywnościowe.</text:p>
      <text:p text:style-name="P338">Dzięku<text:span text:style-name="T339">ję</text:span>.</text:p>
      <text:p text:style-name="P340"><text:span text:style-name="T341">Przewodniczący</text:span>:</text:p>
      <text:p text:style-name="P342">Dziękuję bardzo. Byłoby nam łatwiej pracować nad końcowym dokumentem, gdybyśmy<text:s/><text:span text:style-name="T343">m</text:span>ogli prosić dyskutantów, aby w paru punktach główne myśli zechcieli sobie wypisać, bo nikt tak dobrze jak ten, który przemawia, nie czuje co jest sprawą główną, choć mamy stenogram, ale studiowanie stenogramu to jest jedna sprawa, a sprecyzowanie krótkiego wniosku, który chce się podkreślić czy zaakcentować to jest<text:s/><text:soft-page-break/>sprawa po prostu ułatwienia sobie pracy.</text:p>
      <text:p text:style-name="P344">Obecnie proszę o zabranie głosu pan<text:span text:style-name="T345">a</text:span><text:s/>ministra Lucjana Mieczkowskiego. Czy zgłaszał się do wniosku pan Ryszard Niwiński? Nie. Proszę? Nie, to ja wiem, to ja wiem, ja tylko pytam. Potem, dobrze, dobrze. Że pan Nowicki<text:s/>się zgłaszał, to ja doskonale wiem. Proszę bardzo, panie ministrze.</text:p>
      <text:p text:style-name="P346"><text:span text:style-name="T347">Ob. minister Łucjan Mieczkowski</text:span>:</text:p>
      <text:p text:style-name="P348">Dziękuję. Panie Przewodniczący! Szanowni Państwo! Wypełniając prośbę pana przewodniczącego prof. Serwińskiego o to, aby przekazać państwu informacje<text:s/><text:span text:style-name="T349">w</text:span><text:s/>dziale, który mamy dzisiaj omawiać, ch<text:span text:style-name="T350">cia</text:span>łbym<text:s/>w<text:s/>moż<text:span text:style-name="T351">li</text:span>wie krótkiej wypowiedzi ograniczyć się do przedstawienia państwu informacji dotyczącej 4 tematów. Postaram się uniknąć komentarzy, także jakichś ocen własnych i ograniczyć się do tego co miałbym do powiedzenia jako relacja o stanie istniejącym na wybrane tem<text:span text:style-name="T352">at</text:span>y.</text:p>
      <text:p text:style-name="P353">Na wstępie jednak chciałbym się ustosunkować do uwagi współprzewodniczącego Janowskiego, dotyczącej sposobu pracy<text:s/><text:span text:style-name="T354">w</text:span><text:s/>okresach,<text:s/><text:span text:style-name="T355">w</text:span><text:s/>interwałach między naszymi posiedzeniami i powiedzieć, że ja osobiście, jak i moi koledzy strony tak zwanej nie<text:s/>mamy<text:s/>naturalnie żadnych uwag co do tego,<text:s/><text:span text:style-name="T356">by</text:span><text:s/>spotkania odbywały się niekoniecznie w gmachu Ministerstwa, była to propozycja nasza, jeśli chodzi o rozruch, na zasadzie oferowania sali i warunków do pracy, maszynopisania, odbicia itd. Na poprzednim posiedzeniu zobowiązałem się do tego, aby komplet materiałów odbitych w odpowiedn<text:span text:style-name="T357">i</text:span>ej<text:s/><text:span text:style-name="T358">i</text:span>lości egzemplarzy byłby państwu doręczony na pół godziny przed posiedzeniem, byliśmy tutaj z panią dyrektor Wolnicką przed godziną<text:s/><text:span text:style-name="T359">1</text:span>0.</text:p>
      <text:p text:style-name="P360">Przechodzę teraz do informacji. Sprawa gruntów. Chciałem zauważyć, że w roku ubiegłym Rząd skierował do Sejmu, a Sejm 13 lipca w odpowiedniej uchwale przyjął<text:s/>zmian<text:span text:style-name="T361">ę</text:span><text:s/>ustawy o gospodarce gruntami i uwłaszczaniu nieruchomości<text:span text:style-name="T362">.</text:span><text:s/>Główna intencja wprowadzonych zmian polegała na uczynieniu z gruntów kategorii ekonomicznej, wyznaczono opłaty, niektórzy narzekali i dyskusje w toku przygotowań były dosyć powiedziałbym kontrowersyjne, prowadzone z ostro różniących się stanowisk, uważano duże grupy resortów i nie tylko, które uważały, że opłaty są za duże, aktualny poziom, który ustala opłaty ze grunty pod mieszkaniówk<text:span text:style-name="T363">ę</text:span><text:s/>na poziomie 1%, a powiedzmy pod przemysłowe na poz<text:span text:style-name="T364">i</text:span>omie od 3%<text:span text:style-name="T365"><text:s/></text:span>i bardzo nieliczna grupa zwolnionych typu muzea, organiza<text:span text:style-name="T366">cj</text:span>e charytatywne, aż do prawa zwolnienia włącznie, itd., powoduje to, że w sumie jednak środki są znaczne na ten cel kierowane. W rezultacie jest założenie, że u<text:span text:style-name="T367">cz</text:span>ynion<text:span text:style-name="T368">e</text:span>, że op<text:span text:style-name="T369">ł</text:span>aty wnoszone za korzystanie z gruntów, najczęstszą formą<text:span text:style-name="T370"><text:s/></text:span>jest oddanie w wieczyste użytkowanie lub zarząd, pozwolą gromadzić samorządom terytorialnym środki na wykup terenu. Zwracam uwag<text:span text:style-name="T371">ę</text:span><text:s/>- na wykup, na pozyskanie,<text:s/><text:span text:style-name="T372">n</text:span>iekoniecznie na ich uzbrojenie, o czym powiem za chwilę.</text:p>
      <text:p text:style-name="P373">Po<text:span text:style-name="T374">le</text:span>mizowałbym bez przeciągania naturalnie dyskusji z moim poprzednikiem co do tego, że opłaty nie są wnoszone. Dobrą dosyć ilustracją sytuacji w Warszawie był artykuł opublikowany na pierwszej stronie<text:s/>„Życia W<text:span text:style-name="T375">a</text:span>rszawy”, w którym spółka powołana w Warszawie o nazwie<text:s/>„Retex”, na zlecenie 3 dużych dzielni<text:span text:style-name="T376">co</text:span>wyc<text:span text:style-name="T377">h</text:span><text:s/>r<text:span text:style-name="T378">a</text:span>d narodowych, urzędów dzi<text:span text:style-name="T379">e</text:span>lnicowych podjęła się obliczenia opłat i w rezultacie<text:s/><text:span text:style-name="T380">eg</text:span>zekwo<text:span text:style-name="T381">w</text:span>a<text:span text:style-name="T382">nia</text:span><text:s/>należności, była to bardzo interesują<text:span text:style-name="T383">c</text:span>a lektura, także dla nas, pokazywała bowiem jak wyglądał poziom wnoszonych opłat, a także informowano, że chodzi -<text:s/>zresztą na<text:span text:style-name="T384">m</text:span><text:s/>na tym bardzo zależało,<text:s/><text:span text:style-name="T385">w</text:span><text:s/>przygotowaniu tego przepisu - dochodzi do zjawisk, w których użytkownicy dotychczasowi gruntów rezygnują i zwracają grunt uznając, że odległa doś<text:span text:style-name="T386">ć</text:span><text:s/>działalność inwestycyjna nie upoważnia ich do przetrzymywania grun<text:span text:style-name="T387">t</text:span>ów<text:s/><text:span text:style-name="T388">w</text:span><text:s/>tym czasie, za które to przetrzy<text:span text:style-name="T389">m</text:span>ywanie mus<text:span text:style-name="T390">i</text:span>eliby wnosić opłaty. Nie ciągn<text:span text:style-name="T391">ę</text:span><text:s/><text:soft-page-break/>tego tematu nie chcę przez to powiedzieć, że system jest perfekcyjny, chcę natomiast zauwa<text:span text:style-name="T392">ż</text:span>yć, że jest to kierunek przyjęty n<text:span text:style-name="T393">a<text:s/></text:span>postawienie na ekonomizację gospodarki gruntami, stworzono także możliwość uzyskiwania gruntów do zasobu, znaczy podstawową formułą jest wykup, ale pod okreś<text:span text:style-name="T394">lo</text:span>ne<text:s/><text:span text:style-name="T395">f</text:span>orm<text:span text:style-name="T396">y</text:span>, budownictwa także<text:s/><text:span text:style-name="T397">je</text:span>dnorodzinnego pod warunkiem skoncentrowan<text:span text:style-name="T398">e</text:span>go, jest obecnie, po obecnej noweli umożliwiony również proces wywł<text:span text:style-name="T399">as</text:span>zczeniowy, jako skrajna możliwość.</text:p>
      <text:p text:style-name="P400">Wo<text:span text:style-name="T401">je</text:span>wodowie, władze terenowe są zachęcane do tego, aby tworzyły zasoby gruntów ustalając, znaczy kierując się rosnącymi zadaniami budownictwa mieszkaniowego, jakie czekają nas niechybnie.</text:p>
      <text:p text:style-name="P402">Stan gruntów, będących w posiadaniu władz terenowych b<text:span text:style-name="T403">ą</text:span>d<text:span text:style-name="T404">ź</text:span><text:s/>inwestorów był zły na początku 198<text:span text:style-name="T405">8</text:span><text:s/>r. Resort robił taką ocenę. W stosunku do zasobu gruntów, który był niezbędny dla efektów tej 5<text:span text:style-name="T406">-</text:span>latki n<text:span text:style-name="T407">a</text:span><text:s/>początku 1<text:span text:style-name="T408">98</text:span>8 r. we władaniu władz terenowych bądź inwestorów było w Po<text:span text:style-name="T409">ls</text:span>ce 75% obszaru niezbędnego pod efekty. A więc stan bardzo zły zważywszy, że to była połowa tego okresu.</text:p>
      <text:p text:style-name="P410">W październiku 1988 r. podobnie, ponowna ankieta, można to powiedzieć, znaczy trochę więcej, sprawozdania złożone przez wojewodów wykazały, że mamy w stosunku do<text:s/>efektów tej<text:s/><text:span text:style-name="T411">5-</text:span>latk<text:span text:style-name="T412">i</text:span><text:s/>średnio w Polsce 17% nadwyżkę. Czy to jest dobrze, czy to jest źle? Dobrze, że nastąpiła poprawa, trudno mówić, że jest to stan zadowal<text:span text:style-name="T413">aj</text:span>ący.</text:p>
      <text:p text:style-name="P414">Stąd Ministerstwo kierowało do wszystkich władz terenowych bardzo usilne instrukcje i doprowadziło do rezultatu, polegającego na tym, że wojewodowie deklarują obecnie, widząc że gromadzone są środki na pozyskiwanie terenów, zgodzili się wojewodowie z tezą resortu, iż trzeba iść nie pod efekty, jakie w tej chwili mają, tylko pod inne efekty przyszłościowe.</text:p>
      <text:p text:style-name="P415">Ja nie chciałbym się wdawać, dysponuję naturalnie w podziale n<text:span text:style-name="T416">a</text:span><text:s/>wszystkie województwa danymi co już mają, czy mają, nie o to chodzi. Ja chciałem pokazać, zarysować pewien trend w ogólnej... i prowadzę do tego, że w ogólnej ocenie wojewodów i prezydentów miast stopnia w<text:span text:style-name="T417">oje</text:span>wódzkiego hamulce podstawowe budownictwa są obecnie dwa główne: materiały bud<text:span text:style-name="T418">owla</text:span>n<text:span text:style-name="T419">e</text:span>, tyczy to i uspołecznionego, i nieuspołecznionego; i środki na uzbrojenie terenu, na grubą in<text:span text:style-name="T420">frast</text:span>ru<text:span text:style-name="T421">kt</text:span>urę, a nie sam teren jako taki. Nie chcę przez to powiedzieć, że nie ma problemów terenu. Jest problem terenu, tylko w gradacji pewnej znacznie poważniejsza sytuacja, znacznie poważniejszy hamulec jest po stronie uzbrojenia. Ne to mamy koresponden<text:span text:style-name="T422">cję</text:span><text:s/>odpowiednią.</text:p>
      <text:p text:style-name="P423">Kolejny temat, dotyczący tej sytuacji. Otóż przegląd, jaki został zorganizowany, podzielamy tu pogląd, jaki Rada d/s Mieszkaniowych publikowała, nie dał zadowalających rezultatów. Odbył się on w dużym stopniu formalnie, bośmy w Polsce zarządzili kompletny przegląd terenów pod<text:s/>budowni<text:span text:style-name="T424">ct</text:span>wo.<text:s/><text:span text:style-name="T425">I</text:span><text:s/>w związku z tym wychodząc ze skutków tego przeglądu Ministerstwo n<text:span text:style-name="T426">a</text:span>sze zaczęło dokręcać śrubę żądając liczb pod efekty.</text:p>
      <text:p text:style-name="P427">Gdyby kogokolwiek z tego grona szczegółowe materiały interesowały, jak to wygląda w skali kraju, jak wygląda sytuacja, jak wyglądają zamierzenia na przyszłość, także w odniesieniu do wybranych wo<text:span text:style-name="T428">je</text:span>wództw, jestem gotów te materiały udostępnić.</text:p>
      <text:p text:style-name="P429">Nie mog<text:span text:style-name="T430">ę</text:span><text:s/>pozostawić bez uwagi pewnej wypowiedzi tym razem solidaryzując się z tym spostrzeżeniem pana Mieszkowskiego, jeśli chodzi o pewne<text:s/><text:span text:style-name="T431">fe</text:span>t<text:span text:style-name="T432">ys</text:span>zyzowanie ochrony gruntów rolnych. Jak być może części z państwa wiadomo, tym, którzy także śledzą prasę, rząd skierował w ubiegłym roku do Sejmu propozycję zmiany obowiązujących zasad jeśli chodzi o wyrażanie zgody na przeznaczanie terenów, Minister<text:s/><text:soft-page-break/>Gospodarki Przestrzennej i Budownictwa zaproponował, a rząd przyjął tę formułę, ówczesny rząd, premiera Messnera,<text:s/><text:span text:style-name="T433">a</text:span>by tym, który wyraża zgodę na zmianę przeznaczenia terenu od kl<text:span text:style-name="T434">a</text:span>sy gruntu I do I<text:span text:style-name="T435">V</text:span>, pomijam V i VI, ona ma zgodę wojewody obecnie, nie był Minister Rolnictwa, Leśnictwa i Gospodarki Żywnościow<text:span text:style-name="T436">ej,</text:span><text:s/>lecz wojewoda, która ma też komis<text:span text:style-name="T437">ję<text:s/></text:span>rolną, pomimo że podkomisja sejmowa<text:span text:style-name="T438"><text:s/></text:span>p<text:span text:style-name="T439">r</text:span>zy<text:span text:style-name="T440">ję</text:span>ła tę propozycję, powołan<text:span text:style-name="T441">o</text:span><text:s/>do pakietu tzw. ustaw gruntowych, jednakże połączone komisje sejmowe z udziałem Komisji Rolnictwa, Leśnictwa, a także<text:s/><text:span text:style-name="T442">W</text:span>ysoka Izba w pełnym składzie nie podzieliła propozycji rządowej, poglądu Rządu w t<text:span text:style-name="T443">e</text:span>j sprawie i nie wyraził<text:span text:style-name="T444">a</text:span><text:s/>zgody na proponowane rozwiązanie utrzymuj<text:span text:style-name="T445">ą</text:span>c nadal system scentralizowany.</text:p>
      <text:p text:style-name="P446">Gwoli nieobecnego tu między nami Ministra Rolnictwa<text:s/>muszę lojalnie powiedzieć, że doszło do daleko idących tam usprawnień od strony rejestracji, przyjmowania, zafundowali sobie koledzy komputer, mają tam obsługę przyspieszoną teraz, ale nie kryję się, że resort nasz reprezentuje pogląd, że zgrabniej byłoby to, gdyby to było istotnie w układzie wo<text:span text:style-name="T447">je</text:span>wódzkim. Zapewne pozwoliłoby to przyspieszyć obieg. Uważamy, że dotyczy to zwłaszcza tych terenów, które s<text:span text:style-name="T448">ą<text:s/></text:span>kwali<text:span text:style-name="T449">fi</text:span>kowane jako rolne, a które są w granicach administracyjnych miast bądź bezpośrednio do nich przyległe.</text:p>
      <text:p text:style-name="P450">Gdyby w tej sprawie się znalazł zapis nawet jednozdaniowy sądzę, że byłoby to pomocne.</text:p>
      <text:p text:style-name="P451">Informacja dotycząca planów zagospodarowania przestrzennego, o czym mówił mój poprzednik i o co apelował pan profesor, abym to krótko naświetlił. Stan - proszę państwa, nie było drugiego aktu prawnego, który przesuwałby termin do roku 19<text:span text:style-name="T452">8</text:span>0. Od razu w ustawie o planowaniu przestrzennym był wymóg ukończenia planów mie<text:span text:style-name="T453">js</text:span>cowych zagos<text:span text:style-name="T454">po</text:span>darowania przestrzennego końca 1<text:span text:style-name="T455">98</text:span>6 r., i był tzw. paragraf ulgowy, czyli artykuł ulgowy, który mówił, że na wniosek wojewodów, prezydentów minister może wyrazić zgodę na przesunięcie tego terminu, lecz nie dalej niż do końce 1988 r. Z tego obowiązku nie wywiązało się 8 wojewodów, prezydent, prezydent Warszaw<text:span text:style-name="T456">y</text:span><text:s/>też się nie wywiązał mimo nacisków, ale jeśli chodzi o stan formalny, to znaczy sporządzenie planów, podkreślam, nie uchwalenie, a to jest różnica, sporządzenie planów, sytuacja na koniec roku była następująca: podaję<text:span text:style-name="T457"><text:s/></text:span>tu dane za informacjami złożonymi na piśmie do Minis<text:span text:style-name="T458">terst</text:span>w<text:span text:style-name="T459">a<text:s/></text:span>Budownictwa w formie teleksu lub pisma urzędu wojewódzkiego. Nie zostało sporządzonych 5 planów miast na 822 miasta, w Polsce, nie zostały sporządzone plany 42 gmin na 2 121 gmin w Polsce. Tak wygląda sprawa.<text:s/><text:span text:style-name="T460">W</text:span><text:s/>odniesieniu do mia<text:span text:style-name="T461">s</text:span>t oznacza to 0,6%, w odniesieniu do gmin oznacza to 2%.</text:p>
      <text:p text:style-name="P462"><text:span text:style-name="T463">I</text:span><text:s/>znowu chcę być dobrze rozumiany, wcale plan sporządzony nie jest,<text:s/><text:span text:style-name="T464">p</text:span>o pierwsze, nie jest podstawą ani do wskazań lokalizacyjnych, ani do decyzji, dopiero jak jest uchwalony, dopiero jak jest opublikowany, to wtedy staje się tzw. planem miejscowym. Wojewodowie deklarują w odniesieniu do tych 47, że wszystkie te opóźnienia ewidentne w stosunku do ustawy zostaną usunięte, w pierwszym półroczu tego roku,<text:s/><text:span text:style-name="T465">a<text:s/></text:span>większość z nich zadeklarowała wręcz terminy nie sięgające końca czerwca.</text:p>
      <text:p text:style-name="P466">Osobny odcinek naturalnie stanowią sprawa aktualizacji planu, kontrole dokonywane przez NIK potwierd<text:span text:style-name="T467">z</text:span>a<text:span text:style-name="T468">j</text:span>ą, że tam, gdzie plany były sporządzone i uchwalone nawet, jest licząca się ciągle grupa planów, które nie były w porę zaktualizowane i mamy prawo osądzać to po rozmowach z dyrektorami, pro<text:span text:style-name="T469">je</text:span>ktantami, z dyrektorami biur planowania przestrzennego, z kolegami głównymi architektami, że w tej chwili wysiłek jednostek zajmujących się planowaniem przestrzennym będzie skupiony już nie tyle na wykonywaniu planów w tym roku, z<text:span text:style-name="T470">a</text:span><text:s/>wyjątkiem tych zaległości, ile raczej na ich aktualizacji. Tyle chciałem tytułem informacji przekazać, jeśli chodzi o stan zagospodarowania przestrzennego.</text:p>
      <text:soft-page-break/>
      <text:p text:style-name="P471">Materiały i wyroby, bo takie plany są. Chciałem się ograniczyć do n<text:span text:style-name="T472">as</text:span>tępu<text:span text:style-name="T473">ją</text:span>cych stwierdzeń. Dokonana przez resort sonda podstawowych, bo nie ma zjednoczeń, będą likwidowane zrzeszenia, więc użyję tu słowa branża, dokonana przez resort sonda w branżach produkujących materiały i wyroby dla budownictwa mieszkaniowego wykazała, że podstawowe przemysły nie deklarują rozwoju, podczas kiedy budownictwo mieszkaniowe wiemy jakie mamy tutaj intencje.</text:p>
      <text:p text:style-name="P474">Również rządowy program w rozwoju materiałów i wyrobów dla budownictwa, który był przez Radę Ministrów przyjmowany do wiadomości, bo taka była oficjalna formuła wówczas, przedstawiana przez były resort budownictwa i przemysłu materiałów budowlanych, nie został wykonany w wysokości, jaka<text:s/><text:span text:style-name="T475">b</text:span>yła, jeśli chodzi o parametry ilościowe, bo głównie takie było ujęcie tego programu, nie został na dzień dzisiejszy zrealizowany.</text:p>
      <text:p text:style-name="P476">Stąd sądzimy, że byłoby rzeczą bardzo ważną, aby nawet w tym lapidarnym ujęciu, o jakim mówi<text:span text:style-name="T477">ł</text:span><text:s/>przed chwilą współprzewodni<text:span text:style-name="T478">cz</text:span>ący prof. Serwiński, aby w tym lapidarnym u<text:span text:style-name="T479">ję</text:span>ciu znalazły się odpowiednie zapisy podkreślające rolę, znaczenie, powiedziałbym wręcz niezbędność rozwoju podstawowych materiałów.</text:p>
      <text:p text:style-name="P480">Nie można nie zauważyć, nieraz idą wyjaśnienia w tym kierunku, jak to, brakuje cementu, Polska robi cement dzisiaj na poziomie około 18 mln ton, przy zdolności kraju rzędu 22,<text:s/><text:span text:style-name="T481">a</text:span><text:s/>budownictwo mieszkaniowe zużywa około 5, razem z rynkiem, no to jak można mówić, że nie ma materiałów. W tym przypadku akurat chodzi o to, żeby trafiał on do budownictwa mieszkaniowego, ale mamy proszę państwa, asortymenty, materiałów i wyrobów, które są produkowane par excellence w dużym stopniu przede wszystkim właśnie dla budownictwa mieszkaniowego. Np. materiały izolacyjne.<text:s/><text:span text:style-name="T482">M</text:span>y nie poprawimy<text:s/>normy cieplnej, nie jesteśmy<text:s/><text:span text:style-name="T483">w</text:span><text:s/>stanie zaproponować, mimo ż<text:span text:style-name="T484">e<text:s/></text:span>gotowy projekt leży, a to dlatego, że byłaby to norma teoretyczna, bo ze chwilę prezes PKNi<text:span text:style-name="T485">M</text:span><text:s/>musiałby udzielać ulg od tej normy, bo nie byłoby dostępu do podstawowych materiałów izolacyjnych.</text:p>
      <text:p text:style-name="P486">Stąd podkreślam znaczenie tego bloku.</text:p>
      <text:p text:style-name="P487">N<text:span text:style-name="T488">a</text:span><text:s/>zakończenie tej informacji o materiałach i wyrobach chciałem dać, bo nie wszyscy dysponują, przy sobie, tymi in<text:span text:style-name="T489">fo</text:span>rma<text:span text:style-name="T490">cja</text:span>mi, jakie w końcu mamy systemowe ulgi dla produkcji materiałów. Mamy, proszę państwa, następujące spra<text:span text:style-name="T491">w</text:span>y od str<text:span text:style-name="T492">o</text:span>ny systemowej, które miałyby pobudzić ten stan rzeczy do większej aktywności. Mamy zwolnienie na okres obecnie 10 lat, a pamiętamy, że był poprzednio krótszy, od podatku dochodowego, dochodów uzyskanych z uruchamiania produkcji materiałów i wyrobów dla potrzeb budownictwa mieszkaniowego, określonych przez Ministra Przemysłu w porozumieniu z<text:s/><text:span text:style-name="T493">M</text:span>inistrem, którego reprezentu<text:span text:style-name="T494">ję</text:span>.</text:p>
      <text:p text:style-name="P495">Drugie, mamy zwolnienie na okres 3 lat od pod<text:span text:style-name="T496">a</text:span>tku dochodowego z dochodów uzyskanych z uruchomienia produkcji w zakresie wykonywania robót i obiektów budownictwa mieszkaniowego, in<text:span text:style-name="T497">fr</text:span>a<text:span text:style-name="T498">st</text:span>ru<text:span text:style-name="T499">kt</text:span>ury towarzyszącej oraz remontów tych obiektów.</text:p>
      <text:p text:style-name="P500">I po trzecie, mamy zwolnienie od podatku dochodowego na okres wszakże<text:s/><text:span text:style-name="T501">19</text:span>89-1998, dochodów uzyskanych z ilościowego przyrostu sprzedaży materiałów i wyrobów, okreś<text:span text:style-name="T502">lo</text:span>nych przez Ministra Przemysłu, jak w punkcie 1. Ja dysponuję zapisem, gdzie to były, jakie są numery, uważam to za mniej istotne, gdyby ktoś chciał sobie wynotować, proszę bardzo.</text:p>
      <text:p text:style-name="P503">Kadry.<text:s/><text:span text:style-name="T504">N</text:span>a marginesie, to znaczy podzielając ogólny pogl<text:span text:style-name="T505">ą</text:span>d mojego poprzednika co do bardzo złego stanu kadr, jeśli chodzi o służ<text:span text:style-name="T506">b</text:span>ę architektoniczną, budow<text:span text:style-name="T507">la</text:span>nych, głównie architektów, głównych<text:s/><text:soft-page-break/>architektów, także pracowników centrali resortu, chciałem rozwiać ewentualne obawy co do tego, że jest to tzw. nomenklatura. Ogłaszamy konkursy i mamy ogromne kłopoty, łącznie z ogłoszeniem konkursu na dyrektora departamentu urbanistyki i architektury, bez rezultatów dwa konkursy, odsyłam także do artykułu<text:s/>„Polityki”<text:s/>n<text:span text:style-name="T508">a</text:span><text:s/>temat sytuacji głównego architekta w Łodzi, słynna sprawa w Polsce, potwierdzamy informacje dotyczące braku w innych terenach.</text:p>
      <text:p text:style-name="P509">Natomiast ponieważ kadry, to nie są tylko główni architekci, myślę, że powinienem państwu w paru linijkach powiedzieć, gdzie my jesteśmy. Zatrudnienie w budownictwie ogółem stanowi 9,5% ogółu zatrudnionych w gospodarce uspołecznionej, bezwzględna liczb<text:span text:style-name="T510">a</text:span><text:s/>we wszystkich działach to jest 1,2 mln osób, wykształcenie wyższe ma 8,5%, 20% wykształcenie średnie zawodowe i około 34% wykształcenie zawodowe. W szkołach budowlanych różnych typów corocznie kształci się 65 tys. uczniów, 17 tys. mniej więcej absolwentów tych szkół zasila rynek pracy w dziale budownictwa. Proszę zauważyć, jakie są proporcje.<text:s/><text:span text:style-name="T511">Ma</text:span>my 157 przyzakładowych szkół budowlanych, które przyjmują rocznie około 15 tys. uczniów. Ni<text:span text:style-name="T512">e</text:span><text:s/><text:span text:style-name="T513">m</text:span>a zadowal<text:span text:style-name="T514">aj</text:span>ącego przyrostu naboru takiego, który by nas satys<text:span text:style-name="T515">fa</text:span>k<text:span text:style-name="T516">cjo</text:span>nował w stosunku do zamierzonego r<text:span text:style-name="T517">ozwoju</text:span>.</text:p>
      <text:p text:style-name="P518">Jeśli chodzi o kształcenie wyższe, zwłaszcza jeśli chodzi o urbanistów, m<text:span text:style-name="T519">ó</text:span>wił o tym mój poprzednik, wyst<text:span text:style-name="T520">ą</text:span>piliśmy, mamy tu stanowisko zgodne, jeśli chodzi o stronę rządową, wraz z TUP-em na przykład i wraz z prezesem TUP-u zajął wspólne pisemne stanowisko w stosunku - do kierownictwa Ministerstwa Edukacji Narodow<text:span text:style-name="T521">ej,</text:span><text:s/>jeśli chodzi o kształcenie urbanistów. Powstrzymam się od innych uwag.</text:p>
      <text:p text:style-name="P522">I ostatni punkt, który nie był jeszcze dzisiaj komentowany, a który mamy na rozkładzie, to jest ów pluralizm form organizacyjnych i chciałem powiedzieć, że tu jesteśmy absolutnie za formułą pluralizmu we wszystkich organizacjach, jednostkach, z którymi mamy do czynienia w procesie inwestycyjnym, w pr<text:span text:style-name="T523">oj</text:span>ek<text:span text:style-name="T524">to</text:span>waniu<text:s/><text:span text:style-name="T525">w</text:span><text:s/>istocie w Polsce już faktycznie taki pluralizm egzystuje, bo mamy<text:s/><text:span text:style-name="T526">f</text:span>ormułę od osób fizycznych, które projektują, żadna zgoda nie jest tu wymagana, wymag<text:span text:style-name="T527">a</text:span>ne są kwalifikacje w świetle ustawy z 23 grudnia ub. r., poprzez rozmaite spółdzielnie, pracownie przy stowarzyszeniach, pracownie autorskie, a skończywszy na biurach projektów spółdziel<text:span text:style-name="T528">cz</text:span>ych bądź państwowych.</text:p>
      <text:p text:style-name="P529">W organizacjach inwestycyjnych proces jest wolniejszy, ale w roku ubiegłym uległ wyraźnemu przyspieszeniu. Powstają przedsiębiorstwa lub inne organizacje, niekonie<text:span text:style-name="T530">cz</text:span>nie organizacje przedsiębiorstw, które podejmują obsługę działalności inwestycyjnej. Mam liczby z tego zakresu.</text:p>
      <text:p text:style-name="P531">Gospodarka gruntami, nawiązuję tu, szkoda, że nie m<text:span text:style-name="T532">e<text:s/></text:span>pana redaktora Paszyńskiego, w jego pierwszym wystąpieniu była informacja, że niestety, nie ma żadnych. Śpieszę poinformować, że mamy na dzisiaj 22 jednostki, wszystkie utworzone w roku ubiegłym, które podjęły się operacji polegającej na poz<text:span text:style-name="T533">ys</text:span>kiwaniu gruntów, uzbrajaniu i przekazywaniu<text:s/>gruntów dalej. To nie są zawsze tylko przedsiębiorstwa. Czasem są to spółki albo zespoły i inne formuły, ale organizacyjnie powi<text:span text:style-name="T534">e</text:span>działbym określone.</text:p>
      <text:p text:style-name="P535">Opowiadam się także za takim samym pluralizmem po stronie wykonawstwa z tym, że przyłączam się do tych głosów, które padły na pierwszym posiedzeniu, że jesteśmy za formułą nie burzenia tego co jest, tylko przekształcania i uzupełniania, i sądzimy, że tak jak to przez radio mój kolega Piórkowski /?/ miał okazję powiedzieć, że duża firma może istnieją one także za granicą, najlepiej jeśli zajmuje się stanem surowym, natomiast oby jak najszybciej powstawały jednostki spe<text:span text:style-name="T536">cj</text:span>alistyczne, małe, które podejmą się robót wykończeniowych,<text:s/><text:span text:style-name="T537">i</text:span>nstalacyjnych, nie wiem, dekarskich, wszelkich, otoczenia terenu itd.</text:p>
      <text:soft-page-break/>
      <text:p text:style-name="P538">To wszystko co miałem do powiedzenia. Przepraszam, jeśli przydługo, ale starałem się komplet możliwie użytecznych informacji pod dyskusję. Dziękuję.</text:p>
      <text:p text:style-name="P539"><text:span text:style-name="T540">Przewodniczący</text:span>:</text:p>
      <text:p text:style-name="P541">Dziękuję bardzo. Uprzejmie proszę o zebranie głosu pan<text:span text:style-name="T542">a</text:span><text:s/>Romana Nowickiego, przygotuje się pan M<text:span text:style-name="T543">a</text:span>rian Wyso<text:span text:style-name="T544">ck</text:span>i.</text:p>
      <text:p text:style-name="P545"><text:span text:style-name="T546">P. Roman Nowicki</text:span>:</text:p>
      <text:p text:style-name="P547">Przekażę dzisiaj państw kolejne materiały z obrad Rady Mieszkaniowej. Przepraszam, że nie dla wszystkich wystarczą te materiały, po prostu one dopiero schodzą z drukarni, mam 15 egzemplarzy, w miarę sprawiedliwie je podzielimy. Robię to z dwóch powodów, że ten drugi tom państwu przekazuję. Po pierwsze by<text:span text:style-name="T548">ć</text:span><text:s/>może, że znajdziecie coś interesującego i będzie można uzupełnić stan swojej wiedzy i poglądów na tematy budownictwa mieszkaniowego, ale robię też z pewnej chęci zilustrowania tezy, o której mówię od początku.</text:p>
      <text:p text:style-name="P549">Otóż w budownictwie mieszkaniowym prawie wszystko zostało już powiedziane i kolejny raz siebie i państwa zachęcam, żebyśmy rzeczywiście dużo uwagi w tej chwili na tym posiedzeniu i na przyszłym poświęcili działaniom. Działania są najważniejsze, trzeba coś zrobić, jakiś wyraźny krok do przodu, bo ilość wiedzy, którą mamy na temat klęski mieszkaniowej jest przeogromna w tej chwili. To jest pierwsza sprawa.</text:p>
      <text:p text:style-name="P550">Dlatego niech to posłuży jako pewna ilustracja.</text:p>
      <text:p text:style-name="P551">Aha, jeszcze jedna sprawa. Wiele osób tutaj siedzących na tej sali jest w Radzie Mieszkaniowej, w jej organizacji, w takim razie<text:s/><text:span text:style-name="T552">je</text:span>st to pewien wspólny dorobek. Bo jest pan Wysocki, jest pan Andrze<text:span text:style-name="T553">je</text:span>wski, jest pan Serwiński, jest pan Paszyński, jest OPZZ i jest<text:s/>„Solidarność”, są bezdomni. Nie ma decyzji, nie wiadomo co dalej będzie, ale, no tak, tak. To jest odrębny problem. Jest pan Jajszczyk, jest<text:s/>„Solidarność”, są związki zawodowe itd.</text:p>
      <text:p text:style-name="P554">Czyli to<text:s/><text:span text:style-name="T555">j</text:span>est dorobek tych ludzi, jest TUP, jest SARP, itd. To jest pierwsza kwestia. Proszę państwa, druga sprawa, jest taka, stoimy dzisiaj przed nadzwyczajnie trudnym zadaniem. Nie muszę państwu mówić, że przy takiej ogromnej wiedzy na temat sytuacji budownictwa mieszkaniowego dokonanie syntezy jest naprawdę bardzo ciężkim problemem. Chciałem powiedzieć, że już raz taki wysiłek został podjęty, znaczy może nie raz, ale w 1<text:span text:style-name="T556">9</text:span>87 r. przedstawiliśmy premierowi propozycję, żeby właśnie dokonać wielką syntezę, powiedzieć, jakichś jest kilka tematów, które powinny być nadzwyczajnie rozwiązane po to, żeby ruszyć budownictwo z miejsca. Doskonalmy później politykę, doskonalmy wiele inny<text:span text:style-name="T557">c</text:span>h elementów, ale ruszmy, bo na to czeka społeczeństwo. Ruszmy z miejsca.</text:p>
      <text:p text:style-name="P558">Taka synteza została dokonana, lepsza czy gorsza, ale Komitet Redakcyjny zachęcałbym, żeby jeszcze raz to ewentualnie przejrzał, to jest na 3 strony. Tutaj są załączone też materiały oryginalne, autorskie, dlatego tak to wygląda, trochę obszernie. Natomiast sama synteza jest na 3 stronach. T<text:span text:style-name="T559">a</text:span>m jest powiedziane co powinno być zrobione, by ruszyć z miejsca.</text:p>
      <text:p text:style-name="P560">Proszę przeczytać. W tym zespole,<text:s/><text:span text:style-name="T561">w</text:span><text:s/>którym miałem przyjemność kierować, był pan Paszyński, było wielu praktyków, byli wojewodowie, tak że prosiłbym. I w takim razie nie będę w szczegółach zabierał głosu, bo moje poglądy od 1<text:span text:style-name="T562">98</text:span>7 r. tutaj właściwie nie uległy specjalnie zmianie, niech to będzie potraktowane, panie przewodniczący, jako mój głos w dyskusji. Ja składam na piśmie, to co w 1980 r.<text:s/>było.</text:p>
      <text:p text:style-name="P563"><text:span text:style-name="T564">I</text:span>, proszę państwa, osta<text:span text:style-name="T565">t</text:span>nia sprawa. Zwrócę na nią uwagę, bowiem w szeregu spraw, które wymagają<text:s/><text:soft-page-break/>swojego rozwiązania, uzn<text:span text:style-name="T566">a</text:span>ję, że to jest w zasadzie chyba najważniejsza sprawa, to jest sprawa materiałów, i maszyn, i sprzętu dl<text:span text:style-name="T567">a</text:span><text:s/>budownictwa. Muszę wrócić do historii, chociaż żeśmy się umówili, że będziemy wracali tylko wtedy, kiedy jest konieczne. Ale pokazuję państwu, że ruchy są możliwe do przodu, tylko nie zawsze mamy do czynienia z dobrymi politykami gospodarczymi, nie chcą się dać przekonać.</text:p>
      <text:p text:style-name="P568">Ile lat walczymy o to, żeby zwolnić od podatku na te 10 lat? No, przecież<text:s/>„Solidarność”, OPZZ, Rada Mieszkaniowa - mówimy o tym od naprawdę bardzo wielu lat. Zawsze nam mówiono, że to jest niemożliwe. Nagle takie decyzje zostały podjęte, okazuje się, że są możliwe, ale zostały podjęte cząstkowo. Chciałem powiedzieć, że dalej się jąkamy w tych sprawach. W dalszym ciągu jak gdyby nie do końca ten temat rozgrywamy.</text:p>
      <text:p text:style-name="P569">Dlatego zgłaszam konkretny wniosek. Jeżeli w materiałach redakcyjnych, które będą, tę sprawę rozstrzygać, to jest bez wahań, do końca, że wszystkie materiały, surowce, wyroby dla budownictwa mieszkaniowego z nowych zakładów, ale i ze starych powinny być zwolnione na 10 lat z podatku dochodowego. Są tu przy tym stole tacy ludzie, którzy udowodnią rządowi, że to wcale się nie wiąże ze spadkiem wpływów do budżetu z różnych powodów, bo przecież to jest jeden z podatków, a podatków w ogóle jest ki<text:span text:style-name="T570">lk</text:span>a.</text:p>
      <text:p text:style-name="P571">Proszę państwa, taki ruch trzeba uczynić dlatego, że dzisiaj jest klęska. Nie mówimy o tym wyraźnie. Dzisiaj państwo, nie mówimy o budownictwie państwowym,<text:s/><text:span text:style-name="T572">t</text:span>utaj przy tym stole siedzą ludzie, którzy jak gdyby żyją W<text:span text:style-name="T573">a</text:span>rszaw<text:span text:style-name="T574">ą</text:span>, wielkimi ag<text:span text:style-name="T575">lo</text:span>merac<text:span text:style-name="T576">ja</text:span>mi, ale popatrzcie państwo, co się dzieje na wsi, co się dzieje w GS-ach. W ogóle nic nie ma. Sprawa łapówek stała się powszechną sprawą. Jest klęs<text:span text:style-name="T577">k</text:span>a, jeżeli chodzi o zaopatrzenie materiałowe. Musimy uczynić ruch<text:span text:style-name="T578">.</text:span><text:s/>Wszystko to co powiedział pan minister Mieczkowski, nie będzie miało znaczenia. Wszelkie zabawy w polityki, trochę tak, trochę tak, trochę to, jeżeli nie spowodujemy n<text:span text:style-name="T579">ad</text:span>zwycz<text:span text:style-name="T580">ajn</text:span>ego dopływu na rynek materiałów budowlanych.</text:p>
      <text:p text:style-name="P581">W takim razie wnioskuję, żeby - co to znaczy nowe zakłady? Popatrzcie, też na tę zabawę z tymi dziesięcioma latami zwolnieniem nowych zakładów. Przecież dzisiaj jest taka prawda, że istnieją uzbrojone zakłady, które mogą podwoić i potroić produkcję, które są świetnie do tego przygotowane, i ważniejsze są ruchy<text:s/><text:span text:style-name="T582">w</text:span><text:s/>ich zakładach starych, istnie<text:span text:style-name="T583">ją</text:span>cych, państwowych, prywatnych, spółdzie<text:span text:style-name="T584">lc</text:span>zych, niż to, że te nowe zakłady tworzymy. Mamy ogromne rezerwy niewykorzystane. I trzeba coś tutaj uczynić. Absolutnie, zdecydowanie i to jest ważna sprawa.</text:p>
      <text:p text:style-name="P585">Drugi wniosek konkretny. Proszę państwa, proponuję, żeby zapisać cyfrową wielkość,<text:s/><text:span text:style-name="T586">my</text:span>śmy raz już rząd w ten sposób próbowali złapać w tę pułapkę, tak<text:span text:style-name="T587"><text:s/>m</text:span>o<text:span text:style-name="T588">żn</text:span>a powiedzieć. To się nam nie bardzo udało. Komisja Planowania był<text:span text:style-name="T589">a</text:span><text:s/>n<text:span text:style-name="T590">ies</text:span>ubordyno<text:span text:style-name="T591">wa</text:span>na, jeżeli tak można powiedzieć. Zapisać, ile budownictwu jest potrzebne maszyn i sprzętu, i<text:s/>dopilnować, żeby te maszyny i sprzęt się znalazły, bo przecież to będzie gadulstwem, jeżeli tego nie zrobimy. Myś<text:span text:style-name="T592">m</text:span>y w Radzie Mieszkaniowej zapisali kiedyś, że budownictwo dla prostej reprodukcji potrzebuje 2 400 maszyn rocznie. Taka jest prawda.<text:s/><text:span text:style-name="T593">A</text:span><text:s/>otrzymuje 400 - 300 -<text:s/><text:span text:style-name="T594">5</text:span>00 maszyn. Jeden resort walczy o to, żeby były maszyny, a drugi eksportuje polskie maszyny na Zachód, a nas uszczęśliwia, do różnych krajów, a nas się uszczęś<text:span text:style-name="T595">li</text:span>wia maszynami rumuńskimi czy innymi maszynami, które są znacznie gorsze od polskich maszyn i urządzeń. Trzeba zabronić eksportu maszyn, jeżeli to będzie konieczne - budowlanych. Decyzje w sprawach budownictwa mieszkaniowego muszą być tego typu. I pozostawić to budownictwu. I zapisać, ile rocznie budownictwo powinno tych m<text:span text:style-name="T596">a</text:span>szyn<text:s/><text:soft-page-break/>otrzymywać i rząd ma mieć obowiązek te maszyny dostarczyć, bo to rozwali się całe wykonawstwo.</text:p>
      <text:p text:style-name="P597">I proszę państwa, jeszcze kwestia - zwolnić, j<text:span text:style-name="T598">a</text:span><text:s/>zaraz skoliozę, chwileczkę, zwolnić od cła wszystkie te maszyny, zdecydowanie wszystkie maszyny, urządzenia, które służą budownictwu, od cła w imporcie.<text:s/><text:span text:style-name="T599">I</text:span><text:s/>to w tym jednym dokumencie musi być zapisane wszystko, co robić dla budownictw<text:span text:style-name="T600">a</text:span>, maszyny, sprzęt, który przywożą z zagranicy niech służy bez żadnego cła.</text:p>
      <text:p text:style-name="P601">I ostatni wniosek konkretny, prosiłbym, wniosku<text:span text:style-name="T602">ję</text:span><text:s/>w imieniu moim, jak również pewnych grup, które reprezentuję na tej sali, żeby dokonać specjalnych zapisów w sprawach energoosz<text:span text:style-name="T603">cz</text:span>ędnego budownictw<text:span text:style-name="T604">a</text:span>, innego sposobu budowania w Polsce. Proszę państwa, jako szef spółki w tej chwili po przedsiębiorstwach, znakomicie są mi znane realia i to co<text:s/>się dzieje w kraju. Budowni<text:span text:style-name="T605">ct</text:span>wo niedługo nie będzie miało żadnego dopływu podstawowych surowców i materiałów dlatego, że my jesteśmy biedakami w budownictwie mieszkaniowym, natomiast firmy polonijne, zagraniczne, z kapitałem zagranicznym wykupują całe fabryki łącznie z ich produkcją i przeznaczają na inne cele.</text:p>
      <text:p text:style-name="P606">Przykładowo byłem<text:s/><text:span text:style-name="T607">w</text:span><text:s/>przemyśle drzewnym w Bieszczadach kilka dni temu, gdzie prosiłem, żeby załatwili mi kilka tysięcy, fabryka produkuje 100 tys. m<text:span text:style-name="T608">3</text:span><text:s/>drewna. Prosiłem o 2 - 3 tys., żeby z tego zbudować lekkie energooszczędne domki. Powiedzieli, że nie jestem żadnym partnerem dla nich, że to co tam się produkuje, 5 razy tyle płaci ile to jest warte, i to pojawiła się firma zagraniczna, która wykupuje cały zakład. O zapis też prosiłbym szczegółowy, żeby ze względu n<text:span text:style-name="T609">a</text:span><text:s/>konieczność zmiany mentalności sposobu patrzenia n<text:span text:style-name="T610">a<text:s/></text:span>budownictwo energoosz<text:span text:style-name="T611">cz</text:span>ędne, dokona<text:span text:style-name="T612">ć</text:span><text:s/>specjalnego zapisu, który będzie mówił na przykład, że producenci, którzy przeznaczą na energooszczędne budownictwo nowego typu w Polsce materiały i surowce, no nie wiem, będą zwolnieni z podatku dochodowego, ja często o tym mówię, ale mówię z punktu widzenia państwa, to nie jest sprawa, że państwo przegra n<text:span text:style-name="T613">a<text:s/></text:span>tym, bo to jest po prostu czysty zysk. Tylko tu muszą powstać ja<text:span text:style-name="T614">k</text:span>ieś decyzje nadzwyczajne.</text:p>
      <text:p text:style-name="P615">Dziękuję, panie przewodni<text:span text:style-name="T616">cz</text:span>ący.</text:p>
      <text:p text:style-name="P617"><text:span text:style-name="T618">Przewodniczący</text:span>:</text:p>
      <text:p text:style-name="P619">Dziękuję bardzo. Zgodnie z zapowiedzi<text:span text:style-name="T620">ą</text:span><text:s/>głos ma pan Mari<text:span text:style-name="T621">a</text:span>n Nowicki, przygotuje się pan Zbigniew Janowski.</text:p>
      <text:p text:style-name="P622"><text:span text:style-name="T623">P</text:span><text:span text:style-name="T624">.</text:span><text:span text:style-name="T625"><text:s/>Marian Nowicki<text:s/></text:span><text:span text:style-name="T626">-</text:span><text:span text:style-name="T627"><text:s/></text:span><text:span text:style-name="T628">M</text:span><text:span text:style-name="T629">arian W</text:span><text:span text:style-name="T630">ys</text:span><text:span text:style-name="T631">ocki</text:span><text:span text:style-name="T632">:</text:span></text:p>
      <text:p text:style-name="P633">Chciałbym na początku przeprosić pana przewodniczącego, zmieniliście mi nazwisko. Marian W<text:span text:style-name="T634">y</text:span>socki się nazywam.</text:p>
      <text:p text:style-name="P635">Jedna czy dwie na początek refleksje. Czytając dokumenty, obserwując, słuchając dyskusji taki wniosek nasuwa mi się. Powinniśmy bardziej pamiętać, że budownictwo mieszkaniowe to nie tylko aglomeracje. I nawet w dokumencie dzisi<text:span text:style-name="T636">aj,</text:span><text:s/>znaczy w tej propozycji przedłożonej dotyczącej polityki mieszkaniowej też przebija to miasto, budownictwo wie<text:span text:style-name="T637">lo</text:span>rodzinne. Jest bardzo duży obszar różnych innych form, w tym indywidualnego.</text:p>
      <text:p text:style-name="P638">I druga sprawa, nawet w tak zwięzłym dokumencie, jaki będziemy redagowali, wydaje mi się, że potrzebne są pewne potwierdzenia w<text:s/><text:span text:style-name="T639">t</text:span>ych odcinkach, elementach polityki czy działalności, które się sprawdzają, które trzeba konsekwentnie wdrażać, zaraz do tego powrócę.</text:p>
      <text:p text:style-name="P640">Gospodarka gruntami. Chciałem potwierdzić, że posiadanie aktualnych planów, sporządzonych według istniejących, obowiązu<text:span text:style-name="T641">ją</text:span>cych przepisów, według istniejącego ustawodawstwa prowadzona gospodarka<text:s/><text:soft-page-break/>gruntami jeśli jest konsekwen<text:span text:style-name="T642">tnie</text:span><text:s/>robiona, daje dobre efekty. Ja mówię w oparciu o doświadczenia ze swojego województwa. Nie chciałbym się chwalić, ale to bardzo dobra rzecz i jeśli konsekwentnie utrzymamy nawet te istniejące przepisy, one powinny dużo dobrego już robić. Przykładowo, nie mogliśmy pokonać bariery inwestorów budownictwa spó<text:span text:style-name="T643">łd</text:span>ziel<text:span text:style-name="T644">cz</text:span>ego w gminach, w ośrodkach gminnych.</text:p>
      <text:p text:style-name="P645">Chc<text:span text:style-name="T646">ą</text:span><text:s/>powiedzieć, że w ciągu roku powstało ich ponad 20 takich małych spółdzielni samodzielnych w gminach,<text:s/><text:span text:style-name="T647">a</text:span><text:s/>to<text:s/>dlatego, że zastały uporządkowane spr<text:span text:style-name="T648">a</text:span>wy terenowe, że można było przeznaczyć odpowiednią działk<text:span text:style-name="T649">ę</text:span><text:s/>i stało si<text:span text:style-name="T650">ę</text:span><text:s/>możliwe poprzez to, że powstał plan, zatwierdzony oczywiście, ogłoszony. To chciałbym potwierdzić, bo to jest bardzo istotne.</text:p>
      <text:p text:style-name="P651">Potwierdzam wypowiedź pana Mieszkowskiego co do terenów rolnych. Pracuję w wo<text:span text:style-name="T652">je</text:span>wództwie, które ma szczęście lub nieszczęście posiadać grunty<text:s/><text:span text:style-name="T653">w</text:span><text:s/>zdecydowanej przewadze<text:s/><text:span text:style-name="T654">I</text:span><text:s/>-<text:s/><text:span text:style-name="T655">III<text:s/></text:span>klasa. I i II jest tak bardzo dużo. To co się dzieje jest nieraz obłędem. Miasto, nieduże miasto na nasze warunki to jest zupełnie duże, nie może się rozwijać, ponieważ ma I i mało II i praktycznie niewiele można zrobić.</text:p>
      <text:p text:style-name="P656">Jest to sprawa zasadnicza i ta teza postawiona, aby te grunty traktować n<text:span text:style-name="T657">a</text:span><text:s/>zasadach ogólnych, zgodnie z planami uzgodnionymi, z rolnictwem przecież, z pionem rolnym, powinna być podkreślona. Nieco mniejsze są z gruntami leśnymi, ale tam jest mniejszy problem, jest trochę inna, tam trzeba było uporządkować działki. Mianowicie, są zakwalifikowane do leśnych lub l<text:span text:style-name="T658">e</text:span>śno-rolnych, lub leśno-różnych i też tego nie możne dotknąć. Żenujący niedawno był fakt, 0,3 ha trzeba było dla oczyszczalni ścieków, były to takie krzaki po prostu, nic tam nie było, ale zakwali<text:span text:style-name="T659">fi</text:span>kowane jako las, 4-krotnie podchodziliśmy do Ministra jeszcze wtedy Leśnictwa w sprawach oczywistych i zupełnych<text:span text:style-name="T660">.</text:span></text:p>
      <text:p text:style-name="P661">Uzbrojenie terenów. W moim przekonaniu, może ja posiadam złe informacje, ale jest jeszcze dalej niejasność, kto płaci<text:s/><text:span text:style-name="T662">za</text:span><text:s/>czyje tereny i uzbrojenie terenów. Chodzi mi na przykład o sprawę spół<text:span text:style-name="T663">d</text:span>zie<text:span text:style-name="T664">lc</text:span>zości mieszkaniowej oraz innych inwestorów. Może ja mówię tutaj, jestem niezorientowany do końc<text:span text:style-name="T665">a</text:span>, ale panuje przekonanie, że Rada Narodowa finansuje,<text:s/><text:span text:style-name="T666">a</text:span><text:s/>inni korzystają. To powinno być bardzo<text:s/><text:span text:style-name="T667">je</text:span>dnoznacznie określone. W moim przekonaniu urząd miasta czy Rada Narodowa nie może być dobrym ojczulkiem i pokrywać koszty inwestorom w tej postaci. To powinno być jasno określone i sprecyzowane. Dopóki tego nie będzie, wytwarza się w radach wyraźny opór przy przekazywaniu, przy wykupie, uzbr<text:span text:style-name="T668">aja</text:span>niu i przekazywaniu terenów.</text:p>
      <text:p text:style-name="P669">Materiały i wyroby. W moim przekonaniu, znaczy nie jestem przekonany, że uda nam się zapisy wprowadzić szczegółowe do materiałów. Przecież nasz materiał ma być krótki. Proponowałbym, aby zobowiązać do podjęcia wszelkich decyzji, jakie tylko są możliwe, znalezienie wszelkich jakikolwiek powiedziałbym mechanizmów, aby uruchomić i aby zwiększyć produkcję wyrobów. Jest to klucz do sprawy, oczywiście jest parę takich kluczy, ale ten jest jednym z najważniejszych. Budownictwo<text:s/><text:span text:style-name="T670">je</text:span>dnorodzinne oraz budownictwo w formach organizowanych, małych na przykład, byłoby znacznie większe, gdyby można było kupić materiał.</text:p>
      <text:p text:style-name="P671">Tu przyłączam si<text:span text:style-name="T672">ę</text:span><text:s/>do pan<text:span text:style-name="T673">a</text:span><text:s/>Nowickiego, że to co się dzieje, jest wręcz nieprzyzwoite. I to w dużych, i w małych mie<text:span text:style-name="T674">js</text:span>cowościach. I tu bym nawet nie formułował jakie, jakieś szczegóły, po prostu wszystko musi być zrobione,<text:s/><text:span text:style-name="T675">a</text:span>by si<text:span text:style-name="T676">ę<text:s/></text:span>wreszcie pojawiły. I dotyczy to, bo my często spłycamy sprawę. Nie dotyczy to materiałów ściennych. Nie powinno dotyczyć to spraw, które może rozwiązać rzemieślnik, nawet kocioł centralnego ogrzewania. Dotyczy to instalacyjnych,<text:s/><text:span text:style-name="T677">po</text:span>kry<text:span text:style-name="T678">c</text:span>iowych, wyposażenia. Jeśli tego nie będzie, to<text:s/><text:soft-page-break/>jakiekolwiek zasady nic nie dadzą. Bo jeśli my nakręcimy koniunkturę inwestorską, to się zrobi jeszcze gorszy bałagan po prostu. Natomiast podrywa się ruch budowlanych indywidualnych, proszę zobaczyć w Garwolinie, jak się jedzie t<text:span text:style-name="T679">a</text:span>m obok, wyznaczono na podmokłych zresztą terenach duży obszar pod indywidualne budownictwo, tam się ludzie zawijają w tej chwili. Kiedy tylko przejeżdżam obok, to widzę pracujących, materiały, oczywiście radość ich jest teraz, dopóki będą wznosili stany surowe, to tak na marginesie, później dopiero zaczną się poważniejsze kłopoty.</text:p>
      <text:p text:style-name="P680">Jak powiadam, powinniśmy uniknąć tego, że nakręcimy inwestorski ruch i stanie to wszystko w połowie.</text:p>
      <text:p text:style-name="P681">Sprawa kadr.<text:s/><text:span text:style-name="T682">M</text:span>ogę potwierdzić tylko, z architektami jest rzeczywiście, zamojskie tu nie zostało wymienione, jest sytuacja bardzo trudna i nie zrozumiałem tej uwagi o nomenk<text:span text:style-name="T683">lat</text:span>ur<text:span text:style-name="T684">ac</text:span>h n<text:span text:style-name="T685">a</text:span><text:s/>przykład, ale to jest sprawa po prostu znalezienia ludzi. Poszukiwania nie ma. W Biurze Planowania Przestrzennego w Zamościu, w wojewódzkim biurze w tej chwili nie wiem czy pracu<text:span text:style-name="T686">je</text:span><text:s/>jeden czy w ogó<text:span text:style-name="T687">le</text:span><text:s/>nie ma architekta, dlatego że architekt odszedł do innej pracy, nie jestem pewien.<text:s/><text:span text:style-name="T688">A</text:span>le nawet jeśli jest jeden architekt, cóż to jest? Oczywiście, mamy architektów kilkunastu w PKZ-cie, jest,<text:s/><text:span text:style-name="T689">k</text:span>ilku założyło swoje prywatne lub spółki,<text:span text:style-name="T690"><text:s/></text:span>firmy projek<text:span text:style-name="T691">to</text:span>we, bardzo dobrze zresztą, ale nie na w urzędzie, w Biurze P<text:span text:style-name="T692">la</text:span>nowania.</text:p>
      <text:p text:style-name="P693">Spr<text:span text:style-name="T694">a</text:span>wa kadr w budownictwie - powiem tak, dopóki nie uporządkuje si<text:span text:style-name="T695">ę</text:span><text:s/>sprawy zaopatrzenia, nawet w odniesieniu<text:s/>do przedsiębior<text:span text:style-name="T696">st</text:span>w państwowych i spółdzielczych, i innych, dopót<text:span text:style-name="T697">y</text:span><text:s/>poważny człowiek nie chce naprawdę pracować w wykonawstwie budowlanym, to jest już ten fakt..., bo nie mówię o innych.</text:p>
      <text:p text:style-name="P698">Sprawa pluralizmu form rea<text:span text:style-name="T699">li</text:span>zacyjnych. Tylko potwierdzam, i wydaje mi się, że tu powinno być<text:s/><text:span text:style-name="T700">ja</text:span>sne stwierdzenie, jednym zdaniem, także przyłączałbym się do poglądu,<text:s/><text:span text:style-name="T701">n</text:span>ie formułujmy likwidowania kombinatów czy jakichś innych form, tylko popierania wszystkiego co może powstać, bo ja też, ja nie jestem zwolennikiem kombinatów, ale jeśli dobrze fun<text:span text:style-name="T702">k</text:span>c<text:span text:style-name="T703">j</text:span>onuje, jeśli działa, po co go niszczyć? Zresztą co to da? Tylko stratę.</text:p>
      <text:p text:style-name="P704">Sprawa budownictwa indywidualnego - myślę, że w tym punkcie powinniśmy bardzo właśnie wyraźnie określić, że jest to jeśli nie kluczowa, to podstawowa forma realizacyjna i powinniśmy zrobić wszystko poprzez stwarzanie warunków, aby to budownictwo funk<text:span text:style-name="T705">cjo</text:span>nowało. Wydaje się, że mamy niedobry pogląd, że miasto nawet<text:s/><text:span text:style-name="T706">10</text:span>0-<text:span text:style-name="T707">t</text:span>ysięczne musi mieć wieżowce. To jest nieporozumienie. Tym bardziej budowanie dużych obiektów, wysokich budynków w miastach poniżej 100 t<text:span text:style-name="T708">ys</text:span>. to jest kiedyś ktoś zażartował, przepraszam, że przedłużam, ale przypomniała mi się taka dykteryjka, właściwie historia prawdziwa, otóż w jednym z miast właśnie wielkości 50 tys. zafundowano pro<text:span text:style-name="T709">j</text:span>ekt dla 5 czy 6,<text:s/><text:span text:style-name="T710">11</text:span>-kondygnacyjnych budynków. W Warszawie to są średniowysokie, a tam to są w ogóle pierwsze. Uczestniczyłem w tej rozmowie, m<text:span text:style-name="T711">ó</text:span>wię - rzeczywiście, czy wyście zwariowali? Po co to wam? Przecież to koszt eksp<text:span text:style-name="T712">lo</text:span>atacyjny później,<text:s/>nawet jeśli w inwestycyjny nie wkładacie swojej złotówki, to później to utrzymać trzeba.<text:s/><text:span text:style-name="T713">A</text:span><text:s/>przecież to będzie miasto utrzymywało. No<text:s/>więc<text:s/>toczyliśmy głupie dyskusje, wyjaśnienia, w końcu któryś powiedział pół-żartem, półserio, no do cholery, nasze dzieci też powinny popróbować jeździć windami, tak jak w dużych ośrodkach. Było to poczucie, że duże miasto to duże domy. Nie wiem czy to w materiałach naszych, jeśli chodzi o budownictwo indywidualne, zwiększenie jego w miastach, czy byłoby właściwe, ale bym proponował też taki zapis.</text:p>
      <text:p text:style-name="P714">Dzięku<text:span text:style-name="T715">je</text:span><text:s/>bardzo.</text:p>
      <text:p text:style-name="P716"><text:span text:style-name="T717">Przewodnicząc</text:span><text:span text:style-name="T718">y</text:span>:</text:p>
      <text:soft-page-break/>
      <text:p text:style-name="P719">Głos ma obecnie pan przewodniczący Zbigniew Janowski, a następnie myślę, że jako ostatni przed przerwą pan dyrektor<text:s/><text:span text:style-name="T720">W</text:span>iktor Piwkow<text:span text:style-name="T721">sk</text:span>i.</text:p>
      <text:p text:style-name="P722"><text:span text:style-name="T723">P. Zbigniew Janowski - Współprzewodnicz</text:span><text:span text:style-name="T724">ą</text:span><text:span text:style-name="T725">cy</text:span>:</text:p>
      <text:p text:style-name="P726">Proszę państwa, j<text:span text:style-name="T727">e</text:span><text:s/>spróbuję<text:s/><text:span text:style-name="T728">w</text:span><text:s/>krótkich zdaniach z<text:span text:style-name="T729">ają</text:span>ć<text:s/>się kadrami,<text:s/><text:span text:style-name="T730">p</text:span>rob<text:span text:style-name="T731">l</text:span>emami kadrowymi w budownictwie. Otóż n<text:span text:style-name="T732">a</text:span>szym zdaniem kadra w budownictwie jest to jeden z najsłabszych elementów tego procesu i może się tak zdarzyć, że będziemy mieć pieniądze, tereny, ma<text:span text:style-name="T733">s</text:span>zyny i wszystko co jest potrzebne do zbudowania mieszkania, natomiast nie będzie miał kto tego zrobić.</text:p>
      <text:p text:style-name="P734">Dlatego ten problem jest ważny i powinniśmy też w kilku punktach odnieść się do niego we wnioskach, które będą wypływały z naszego<text:s/>„stolika”.</text:p>
      <text:p text:style-name="P735">Jakie sprawy powodują, że dzisiaj ludzie odpływają z budownictwa? Bo jest to pro<text:span text:style-name="T736">ce</text:span>s ciągły, niektórzy twierdzą, że procentowo nie odbiegamy od innych branż, natomiast jeśli chodzi o fachowców, tych, którzy powinni w budownictwie zostać, to w zasadzie robotników<text:s/><text:span text:style-name="T737">p</text:span>ełnowartoś<text:span text:style-name="T738">ci</text:span>owych, kwa<text:span text:style-name="T739">lifi</text:span>kowanych odpływa około 75% ze wszystkich ludzi, którzy zmieniają pracę. Nie byłoby w tyra nic strasznego, gdyby oni przechodząc do rzemiosła dalej pracowali n<text:span text:style-name="T740">a</text:span><text:s/>rzecz pomnażania<text:s/><text:span text:style-name="T741">i</text:span>lości mieszkań, natomiast bardzo często przechodzą do innych sektorów, albo do usług, nie zawsze ma to później odbicie we wzroście ilości mieszkań.</text:p>
      <text:p text:style-name="P742">Odej<text:span text:style-name="T743">ś</text:span>cia są powodowane też złym stanem płac w budownictwie, a przede wszyst<text:span text:style-name="T744">k</text:span>i<text:span text:style-name="T745">m</text:span><text:s/>pewnymi tutaj ograniczeniami ze strony rządu.</text:p>
      <text:p text:style-name="P746">Z badań, z analiz w krajach so<text:span text:style-name="T747">cja</text:span>listycznych i w krajach zachodnich, ja<text:s/><text:span text:style-name="T748">m</text:span>a<text:span text:style-name="T749">m</text:span><text:s/>tu kilkanaście wykresów, które zrobiono na ten właśnie użytek wynika, że budowlani<text:s/>średnio od 4 do 10 punktów więcej zarabiają od przemysłu, przyjmując jako 100 płace w przemyśle. Natomiast w naszej Polsce jest to poniżej<text:s/><text:span text:style-name="T750">1</text:span>00% i te nożyce się rozwierają, szczególnie w końcówce ubiegłego roku. Złe warunki pracy, złe warunki płacy, braki materiałowe,<text:s/>zła organizacja<text:s/>pracy, a także i błędy w pro<text:span text:style-name="T751">je</text:span>ktowaniu powodują, że ludzie nie mogą zarobić, w związku z tym nie bardzo chcą w budownictwie pracować. I to jest też jeden z powodów, który powoduje, że ludzie odchodzą.</text:p>
      <text:p text:style-name="P752">Do tego jest zła struktura w budownictwie, ponieważ odchodzą robotnicy w większości, coraz większy procent udział ma administra<text:span text:style-name="T753">cj</text:span>a. I to jest spowodowane nie tylko tym, że przedsiębiorstwa nie chcą tego zmieniać, ale tu właśnie pewne przepisy powodują, że<text:s/><text:span text:style-name="T754">-</text:span><text:s/>pewne przepisy i sytuacja w kraju powodują, że tych ludzi w administra<text:span text:style-name="T755">cj</text:span>i jest coraz więc<text:span text:style-name="T756">ej,</text:span><text:s/>chociażby służby zaopatrzenia, które w tej chwili są bardzo rozbudowywane, przy... ja to mówiłem na komisji sejmowej, ale tutaj pozwolę sobie jeszcze to powtórzyć raz, że tylko do 15 lutego firmy musiały oddać około 60 różnego rodzaju różnych sprawozdań.</text:p>
      <text:p text:style-name="P757">I chcę w<text:span text:style-name="T758">a</text:span>m powiedzieć, że wczoraj dotarła do mni<text:span text:style-name="T759">e</text:span><text:s/><text:span text:style-name="T760">j</text:span>eszcz<text:span text:style-name="T761">e</text:span><text:s/>jedno sprawozdanie, które na koniec roku był uprzejmy p<text:span text:style-name="T762">a</text:span>n prezes GUS-u wydać, jest to sprawozdanie - 2 strony - odnośnie strajków w przedsiębiorstwach. Komu to jest potrzebne - nie wiem, bo Służby Bezpieczeństwa dadzą to bardzo szybko i nie trzeba będzie do tego angażować dodatkowych ludzi. Tak że jeszcze jedne osoba być może będzie do tego zatrudniona.</text:p>
      <text:p text:style-name="P763">To powoduje właśnie, że jest utrzymywana administrac<text:span text:style-name="T764">ja,<text:s/></text:span>że utrzymywana<text:s/><text:span text:style-name="T765">je</text:span>st administrac<text:span text:style-name="T766">ja</text:span><text:s/>w księgowości i w innych działach w tych, w których możne najwięcej zaoszczędzić, a pieniądze przeznaczyć dla ludzi.</text:p>
      <text:soft-page-break/>
      <text:p text:style-name="P767">Gdzie firmy oszczędzają? Najczęściej oszczędzają właśnie w służbach bhp-owskich, w służbach socjalnych, i innych, bo tam najłatwiej to wszystko zrobić, jak również oszczędzają też na tym, aby te warunki nie były, znaczy oszczędzają, często nie mają możliwości inn<text:span text:style-name="T768">ej,</text:span><text:s/>bo taka jest sytuacja, natomiast tam się da najłatwiej zaoszczędzić.</text:p>
      <text:p text:style-name="P769"><text:span text:style-name="T770">I</text:span><text:s/>chciałbym tutaj jeszcze przytoczyć pewne sprawy, mówiliśmy o sprawie szkolnictwa zawodowego i to od szkoły zawodowej po wyższą uczelnię. Ja zgadzam się, że na wyższych uczelniach póki co nie brakuje chętnych, choci<text:span text:style-name="T771">a</text:span>ż coraz więcej,<text:s/><text:span text:style-name="T772">t</text:span>ak jak było powiedziane, jest pań, a jak jest z paniami, szczególnie w tym początkowym okresie, i na budowach, to wszyscy wiemy i w jaki sposób mogą one prawidłowo prowadzić budowę.</text:p>
      <text:p text:style-name="P773">Natomiast brakuje, naszym zdaniem, w programach szkół wyższych tutaj i ekonomiki, i organizacji, i wszystkich tych spraw, które są potrzebne bezpośrednio na budowie. Ja chcę powiedzieć, że po skończeniu szkoły byłem przygotowany do innej działalności, na pewno nie gospodarczej. W<text:span text:style-name="T774">s</text:span>zys<text:span text:style-name="T775">tk</text:span>iego można się było nauczyć, wyliczyć, tylko j<text:span text:style-name="T776">a</text:span>k to praktycznie zrobić i jak wyglądają niektóre rzeczy, które teoretycznie nam przedstawiono, nie miał nam kto tego pokazać. Tu jest najważnie<text:span text:style-name="T777">js</text:span>za<text:s/><text:span text:style-name="T778">t</text:span>a sprawa praktyk zawodowych, które muszą<text:s/><text:span text:style-name="T779">w</text:span><text:s/>zupełnie inny sposób przebiegać,<text:s/>które muszą przygotowywać przyszłych inżynierów do pracy zawodowej, bo niestety, w naszym kraju inżynier nie jest jeszcze tak traktowany jak w innych krajach, gdzie on powinien spełniać inne role. Natomiast u nas jest w produkcji i on musi być przygotowany do pracy bezpośrednio na budowie.</text:p>
      <text:p text:style-name="P780">Tutaj jest jeszcze jeden temat, oczywiście szkoły zawodowe, jeszcze chciałbym kilka zdań, w szkołach zawodowych, zresztą pan minister powiedział, ile jest uczniów, a ilu zostaje później w produkcji. Jest to bardzo niepokojące. Co powoduje taką sytuację naszym zdaniem? Otóż społeczeństwo bardzo krytycznie ocenia budowlanych przez pryzmat ilości oddawanych mieszkań i jakości oddawanych mieszkań. Tutaj szczególnie wtóruje im<text:s/><text:span text:style-name="T781">w</text:span><text:s/><text:span text:style-name="T782">t</text:span>ym prasa, radio i telewizja, która znalazła sobie i to chciałbym podkreślić, za przyzwo<text:span text:style-name="T783">le</text:span>niem kogoś ważnego w tym kraju, bo oni nie robią tego tam spontanicznie, chłopca do bicia z budownictwa.<text:s/>I rząd próbuje na budowlanych złożyć całkowitą odpowiedzialność za brak organizacji, za brak kierowania, za nieumiejętność kierowania procesem inwestycyjnym w budownictwie.</text:p>
      <text:p text:style-name="P784">Zwracam się tutaj szczególnie do prasy i do tych wszystkich, którzy w najbliższym czasie będą pisać o budowlanych, być może nawet źle, bo najłatwiej si<text:span text:style-name="T785">ę</text:span><text:s/>to robi, jeżeli jakieś aferki może wyciągnąć, żeby przypomnieli sobie stwierdzenie, tutaj dygresja, jeszcze byłego ministra budownictwa, który mówił, że budowlani, że Pan Bóg stworzył ziemię, a wszystko co na tej ziemi stworzyli budowl<text:span text:style-name="T786">a</text:span>ni. To, co widzimy wokół, samo się nie stworzyło. I gdy będziecie<text:s/>źle pisać o budowlanych, to o tym pamiętajcie. Jest to naprawdę ze szkodą dla dużych rzeszy budowlanych, którzy uczciwie pracują, odbudowali ten kraj w tym ostatnim 40-leciu. A budownictwo jest takie, jak cała gospodarka i niewiele potrafimy zmienić w budownictwie, jeżeli nie zmienią się systemy w tym kraju, gospodarcze systemy.</text:p>
      <text:p text:style-name="P787">Ja sobie tutaj przygotowałem kilka wniosków na ten temat, postaram się je przedstawić zespołowi,<text:span text:style-name="T788"><text:s/></text:span>który będzie pracował, ale teraz chciałbym je państwu przeczytać pod rozwagę.</text:p>
      <text:p text:style-name="P789">Otóż chciałbym wnioskować, aby w najbliższym czasie zlikwidowano wszelkie formy limitowania wynagrodzeń w budownictwie mieszkaniowym. I to w tym, które ma statutowo budować mieszkania, jak również te przedsiębior<text:span text:style-name="T790">st</text:span>wa, które statutowo się budownictwem nie zajmują, ale budują mieszkania. I za<text:s/><text:soft-page-break/>tę część produkcji powinny mieć zwolnione limitowanie wynagrodzeń.</text:p>
      <text:p text:style-name="P791">Winniś<text:span text:style-name="T792">m</text:span>y upowszechnić, jakieś pytania? To chętnie odpowiem. Upowszechnić powinniśmy zespołowe formy wynagradzania i tutaj trzeba by wz<text:span text:style-name="T793">m</text:span>ocnić to pre<text:span text:style-name="T794">fe</text:span>renc<text:span text:style-name="T795">ja</text:span>mi podatkowymi dla przełamania konserwatyzmu w organizacji pracy, bo największy opór jest wśród właśnie zarządów przedsiębiorstw, w tym temacie, ponieważ boją się, że będzie duża grupa administracji ze względu na taką politykę musiała odejść, bo będzie niepotrzebna tym brygadom do normalnej pracy.</text:p>
      <text:p text:style-name="P796">Trzeba by, wnioskuję tutaj, aby zlikwidować co najmniej połowę obowiązu<text:span text:style-name="T797">ją</text:span>cych sprawozdań, zwłaszcza GUS-owskich, i uprościć formalne<text:s/><text:span text:style-name="T798">w</text:span>ymogi dokumentacji przedsiębiorstwa.</text:p>
      <text:p text:style-name="P799">Chciałbym tutaj wnioskować również, aby być może przy państwowym nadzorze budowlanym, może przy jakiejś innej organizacji, utworzyć służbę inspekcji b<text:span text:style-name="T800">h</text:span>p w budownictwie i tę służbą proponowałbym też ściśle powiązać ze związkami z<text:span text:style-name="T801">a</text:span>wodowymi<text:span text:style-name="T802">.</text:span></text:p>
      <text:p text:style-name="P803">Dostos<text:span text:style-name="T804">o</text:span>wać programy kształcenia kadry, o tym mówiłem, zwłaszcza w szkołach wyższych, dla potrzeb praktyki.</text:p>
      <text:p text:style-name="P805">Podjąć także działania d<text:span text:style-name="T806">la</text:span><text:s/>stabilizacji kadry budownictwa mieszkaniowego w wielkich ag<text:span text:style-name="T807">lo</text:span>merac<text:span text:style-name="T808">ja</text:span>ch, tworząc<text:s/><text:span text:style-name="T809">z</text:span><text:s/>niej rodzaj raczej służb miejskich przez zapewnienie preferencji mieszkaniowych w budownictwie komunalnym w drodze umów cywilno-prawnych czy inaczej. Jeżeli byśmy przeanalizowali właśnie problemy budowlanych, problemy w dużych aglomeracjach, w Warszawie czy w innych, to okazuje si<text:span text:style-name="T810">ę</text:span>, że większość zatrudnionych w budownictwie mieszka w hotelach. Swego czasu mieli obiecane, że po iluś tam latach otrzymają mieszkania. 10 - 12 lat od tego czasu minęło, oni się postarzeli, są rozbite rodziny, i nikt nie wywiązał się ze zobowiązań, które d<text:span text:style-name="T811">a</text:span>ł tak zwanym budowniczym stolicy.<text:s/><text:span text:style-name="T812">A</text:span><text:s/>tak kiedyś było.</text:p>
      <text:p text:style-name="P813">Proponowałbym, aby ten problem rozwiązać. W<text:span text:style-name="T814">a</text:span>runki w hotelach są różne, ale szczególnie<text:s/><text:span text:style-name="T815">w</text:span><text:s/>warszawskich hotelach są nienajlepsze i ci ludzie mieszkają po prostu w b<text:span text:style-name="T816">a</text:span>rdzo złych warunkach.</text:p>
      <text:p text:style-name="P817">Podjąć działani<text:span text:style-name="T818">a</text:span><text:s/>podwyższa<text:span text:style-name="T819">ją</text:span>ce prestiż społeczny pracy w budownictwie i tutaj chciałbym apelować, aby - na skand<text:span text:style-name="T820">a</text:span>l już z<text:span text:style-name="T821">ak</text:span>raw<text:span text:style-name="T822">ająca</text:span><text:s/>spraw<text:span text:style-name="T823">a</text:span>, odznaczenia zasłużonych dla polskiego budownict<text:span text:style-name="T824">wa</text:span><text:s/>została wreszcie skierowan<text:span text:style-name="T825">a</text:span><text:s/>do Sejmu i aby odb<text:span text:style-name="T826">l</text:span>okować t<text:span text:style-name="T827">ę</text:span><text:s/>sprawę w jak najbliższym czasie. Naprawdę budowlani zasługują na takie odznaczenie, tym bardziej,<text:s/><text:span text:style-name="T828">ż</text:span>e ma być to odznaczenie honorowe, które nie<text:s/>będzie si<text:span text:style-name="T829">ę</text:span><text:s/>wiązało z dodatkowymi wyd<text:span text:style-name="T830">a</text:span>t<text:span text:style-name="T831">ka</text:span>mi dla pa<text:span text:style-name="T832">ńs</text:span>twa.</text:p>
      <text:p text:style-name="P833">Dziękuj<text:span text:style-name="T834">e</text:span><text:s/>bardzo.</text:p>
      <text:p text:style-name="P835"><text:span text:style-name="T836">Przewodniczący</text:span>:</text:p>
      <text:p text:style-name="P837">Dziękuję bardzo. Zgodnie z zapowiedzią, głos ma pan dyrektor Wiktor Piwkowski.</text:p>
      <text:p text:style-name="P838"><text:span text:style-name="T839">P. dyr. Wikt</text:span><text:span text:style-name="T840">or</text:span><text:span text:style-name="T841"><text:s/>Piwkowski</text:span>:</text:p>
      <text:p text:style-name="P842">Ja chciałbym si<text:span text:style-name="T843">ę</text:span><text:s/>skoncentrować krótko, ponieważ przerwa jest tuż za mną, n<text:span text:style-name="T844">a</text:span><text:s/>temacie związanym z rozwojem produkcji materiałów i wyrobów dla budownictwo, postaram się również wyprowadzić wniosek z tego swojego wywodu.</text:p>
      <text:p text:style-name="P845">Otóż po pierwsze, chcę zwrócić uwagę, że pan prof. Andrzejewski na jednej z poprzednich sesji<text:s/><text:span text:style-name="T846">z</text:span>wrócił uwagę no to, że warunki, w j<text:span text:style-name="T847">a</text:span>kich jest rozwiązywany problem m<text:span text:style-name="T848">iesz</text:span>kaniowy, nie są trwałe, nie są identyczne.<text:s/><text:span text:style-name="T849">I</text:span><text:s/>w tej wypowiedzi pana profesora było podkreślenie, iż po 1995<text:s/><text:span text:style-name="T850">r.</text:span>,<text:span text:style-name="T851"><text:s/>a</text:span><text:s/>n<text:span text:style-name="T852">a</text:span>wet tuż przed nim pojawi si<text:span text:style-name="T853">ę</text:span><text:s/>zjawisko powrotu wyżu demogr<text:span text:style-name="T854">afi</text:span>czne<text:span text:style-name="T855">go.</text:span></text:p>
      <text:p text:style-name="P856">Ja chcę zwrócić na d<text:span text:style-name="T857">r</text:span>ugi element, który pojawi si<text:span text:style-name="T858">ę<text:s/></text:span>mniej więcej w tym samym czasie. Będzie to element<text:s/><text:soft-page-break/>nowy w budownictwie mies<text:span text:style-name="T859">zk</text:span>aniowym, a może nie tyle nowy, co bardzo silny, będzie on w<text:span text:style-name="T860">i</text:span>ązał si<text:span text:style-name="T861">ę</text:span><text:s/>z likwidacją narastającej od lat luki remontowej i ze zmianą podejścia do problemu gospodarki energetyki w budownictwie. Ten drugi czynnik, który tutaj staram się przedstawić, spowoduje kilka pochodnych.</text:p>
      <text:p text:style-name="P862">Pierwszą z nich będzie oczywiście zmiana struktury wydatków, czyli mniej środków będzie można przeznaczać n<text:span text:style-name="T863">a<text:s/></text:span>budownictwo nowe, ponieważ konkurencją dla niego będzie<text:s/><text:span text:style-name="T864">problem</text:span><text:s/>moderniz<text:span text:style-name="T865">a</text:span>cyjno-re<text:span text:style-name="T866">m</text:span>on<text:span text:style-name="T867">to</text:span>w<text:span text:style-name="T868">y</text:span>.</text:p>
      <text:p text:style-name="P869">P<text:span text:style-name="T870">o</text:span><text:s/>drugie, zmieni to zjawisko strukturę materiałową, która bę<text:span text:style-name="T871">d</text:span>zie w budownictwie musiała być zastosowana.<text:s/>Wzrosną niepomiernie potrzeby n<text:span text:style-name="T872">a</text:span><text:s/>materiały<text:s/><text:span text:style-name="T873">te</text:span>rmoizo<text:span text:style-name="T874">la</text:span>cy<text:span text:style-name="T875">jn</text:span>e, jak również na materiały, raczej wyroby instalacyjne<text:s/><text:span text:style-name="T876">z</text:span>wi<text:span text:style-name="T877">ąz</text:span>a<text:span text:style-name="T878">ne</text:span><text:s/><text:span text:style-name="T879">z</text:span><text:s/>nowoczesną techniką inst<text:span text:style-name="T880">a</text:span>lacyjną<text:span text:style-name="T881">.</text:span></text:p>
      <text:p text:style-name="P882">Byłem wytwórcą wielu programów rządowych, programów rozwoju tej dziedziny. Na<text:span text:style-name="T883">to</text:span>mia<text:span text:style-name="T884">st</text:span><text:s/>muszę,<text:s/><text:span text:style-name="T885">t</text:span>utaj skorzystam nawet z tego tekstu, kt<text:span text:style-name="T886">ó</text:span>ry p<text:span text:style-name="T887">an</text:span><text:s/>red<text:span text:style-name="T888">ak</text:span>tor Paszyński wygłosił, korzystam również z opowi<text:span text:style-name="T889">ad</text:span>ania innego redaktora, który mi powiedział tak, różnica między programem a samolotem bojowym polega na tym, że jedno i drugie trzeba bez przer<text:span text:style-name="T890">w</text:span>y<text:span text:style-name="T891"><text:s/></text:span>doskonalić, natomiast samolot bojowy musi latać. Więc te programy, które układaliśmy, oczywiście nie wystartowały nigdy. Zwracam uw<text:span text:style-name="T892">a</text:span>g<text:span text:style-name="T893">ę</text:span><text:s/>na to co powiedział pan minister Mieszkowski o ostatnim programie z 1<text:span text:style-name="T894">9</text:span>86 r.<text:span text:style-name="T895">,</text:span><text:s/>który nie rozpoczynał nawet realizow<text:span text:style-name="T896">a</text:span>ć<text:span text:style-name="T897">.</text:span><text:s/>Zwracam na ten dr<text:span text:style-name="T898">a</text:span>ma<text:span text:style-name="T899">tyz</text:span>m<text:s/><text:span text:style-name="T900">u</text:span>wagę, ponieważ te wszystkie programy były obarczone jedną wadą. One mianowicie nie dawały instrumentów ich realizacji. One były programami analiz i ocen, i postulató<text:span text:style-name="T901">w,</text:span><text:s/>natomiast w momencie, kiedy dochodziliśmy do instrumenta<text:span text:style-name="T902">li</text:span>za<text:span text:style-name="T903">cj</text:span>i, kończyło się to na tzw. systemie roszczeń inw<text:span text:style-name="T904">es</text:span>tycy<text:span text:style-name="T905">jn</text:span>ych. To grzęzł<text:span text:style-name="T906">o</text:span><text:s/>w tym momencie.</text:p>
      <text:p text:style-name="P907">Mówi<text:span text:style-name="T908">ę</text:span><text:s/>o tych programach w tej chwili dlatego, że chciałbym podkreślić pojawienie si<text:span text:style-name="T909">ę</text:span><text:s/>nowej siły, która może zrealizować rozwój produkcji materiałów i wyrobów dl<text:span text:style-name="T910">a</text:span><text:s/>budownictwa,<text:s/><text:span text:style-name="T911">a</text:span><text:s/>nie progr<text:span text:style-name="T912">a</text:span>m, czyli to o czym właśnie pan redaktor był uprzejmy powiedzieć.</text:p>
      <text:p text:style-name="P913">Tymi siłami są siły kapitało<text:span text:style-name="T914">w</text:span>e. W wyniku tych naszych<text:span text:style-name="T915"><text:s/></text:span>wieloletnich zresztą postulatów powstały d<text:span text:style-name="T916">w</text:span>a fundusze, mianowicie fundusz zmian strukturalnych w przemyśle i fundusz rozwoju budownictwo mieszkaniowego, natomiast jest to kapitał państwowy,<text:s/><text:span text:style-name="T917">st</text:span>worzony w r<text:span text:style-name="T918">ę</text:span>kach państwa, natomiast<text:s/>kapitał<text:s/><text:span text:style-name="T919">p</text:span>r<text:span text:style-name="T920">z</text:span>e<text:span text:style-name="T921">d</text:span>się<text:span text:style-name="T922">b</text:span>iors<text:span text:style-name="T923">tw</text:span><text:s/>tworzy<text:s/><text:span text:style-name="T924">w</text:span><text:s/><text:span text:style-name="T925">p</text:span>ewn<text:span text:style-name="T926">y</text:span>m stopniu, i to<text:s/><text:span text:style-name="T927">m</text:span>oim zdaniem dosyć narast<text:span text:style-name="T928">aj</text:span>ącym<text:span text:style-name="T929">,</text:span><text:s/>system<text:s/><text:span text:style-name="T930">poda</text:span>tk<text:span text:style-name="T931">o</text:span>wy<text:span text:style-name="T932">.</text:span><text:s/>Ten<text:span text:style-name="T933">,</text:span><text:s/>o którym mówił pan m<text:span text:style-name="T934">i</text:span>nis<text:span text:style-name="T935">te</text:span>r Mieszkow<text:span text:style-name="T936">sk</text:span>i<text:span text:style-name="T937">.</text:span></text:p>
      <text:p text:style-name="P938">Natomiast niedobrze jest, że ten kapitał państwow<text:span text:style-name="T939">y,<text:s/></text:span>celowy kapit<text:span text:style-name="T940">a</text:span>ł nie jest wykorzystywan<text:span text:style-name="T941">y,</text:span><text:s/>j<text:span text:style-name="T942">a</text:span>k<text:s/><text:span text:style-name="T943">d</text:span>o<text:span text:style-name="T944">tąd,</text:span><text:s/>d<text:span text:style-name="T945">la<text:s/></text:span>ro<text:span text:style-name="T946">zw</text:span>o<text:span text:style-name="T947">j</text:span>u tej produkcji.</text:p>
      <text:p text:style-name="P948">Fundusz z<text:span text:style-name="T949">m</text:span>ian strukturalnych w przemyśle poszedł swoją<text:span text:style-name="T950"><text:s/></text:span>drogą, natomiast fundusz rozwoju budownictwa mieszkaniowego jeszcze nie na po prostu swojej figury ani prawnej, ani merytoryczne<text:span text:style-name="T951">j.</text:span></text:p>
      <text:p text:style-name="P952">M<text:span text:style-name="T953">ó</text:span>wi<text:span text:style-name="T954">ę</text:span><text:s/>w tym momencie o tych funduszach dlatego, że jeżeli ma<text:span text:style-name="T955">m</text:span>y uzyskać powodzenie w rozwoju produkcji materiałów i wyrobów dl<text:span text:style-name="T956">a</text:span><text:s/>budownictwa, to wielkie nadzieje wiąże<text:span text:style-name="T957"><text:s/></text:span>raz z istnieniem tych kapitałów,<text:s/><text:span text:style-name="T958">a</text:span><text:s/>dwa - z koniecznością<text:span text:style-name="T959">,<text:s/></text:span>j<text:span text:style-name="T960">a</text:span>k najszybszego powołania banku, o którym tut<text:span text:style-name="T961">a</text:span>j wielokrotnie jest mowa i nazywamy go tutaj różnie, ponieważ te kapitały powinny być skoncentrowane w banku i poprzez po<text:span text:style-name="T962">li</text:span>tykę bankową, odpowiednią politykę inwestycyjną banku, nie państw<text:span text:style-name="T963">a</text:span>, odpowiednio oddziaływać na rozwój określonych dziedzin w produkcji materiałów i wyrobów.</text:p>
      <text:p text:style-name="P964">Jeżeli mam odpowiedzieć na pytanie, jakie to są dziedziny, one wiążą się z tym co powiedziałem n<text:span text:style-name="T965">a</text:span><text:s/>samym początku, otóż ze zmianą struktury zapotrzebowanie materiałowego i mogę wymienić tut<text:span text:style-name="T966">a</text:span>j<text:s/><text:soft-page-break/>materiały termoizolac<text:span text:style-name="T967">yj</text:span>ne, bardzo aktywnie w których trzeba rozwoju dokonać, następnie ceramika budowlan<text:span text:style-name="T968">a</text:span>, nowoczesna ceramika budowlana, lekkie odmiany betonu komórkowego i cała grupa m<text:span text:style-name="T969">at</text:span>eriałów instalacyjnych<text:s/>zwi<text:span text:style-name="T970">ąz</text:span>anych m.in. z termoregul<text:span text:style-name="T971">acją</text:span>.</text:p>
      <text:p text:style-name="P972">Tutaj, moim zdaniem, popr<text:span text:style-name="T973">ze</text:span>z interwenc<text:span text:style-name="T974">jo</text:span>nizm tego kapitału powinna nastąpić dynamiczna i przy tym to słowo dynamizm ma tutaj pozytywne znaczenie, b<text:span text:style-name="T975">a</text:span>za rozwoju tych właśnie strategicznych materiałów i wyrobów. Czyli kończąc tą sekwencję na banku i jego roli wykorzystu<text:span text:style-name="T976">ją</text:span>cego ten istniejący już kapit<text:span text:style-name="T977">a</text:span>ł, który może niestety przecieknąć nam przez palce, jeżeli bank go nie przejmie i nie spożytkuje prawid<text:span text:style-name="T978">ło</text:span>w<text:span text:style-name="T979">o</text:span>.</text:p>
      <text:p text:style-name="P980"><text:span text:style-name="T981">I</text:span><text:s/>drugą, i ostatnią część mojej wypowiedzi chciałbym poświęcić fetyszom, bo zgadzam si<text:span text:style-name="T982">ę</text:span><text:s/>z panem, że fetyszyz<text:span text:style-name="T983">acja<text:s/></text:span>osiągnęła u nas rozmiary już apokalipsy. Natomiast fetysze te pojawiają się w wielu miejscach.<text:s/><text:span text:style-name="T984">I</text:span><text:s/>tak, n<text:span text:style-name="T985">a</text:span><text:s/>przykład mówimy o tym, że drobna wytwórczość bardzo może rozwiązać wiele naszych problemów. Ona oczywiście może rozwiązać wiele problemów, ale istnieje to dziedzina wielkiej produkcji przemysłowej, o której mówiłem przed chwilą, której t<text:span text:style-name="T986">e</text:span><text:s/>drobna wytwórczość nie rozwiąże.</text:p>
      <text:p text:style-name="P987">Posłużę się przykładem. Ceramika budowlana. Jeżeli my w tej chwili produkujemy<text:s/><text:span text:style-name="T988">3</text:span><text:s/>mld jednostek ceramicznych rocznie, to mniej więcej odpowiada naszym potrzebom w granicach około 2/3, czyli powinniśmy produkowa<text:span text:style-name="T989">ć</text:span><text:s/>przy zwiększonym zapotrzebowaniu oczywiście, do czego zmierzają nasze obrady, około 4,5 mld jednostek ceramicznych.<text:s/><text:span text:style-name="T990">I</text:span><text:s/>teraz proszę zwrócić uwagę, najnowocześniejszy zakład ceramiki w Polsce, jaki jest w Zesławic<text:span text:style-name="T991">a</text:span>ch pod Krakowe<text:span text:style-name="T992">m</text:span>, zużywa 270 kcal ciepła n<text:span text:style-name="T993">a</text:span><text:s/>kilogram wyrobu. Cegielnia wiejska zużywa 1 300 kcal n<text:span text:style-name="T994">a<text:s/></text:span>kg wyrobu, a europejski poziom w tej dziedzinie wynosi 500 kcal n<text:span text:style-name="T995">a</text:span><text:s/>kilogram<text:s/><text:span text:style-name="T996">w</text:span>yrob<text:span text:style-name="T997">u.</text:span><text:s/>Jeżeli za<text:span text:style-name="T998">t</text:span>em te 1,5 mld c<text:span text:style-name="T999">h</text:span>cieliby<text:span text:style-name="T1000">ś</text:span>my uzyskać<text:s/><text:span text:style-name="T1001">w</text:span><text:s/>t<text:span text:style-name="T1002">ej</text:span><text:s/>grupie drobnej wytwórczośc<text:span text:style-name="T1003">i,<text:s/></text:span>proszę<text:s/><text:span text:style-name="T1004">z</text:span>robi<text:span text:style-name="T1005">ć</text:span><text:s/>sobie w domu rachunki, będ<text:span text:style-name="T1006">ą</text:span><text:s/>problemy z ilości<text:span text:style-name="T1007">ą<text:s/></text:span>zer. Oczywiście, że t<text:span text:style-name="T1008">a</text:span>k, ale zmierzam do tego, że powinniśmy bardzo mocno zrestrukturyzować przemysł ceramiki budowlanej, ponieważ wyrobem tym najprostszym nikt sprawy tutaj nie posuniemy do przodu, tym bardziej, że ceramika budowlana<text:span text:style-name="T1009"><text:s/></text:span>stanowi w tej chwili, stanowi jeden z trzech materiałów<text:s/><text:span text:style-name="T1010">te</text:span>r<text:span text:style-name="T1011">moizolacyjnyc</text:span>h.</text:p>
      <text:p text:style-name="P1012">Jeżeli ja mówi<text:span text:style-name="T1013">ę</text:span><text:s/>o ceramice budowlanej, mówią o pustakach... 0,65... taką strukturę ściany, która b<text:span text:style-name="T1014">ę</text:span>dzie odpowiadała wymaganiom norm ochrony cieplnej. Nie odpowie na to już cegła zwykła, czy n<text:span text:style-name="T1015">a</text:span>wet cegła<text:s/>„k<text:span text:style-name="T1016">r</text:span>atówka”<text:span text:style-name="T1017">.</text:span></text:p>
      <text:p text:style-name="P1018">Drugi fetysz, jest to sprawa technologii w budownictwie, oczywiście nie wy<text:span text:style-name="T1019">st</text:span>ępuję tu jako obrońca technologii wielkopły<text:span text:style-name="T1020">to</text:span>wych, natomiast chcę skorzystać z tego gremium i złożyć oświadczenie, dobrze że to rejestruje to urządzenie moją wypowiedź, jako dyrektor Centralnego Ośrodka<text:s/><text:span text:style-name="T1021">B</text:span>ad<text:span text:style-name="T1022">a</text:span>wczo-<text:s/><text:span text:style-name="T1023">P</text:span>rojek<text:span text:style-name="T1024">to</text:span>wego Budownictwa Ogólnego na Wierzbow<text:span text:style-name="T1025">ej</text:span>, która jest synonimem technologii wie<text:span text:style-name="T1026">lk</text:span>opłytowej. Wszyscy z Wierzbową wiążą technologią w<text:span text:style-name="T1027">ielk</text:span>opłytową,<text:s/><text:span text:style-name="T1028">j</text:span>ak<text:s/><text:span text:style-name="T1029">a</text:span>men z pacierzem.</text:p>
      <text:p text:style-name="P1030">Oświadczam wobec i poproszę o uwagę teraz,<text:s/><text:span text:style-name="T1031">ż</text:span>e po 199<text:span text:style-name="T1032">0</text:span><text:s/>r. Wierzbowa absolutnie nie b<text:span text:style-name="T1033">ę</text:span>dzie się zajmowała doskonaleniem technologii wie<text:span text:style-name="T1034">lk</text:span>opłytowej. Nie, chwileczkę. N<text:span text:style-name="T1035">i</text:span>e będzie się zajmowała doskona<text:span text:style-name="T1036">le</text:span>niem, bo technologii wielkopłytowych nie da si<text:span text:style-name="T1037">ę</text:span><text:s/>udoskonalić. One<text:s/><text:span text:style-name="T1038">m</text:span>og<text:span text:style-name="T1039">ą</text:span><text:s/>być tylko, proszą zwrócić uwagę n<text:span text:style-name="T1040">a</text:span><text:s/>to, one<text:s/><text:span text:style-name="T1041">m</text:span>ogą być tylko bardziej dobrze wykonywane, czyli muszą być jakościowo dobrze wykonywane,<text:s/>a sk<text:span text:style-name="T1042">ą</text:span>d si<text:span text:style-name="T1043">ę</text:span><text:s/>wzi<text:span text:style-name="T1044">ęł</text:span>y technologie w<text:span text:style-name="T1045">ielk</text:span>opłytowe? Technologie wie<text:span text:style-name="T1046">lk</text:span>opłytowe wzi<text:span text:style-name="T1047">ęł</text:span>y<text:s/><text:span text:style-name="T1048">s</text:span>i<text:span text:style-name="T1049">ę</text:span><text:s/>stąd<text:span text:style-name="T1050">,</text:span><text:s/><text:span text:style-name="T1051">że</text:span><text:s/>rozwiązywano przy ich użyc<text:span text:style-name="T1052">i</text:span>u masow<text:span text:style-name="T1053">e</text:span><text:s/>b<text:span text:style-name="T1054">udow</text:span>ni<text:span text:style-name="T1055">ct</text:span>wo o niewysokim st<text:span text:style-name="T1056">a</text:span>ndardzie.<text:s/><text:span text:style-name="T1057">A</text:span><text:s/>z<text:span text:style-name="T1058">a</text:span>te<text:span text:style-name="T1059">m<text:s/></text:span>jeżeli chcemy rozwiązać masowe budownictwo o niewysokim<text:s/>st<text:span text:style-name="T1060">a</text:span>ndardzie<text:span text:style-name="T1061">,</text:span><text:s/>to musim<text:span text:style-name="T1062">y</text:span><text:s/>i tworzywo stosować z pewnymi ograniczeniami<text:span text:style-name="T1063">.</text:span><text:s/>Jeżeli będziemy chcieli zrobić dobrą architektonicznie robot<text:span text:style-name="T1064">ę</text:span><text:s/>i wykonać bardzo dobry<text:s/><text:soft-page-break/>obiekt, niestety, musimy stosować inne technologie.</text:p>
      <text:p text:style-name="P1065">Dlatego też moja przewrotna, że tak powiem, teza o nie zajmowaniu si<text:span text:style-name="T1066">ę</text:span><text:s/>tym doskona<text:span text:style-name="T1067">le</text:span>niem techno<text:span text:style-name="T1068">lo</text:span>giami zmierza do tego, że one powinny po prostu być bardzo dobrze wykonywane technicznie i stosowane n<text:span text:style-name="T1069">a</text:span><text:s/>skalę, n<text:span text:style-name="T1070">a</text:span><text:s/>jaką będzie na nie zapotrzebowanie, a nie ustawienia tej technologii j<text:span text:style-name="T1071">a</text:span>ko czegoś, co jest fetyszem.</text:p>
      <text:p text:style-name="P1072">Przytoczę tutaj państwu ciekawostkę. V Plenum Komitetu Centralnego PZPR w roku 1972, które zajmowało się wielkim<text:s/>„gierkowskim”<text:s/>programem budownictwa mieszkaniowego, było to wielkie gremium polityczne w kraju, wydało wyrok na technologię wielkiego bloku. Ma<text:span text:style-name="T1073">m</text:span><text:s/>tutaj bibułę<text:span text:style-name="T1074">,</text:span><text:s/>przy sobie, materiały z tego Plenum. A<text:span text:style-name="T1075">le</text:span><text:s/>teraz przynieść tutaj t<text:span text:style-name="T1076">a</text:span>ką bibułę to też<text:s/><text:span text:style-name="T1077">je</text:span>st już prob<text:span text:style-name="T1078">le</text:span>m.</text:p>
      <text:p text:style-name="P1079">I teraz do czego zmierzam? Wyro<text:span text:style-name="T1080">k</text:span><text:s/>by<text:span text:style-name="T1081">ł</text:span><text:s/>ewidentnie zapisany, była teza, że należy zlikwidować technologię wie<text:span text:style-name="T1082">l</text:span>koblokow<text:span text:style-name="T1083">ą</text:span><text:s/>do końca i zastąpić ją technologią wie<text:span text:style-name="T1084">lk</text:span>opłytową.<text:s/>I teraz są tu wśr<text:span text:style-name="T1085">ó</text:span>d nas architekci, proszę zwrócić uwagę, wielki blok się obronił sam, niszczony tezą polityczną, innymi tam jeszcze systemami, wie<text:span text:style-name="T1086">lk</text:span>i blok pozostał i wszyscy<text:s/>architekci chętnie sięgają po to tworzywo, bo ono po prostu d<text:span text:style-name="T1087">aje</text:span><text:s/>pewne moż<text:span text:style-name="T1088">li</text:span>w<text:span text:style-name="T1089">ości.</text:span></text:p>
      <text:p text:style-name="P1090"><text:span text:style-name="T1091">I</text:span><text:s/>tym, tą opowiastką o wielkim bloku poczynając od technologii, wychodząc od technologii chcę stwierdzić, nie politycy decydują o technologiach, nie powinni politycy decydować, a dajmy tym technologiom żyć na takim poziomie, w jakim one będą zapotrzebowane i będą kupowane. I niech się martwią tym technicy i przedsiębiorcy, a nie politycy.</text:p>
      <text:p text:style-name="P1092">Druga sprawa, trzecia sprawa, to jest kombinaty budownictwa mieszkaniowego. Oczywiście, wypowiadając się w radio musi<text:span text:style-name="T1093">a</text:span>łem walczyć z moim przeciwnikiem, jakim był redaktor A<text:span text:style-name="T1094">le</text:span>ksandrowicz, który naplótł w<text:s/>„Sztandarze Młodych”<text:s/>głupstw tak dużo, że trzeba było tam w jakiś sposób<text:s/>ripostow<text:span text:style-name="T1095">a</text:span>ć. Natomiast czy kombinaty są złem czy dobrem? Proszę zwrócić uwag<text:span text:style-name="T1096">ę</text:span>, zrobiliśmy analizę francuskiego budownictwo na<text:span text:style-name="T1097"><text:s/></text:span>potrzeby mo<text:span text:style-name="T1098">je</text:span>j dzisiejszej wypowiedzi. W<text:span text:style-name="T1099">e</text:span><text:s/>francuskim budownictwie ostatnich latach pojawiła się następująca tendencja - 20% tego budownictwa jest skupiona w rękach potężnych dużych przedsiębiorstw budowlanych, 8<text:span text:style-name="T1100">0</text:span>% stanowią absolutnie drobne<text:s/>„przedsi<text:span text:style-name="T1101">ę</text:span>biorstewka”. To są często brygady takie poruszające się. Natomiast zjawisko polega n<text:span text:style-name="T1102">a</text:span><text:s/>tym, że został wycięty cały środek, czyli nie ma, jak gdyby ubyło tych średnich wielkości przedsiębiorstw, które zostały wchłonięte w części przez te wielkie organizacje, a w części<text:s/><text:span text:style-name="T1103">z</text:span>aglomerowane w maleństwa.</text:p>
      <text:p text:style-name="P1104">Jak<text:span text:style-name="T1105">a</text:span><text:s/>jest sytuacja w Polsce? W Polsce jest mniej więcej stosunek 50 do 50; bo 50% powierzchni budownictwa wykonuje si<text:span text:style-name="T1106">ę</text:span><text:s/>w<text:s/><text:span text:style-name="T1107">je</text:span>dnorodzinnym budownictwie, z czego większość na<text:s/>wsi, i ta<text:span text:style-name="T1108">m</text:span><text:s/><text:span text:style-name="T1109">ż</text:span>a<text:span text:style-name="T1110">d</text:span>ne duże przedsiębiorstwo nie bierze uczestnictwa w ty<text:span text:style-name="T1111">m</text:span>, natomiast to wielkie miejskie budownictwo jest wykonywane przez kombinaty, z reguły lub przez duże organizacje budowlane i to można taką proporcj<text:span text:style-name="T1112">ę</text:span><text:s/>wyprowadzić.</text:p>
      <text:p text:style-name="P1113">Natomiast do czego zmierzam?<text:s/><text:span text:style-name="T1114">Z</text:span><text:s/>tą sprawą kombi<text:span text:style-name="T1115">n</text:span>atów, zmierzam do tego, że kombinaty są pochodną formacji inwestorskiej. Jeżeli jest duży inwestor, który ma duże place budów, on prowoku<text:span text:style-name="T1116">je</text:span><text:s/>istnienie dużych zakładów i duży inwestor zawsze w<text:span text:style-name="T1117">yt</text:span>worzy duże organizacje budowlane. Natomiast nie b<text:span text:style-name="T1118">ę</text:span>dę już wnikał w szczegóły, w jaki sposób można nie dopuszczać do tej sytuacji i mam tu jeden wniosek, złem w tej chwili,<text:s/><text:span text:style-name="T1119">w</text:span><text:s/>tej strukturze jest moim zdaniem związanie kombinatów z fabrykami domów, t<text:span text:style-name="T1120">a</text:span>k zwanymi.<text:s/><text:span text:style-name="T1121">T</text:span>o r<text:span text:style-name="T1122">o</text:span>dzi moim zdaniem kompleks, który powoduje wiele nieprawidłowości. I moim zdaniem prawidłową polityką<text:s/><text:soft-page-break/>podatkową należy ten układ rozbić, czyli podzielić budownictwo od przemysłu pref<text:span text:style-name="T1123">ab</text:span>r<text:span text:style-name="T1124">yk</text:span>atów b<text:span text:style-name="T1125">eto</text:span>now<text:span text:style-name="T1126">yc</text:span>h.</text:p>
      <text:p text:style-name="P1127">I wreszcie będzie pr<text:span text:style-name="T1128">ze</text:span>rwa.</text:p>
      <text:p text:style-name="P1129">Dziękuję bardzo.</text:p>
      <text:p text:style-name="P1130"><text:span text:style-name="T1131">Przewodniczący</text:span><text:span text:style-name="T1132">:</text:span></text:p>
      <text:p text:style-name="P1133">Chwileczkę. Zakończenie było wspaniałe. Przerwa<text:s/><text:span text:style-name="T1134">bę</text:span>dzie, ale zanim będzie, chciałbym jeszcze gorąco prosić pana dyrektora Piwkowskiego, bo mówił o miliardach jednostek, a potem zużycie energii podał od kilograma, braku<text:span text:style-name="T1135">je</text:span><text:s/><text:span text:style-name="T1136">ja</text:span>kie<text:span text:style-name="T1137">jś<text:s/></text:span>danej, jak przejść z jednostek no ki<text:span text:style-name="T1138">lo</text:span>gramy, b<text:span text:style-name="T1139">o</text:span><text:s/>to są d<text:span text:style-name="T1140">la<text:s/></text:span>różnych asortymentów różne sprawy, t<text:span text:style-name="T1141">a</text:span>k że<text:s/><text:span text:style-name="T1142">n</text:span>ie ro<text:span text:style-name="T1143">z</text:span>wiążemy tego bez tej danej.</text:p>
      <text:p text:style-name="P1144">Drug<text:span text:style-name="T1145">a</text:span><text:s/>sprawa, chciałbym powiedzieć, że dzisiaj w audycji przed godz. 7 rano dużo czasu poświęcono naszym<text:s/>dzisiejszym obradom i apel był jeden, żebyśmy właśnie pomyśleli o zmianie technologii, która<text:s/><text:span text:style-name="T1146">w</text:span><text:s/>tej chwili nie jest energooszczędną, która traci wiele ciepła przez mury, która przez okn<text:span text:style-name="T1147">a</text:span><text:s/>traci wiele spraw, itd. A<text:span text:style-name="T1148">l</text:span>e doskonały był ten komentarz<text:s/><text:span text:style-name="T1149">w</text:span><text:s/>części końcowej, ci redaktorzy prowadzący tę audycję z nami wiążą wszystkie nadzieje, że my dzisiaj cz<text:span text:style-name="T1150">y</text:span><text:s/><text:span text:style-name="T1151">w</text:span><text:s/>najbliższych dniach tę sprawę rozwiążemy i właśnie pan dyrektor Piwkowski tu cieszy się bardzo, że troch<text:span text:style-name="T1152">ę<text:s/></text:span>stycznie do tych tematów.</text:p>
      <text:p text:style-name="P1153">I ostatnia sprawa, żeby, proszę państwa, ja chciałbym prosić państwa, aby w chwilach bezsenności pomyśleć, na przyszły czwartek, czy n<text:span text:style-name="T1154">a</text:span><text:s/>przyszły piątek o takim problemie,<text:s/><text:span text:style-name="T1155">je</text:span>żeli jesteśmy w gronie budowlanych, to widzimy świat przez budownictwo, szczególnie mieszkaniowe. Jeżeli jesteśmy w gronie elektroników, cały świat jest<text:s/>zelektronizow<text:span text:style-name="T1156">a</text:span>ny, łącznie z satelitami,<text:s/><text:span text:style-name="T1157">a</text:span>ntenami itd., bez tego gospodarka ani kroku nie ruszy, co jest też pewną prawdą. Jeżeli je<text:span text:style-name="T1158">s</text:span>teśmy w świecie górników,<text:s/><text:span text:style-name="T1159">b</text:span>ez węgla i energii świat nie będzie istniał, jeśli jesteśmy w świecie hutników, i t<text:span text:style-name="T1160">a</text:span>k dalej, i tak dalej. I ja nawet usłyszałem w ostatnim tygodniu, jeżeli nie będziemy budować dróg, to nie dojedziemy, itd., itd. Byłem na<text:s/>zjeździe<text:s/>sanitarnych inżynierów, którzy powiedzieli - jeżeliby sanitarnych i<text:span text:style-name="T1161">n</text:span>żynierów nie było, to życie w miastach i w większych osiedlach byłoby absolutnie niemożliwe.<text:s/><text:span text:style-name="T1162">I</text:span><text:s/>też mają swoją rację.</text:p>
      <text:p text:style-name="P1163">Otóż, właśnie, właśnie, otóż ja mam taką gorącą prośbę,<text:span text:style-name="T1164"><text:s/></text:span>żeby albo<text:s/><text:span text:style-name="T1165">w</text:span><text:s/>toku dyskusji, albo w toku przemyśleń rozwiązać<text:s/>tak<text:span text:style-name="T1166">ą</text:span><text:s/>sprawę, my<text:s/><text:span text:style-name="T1167">mus</text:span>imy poddać naszemu zespołowi n<text:span text:style-name="T1168">a</text:span>sze przemy<text:span text:style-name="T1169">ś</text:span>lenia i będziemy chy<text:span text:style-name="T1170">b</text:span>a b<text:span text:style-name="T1171">a</text:span>rd<text:span text:style-name="T1172">zo</text:span><text:s/><text:span text:style-name="T1173">moc</text:span>no walczy<text:span text:style-name="T1174">ć</text:span><text:s/>o poprawę<text:s/><text:span text:style-name="T1175">sytuacj</text:span>i<text:s/><text:span text:style-name="T1176">w</text:span><text:s/>z<text:span text:style-name="T1177">a</text:span>kresie<text:s/><text:span text:style-name="T1178">budow</text:span>ni<text:span text:style-name="T1179">ct</text:span>wa mie<text:span text:style-name="T1180">sz</text:span>kaniowego i to jest nie tylko obowiązkiem,<text:s/><text:span text:style-name="T1181">a</text:span>le absolutną kategoryczną społeczną potrzebą, żądaniem<text:span text:style-name="T1182">.</text:span><text:s/><text:span text:style-name="T1183">T</text:span>o nie jest już potrzeba, to jest kategor<text:span text:style-name="T1184">yc</text:span>zny wymóg, z tym jednak, że jak ja w różnych gronach, w tym i sejmowych, i gdzie indziej, tę sprawę podnoszę, to zawsze mi zadają takie pytanie: kosztem czego? J<text:span text:style-name="T1185">a</text:span><text:s/>kierowałem 13 lat uczelnią, i miałem 8, a potem 9 wydziałów.<text:s/><text:span text:style-name="T1186">I</text:span><text:s/>j<text:span text:style-name="T1187">a</text:span><text:s/>sobie też postanowiłem, że te nowoczesne wydziały muszę trochę wesprzeć nie tylko z powodu, że nowe, ale z powodu, że te nowe b<text:span text:style-name="T1188">ył</text:span>y bardzo potrzebne gospodarce narodowej.<text:s/><text:span text:style-name="T1189">I</text:span><text:s/>zrobiłem to. Musz<text:span text:style-name="T1190">ę</text:span><text:s/>powiedzie<text:span text:style-name="T1191">ć</text:span>, że pod koniec kadencji cierpiałem dlatego, że w tym czasie te niektóre inne pozostały mi<text:s/><text:span text:style-name="T1192">w</text:span><text:s/>tyle i powiedzie<text:span text:style-name="T1193">li</text:span><text:s/>- oto jest wynik twojej polityki.</text:p>
      <text:p text:style-name="P1194">Otóż czy ta gospodarka narodowa nie jest naczyniem połączonym, i ja głoszę z trybuny sejmowej taką tezę, no właśnie, rzeczywiście, ale rzeczywiście to tak jest, to ja głoszę taką tezę, to jest rządowy program poprawy budownictwa mieszkaniowego,<text:s/><text:span text:style-name="T1195">a</text:span><text:s/>nie program resortowy<text:span text:style-name="T1196">.</text:span><text:s/>Tu musi współpracować wiele gałęzi gospodarki narodowej, jeśli mamy to uzdrowić.</text:p>
      <text:p text:style-name="P1197"><text:span text:style-name="T1198">I</text:span><text:s/>ech<text:span text:style-name="T1199">o</text:span><text:s/>tego nie<text:s/><text:span text:style-name="T1200">je</text:span>st w tej chwili klarowne albo mnie się zdaje, że ono dojrzewa.<text:s/><text:span text:style-name="T1201">I</text:span><text:s/>jest to problem n<text:span text:style-name="T1202">at</text:span>ury ekonomic<text:span text:style-name="T1203">z</text:span>no-<text:span text:style-name="T1204">filo</text:span>zo<text:span text:style-name="T1205">fi</text:span>czne<text:span text:style-name="T1206">j</text:span>, jak t<text:span text:style-name="T1207">ę</text:span><text:s/>gospodarką narodową, a nie ty<text:span text:style-name="T1208">lko</text:span><text:s/>budow<text:span text:style-name="T1209">la</text:span>ną prowadzić, żeby w tak<text:s/><text:soft-page-break/>zwanym mi<text:span text:style-name="T1210">ęd</text:span>zyczasie, nie ma takiego polskiego słowa, nie podupadła jakakolwiek inna dziedzina. J<text:span text:style-name="T1211">a</text:span><text:s/>mam taką swoją odpowiedź, że my bardzo dużo możemy zrobić, tylko musimy chcieć zrobić. Jeżeli chcieć, to musimy tworzyć warunki i musimy naprawdę wkładać dużo osobistej energii. I jeżeli tego nie będzie, to żadne statusy, regulaminy, dodatkowe dokumenty tego nie rozwiążą. Ażeby chcieć, to naprawdę musimy to społeczeństwo zjednać dla sprawy i mieć je pomocne.</text:p>
      <text:p text:style-name="P1212">Dzięku<text:span text:style-name="T1213">ję.</text:span></text:p>
      <text:p text:style-name="P1214">Obecnie ogłaszam 15<text:span text:style-name="T1215">-</text:span>minutą przerwę.</text:p>
      <text:p text:style-name="P1216"/>
      <text:p text:style-name="P1217">/Przerwa/.</text:p>
      <text:p text:style-name="P1218"/>
      <text:p text:style-name="P1219"><text:span text:style-name="T1220">/</text:span>Po przerwie/.</text:p>
      <text:p text:style-name="P1221"/>
      <text:p text:style-name="P1222"><text:span text:style-name="T1223">Przewodnicząc</text:span><text:span text:style-name="T1224">y</text:span>:</text:p>
      <text:p text:style-name="P1225">Przekazuję przewodnictwo panu przewodniczącemu Zbigniewowi Janowskiemu.</text:p>
      <text:p text:style-name="P1226">Bardzo proszę.</text:p>
      <text:p text:style-name="P1227"><text:span text:style-name="T1228">Pr</text:span><text:span text:style-name="T1229">zewod</text:span><text:span text:style-name="T1230">ni</text:span><text:span text:style-name="T1231">c</text:span><text:span text:style-name="T1232">zą</text:span><text:span text:style-name="T1233">cy Zbigniew Janowski</text:span>:</text:p>
      <text:p text:style-name="P1234">Dziękuję bardzo. Jeszcze raz mam prośbę<text:span text:style-name="T1235">,</text:span><text:s/>ponieważ czas niestety nieubłaganie leci, a mamy dzisiaj 18 mów<text:span text:style-name="T1236">c</text:span>ów już się zapisało do głosu, z tego 5 zabrało głos, żeby skończyć w granicach godziny<text:s/><text:span text:style-name="T1237">1</text:span>6, proponu<text:span text:style-name="T1238">ję</text:span>,<text:s/><text:span text:style-name="T1239">a</text:span>by ten wniosek, który padł pierwszy, aby mówić bardzo krótko z wnioskami, aby go przes<text:span text:style-name="T1240">tr</text:span>zegać.</text:p>
      <text:p text:style-name="P1241">Jako kolejny mówca prosił o głos pan Janusz Bielak, a do głosu przygotuje się pan Łukasiewicz. Pan Bogdan Łukasiewicz. Proszę bardzo<text:span text:style-name="T1242">.</text:span></text:p>
      <text:p text:style-name="P1243"><text:span text:style-name="T1244">P</text:span><text:span text:style-name="T1245">.</text:span><text:span text:style-name="T1246"><text:s/>Janusz Bielak</text:span>:</text:p>
      <text:p text:style-name="P1247">Panie Przewodniczący! Szanowni Państwo! Chciałbym p<text:span text:style-name="T1248">o</text:span>ruszyć następujący problem, trochę może inaczej widziany, widzący pewne sprawy. Mianowicie, wspólne zagadnienia, wspólne zagadnienie powstaje z takich punktów ujemnych w dotychczasowym podziale dyskusji, pluralizm form organizacyjnych, organizacja kierowania procesem inwestyc<text:span text:style-name="T1249">yjn</text:span>ym, gospodarka terenami, uzbrojenia i wznoszenie obiektów. To wszystko razem ma wspólny punkt.</text:p>
      <text:p text:style-name="P1250">Otóż je<text:span text:style-name="T1251">ż</text:span>eli chodzi o sprawę architektów, poruszoną przez jednego z przedmówców, widziałbym ją jako szybsz<text:span text:style-name="T1252">ą<text:s/></text:span>do rozwiązania nie z pozycji akcentowania ludzi w tym zawodzie, tylko z pozycji celowości określonego działania. I jeśli będzie ta celowość społecznie potrzebna i akcentowana, z pewnością zn<text:span text:style-name="T1253">ajdą</text:span><text:s/>się ludzie z określoną zdolnością zawodow<text:span text:style-name="T1254">ą</text:span>.</text:p>
      <text:p text:style-name="P1255">Teza podstawowa, którą chcę wygłosić, brzmi następująco: proces inwestycyjny musi być organizowany i sterowany całościowo, szczególnie właśnie w budownictwie mieszkaniowym. Pod słowem<text:s/>„całościowo”<text:s/>rozumiem ujęcie w zbiorach zadań, w których to zbiorach są wszystkie te części składowe albo inwestycje cząstkowe, które razem tworzą<text:s/>pełno<text:span text:style-name="T1256"><text:s/>f</text:span>unk<text:span text:style-name="T1257">cyj</text:span>ne<text:s/>osiedle mieszkaniowe, pełno-<text:span text:style-name="T1258">fu</text:span>nkc<text:span text:style-name="T1259">yj</text:span>ny zespół mieszkaniowy, zaspok<text:span text:style-name="T1260">ajają</text:span>cy na danym poziomie standardów przyjętych potrzeby ludzkie. I wtedy mamy do czynienia z ujęciem w cyklu inwestycy<text:span text:style-name="T1261">jn</text:span>ym pełnym i mamy do czynienia z drugim aspektem, mianowicie z przebiegiem procesu wzajemnie uzależnionego w takich częściach składowych: najpierw jest<text:s/><text:soft-page-break/>plan przestrzenny i jego decyzje wyznaczające poszczególne zakresy inwestycji cząstkowych, potem jest przygotowanie terenów zgodnie z tymi zasadami, podwójnie rozumiane, a więc wytypowanie, potem udostępnienie. Pragnę przypomnieć, wszystkim tu obecnym szczególną znajomością urbanist<text:span text:style-name="T1262">y</text:span>k<text:span text:style-name="T1263">i</text:span>, że są tu cztery obszary działań, a więc przejęcie własności, to jest makroniwela<text:span text:style-name="T1264">cja</text:span>, jeśli jest potrzebna, to jest melioracja, jeśli jest potrzebna, to jest relokacja czegoś co już istnieje lub wyburzenie czegoś co istnieje, jeśli teren ma być inaczej wykorzystywany.</text:p>
      <text:p text:style-name="P1265">I te elementy muszą być spełnione, żeby ten przewidziany w planie proces stał się rzeczy<text:span text:style-name="T1266">wi</text:span>ście dostępny dla budowania, ale proszę patrzeć, jak się kontynuuje cały proces.</text:p>
      <text:p text:style-name="P1267">Następna grupa zagadnień i czynności to uzbrojenia tego terenu i zabudowa kubaturowa. Tak rozumiem podstawowy proces inwestycyjny w każdym przypadku, kiedy powstaje zespół mieszkań jako zbiór bez względu na ich wysokość, szerokość, długość, stan skupienia, rodzaj techniki i technologii. Ale z takiego ujęcia wynika niezwykle kilka istotnych wniosków, które tu przed gronem fachowców wysuwam. A więc zawsze trzeba widzieć całość tych procesów we wzajemnym uzależnieniu poziomym. Po drugie, wszystkie działania cząstkowe muszą być działaniami współrzędnymi dla tej całości. Po trzecie, potrzebna jest w tym układzie radykalna<text:s/>zmiana dotychczasowego stylu pracy różnych służ budowlanych, architektonicznych, inwestycyjnych w przekrojach terenowych. Celem ich pracy ma być budowanie pełno-<text:span text:style-name="T1268">fu</text:span>nkcy<text:span text:style-name="T1269">jn</text:span>ych zespołów<text:s/>mieszkaniowych<text:span text:style-name="T1270">,</text:span><text:s/>mniejszych lub większych, a nie realizacja samodzielnych s<text:span text:style-name="T1271">p</text:span>raw geodezji czy architektury czy jakichkolwiek innych.</text:p>
      <text:p text:style-name="P1272">Następna sprawa, o wszystkich rozwiązaniach, o ich trafności ma decydować przy ocenie osiągnięty cel i to cel kompleksowy, a nie cząstkowy. Dalej, twierdzenie o wyprzedzaniu uzbrojeń jest ciągle jednak nieporozumieniem. Dobrze zrobiony plan realizacyjny w rozumieniu wdrożenia kompleksu inwestycy<text:span text:style-name="T1273">jn</text:span>o-budowlanego znakomicie potrafi rozwiązać równoczesność uzbrajania i wznoszenia obiektów. Natomiast przyjmowanie zasady, żebyśmy na 2, a czasem 3 lata uzbrajali i czekali z wykorzystaniem jest po prostu rzecz<text:span text:style-name="T1274">ą</text:span>, na którą nas chyba nie będzie przez najbliższe lata stać.</text:p>
      <text:p text:style-name="P1275">I wreszcie następna sprawa, w ten sposób dopiero w kompleksowych układach możemy liczyć i organizować świadomie, imperatywnie czas dla tego zbioru, przy czym można zaplanować i realizować optymalny przebieg, który - uwaga - jest w moim pojęciu instrumentem sterowania. Tak opracowany proces inwestycyjny ma równocześnie posłużyć jako instrument sterowania do praktycznego zrealizowania<text:span text:style-name="T1276">.</text:span></text:p>
      <text:p text:style-name="P1277">I tu stawiam grupę następu<text:span text:style-name="T1278">ją</text:span>cych wniosków. Po pierwsze, zakładam, że jest<text:span text:style-name="T1279">e</text:span>m rozumiany przez siedzących tu specjalistów. I po drugie, powtarzam wnioski.</text:p>
      <text:p text:style-name="P1280">Wniosek pierwszy, należy radykalnie przeorganizować we wszystkich układach terenowych systemy organizac<text:span text:style-name="T1281">ji</text:span><text:s/>terytorialnego zarządzania w budownictwie mieszkaniowym. Komentuję<text:s/><text:span text:style-name="T1282">k</text:span>róciutko, jest to układ w tej chwili archaiczny, który w żadnym razie nie jest w stanie sprostać tym wymaganiom, o których mówię.</text:p>
      <text:p text:style-name="P1283">Wniosek drugi, należy prowadzić bezwzględnie koordynację pełnych kompleksowych procesów inwestyc<text:span text:style-name="T1284">yj</text:span>nych, przy czym muszą to robić odpowiednio ustawiane służby terenowe.</text:p>
      <text:p text:style-name="P1285">Wniosek<text:s/><text:span text:style-name="T1286">tr</text:span>zeci,<text:s/><text:span text:style-name="T1287">s</text:span>łużbom planowania przestrzennego należy nadać wiodącą rolę w<text:s/><text:span text:style-name="T1288">p</text:span>rowadzeniu takiej koordynacji. Oznacza to, też komentarz, że w tych służbach muszą one być rozwinięte o pewien obszar działani<text:span text:style-name="T1289">a</text:span>. Nazy<text:span text:style-name="T1290">w</text:span>a się to najkrócej, a z ogromną treścią, tworzyć nie tylko plany czy programy stanów, ale także plany procesów, i przy umieć ich pomocy umieć sterować ich wdrożeniem.</text:p>
      <text:soft-page-break/>
      <text:p text:style-name="P1291">Są to rzeczy<text:s/><text:span text:style-name="T1292">j</text:span>uż opanowane na świecie i częściowo w Polsc<text:span text:style-name="T1293">e</text:span>.</text:p>
      <text:p text:style-name="P1294">Wniosek czwarty, tworzyć wyspe<text:span text:style-name="T1295">cj</text:span>alizowane służby sterujące współpracę z samorządem terytorialnym, korzystające z na<text:span text:style-name="T1296">jn</text:span>owocześnie<text:span text:style-name="T1297">js</text:span>zych technik, a więc komputerów w systemach rejestracji przetwarzania informacji, systemu sterowania.</text:p>
      <text:p text:style-name="P1298">Istota mojej wypowiedzi jest następująca. Patrzmy na rozpatrywane zagadnienia i problemy syntetycznie i komplementarnie, a nie po kawałku. I tak organizujmy działania. Bo, proszę państwa, kończę, i twierdzę, że widzenie osobno raz terenów, raz budowy szpitali, raz budowy mieszkań, raz budowy uzbrojeń i to w takim układzie, innym razem w innym układzie, jest następstwem zbiurokratyzowanego starego podziału archaicznego, w którym zgubiliśmy n<text:span text:style-name="T1299">aj</text:span>ważniejszą rzecz, szybkie osiąganie głównego celu.</text:p>
      <text:p text:style-name="P1300">Dzięk<text:span text:style-name="T1301">uję.</text:span></text:p>
      <text:p text:style-name="P1302"><text:span text:style-name="T1303">Przewodniczący Janowski</text:span>:</text:p>
      <text:p text:style-name="P1304">Dziękuję bardzo. Proszę bardzo, pan Bogdan Łukasiewicz, przygotuje się pan Zbigniew Zawistowski.</text:p>
      <text:p text:style-name="P1305"><text:span text:style-name="T1306">P</text:span><text:span text:style-name="T1307">.</text:span><text:span text:style-name="T1308"><text:s/>Bogdan Łukasiewicz</text:span>:</text:p>
      <text:p text:style-name="P1309">Ja mam króciutko tutaj uwagi do<text:s/><text:span text:style-name="T1310">pr</text:span>zedstawionego dzisiaj materiału, bo nie bardzo bym się zgadzał z panami przewodniczącymi, że po prostu oddalimy to na następne posiedzenia. Po prostu sprowokowało mnie to do wypowiedzi na ten temat, mianowicie uważam, że w takiej formie, w jakiej ten materiał został dzisiaj przedstawiony, po prostu nie do przyjęcia, myślę, że dla wszystkich, dlatego że te sprawy merytoryczne one tutaj są słuszne, tylko one są dla zewnętrznych osób, które by w przyszłości to czytały, będę niezrozumiałe, niejasne. Wydaje mi się, że tak, że trzeba by tutaj,<text:s/><text:span text:style-name="T1311">p</text:span>o prostu, forma powinna być inna tego. Króciutko powiedzieć, jaka ważna sprawa jest to budownictwo mieszkaniowe i potem w poszczególnych punktach, o których tutaj czy 13 czy będzie ich 17, wypunktować n<text:span text:style-name="T1312">aj</text:span>ważni<text:span text:style-name="T1313">ej</text:span>sze problemy, które są do załatwienia. Wyśledzić, którzy będą realizowali w przyszłości te zadania, szczególnie rząd, po prostu rozstrzygną, jakimi metodami tutaj zorganizować.</text:p>
      <text:p text:style-name="P1314">I w sprawie gospodarki ziemią, tutaj uwagi. Ja już w tym temacie na poprzednim posiedzeniu powiedziałem co miałem do powiedzenia, tylko bym po prostu sugerował, żeby<text:s/><text:span text:style-name="T1315">z</text:span>apis<text:span text:style-name="T1316">ać<text:s/></text:span>tut<text:span text:style-name="T1317">a</text:span>j<text:span text:style-name="T1318">,</text:span><text:s/>że<text:span text:style-name="T1319">b</text:span>y<text:span text:style-name="T1320"><text:s/></text:span>si<text:span text:style-name="T1321">ę</text:span><text:s/><text:span text:style-name="T1322">w</text:span><text:s/>punktach<text:s/><text:span text:style-name="T1323">z</text:span>n<text:span text:style-name="T1324">al</text:span>a<text:span text:style-name="T1325">zły</text:span><text:s/>takie spr<text:span text:style-name="T1326">a</text:span>wy<text:span text:style-name="T1327">,</text:span><text:s/><text:span text:style-name="T1328">j</text:span>ak -<text:s/><text:span text:style-name="T1329">b</text:span>o to<text:s/><text:span text:style-name="T1330">j</text:span>e<text:span text:style-name="T1331">st</text:span><text:s/>n<text:span text:style-name="T1332">a</text:span>szy<text:span text:style-name="T1333">m</text:span><text:s/>celem -<text:s/><text:span text:style-name="T1334">ja</text:span><text:s/>po to tutaj jestem, reprezentując rolników, żeby wprowadzić<text:s/><text:span text:style-name="T1335">w</text:span><text:s/>zapisie i to potwierdzić przez<text:s/><text:span text:style-name="T1336">w</text:span>s<text:span text:style-name="T1337">z</text:span>yst<text:span text:style-name="T1338">k</text:span>ich tut<text:span text:style-name="T1339">a</text:span>j, żeby tu było pot<text:span text:style-name="T1340">w</text:span>ierdzone, częściowo, swobodny obrót ziemią i<text:s/><text:span text:style-name="T1341">ko</text:span>mp<text:span text:style-name="T1342">le</text:span>ksowy wykup ziemi pod inwestycje, bo na dzień dzisiejszy po prostu tej komp<text:span text:style-name="T1343">le</text:span>ksow<text:span text:style-name="T1344">oś</text:span>ci nie ma<text:span text:style-name="T1345">.</text:span></text:p>
      <text:p text:style-name="P1346">To by<text:s/><text:span text:style-name="T1347">si</text:span>ę wiązało po prostu z ustaleniem ceny ziemi, bo n<text:span text:style-name="T1348">a</text:span><text:s/>dzień dzisiejszy, po prostu, jest szarpanie mi<text:span text:style-name="T1349">ę</text:span>dzy przyszłymi inwestorami a właścicie<text:span text:style-name="T1350">la</text:span>mi ziemi o ceny między innymi, tych warunków po prostu zbyt tej ziemi, tych gruntów. Gdy będzie to kompleksowo, można się ze wszystkimi po prostu tutaj w sposób prosty dogadać.</text:p>
      <text:p text:style-name="P1351"><text:span text:style-name="T1352">I</text:span><text:s/>j<text:span text:style-name="T1353">a</text:span><text:s/>jestem za tym po prostu, żeby ta cena ziemi był<text:span text:style-name="T1354">a<text:s/></text:span>wysoka, bo to zmusi po prostu inwestorów do tego, żeby w sposób oszczędn<text:span text:style-name="T1355">y</text:span>,<text:s/><text:span text:style-name="T1356">m</text:span>aksymalnie oszczędny wykorzystać.</text:p>
      <text:p text:style-name="P1357">I bym tutaj sugerował, żeby jeżeli chodzi o wieś, zresztą tutaj było powiedziane, żeby zapisać, że tut<text:span text:style-name="T1358">a</text:span>j w<text:span text:style-name="T1359">a</text:span>ż<text:span text:style-name="T1360">n</text:span>e jest zarówno zezwolenie na budownictwo mieszkaniowe<text:s/><text:span text:style-name="T1361">n</text:span>a<text:span text:style-name="T1362"><text:s/></text:span>terenie gospodarstw istniejących dla dzieci rolników,<text:s/><text:span text:style-name="T1363">a<text:s/></text:span>także w<text:span text:style-name="T1364">ytw</text:span>o<text:span text:style-name="T1365">r</text:span>z<text:span text:style-name="T1366">e</text:span>ni<text:span text:style-name="T1367">e,</text:span><text:s/>stwarzanie przy gminach terenów pod przyszłe budownictwo, żeby<text:s/><text:soft-page-break/>pozwol<text:span text:style-name="T1368">i</text:span>ło tam inwestować<text:s/><text:span text:style-name="T1369">w<text:s/></text:span>wi<text:span text:style-name="T1370">ęks</text:span>zym zakresie niż na dzień dzisiejszy.</text:p>
      <text:p text:style-name="P1371"><text:span text:style-name="T1372">Ja</text:span><text:s/>by<text:span text:style-name="T1373">m</text:span><text:s/>po prostu sugerował, żeby t<text:span text:style-name="T1374">o</text:span><text:s/>w punktach po prostu było zapisane, bo w tekście t<text:span text:style-name="T1375">ak</text:span>im op<text:span text:style-name="T1376">iso</text:span>wym<text:span text:style-name="T1377">,</text:span><text:s/>który na d<text:span text:style-name="T1378">z</text:span>ień dzisiejszy tutaj jest propozycja, jest po prostu myślę nie do przyjęcia ze względu na to, że to nie jest komunik<text:span text:style-name="T1379">a</text:span>tywne dla tych, którzy b<text:span text:style-name="T1380">ę</text:span>d<text:span text:style-name="T1381">ą</text:span><text:s/>to czytać.</text:p>
      <text:p text:style-name="P1382">Dziękuję bardzo.</text:p>
      <text:p text:style-name="P1383"><text:span text:style-name="T1384">P</text:span><text:span text:style-name="T1385">rzewodnicz</text:span><text:span text:style-name="T1386">ą</text:span><text:span text:style-name="T1387">cy Zbigniew Janowski</text:span>:</text:p>
      <text:p text:style-name="P1388">Dziękuj<text:span text:style-name="T1389">e</text:span><text:s/>bardzo. My tutaj ze współprzewodniczącymi absolutnie nie chcieliśmy narzucić wszystkim państwu jakichś rozwiązań docelowych, natomiast takie były propozycje.<text:s/>Jeżeli uznamy, że dzisiaj na ten temat dyskutujemy, prosz<text:span text:style-name="T1390">ę<text:s/></text:span>bardzo, j<text:span text:style-name="T1391">a</text:span><text:s/>rozumiem, że tak to możemy traktować. N<text:span text:style-name="T1392">a</text:span>tomiast ze względu n<text:span text:style-name="T1393">a</text:span><text:s/>to, że była to sprawa, którą otrzyma<text:span text:style-name="T1394">li</text:span>śmy w tej chwili, n<text:span text:style-name="T1395">a</text:span><text:s/>obradach, nie można si<text:span text:style-name="T1396">ę</text:span><text:s/>było do tego odpowiednio przygotować.</text:p>
      <text:p text:style-name="P1397">M<text:span text:style-name="T1398">a</text:span>m<text:span text:style-name="T1399">y</text:span><text:s/>jeszcze jedną zaległą sprawę organizacy<text:span text:style-name="T1400">jn</text:span>ą. Obiecaliśmy sobie wspólnie, że po prze<text:span text:style-name="T1401">r</text:span>wie zgłosimy przedstawicieli do poszczególnych zespołów, które jutro maj<text:span text:style-name="T1402">ą<text:s/></text:span>pracować i przygotować już konkretne zapisy<text:span text:style-name="T1403">.</text:span><text:s/><text:span text:style-name="T1404">I</text:span><text:s/>teraz chcie<text:span text:style-name="T1405">li</text:span>byśmy to zrobić, jeżeli państwo pozwolicie.</text:p>
      <text:p text:style-name="P1406"><text:span text:style-name="T1407">O</text:span>tóż ze strony związkowej proponuję, aby w zespole, który będzie jutro pracował, w tym pierwszym zespole n<text:span text:style-name="T1408">a<text:s/></text:span>temat, o którym w ubiegłym tygodniu żeśmy mówili, pracował pan Uhm<text:span text:style-name="T1409">a</text:span><text:s/>i pan Bielak. Natomiast na tematy dzisiejsze p<text:span text:style-name="T1410">a</text:span>n<text:s/><text:span text:style-name="T1411">R</text:span>u<text:span text:style-name="T1412">tk</text:span>owski i p<text:span text:style-name="T1413">a</text:span>n Olszewski. I gdyby pozostałe ekipy mogły zgłosić swoich przedstawicie<text:span text:style-name="T1414">li,</text:span><text:s/>te osoby już notowałyby szczegółowo wnioski, które tutaj pad<text:span text:style-name="T1415">a</text:span>ją, bo odnoszą się one do wszystkich zapisów. P<text:span text:style-name="T1416">an</text:span><text:s/>dyrektor Piwkowski do którego zespołu? Do<text:s/>dzisiejszych tematów rozumiem?<text:s/><text:span text:style-name="T1417">I</text:span><text:s/>strona<text:s/>„Solidarności”? Do dzisiej<text:span text:style-name="T1418">s</text:span>zych tem<text:span text:style-name="T1419">a</text:span>tów, rozu<text:span text:style-name="T1420">m</text:span>iem<text:span text:style-name="T1421">,</text:span><text:s/><text:span text:style-name="T1422">ż</text:span>e<text:s/><text:span text:style-name="T1423">z</text:span><text:s/><text:span text:style-name="T1424">pozo</text:span>s<text:span text:style-name="T1425">ta</text:span>ł<text:span text:style-name="T1426">ych</text:span><text:s/>pozostają ci, którzy byli.</text:p>
      <text:p text:style-name="P1427">Proszę b<text:span text:style-name="T1428">a</text:span>r<text:span text:style-name="T1429">dz</text:span>o, rozum<text:span text:style-name="T1430">i</text:span>em,<text:s/><text:span text:style-name="T1431">ż</text:span>e zes<text:span text:style-name="T1432">p</text:span>oły<text:s/><text:span text:style-name="T1433">m</text:span>amy ju<text:span text:style-name="T1434">ż</text:span><text:s/>ustalone, jest propozycj<text:span text:style-name="T1435">a</text:span>, ab<text:span text:style-name="T1436">y</text:span><text:s/>zespół, c<text:span text:style-name="T1437">zy</text:span>li<text:s/><text:span text:style-name="T1438">4</text:span><text:s/>oso<text:span text:style-name="T1439">by</text:span><text:s/>do zespoł<text:span text:style-name="T1440">u</text:span><text:s/>na<text:span text:style-name="T1441"><text:s/></text:span>tematy<text:span text:style-name="T1442">,</text:span><text:s/><text:span text:style-name="T1443">które.</text:span>..</text:p>
      <text:p text:style-name="P1444"><text:span text:style-name="T1445">Przewodniczący A</text:span><text:span text:style-name="T1446">le</text:span><text:span text:style-name="T1447">ksan</text:span><text:span text:style-name="T1448">d</text:span><text:span text:style-name="T1449">e</text:span><text:span text:style-name="T1450">r</text:span><text:span text:style-name="T1451"><text:s/>Paszyński</text:span>:</text:p>
      <text:p text:style-name="P1452">Ja<text:s/><text:span text:style-name="T1453">m</text:span>y<text:span text:style-name="T1454">ś</text:span>l<text:span text:style-name="T1455">ę,</text:span><text:s/>że dopiero pod koniec<text:s/><text:span text:style-name="T1456">n</text:span>as<text:span text:style-name="T1457">z</text:span>ej d<text:span text:style-name="T1458">y</text:span>skus<text:span text:style-name="T1459">j</text:span>i wy<text:span text:style-name="T1460">łoni się,</text:span><text:s/>t<text:span text:style-name="T1461">ak</text:span><text:s/><text:span text:style-name="T1462">są</text:span>d<text:span text:style-name="T1463">zę,</text:span><text:s/>jakby schem<text:span text:style-name="T1464">a</text:span>t konstrukcyjny<text:s/><text:span text:style-name="T1465">t</text:span>ego<text:s/><text:span text:style-name="T1466">koń</text:span>c<text:span text:style-name="T1467">owego d</text:span>ok<text:span text:style-name="T1468">u</text:span>m<text:span text:style-name="T1469">e</text:span>ntu i myś<text:span text:style-name="T1470">lę</text:span><text:s/><text:span text:style-name="T1471">o</text:span><text:s/>tym<text:span text:style-name="T1472">,</text:span><text:s/>że<text:s/><text:span text:style-name="T1473">t</text:span>ak mi si<text:span text:style-name="T1474">ę</text:span><text:s/>w<text:span text:style-name="T1475">ydaje,</text:span><text:s/>pr<text:span text:style-name="T1476">z</text:span>y<text:span text:style-name="T1477">n</text:span>a<text:span text:style-name="T1478">jm</text:span>niej głośno<text:s/><text:span text:style-name="T1479">m</text:span>yśląc<text:span text:style-name="T1480">,</text:span><text:s/>i<text:span text:style-name="T1481">ż</text:span><text:s/>nie<text:s/><text:span text:style-name="T1482">warto</text:span><text:s/><text:span text:style-name="T1483">w</text:span><text:s/><text:span text:style-name="T1484">t</text:span>e<text:span text:style-name="T1485">j</text:span><text:s/>chwili r<text:span text:style-name="T1486">ozst</text:span>r<text:span text:style-name="T1487">zy</text:span>g<text:span text:style-name="T1488">a</text:span>ć<text:s/><text:span text:style-name="T1489">j</text:span>eszcze j<text:span text:style-name="T1490">ak</text:span><text:s/>b<text:span text:style-name="T1491">ędzi</text:span>e<text:s/><text:span text:style-name="T1492">kons</text:span>tr<text:span text:style-name="T1493">u</text:span>owan<text:span text:style-name="T1494">e,</text:span><text:s/>b<text:span text:style-name="T1495">ę</text:span>dą<text:s/><text:span text:style-name="T1496">s</text:span>k<text:span text:style-name="T1497">o</text:span>n<text:span text:style-name="T1498">st</text:span>r<text:span text:style-name="T1499">uo</text:span>w<text:span text:style-name="T1500">a</text:span>ne<text:s/><text:span text:style-name="T1501">poszczegó</text:span>ln<text:span text:style-name="T1502">e bl</text:span>o<text:span text:style-name="T1503">k</text:span>i<text:s/><text:span text:style-name="T1504">t</text:span>em<text:span text:style-name="T1505">aty</text:span>c<text:span text:style-name="T1506">z</text:span>ne. Natomiast myśl<text:span text:style-name="T1507">ę,</text:span><text:s/><text:span text:style-name="T1508">ż</text:span>e te<text:s/><text:span text:style-name="T1509">n</text:span>a<text:span text:style-name="T1510">zwi</text:span>sk<text:span text:style-name="T1511">a,</text:span><text:s/><text:span text:style-name="T1512">kt</text:span>óre<text:span text:style-name="T1513"><text:s/>j</text:span>a podałe<text:span text:style-name="T1514">m</text:span><text:s/><text:span text:style-name="T1515">z</text:span><text:s/>nas<text:span text:style-name="T1516">zej</text:span><text:s/>strony, one s<text:span text:style-name="T1517">ą</text:span><text:s/>li<text:span text:style-name="T1518">cz</text:span>ni<text:span text:style-name="T1519">ejsze,</text:span><text:s/>dl<text:span text:style-name="T1520">ate</text:span>g<text:span text:style-name="T1521">o</text:span><text:s/><text:span text:style-name="T1522">ż</text:span>e ja sadz<text:span text:style-name="T1523">ę,</text:span><text:s/><text:span text:style-name="T1524">ż</text:span>e t<text:span text:style-name="T1525">o</text:span><text:s/>się wyłoni, będzie potrzeb<text:span text:style-name="T1526">a</text:span><text:s/>zwłaszcza jeśli będziemy chcieli przedstawić<text:s/><text:span text:style-name="T1527">m</text:span>aksy<text:span text:style-name="T1528">ma</text:span>lnie dużo,<text:s/><text:span text:style-name="T1529">za</text:span>łatwienie maksymalnie wielu problemów dzisiaj, to być może utworzą się dwa zespoły, po dw<text:span text:style-name="T1530">a</text:span><text:s/>zespoły<text:span text:style-name="T1531">.</text:span><text:s/>Stąd myślę,<text:s/><text:span text:style-name="T1532">ż</text:span>e to traktujemy j<text:span text:style-name="T1533">a</text:span>ko pewną wstępną propozyc<text:span text:style-name="T1534">j</text:span>ę, natomiast w zal<text:span text:style-name="T1535">e</text:span>żności od postępu w dyskus<text:span text:style-name="T1536">ji</text:span><text:s/>pod jej koniec będziemy mogli, jak sądzę, odpowiedzieć, do czego jesteśmy przygotowani n<text:span text:style-name="T1537">a</text:span><text:s/>następne<text:s/><text:span text:style-name="T1538">po</text:span>siedzenie.</text:p>
      <text:p text:style-name="P1539"><text:span text:style-name="T1540">Pr</text:span><text:span text:style-name="T1541">ze</text:span><text:span text:style-name="T1542">wod</text:span><text:span text:style-name="T1543">ni</text:span><text:span text:style-name="T1544">c</text:span><text:span text:style-name="T1545">z</text:span><text:span text:style-name="T1546">ący Zbigniew Janowski</text:span>:</text:p>
      <text:p text:style-name="P1547">Dziękuję bardzo. Ja rozumiem, że nic się nie s<text:span text:style-name="T1548">t</text:span>anie, jeżeli zespoły będą liczniejsze, j<text:span text:style-name="T1549">a</text:span>k będzie część dyskusji przeniesiona po prostu na zespół i więcej osób spowoduje, że te materiały będą lepiej przygotowane.</text:p>
      <text:p text:style-name="P1550"><text:span text:style-name="T1551">Przewodni</text:span><text:span text:style-name="T1552">cząc</text:span><text:span text:style-name="T1553">y Mieczysł</text:span><text:span text:style-name="T1554">a</text:span><text:span text:style-name="T1555">w Serwiński</text:span>:</text:p>
      <text:p text:style-name="P1556">Jeszcze jedna sprawa, panie przewodniczący. My<text:span text:style-name="T1557">śm</text:span>y tu<text:s/>rozmawiali p<text:span text:style-name="T1558">r</text:span>zed chwilą z pane<text:span text:style-name="T1559">m</text:span><text:s/>przewodniczą<text:span text:style-name="T1560">c</text:span>ym Pa<text:span text:style-name="T1561">s</text:span>zy<text:span text:style-name="T1562">ń</text:span>skim<text:span text:style-name="T1563">,<text:s/></text:span>my<text:span text:style-name="T1564">ś</text:span>limy o dwóch<text:s/><text:span text:style-name="T1565">doku</text:span>men<text:span text:style-name="T1566">t</text:span>ach ewentualnie,<text:s/><text:span text:style-name="T1567">o</text:span><text:s/>tym skondensowanym<text:s/><text:soft-page-break/>t<text:span text:style-name="T1568">a</text:span>kim<text:span text:style-name="T1569">,</text:span><text:s/><text:span text:style-name="T1570">te</text:span>k<text:s/><text:span text:style-name="T1571">u</text:span>mownie je n<text:span text:style-name="T1572">azw</text:span>i<text:span text:style-name="T1573">jmy,</text:span><text:s/>ty<text:span text:style-name="T1574">m</text:span><text:s/>ki<text:span text:style-name="T1575">lk</text:span>ustronicowym<text:span text:style-name="T1576">,</text:span><text:s/>gdzie b<text:span text:style-name="T1577">ę</text:span>dą tylko zarysowane głó<text:span text:style-name="T1578">w</text:span>ne kierunki<text:span text:style-name="T1579">,</text:span><text:s/>al<text:span text:style-name="T1580">e</text:span><text:s/>poniew<text:span text:style-name="T1581">a</text:span>ż n<text:span text:style-name="T1582">a</text:span>s<text:span text:style-name="T1583">za<text:s/></text:span>pr<text:span text:style-name="T1584">a</text:span>c<text:span text:style-name="T1585">a</text:span><text:s/>jest<text:s/><text:span text:style-name="T1586">sz</text:span>c<text:span text:style-name="T1587">z</text:span>ególn<text:span text:style-name="T1588">a</text:span>,<text:s/><text:span text:style-name="T1589">m</text:span>yśl<text:span text:style-name="T1590">ę,</text:span><text:s/><text:span text:style-name="T1591">ż</text:span>e powini<text:span text:style-name="T1592">e</text:span>n powstać również t<text:span text:style-name="T1593">a</text:span>k zwany załącznik ki<text:span text:style-name="T1594">lk</text:span>un<text:span text:style-name="T1595">a</text:span>stostronicowy, w którym byśmy wypunktowali bardziej dokładnie to, do jakich uzgodnień<text:span text:style-name="T1596"><text:s/></text:span>ewentualnie i braku uzgodnień byśmy tutaj doszli. Jest to jednak efekt wielu tygodni pr<text:span text:style-name="T1597">a</text:span>cy i warto byłoby, żeby w szerszym dokumencie te sprawy nam nie zniknęły.</text:p>
      <text:p text:style-name="P1598">Dziękuję bardzo.</text:p>
      <text:p text:style-name="P1599"><text:span text:style-name="T1600">Przewodni</text:span><text:span text:style-name="T1601">cz</text:span><text:span text:style-name="T1602">ący Zbigniew Janowski</text:span>:</text:p>
      <text:p text:style-name="P1603">Dziękuję bardzo. Ponieważ uwag w tym temacie nie widzę, zresztą było to zgłoszone n<text:span text:style-name="T1604">a</text:span><text:s/>pierwszy<text:span text:style-name="T1605">m</text:span><text:s/>posiedzeniu naszego zespołu, proszę bardzo, pan minister Mieszkowski.</text:p>
      <text:p text:style-name="P1606"><text:span text:style-name="T1607">O</text:span><text:span text:style-name="T1608">b. minister W</text:span><text:span text:style-name="T1609">i</text:span><text:span text:style-name="T1610">told Mieszkowski</text:span>:</text:p>
      <text:p text:style-name="P1611">Taka prośba natury formalnej, żebyśmy próbow<text:span text:style-name="T1612">ali</text:span><text:s/>ustalić miejsce dokładne i jeśli można by proponować, żeby to był gmach OPZZ, i godzinę. Tutaj z naszej strony dyrektor<text:s/><text:span text:style-name="T1613">P</text:span>iwkowski m<text:span text:style-name="T1614">a</text:span><text:s/>pewne obowiązki jutro i prosi, aby rozważyć, czy byłaby... to mogła być n<text:span text:style-name="T1615">a</text:span><text:s/>przykład godzina 13.30 b<text:span text:style-name="T1616">ą</text:span>d<text:span text:style-name="T1617">ź</text:span><text:s/>14?</text:p>
      <text:p text:style-name="P1618"><text:span text:style-name="T1619">Pr</text:span><text:span text:style-name="T1620">ze</text:span><text:span text:style-name="T1621">w</text:span><text:span text:style-name="T1622">od</text:span><text:span text:style-name="T1623">n</text:span><text:span text:style-name="T1624">i</text:span><text:span text:style-name="T1625">cz</text:span><text:span text:style-name="T1626">ą</text:span><text:span text:style-name="T1627">cy - Aleksander Paszyński</text:span>:</text:p>
      <text:p text:style-name="P1628">To może spotkajmy się na neutralnym gruncie, jeżeli już marny rezygnować z gmachu Minister<text:span text:style-name="T1629">st</text:span>wa Budownictwa?</text:p>
      <text:p text:style-name="P1630"><text:span text:style-name="T1631">Ob. <text:s text:c="22"/></text:span>:</text:p>
      <text:p text:style-name="P1632">J<text:span text:style-name="T1633">a</text:span><text:s/>rozumiem,<text:s/><text:span text:style-name="T1634">ż</text:span>e są dwa zespoły i dwa zespoły b<text:span text:style-name="T1635">ęd</text:span>ą pracowały oddzielnie. Jeden<text:s/><text:span text:style-name="T1636">n</text:span>a zaproszenie tutaj kolegów z<text:s/>„Solidarności”<text:s/>prosiłbym o wskazanie miejsca, gdzie ten zespół pierwszy będzie pracował.</text:p>
      <text:p text:style-name="P1637"><text:span text:style-name="T1638">Ob. <text:s text:c="22"/></text:span>:</text:p>
      <text:p text:style-name="P1639">Pierwszy, od polityki mieszkaniowej, byłby nadal w gmachu Ministerstwa jutro od godziny<text:s/><text:span text:style-name="T1640">1</text:span>4, sal<text:span text:style-name="T1641">ę</text:span><text:s/>podamy w następnej przerwie<text:span text:style-name="T1642">.</text:span><text:s/>Mam n<text:span text:style-name="T1643">a</text:span><text:s/>myśli te pierwsze cztery tem<text:span text:style-name="T1644">at</text:span>y.</text:p>
      <text:p text:style-name="P1645"><text:span text:style-name="T1646">Przewodni</text:span><text:span text:style-name="T1647">cz</text:span><text:span text:style-name="T1648">ący - Zbigniew Janowski</text:span>:</text:p>
      <text:p text:style-name="P1649">Są na razie rozbieżne zdani<text:span text:style-name="T1650">e</text:span>, proszę bardzo, poniew<text:span text:style-name="T1651">aż<text:s/></text:span>jest propozycja, żeby zespół pierwszy się na razie nie zbierał.</text:p>
      <text:p text:style-name="P1652">Ja proponuję tak, żeby w tej chwili wszystkie ekipy si<text:span text:style-name="T1653">ę</text:span><text:s/>zastanowiły, ja<text:span text:style-name="T1654">k</text:span><text:s/>ten problem rozwiązać, a<text:s/><text:span text:style-name="T1655">w</text:span><text:s/>czasie przerwy jeszcze m<text:span text:style-name="T1656">y</text:span><text:s/>się tutaj skonsultu<text:span text:style-name="T1657">je</text:span>my i po przer<text:span text:style-name="T1658">w</text:span>ie podamy techniczne warunki obrad po<text:span text:style-name="T1659">szcz</text:span>egó<text:span text:style-name="T1660">ln</text:span>ych zespołów. Proszę bardzo, o głos prosił pan Zbigniew Zawistowski, przygotowu<text:span text:style-name="T1661">j</text:span>e się pan Czesław Uhma.</text:p>
      <text:p text:style-name="P1662"><text:span text:style-name="T1663">P. Zbignie</text:span><text:span text:style-name="T1664">w</text:span><text:span text:style-name="T1665"><text:s/>Zawistowski</text:span>:</text:p>
      <text:p text:style-name="P1666">Tr<text:span text:style-name="T1667">zy</text:span>m<text:span text:style-name="T1668">aj</text:span>ą<text:span text:style-name="T1669">c</text:span><text:s/>si<text:span text:style-name="T1670">ę</text:span><text:s/><text:span text:style-name="T1671">z</text:span>a<text:span text:style-name="T1672">p</text:span>roponow<text:span text:style-name="T1673">a</text:span>n<text:span text:style-name="T1674">e</text:span>j tu dyscypliny chciałbym z<text:span text:style-name="T1675">a</text:span>proponować kilka wniosków, które<text:s/><text:span text:style-name="T1676">w</text:span><text:s/><text:span text:style-name="T1677">ty</text:span>ch grupach, które dzisiaj<text:s/><text:span text:style-name="T1678">są</text:span><text:s/>przez nas o<text:span text:style-name="T1679">m</text:span>awiane, powinny<text:s/><text:span text:style-name="T1680">w</text:span><text:s/>tym s<text:span text:style-name="T1681">fo</text:span>rmułowaniu<text:span text:style-name="T1682">,</text:span><text:s/>kt<text:span text:style-name="T1683">ó</text:span>re przyszło mi do gło<text:span text:style-name="T1684">w</text:span>y lub zbliżonym, być zanotowane<text:span text:style-name="T1685">.</text:span><text:s/>Dotyczy to problemu gospodarki grunt<text:span text:style-name="T1686">a</text:span>mi i problemu kadry, który widzę troszeczkę szerzej problem kadr, co za chwilę będę starał się uzasadnić.</text:p>
      <text:p text:style-name="P1687">Wob<text:span text:style-name="T1688">e</text:span>c tego zacznę od spraw gospodarki gruntami. Padało takie sformułowanie już tutaj, chciałbym je wzmocnić i apelować o niezbędne wprowadzenie do naszych zapisów jako sprawy głównej spr<text:span text:style-name="T1689">a</text:span>wy<text:s/><text:span text:style-name="T1690">je</text:span>dnoznacznego uporządkowania systemu czy zasad władania gruntami czy własności gruntów, t<text:span text:style-name="T1691">a</text:span>k,<text:s/><text:span text:style-name="T1692">ab</text:span>y na tej podstawie powstał mechanizm obrotów gruntami, bez którego to mechanizmu w pełni rozeznanego i akceptowanego przez właścicieli nie m<text:span text:style-name="T1693">a</text:span><text:s/>mowy o żadnych korzystnych zmianach w gospodarce terenami<text:s/><text:soft-page-break/>i w planowaniu przestrzennym.</text:p>
      <text:p text:style-name="P1694">Wprow<text:span text:style-name="T1695">ad</text:span>zani<text:span text:style-name="T1696">e</text:span>, to jest pierwszy wniosek.</text:p>
      <text:p text:style-name="P1697">Drugi wniosek, wprowadzane w planach przestrzennych zmiany przeznaczenia gruntów rodzą skutki ekonomiczne. Te skut<text:span text:style-name="T1698">k</text:span>i ekonomiczne musz<text:span text:style-name="T1699">ą</text:span><text:s/>być skonsumowane. Jeże<text:span text:style-name="T1700">l</text:span>i t<text:span text:style-name="T1701">e<text:s/></text:span>skutki ekonomiczne nie b<text:span text:style-name="T1702">ę</text:span>d<text:span text:style-name="T1703">ą</text:span><text:s/>natychmiast konsumowane, planowanie przestrzenne<text:s/><text:span text:style-name="T1704">bę</text:span>dzie sztuką dla sztuki,<text:s/><text:span text:style-name="T1705">a</text:span><text:s/><text:span text:style-name="T1706">mi</text:span>ędzy nim<text:s/><text:span text:style-name="T1707">a</text:span><text:s/><text:span text:style-name="T1708">fakt</text:span>ycznym władaniem gruntów b<text:span text:style-name="T1709">ę</text:span>d<text:span text:style-name="T1710">ą</text:span><text:s/>powsta<text:span text:style-name="T1711">w</text:span>a<text:span text:style-name="T1712">ł</text:span>y zjawiska<text:span text:style-name="T1713"><text:s/></text:span>patologiczne, kryminogen<text:span text:style-name="T1714">ne,</text:span><text:s/>które b<text:span text:style-name="T1715">ę</text:span>d<text:span text:style-name="T1716">ą</text:span><text:s/>da<text:span text:style-name="T1717">w</text:span>a<text:span text:style-name="T1718">ły</text:span><text:s/>rezu<text:span text:style-name="T1719">lt</text:span>aty z<text:span text:style-name="T1720">b</text:span>liżone do obecnych.</text:p>
      <text:p text:style-name="P1721">Nie rozwijam tych tematów, sądzę,<text:s/><text:span text:style-name="T1722">ż</text:span>e one zn<text:span text:style-name="T1723">a</text:span>jdą odpowiednie rozwiniecie<text:s/><text:span text:style-name="T1724">w</text:span><text:s/>tych zapisach.</text:p>
      <text:p text:style-name="P1725">Podstawą, wszyst<text:span text:style-name="T1726">k</text:span>o to p<text:span text:style-name="T1727">o</text:span>winno doprowadzić<text:s/><text:span text:style-name="T1728">d</text:span>o<text:s/><text:span text:style-name="T1729">t</text:span>ego<text:span text:style-name="T1730">, ż</text:span>e grun<text:span text:style-name="T1731">t</text:span><text:s/>będzie m<text:span text:style-name="T1732">ia</text:span>ł s<text:span text:style-name="T1733">w</text:span>oj<text:span text:style-name="T1734">ą</text:span><text:s/>wartość i to w<text:span text:style-name="T1735">a</text:span>rtość nie tylko<text:s/><text:span text:style-name="T1736">w</text:span><text:s/>obrocie, nieoficjalną, tak<text:span text:style-name="T1737">ż</text:span>e<text:s/><text:span text:style-name="T1738">w</text:span><text:s/>obrocie ofic<text:span text:style-name="T1739">ja</text:span>lnym, dl<text:span text:style-name="T1740">a</text:span>tego<text:s/><text:span text:style-name="T1741">ż</text:span>e dotychczasowa polityk<text:span text:style-name="T1742">a</text:span><text:s/>oszczędzania gruntów<text:span text:style-name="T1743">,</text:span><text:s/>której wyrazem s<text:span text:style-name="T1744">ą</text:span><text:s/>wszystkie przepisy dotyczące ochrony grun<text:span text:style-name="T1745">t</text:span>ów rolnych, jest polityką kar<text:span text:style-name="T1746">ł</text:span>owatą<text:span text:style-name="T1747">.</text:span><text:s/>Ona nie atakuje tych zjawisk, kt<text:span text:style-name="T1748">ó</text:span>re są<text:s/><text:span text:style-name="T1749">fakt</text:span>ycznym marnotrawstwem gruntów.<text:s/>N<text:span text:style-name="T1750">ie</text:span><text:s/>atakuje takich zjawisk jak blokada gruntów, nie atakuj<text:span text:style-name="T1751">e<text:s/></text:span>zj<text:span text:style-name="T1752">a</text:span>wisk takich jak rozrzutna gospodark<text:span text:style-name="T1753">a</text:span><text:s/>grun<text:span text:style-name="T1754">ta</text:span>mi, zgodna<text:span text:style-name="T1755"><text:s/></text:span>z p<text:span text:style-name="T1756">rze</text:span>zn<text:span text:style-name="T1757">a</text:span>czeniem, ale rozrzutna.</text:p>
      <text:p text:style-name="P1758">W związku z tym wniosek,<text:s/><text:span text:style-name="T1759">a</text:span>by blokowanie gruntów prze<text:span text:style-name="T1760">z</text:span>n<text:span text:style-name="T1761">aczo</text:span>n<text:span text:style-name="T1762">y</text:span>ch pod odpowiednie funkc<text:span text:style-name="T1763">je</text:span>, a niewykorzystywane<text:s/><text:span text:style-name="T1764">w<text:s/></text:span>okresie przewi<text:span text:style-name="T1765">dzia</text:span>ny<text:span text:style-name="T1766">m</text:span><text:s/>okresie czasu, było obj<text:span text:style-name="T1767">ę</text:span>te bardzo wys<text:span text:style-name="T1768">o</text:span>ki<text:span text:style-name="T1769">m</text:span>i p<text:span text:style-name="T1770">odatk</text:span>ami<text:span text:style-name="T1771">,</text:span><text:s/>rygor<text:span text:style-name="T1772">ys</text:span>ty<text:span text:style-name="T1773">cz</text:span>nie i w sposób jednolity obejmujący zarówno właścicieli prywatnych, jak i instytuc<text:span text:style-name="T1774">je<text:s/></text:span>państwowe, nawet własność komunalną<text:span text:style-name="T1775">.</text:span></text:p>
      <text:p text:style-name="P1776"><text:span text:style-name="T1777">I</text:span><text:s/>potwierdzam również już z innego punktu widzenia, z punktu widzenia właśnie planisty i architekta, konieczność wprowadzenia zmian w przepisach o ochronie gruntów rolnych tak, aby umożliwić budownictwo mieszkaniowe d<text:span text:style-name="T1778">la<text:s/></text:span>ludności nierolniczej na wsiach i to zarówno n<text:span text:style-name="T1779">a</text:span><text:s/>terenach specjalnie n<text:span text:style-name="T1780">a</text:span><text:s/>ten cel wyzna<text:span text:style-name="T1781">cz</text:span>onych, jak i na terenach stanowiących własność rolników lub własność ludzi, którzy chcą tam pobudować. Jest to sytuacja w tej chwili absolutnie nie do przyjęcia, że cała polityka ochrony gruntów rolnych, czyli polityka pro-rolnicza, w tym s<text:span text:style-name="T1782">fo</text:span>rmu<text:span text:style-name="T1783">łowan</text:span>iu, jakie w tej chwili jest, odpycha kadrę inteligencką od rolnictwa, od zamieszkiwania na wsi, likwiduje jej możliwości t<text:span text:style-name="T1784">a</text:span>m instalowania się i to w sposób na<text:span text:style-name="T1785">jk</text:span>orzystnie<text:span text:style-name="T1786">js</text:span>zy, a mianowicie na własnym gruncie, we wsi, w której oni bardzo często si<text:span text:style-name="T1787">ę<text:s/></text:span>urodzili, którą znają, w której mieszkają ich rodziny.</text:p>
      <text:p text:style-name="P1788"><text:span text:style-name="T1789">I</text:span><text:s/>teraz przechodzę do spraw kadrowych. Jestem zdania, że niekorzystne zmiany w budownictwie przede wszystkim s<text:span text:style-name="T1790">ą</text:span><text:s/>wynikiem, a także powodują zniszczenie kadry inżynierskiej. N<text:span text:style-name="T1791">i</text:span>e tak bałbym się o etos robotników budowlanych i nawet nie t<text:span text:style-name="T1792">a</text:span>k o etos i sytuację w służbach arch<text:span text:style-name="T1793">it</text:span>ektoniczno- budowlanych, do której<text:s/><text:span text:style-name="T1794">z</text:span>a chwilę wrócę, ale uważam, że spustoszenie, jakie został<text:span text:style-name="T1795">o</text:span><text:s/>dokonane w zakresie zarządzania<text:s/>budownictwem, poczynając od szczebla kierowni<text:span text:style-name="T1796">k</text:span>a budowy, a kończ<text:span text:style-name="T1797">ą</text:span>c<text:span text:style-name="T1798">,</text:span><text:s/>pr<text:span text:style-name="T1799">z</text:span>epraszam tu obecnych, n<text:span text:style-name="T1800">a</text:span><text:s/>dyrektorze d<text:span text:style-name="T1801">e</text:span>par<text:span text:style-name="T1802">t</text:span>am<text:span text:style-name="T1803">e</text:span>nt<text:span text:style-name="T1804">u w</text:span><text:s/>Minis<text:span text:style-name="T1805">te</text:span>r<text:span text:style-name="T1806">st</text:span>w<text:span text:style-name="T1807">ie</text:span><text:s/>Budownictwa, jest straszliwe. Jest to doprowadzenie do takiej biurokratyzac<text:span text:style-name="T1808">ji</text:span><text:s/>tego oderwania od realiów, odebrania umiejętności organizacyjnych, odebrania umie<text:span text:style-name="T1809">ję</text:span>tności pewnej rzutkości, pewnej specyficzne<text:span text:style-name="T1810">j</text:span><text:s/>dla budownictwa rzutkości, która nie da się ują<text:span text:style-name="T1811">ć</text:span><text:s/>w żadne tabele i nie da si<text:span text:style-name="T1812">ę</text:span><text:s/>ująć w żadne wskaźniki, że tu bym położył<text:span text:style-name="T1813"><text:s/></text:span>główny nacisk.</text:p>
      <text:p text:style-name="P1814">Pozwólcie państwo, że zanim sformułuję wniosek, to jeszcze jedno słowo. Na całym świecie budownictwo jest wykonywane w sensie robotnika budowlanego przez ludzi o doś<text:span text:style-name="T1815">ć<text:s/></text:span>niskim przygotowaniu kulturowym i dość niskim przygotowaniu zaw<text:span text:style-name="T1816">od</text:span>owym. To są Portugalczycy, to są Algierczycy itd. Natomiast<text:s/><text:soft-page-break/>stan budownictwa zależy od stanu kadry inżynierski<text:span text:style-name="T1817">ej,</text:span><text:s/>od tych, którzy tymi ludźmi kierują. Od tych, którzy tymi ludźmi kierują. I tym kierowaniem za<text:span text:style-name="T1818">pe</text:span>wnia<text:span text:style-name="T1819">ją</text:span><text:s/>i wysokie zarobki, zapewniają im etos, zapewniają im szacunek społeczny itd. Wreszcie awans, bo oni z reguły później na c<text:span text:style-name="T1820">a</text:span>ły<text:span text:style-name="T1821">m<text:s/></text:span>świecie przechodzą do innych, bardziej skomplikowanych przemysłów czy działań ludzkich.</text:p>
      <text:p text:style-name="P1822">I tutaj dokonaliśmy zniszczenia, które jeżeli nie zostanie zauważone i nie zostaną podjęte systemowe działanie odtwarzające ten stan, to poprawy nie będzie.</text:p>
      <text:p text:style-name="P1823">To sam<text:span text:style-name="T1824">o</text:span><text:s/>dotyczy średniego szczebla zarządzania. Zostało praktycznie rzecz biorąc, średnie szkolnictwo zniszczone, równie<text:span text:style-name="T1825">ż</text:span><text:s/>przez to, że praktycznie rzecz biorąc nie wiadomo, jak t<text:span text:style-name="T1826">ę</text:span><text:s/>kadrę wykorzystywać.</text:p>
      <text:p text:style-name="P1827">W<text:s/><text:span text:style-name="T1828">zw</text:span>ią<text:span text:style-name="T1829">z</text:span>k<text:span text:style-name="T1830">u</text:span><text:s/>z tym<text:s/><text:span text:style-name="T1831">m</text:span>a<text:span text:style-name="T1832">m</text:span><text:s/>następujące wn<text:span text:style-name="T1833">i</text:span>oski<text:span text:style-name="T1834">.</text:span><text:s/>Przez 40 parę lat nie udało się stworzyć systemu przyciągania kadr<text:s/>wysoko wyk<text:span text:style-name="T1835">walif</text:span>ikowanych<text:s/>do pracy w szeroko pojmowanym zarządzeniu gospodarką przestrzenną i budownictwem<text:s/><text:span text:style-name="T1836">-</text:span><text:s/>łącz<text:span text:style-name="T1837">ę</text:span><text:s/>te dwie sprawy. Odpowiedzialność za br<text:span text:style-name="T1838">ak</text:span><text:s/>tego systemu przyciągania ponoszą kolejne resorty, które si<text:span text:style-name="T1839">ę</text:span><text:s/>tymi spraw<text:span text:style-name="T1840">am</text:span>i zajmowały.<text:s/><text:span text:style-name="T1841">I</text:span><text:s/>dzisiaj unikanie tej odpowiedzialności, tak jak to zaprezentował p<text:span text:style-name="T1842">a</text:span>n minister Mieczkowski, jest po prostu niedopuszczalne. Bardzo przepraszam, nie można powiedzieć, że nie m<text:span text:style-name="T1843">a</text:span><text:s/>dopływu kadr, że są trudności z kadrami, dlatego że nie ma takiego poza Ministerstwem w tej chwili Budownictwa,<text:s/><text:span text:style-name="T1844">a</text:span><text:s/>lat temu kilka Ministerstwami, które zajmowały się gospodarką komunalną i nosiły szereg innych nazw, nie ma takiego organu w Polsce, rządowego, który by można b<text:span text:style-name="T1845">yło</text:span><text:s/>obarczyć odpowiedzialnością z<text:span text:style-name="T1846">a</text:span>... innego organu za ten spos<text:span text:style-name="T1847">ó</text:span>b gospodarowani<text:span text:style-name="T1848">a</text:span><text:s/>kadrami.</text:p>
      <text:p text:style-name="P1849">Wniosek jest mój n<text:span text:style-name="T1850">as</text:span>tępu<text:span text:style-name="T1851">ją</text:span>cy, aby przestać traktować tą kategorię ludzi j<text:span text:style-name="T1852">a</text:span>ko ur<text:span text:style-name="T1853">zę</text:span>dników państwowych, to znaczy wy<text:span text:style-name="T1854">jąć</text:span><text:s/>ich z kategorii urzędnika państwowego,<text:s/><text:span text:style-name="T1855">a<text:s/></text:span>stworzyć kategorię, stworzyć taką kategorię na wzór lekarzy, którzy<text:s/><text:span text:style-name="T1856">ma</text:span>ją specjalne rozwiązania pozwalające przyciągnąć do stanowisk w zasadzie administracyjnych ludzi, którzy są fachowcami w swoim zawodzie,<text:s/><text:span text:style-name="T1857">a</text:span><text:s/>nie st<text:span text:style-name="T1858">a</text:span>ją si<text:span text:style-name="T1859">ę<text:s/></text:span>w ten sposób ur<text:span text:style-name="T1860">zę</text:span>dnikami.</text:p>
      <text:p text:style-name="P1861">To wymaga i zmiany statusu, zmiany systemu płac, zmiany ustawienia tych ludzi.</text:p>
      <text:p text:style-name="P1862">N<text:span text:style-name="T1863">ie</text:span><text:s/><text:span text:style-name="T1864">z</text:span>gadzam si<text:span text:style-name="T1865">ę</text:span><text:s/>również, przepraszam bardzo, zabrzmi polemicznie, mimo tego, że chciałem si<text:span text:style-name="T1866">ę</text:span><text:s/>ograniczyć tylko do<text:s/>wnios<text:span text:style-name="T1867">k</text:span>ów<text:span text:style-name="T1868">,</text:span><text:s/><text:span text:style-name="T1869">z</text:span><text:s/>twierdzeniem,<text:s/><text:span text:style-name="T1870">że</text:span><text:s/>nie obowiązuje<text:s/><text:span text:style-name="T1871">w</text:span><text:s/>tej dziedzinie nomenklatur<text:span text:style-name="T1872">a</text:span>. Oczywiście, po ty<text:span text:style-name="T1873">m</text:span><text:s/>hasłem rozumiemy<text:s/><text:span text:style-name="T1874">p</text:span>ewi<text:span text:style-name="T1875">e</text:span>n s<text:span text:style-name="T1876">y</text:span>stem organizac<text:span text:style-name="T1877">yj</text:span>ny<text:span text:style-name="T1878">.</text:span><text:s/><text:span text:style-name="T1879">T</text:span>en syste<text:span text:style-name="T1880">m</text:span><text:s/>rzeczywiście n<text:span text:style-name="T1881">as</text:span><text:s/>nie obowiązuje ze względu na to, że słu<text:span text:style-name="T1882">żby</text:span><text:s/>te<text:s/><text:span text:style-name="T1883">zostały</text:span><text:s/>tak sprowadzone,<text:s/><text:span text:style-name="T1884">d</text:span>o takiego ni<text:span text:style-name="T1885">s</text:span>ki<text:span text:style-name="T1886">ego</text:span><text:s/>po<text:span text:style-name="T1887">z</text:span>i<text:span text:style-name="T1888">om</text:span>u<text:span text:style-name="T1889">,</text:span><text:s/>że<text:s/><text:span text:style-name="T1890">d</text:span>l<text:span text:style-name="T1891">a</text:span><text:s/>polityki p<text:span text:style-name="T1892">ań</text:span>s<text:span text:style-name="T1893">tw</text:span>a<text:span text:style-name="T1894"><text:s/></text:span>n<text:span text:style-name="T1895">a</text:span>pr<text:span text:style-name="T1896">a</text:span>wdę m<text:span text:style-name="T1897">o</text:span>żn<text:span text:style-name="T1898">a</text:span><text:s/>je<text:s/><text:span text:style-name="T1899">z</text:span><text:s/>nomenk<text:span text:style-name="T1900">lat</text:span>ury w<text:span text:style-name="T1901">ył</text:span>ąc<text:span text:style-name="T1902">z</text:span>yć<text:span text:style-name="T1903">.</text:span><text:s/>Natomiast osobiście u<text:span text:style-name="T1904">cz</text:span>estnicz<text:span text:style-name="T1905">yłe</text:span>m s<text:span text:style-name="T1906">ześciokrot</text:span>ni<text:span text:style-name="T1907">e</text:span><text:s/><text:span text:style-name="T1908">w</text:span><text:s/>pró<text:span text:style-name="T1909">b</text:span>ach<text:s/><text:span text:style-name="T1910">obs</text:span>a<text:span text:style-name="T1911">dze</text:span>ni<text:span text:style-name="T1912">a</text:span><text:s/><text:span text:style-name="T1913">w o</text:span>d<text:span text:style-name="T1914">pow</text:span>ie<text:span text:style-name="T1915">d</text:span>ni sposó<text:span text:style-name="T1916">b</text:span><text:s/><text:span text:style-name="T1917">sta</text:span>n<text:span text:style-name="T1918">ow</text:span>i<text:span text:style-name="T1919">sk</text:span><text:s/><text:span text:style-name="T1920">w</text:span><text:s/>służbach architektonicznych w W<text:span text:style-name="T1921">a</text:span>r<text:span text:style-name="T1922">sz</text:span>a<text:span text:style-name="T1923">wi</text:span>e<text:span text:style-name="T1924">,</text:span><text:s/>wszystkie propozycje, które zostały składane z punktu widzenia przydatności fachowej kandydatów, były odrzucone z jednego i stale tego samego powodu - nie byli to członkowie partii.</text:p>
      <text:p text:style-name="P1925">Przepraszam bardzo, efekt dzisiaj tego jest taki, że nie namówicie panowie do pracy w tych służbach ludzi, którym si<text:span text:style-name="T1926">ę</text:span><text:s/>stawia tego rodzaju warunek. Ktoś, kogo nie interesuje kariero polityczna, czy kariera administrac<text:span text:style-name="T1927">yj</text:span>na, n<text:span text:style-name="T1928">a<text:s/></text:span>tych warunkach do tej pracy przyciągnięty nie zostanie.</text:p>
      <text:p text:style-name="P1929">Również proszę o odnotowanie wniosku, że n<text:span text:style-name="T1930">ie</text:span><text:s/><text:span text:style-name="T1931">n</text:span>ależy pod pozorem sprawnego organizowania tych zagadnień<text:s/><text:span text:style-name="T1932">lik</text:span>wi<text:span text:style-name="T1933">d</text:span>ować biur planowanie przestrzennego.<text:s/><text:span text:style-name="T1934">J</text:span>a posłużę się tu prz<text:span text:style-name="T1935">yk</text:span>ładem. W jedny<text:span text:style-name="T1936">m</text:span><text:s/>z województw, które zapewne Ministerstwo Budownictwa doskonale o tym wie, jest n<text:span text:style-name="T1937">ie</text:span><text:s/>tyle przygotowanie<text:s/><text:soft-page-break/>planu dla gmin i miast, województwo siedleckie,<text:s/><text:span text:style-name="T1938">w</text:span><text:s/>którym to właśnie likwiduje się w tej chwili biuro planowania przestrzennego. To nie jest tylko kwestia nazwy, to jest t<text:span text:style-name="T1939">a</text:span>kże kwestia tworzenia pewnej grupy ludzi, pewnego zjawiska<text:span text:style-name="T1940">,</text:span><text:s/>które przyciąga ludzi. Natomia<text:span text:style-name="T1941">st</text:span><text:s/>j<text:span text:style-name="T1942">a</text:span>k to będzie w innym układzie organizacy<text:span text:style-name="T1943">jn</text:span>ym, tego przyciągnięcia nie b<text:span text:style-name="T1944">ę</text:span>dzie.</text:p>
      <text:p text:style-name="P1945"><text:span text:style-name="T1946">I</text:span><text:s/>teraz pozwólcie pań<text:span text:style-name="T1947">s</text:span>two,<text:s/><text:span text:style-name="T1948">ż</text:span>e jes<text:span text:style-name="T1949">z</text:span>c<text:span text:style-name="T1950">z</text:span>e<text:s/><text:span text:style-name="T1951">k</text:span>ilka w<text:span text:style-name="T1952">ni</text:span>osków dotyczących z<text:span text:style-name="T1953">ja</text:span>wiska, dotyczących grupy zagadnień, kt<text:span text:style-name="T1954">ó</text:span>r<text:span text:style-name="T1955">e<text:s/></text:span>ja n<text:span text:style-name="T1956">az</text:span>y<text:span text:style-name="T1957">wa</text:span>m polityką s<text:span text:style-name="T1958">t</text:span>a<text:span text:style-name="T1959">n</text:span>d<text:span text:style-name="T1960">a</text:span>rd<text:span text:style-name="T1961">ó</text:span>w<text:span text:style-name="T1962">,</text:span><text:s/><text:span text:style-name="T1963">a</text:span><text:s/>które się<text:s/><text:span text:style-name="T1964">z</text:span><text:s/>kadr<text:span text:style-name="T1965">am</text:span>i<text:s/><text:span text:style-name="T1966">dokład</text:span>nie wiąże<text:span text:style-name="T1967">.</text:span><text:s/>Wnioski s<text:span text:style-name="T1968">ą</text:span><text:s/>n<text:span text:style-name="T1969">astę</text:span>pu<text:span text:style-name="T1970">j</text:span>ą<text:span text:style-name="T1971">ce.</text:span><text:s/>Wszyst<text:span text:style-name="T1972">ki</text:span>e przep<text:span text:style-name="T1973">i</text:span>sy, które, przepr<text:span text:style-name="T1974">a</text:span>s<text:span text:style-name="T1975">zam</text:span><text:s/>b<text:span text:style-name="T1976">a</text:span>r<text:span text:style-name="T1977">dz</text:span>o<text:span text:style-name="T1978">,</text:span><text:s/>ta<text:span text:style-name="T1979">k</text:span><text:s/><text:span text:style-name="T1980">zac</text:span>znę - nie były<text:s/><text:span text:style-name="T1981">p</text:span>orus<text:span text:style-name="T1982">z</text:span>ane spr<text:span text:style-name="T1983">a</text:span>wy<text:s/><text:span text:style-name="T1984">ba</text:span>r<text:span text:style-name="T1985">dzo</text:span><text:s/><text:span text:style-name="T1986">i</text:span>s<text:span text:style-name="T1987">t</text:span>o<text:span text:style-name="T1988">t</text:span>ne<text:span text:style-name="T1989">,</text:span><text:s/>mian<text:span text:style-name="T1990">o</text:span>wici<text:span text:style-name="T1991">e</text:span><text:s/><text:span text:style-name="T1992">sp</text:span>r<text:span text:style-name="T1993">a</text:span>w<text:span text:style-name="T1994">y</text:span><text:s/><text:span text:style-name="T1995">p</text:span>r<text:span text:style-name="T1996">oje</text:span>k<text:span text:style-name="T1997">to</text:span>wania dla budowni<text:span text:style-name="T1998">ct</text:span>wa. Jest to sp<text:span text:style-name="T1999">r</text:span>awa, która wiąże si<text:span text:style-name="T2000">ę</text:span><text:s/>z kadrami, szczególnie właśnie z kadrami wysokokwali<text:span text:style-name="T2001">f</text:span>ikowanymi. Z<text:span text:style-name="T2002">a</text:span><text:s/>sposób wykorzystania<text:s/>wysoko wykwal<text:span text:style-name="T2003">if</text:span>ikowanych<text:s/>k<text:span text:style-name="T2004">a</text:span>dr w budownictwie również odpowiedzialny jest rząd, dlatego że przez swoje agendy posiada on możliwość wpływania na szereg z<text:span text:style-name="T2005">ja</text:span>wisk od kształcenia zaczynając, a na stworzeniu warunków organizacyjnych wykonywania z<text:span text:style-name="T2006">a</text:span>wodu kończąc.</text:p>
      <text:p text:style-name="P2007">W związku z tym przepisy, które regulują c<text:span text:style-name="T2008">a</text:span>łą tę sferę, które w tej chwili noszą taki charakter jaki noszą,<text:s/>zniszczyły również nie tylko kadrę tę, ale c<text:span text:style-name="T2009">a</text:span>łą tą dziedzinę<text:span text:style-name="T2010"><text:s/></text:span>gospodarki narodowej, bo jest to w jakimś sensie dziedzina gospodarki narodowej, pro<text:span text:style-name="T2011">je</text:span>ktowanie rozumiane szeroko, proszę mnie nie posądzać za agitatora do własnego ogródka.</text:p>
      <text:p text:style-name="P2012">Pierwsz<text:span text:style-name="T2013">a</text:span>, zasadniczo sprawa, i tu stawiam wniosek, n<text:span text:style-name="T2014">a</text:span>leż<text:span text:style-name="T2015">y</text:span><text:s/>dokonać przeglądu wszystkich przepisów i norm technicznych, które... i usunąć wszystkie te, które nie dotyczą zagadnień technicznych, tylko są próbą ukrycia w tych normach pewnych zjawisk pozatechnicznych, a mianowicie należy usunąć wszystkie problemy techniczne, które noszą charakter reg<text:span text:style-name="T2016">la</text:span>mentac<text:span text:style-name="T2017">ji</text:span><text:s/>ekonomicznej i normami technicznymi nie są. Reglamenta<text:span text:style-name="T2018">cj</text:span>a ekonomiczna powinna się odbywać za<text:span text:style-name="T2019"><text:s/></text:span>pomocą mechanizmów ekonomicznych. Przykład, nie mo<text:span text:style-name="T2020">ż</text:span>e być<text:s/>n<text:span text:style-name="T2021">a</text:span><text:s/>przykład sytuacji tego rodzaju, że reg<text:span text:style-name="T2022">la</text:span>mentacja ekonomiczna odbyw<text:span text:style-name="T2023">a</text:span><text:s/>si<text:span text:style-name="T2024">ę</text:span><text:s/>za pomocą ustalenia, że rodzina<text:s/><text:span text:style-name="T2025">5</text:span>-osobow<text:span text:style-name="T2026">a<text:s/></text:span>m<text:span text:style-name="T2027">a</text:span><text:s/>mieć tyle metrów kwadratowych.<text:s/><text:span text:style-name="T2028">N</text:span>ie wiem, i<text:span text:style-name="T2029">le</text:span><text:s/>powinna mieć rodzina 5-osobowa. K<text:span text:style-name="T2030">a</text:span>żd<text:span text:style-name="T2031">a</text:span><text:s/>rodzina<text:s/><text:span text:style-name="T2032">5</text:span>-osobow<text:span text:style-name="T2033">a</text:span><text:s/>jest ró<text:span text:style-name="T2034">ż</text:span>na, są ró<text:span text:style-name="T2035">ż</text:span>ne układy<text:span text:style-name="T2036">.</text:span><text:s/>Jest to norma ekonomiczna i ona nie powinna być normą techniczną dlatego, że nie załatwia problemów ekonomicznych, natomiast niszczy sferę techniczną, niszczy sferę pro<text:span text:style-name="T2037">je</text:span>ktowania.</text:p>
      <text:p text:style-name="P2038">Dalej, usunięcie wszystkich przepisów zmierz<text:span text:style-name="T2039">aj</text:span>ących do sztucznego łatwego ega<text:span text:style-name="T2040">li</text:span>taryzmu. Egalitaryzmu nie mającego znowu nic wspólnego z techniką. Za pomocą techniki, z<text:span text:style-name="T2041">a</text:span><text:s/>pomocą przepisów technicznych egalitaryzmu się nie wprowadza. Jest to sztuczny ega<text:span text:style-name="T2042">li</text:span>taryzm, to znaczy egalitaryzm zakładający równość na mecie,<text:s/>a nierówność na starcie. Bo, przepraszam bardzo, jeżeli egalitaryzm polega na właśnie normach dotyczących pro<text:span text:style-name="T2043">je</text:span>ktowania, czyli przydzielania rożnym ludziom takich samych warunków mieszkaniowych, jest to typowy egalitaryzm na mecie,<text:s/><text:span text:style-name="T2044">a</text:span><text:s/>nie egalitaryzm na starcie.</text:p>
      <text:p text:style-name="P2045">Poza tym nie załatwia prawdziwego egalitaryzmu w Polsce, są na to badania, które potwierdz<text:span text:style-name="T2046">aj</text:span>ą, że ilość metrów kwadratowych, którymi dysponuje rodzina, zależy od pozycji socjalnej głowy rodziny i pozycji ekonomicznej rodziny, a nie zależy od ilości osób<text:span text:style-name="T2047">.</text:span><text:s/><text:span text:style-name="T2048">I</text:span><text:s/>to są badania w ska<text:span text:style-name="T2049">li</text:span><text:s/>c<text:span text:style-name="T2050">a</text:span>łego kra<text:span text:style-name="T2051">ju</text:span>.</text:p>
      <text:p text:style-name="P2052">I trzeci punkt, usunięcie wszystkich tych przepisów,<text:s/><text:span text:style-name="T2053">kt</text:span>óre s<text:span text:style-name="T2054">ą</text:span><text:s/>przepisami chroniącymi interes producenta, interes wykonawcy i interes eksp<text:span text:style-name="T2055">lo</text:span>atu<text:span text:style-name="T2056">ją</text:span>cego.<text:s/><text:span text:style-name="T2057">N</text:span>i<text:span text:style-name="T2058">e</text:span><text:s/>mają nic wspólnego z techniką i z normami technicznymi. S<text:span text:style-name="T2059">ą</text:span><text:s/>w wielu wypa<text:span text:style-name="T2060">d</text:span>k<text:span text:style-name="T2061">a</text:span>ch al<text:span text:style-name="T2062">o</text:span>giczne, są incydentalnymi przepisami. Posłużę się przykładem<text:span text:style-name="T2063">.</text:span><text:s/>Na przykład, zaw<text:span text:style-name="T2064">ala</text:span><text:s/>się d<text:span text:style-name="T2065">a</text:span>szek tego typu, j<text:span text:style-name="T2066">a</text:span>ki widzimy przez okno na Urs<text:span text:style-name="T2067">y</text:span>nowie<text:s/><text:span text:style-name="T2068">w</text:span><text:s/>szkole, dlatego<text:s/><text:span text:style-name="T2069">ż</text:span>e p<text:span text:style-name="T2070">a</text:span>da<text:s/><text:soft-page-break/>na niego śnieg. Przypadek, nie przewidział projektant. A<text:span text:style-name="T2071">l</text:span>e na tej podstawie rodzi się przepis zabraniający takiego wykonywania daszków w całej Polsce.</text:p>
      <text:p text:style-name="P2072">Następna sprawa. Kupuje przedsiębiorstwo eksp<text:span text:style-name="T2073">loat</text:span>u<text:span text:style-name="T2074">jące<text:s/></text:span>sieć wodociągową, kupuje do jej eksploatacji samochody<text:s/><text:span text:style-name="T2075">1</text:span>7-to<text:span text:style-name="T2076">n</text:span>owe. Natychmiast wydają obowiązu<text:span text:style-name="T2077">ją</text:span>cy w całej Warszawie przepis, który ustala, jakiej szerokości i jakiej nośności powinny być drogi na osiedlu, gdzie by można się było poruszać tymi wozami.</text:p>
      <text:p text:style-name="P2078">Tego typu przepisy muszą być z<text:span text:style-name="T2079">li</text:span>kwidowane. To nie<text:s/><text:span text:style-name="T2080">je</text:span>st tylko i wyłącznie zjawisko incydentalne, to jest cecha całego systemu tworzenia przepisów, które są ze względów politycznych albo przerodziły się w zjawiska polityczne, są formułowane z punktu widzenia metody, a nie z punktu widzenia celów. Metod<text:span text:style-name="T2081">a</text:span><text:s/>powoduje, metoda wykonania, metoda pokonania zadania powoduje, że si<text:span text:style-name="T2082">ę</text:span><text:s/>za pomocą tych przepisów manipuluje celem, to znaczy obniża cel do poziomu, który, za pomocą którego można go wykonać.</text:p>
      <text:p text:style-name="P2083">Wszystkie te przepisy, o których mówiłem, mają taki charakter. Jest to manipu<text:span text:style-name="T2084">lo</text:span>wanie jakością mieszkania, szeroko pojmowanego, w taki sposób, aby istniejącymi posiadanymi metodami można to zadanie wykonać. Co jest najciekawsze, jest to zgubne dla celu, ale zgubne dla metody. Tragedia budownictwa mieszkaniowego w Polsce z tego się właśnie bierze. Klęska inżynierska, którą ponosi budown<text:span text:style-name="T2085">i</text:span>ctwo pre<text:span text:style-name="T2086">fa</text:span>brykowane w Polsce, klęska ekonomiczna<text:s/>i klęska organizacyjna<text:s/>polegają<text:s/>na tym, ż<text:span text:style-name="T2087">e</text:span><text:s/>metoda przechwyciła cele<text:span text:style-name="T2088">.</text:span><text:s/>W związku z tym metoda przestała si<text:span text:style-name="T2089">ę</text:span><text:s/>doskonalić, przestała si<text:span text:style-name="T2090">ę</text:span><text:s/>rozwijać.</text:p>
      <text:p text:style-name="P2091">Przykład takiego rozwiązania został zaprezentowany tutaj dzisiaj. Pan minister Mieczkowski użył takiego sformułowania, że jest gotowa nowa norma cieplna, która wprowadza pewne zaostrzenia, ale jej nie można wprowadzić,<text:s/><text:span text:style-name="T2092">b</text:span>o nie mamy produkcji materiałów izolacyjnych na tym poziomie.<text:s/>To jest błędne koło, dlatego że brak tej normy czyli brak tego bodźca, brak tego celu nie stymuluje rozwoju produkcji materiałów izolacyjnych, w związku z tym czekanie z tym, aż ta produkcja się rozwinie, to jest błędne koło, ona się nigdy nie rozwinie, ona się w tych warunkach nigdy nie rozwin<text:span text:style-name="T2093">ie</text:span>.</text:p>
      <text:p text:style-name="P2094">W związku z tym politykę standardów technicznych i jakościowych - moim zdaniem - nie może tej polityki prowadzić Ministerstwo Budownictwa tak długo, jak długo nie stanie się organem faktycznie funk<text:span text:style-name="T2095">cjo</text:span>na<text:span text:style-name="T2096">ln</text:span>ym, jak długo będzie politykę prowadzić z punktu widzenia metody, a nie celów. I to, proszę mnie dobrze zrozumieć, nie mówię tego jako ataku na resort, tylko zwracam uwagę, że dopóki się ta sprawa nie zmieni, nie ruszy Ministerstwo Budownictwa.</text:p>
      <text:p text:style-name="P2097">Może, ponieważ obserwowałem na przestrzeni ostatnich paru lat wielokrotne zmiany nazwy Ministerstwa Budowni<text:span text:style-name="T2098">ct</text:span>wa oraz przepływ kadr z szeregu innych reso<text:span text:style-name="T2099">rtów</text:span>, które się inaczej nazywały, może po prostu Ministerstwo Budownictwa powinno zmieniać lokal, może to nie nazwa i kadry decydują, tylko coś w rodzaju genius loci, czyli wpływ tego miejsca, w którym to Ministerstwo się znajduje.</text:p>
      <text:p text:style-name="P2100">I w związku<text:s/><text:span text:style-name="T2101">z</text:span><text:s/>t<text:span text:style-name="T2102">ym</text:span><text:s/>jako pewnego rodzaju wstęp do tych spraw proponuję również zapisać następujące trzy wnioski, którymi kończę. To nie kto inny, tylko resort budownictwa, a ściślej rząd powinien zaproponowa<text:span text:style-name="T2103">ć</text:span><text:s/>program, opracować program odejścia od wielkiej płyty, jako absolutnie jednoznaczne deklaracje odejścia od stosowania techniki rozwiązań, kt<text:span text:style-name="T2104">ó</text:span>re stworzone dla rozwiązania problemu masowego budownictwa o niskim standardzie, cytuję pańskie słowa, panie dyrektorze, tych problemów nie rozwiązały, a nawet bardzo poważnie przyczyniły się do zaciemnienia obrazu oraz pogłębienia kryzysu.</text:p>
      <text:p text:style-name="P2105">Następnie, stworzenia systemów, zaproponowania systemu, a<text:span text:style-name="T2106">lt</text:span>ern<text:span text:style-name="T2107">atyw</text:span>nego systemu organizacyjnego przedsiębiorstw budowlanych, wykonawstwa budowlanego. Przy stworzeniu takiego a<text:span text:style-name="T2108">lt</text:span>ern<text:span text:style-name="T2109">at</text:span>yw<text:span text:style-name="T2110">ne</text:span>go<text:s/><text:soft-page-break/>systemu nikt się nie będzie martwił o kombinaty, skoro będzie alternatywny system, zobaczymy co jest lepsze. Dzisiaj podtrzymywanie kombinatów, podtrzymywanie kolejnymi programami wielkiej płyty,<text:s/><text:span text:style-name="T2111">a</text:span><text:s/>tylko i wyłącznie zostawianie w sferze werbalnej przepychanki - golono - strzyżono - problemu, któr<text:span text:style-name="T2112">a</text:span><text:s/>forma jest bardziej efektywna, jest po prostu, przepraszam, nie jest, nie chcę tak powiedzieć, może być odczytywana jako po prostu zła wo<text:span text:style-name="T2113">la.</text:span></text:p>
      <text:p text:style-name="P2114">Wreszcie opracowania systemu wspierania produkcji materiałów budowlanych. Przecież to w końcu jest jedno z zadań rządu, może ten system nie da się ze pierwszym razem sformułować w taki sposób, aby odniósł natychmiastowe efekty. Al<text:span text:style-name="T2115">e</text:span><text:s/>znowu b<text:span text:style-name="T2116">ę</text:span>dzie to pewnego rodzaju deklar<text:span text:style-name="T2117">a</text:span>cja<text:span text:style-name="T2118">,</text:span><text:s/>gdyż uwa<text:span text:style-name="T2119">ż</text:span>am, że ta sytuacja, jaka... i tym wn<text:span text:style-name="T2120">io</text:span>s<text:span text:style-name="T2121">k</text:span>iem<text:span text:style-name="T2122"><text:s/></text:span>ko<text:span text:style-name="T2123">ń</text:span>czę<text:span text:style-name="T2124">,</text:span><text:s/>ta sytuacja, j<text:span text:style-name="T2125">a</text:span>ka tu zaistniała przy tym stole,<text:s/><text:span text:style-name="T2126">s</text:span>ytuacja polegająca na tym, że nikt nie utożsamia się z d<text:span text:style-name="T2127">ot</text:span>ychc<text:span text:style-name="T2128">zas</text:span>ową polityką, jest elementem utrudniającym nam nazwanie popełnionych p<text:span text:style-name="T2129">r</text:span>zez nas wspól<text:span text:style-name="T2130">n</text:span>ie błędów po imieniu p<text:span text:style-name="T2131">o</text:span><text:s/>to, a<text:span text:style-name="T2132">by</text:span><text:s/>ich więcej nie robić.</text:p>
      <text:p text:style-name="P2133">Dziękuję<text:s/>bardzo.</text:p>
      <text:p text:style-name="P2134"><text:span text:style-name="T2135">Przewodn</text:span><text:span text:style-name="T2136">ic</text:span><text:span text:style-name="T2137">zący Zbigniew Janowski</text:span>:</text:p>
      <text:p text:style-name="P2138">Dziękuję bardzo. Do głosu przygotuje się pan Bolesław<text:s/><text:span text:style-name="T2139">Ki</text:span>erski, natomiast głos ma pan Uhma.<text:s/><text:span text:style-name="T2140">P</text:span>rosz<text:span text:style-name="T2141">ę</text:span><text:s/>bardzo.</text:p>
      <text:p text:style-name="P2142"><text:span text:style-name="T2143">P. Czesław Uhma</text:span>:</text:p>
      <text:p text:style-name="P2144">Do<text:span text:style-name="T2145"><text:s/></text:span>mat<text:span text:style-name="T2146">e</text:span>riałów<text:span text:style-name="T2147">.</text:span><text:s/>J<text:span text:style-name="T2148">a</text:span>ki jest norm<text:span text:style-name="T2149">a</text:span>lny model zaopatrzenia<text:s/><text:span text:style-name="T2150">w</text:span><text:s/>materia<text:span text:style-name="T2151">ł</text:span>y<text:span text:style-name="T2152">?</text:span><text:s/><text:span text:style-name="T2153">M</text:span>ateri<text:span text:style-name="T2154">a</text:span>ł dos<text:span text:style-name="T2155">t</text:span>arczony n<text:span text:style-name="T2156">a</text:span><text:s/>budowę transportem dostaw<text:span text:style-name="T2157">c</text:span>y na telefon<text:span text:style-name="T2158">.</text:span><text:s/><text:span text:style-name="T2159">I</text:span><text:s/><text:span text:style-name="T2160">w</text:span><text:s/>zasadzie moglibyśmy się ty<text:span text:style-name="T2161">m</text:span><text:s/>pro<text:span text:style-name="T2162">bl</text:span>e<text:span text:style-name="T2163">mem</text:span><text:s/>dalej nie zajmować, bo to nie jest<text:s/><text:span text:style-name="T2164">p</text:span>roblem<text:s/><text:span text:style-name="T2165">a</text:span>ni mieszka<text:span text:style-name="T2166">ln</text:span>ictw<text:span text:style-name="T2167">a</text:span>,<text:s/><text:span text:style-name="T2168">a</text:span>ni Ministerstwa Budownictwa itd. Za materiały odpowiada przemysł i handel. Jeden za produkcję, drugi za sprawne i umiejętne rozprowadzenie, za<text:s/>stworzenie rezerw itd.</text:p>
      <text:p text:style-name="P2169">No, ale skoro jest teka sytuacja jaka jest, to po pierwsze, w moim przekonaniu trzeb<text:span text:style-name="T2170">a</text:span><text:s/>wyraźnie przyciągnąć do współodpowiedzialności za ten problem te dwa resorty, przemysł przede wszystkim<text:s/><text:span text:style-name="T2171">i</text:span><text:s/>handel, po drugie, trzeba sobie powiedzieć, że pula materiałowa musi być zsynchronizowana z naszymi nakładami finansowymi, które przewidujemy na wydanie na materiały. Bez tego zsynchronizowania pieniądze wyda<text:span text:style-name="T2172">je</text:span>my na większy zakres budown<text:span text:style-name="T2173">ict</text:span>wa, realizujemy materiały na<text:span text:style-name="T2174">...</text:span><text:s/>i powodu<text:span text:style-name="T2175">je</text:span><text:s/>to taką ogromną ilość ujemnych zjawisk, że nie warto o tym mówić, bo są znane.</text:p>
      <text:p text:style-name="P2176">Stąd mnie się wydaje, że trzeba by było oprócz te<text:span text:style-name="T2177">j<text:s/></text:span>synchronizac<text:span text:style-name="T2178">ji</text:span><text:s/>przejściowo ograniczyć roboty budowlane w przemyśle, znaczy w inwestycjach przemysłowych, bo to daje nam dodatkowe pole materiałowe, i poza tym jeżeli cel, który został zapis<text:span text:style-name="T2179">a</text:span>n<text:span text:style-name="T2180">y</text:span>,<text:s/><text:span text:style-name="T2181">7</text:span>% dochodu narodowego czy<text:s/><text:span text:style-name="T2182">8</text:span><text:s/>- 10 mieszkań na 1 000 mieszkańców ma być zrealizowany, to trzeba sobie zdawać sprawę, że w niektórych materiałach trzeba 5-krotnie dać więcej materiałów, w niektórych 2-<text:span text:style-name="T2183">k</text:span>rotnie, w niektórych 3-krotnie. Jest to ogromne zadanie i<text:s/><text:span text:style-name="T2184">t</text:span>ego<text:s/>po pierwsze, się sprawami tylko ekonomicznymi<text:s/><text:span text:style-name="T2185">w</text:span><text:s/>sensie podatki nie da załatwić. Owszem, częściowo to załatwi sprawę, ale<text:s/><text:span text:style-name="T2186">j</text:span>eśliby ten cel miał być zrealizowany, to jest sprawa absolutnie wywalczenia pieniędzy na import materiałów, zwłaszcza tych lekkich, jak instalacyjnych, itd.</text:p>
      <text:p text:style-name="P2187">Stąd budownictwo powinno się domagać odpowiednich dostaw materiałowych, do tego jakim sposobem je zdobyć, to tam przy sprawach finansowych możemy jeszcze pomówić.</text:p>
      <text:p text:style-name="P2188">Przy sprawie materiałów uważam, że w zespole, który by się zajmował sprawą zredagowania tych problemów, to jednak wiadomości inżyniera K<text:span text:style-name="T2189">ie</text:span>rskiego powinny być wykorzystane.</text:p>
      <text:p text:style-name="P2190">Do terenu. Tak jak<text:s/><text:span text:style-name="T2191">w</text:span><text:s/>czynszach. Problem ekonomizacji gospodarki terenami. Dotychczas t<text:span text:style-name="T2192">e</text:span>ren nic nie<text:s/><text:soft-page-break/>kosztuje, bo to co tam te grosze si<text:span text:style-name="T2193">c</text:span><text:s/>płaci, ja mówię o terenie uzbrojonym, to jest po prostu symbol. W związku z tym też<text:s/><text:span text:style-name="T2194">je</text:span>st potrzebna ekonomizacja. Co to znaczy? To znaczy odpowiednio wysoka cena ze teren uzbrojony, to znaczy z tym, że ja się oczywiście opowiadam za długoletnim kredytowaniem tych zakupów, ale to musi kosztować. Teren musi być w budownictwie najdroższy, teren uzbrojony. W dużych miastach kosztuje dwa razy więcej jak metr kwadratowy wybudowania mieszkania.</text:p>
      <text:p text:style-name="P2195">Następna sprawa, jeśli już mamy, jeśli już będziemy mieli, to jest problem eksploatacji tych wszystkich urządzeń miejskich. Ja się na tym nie umiałbym wypowiedzieć, ale chciałbym, żeby może specjaliści z tej dziedziny zastanowili się nad problemem, czy to co się dzieje w tej chwili, że istnieje eksploatacja branżowa i każdy sobie rzepkę skrobie,<text:s/>gazownicy sobie, energetycy sobie, ci od wody sobie, czy jest to organizacja prawidłowa i czy może by nie trzeba było przejść na przykład na organizację terytorialną, czy jakąś inną? W każdym razie wydaje się, że sposób organizacji eksploatacji wymaga urządzeń, uzbrojenia, wymaga również spojrzenia na..., dla usprawnienia tego problemu.</text:p>
      <text:p text:style-name="P2196">Wreszcie w tej sprawie chciałbym ostatnią sprawę, to znaczy jest problem, stwierdzi<text:span text:style-name="T2197">li</text:span>śmy to, zróżnicowania stopnia zaangażowania,<text:s/><text:span text:style-name="T2198">s</text:span>prawności organizacyjnej, przygotowania terenów i realizacji budownictwa w różnych wo<text:span text:style-name="T2199">je</text:span>wództwach. Osobiście wydaje mi się, że potrzebna jest społeczna czy może urzędowo-społeczna ocena działalności poszczególnych regionów, powiedzmy sobie województw. Osobiście oczekiwałbym, że będzie robiony doroczny report o stanie przygotowania i realizacji budownictwa w poszczególnych województwach i że będzie ten moralny nacisk na te rejony czy te regiony właściwie, w których te sprawy<text:s/>są<text:s/>zaniedbane.</text:p>
      <text:p text:style-name="P2200">Tak że stawiam wniosek o to, żebyśmy, bo my st<text:span text:style-name="T2201">a</text:span>le mówimy o resorcie.<text:s/><text:span text:style-name="T2202">A</text:span><text:s/>teraz cały ciężar budownictwa przesunąłby się jednak w sensie ich rea<text:span text:style-name="T2203">li</text:span>zacyjnym na województwa. I dlatego trzeba by było, przecież resort jest funkcjonalny, a więc też w jego interesie jest oceniać i wymagać od tych, od terenu. A więc raport.</text:p>
      <text:p text:style-name="P2204">Trzeci problem, to jest sprawa pluralizmu organizacyjnego. Ja chciałbym tylko dwa tutaj elementy powiedzieć. Po pierwsze, jeżeli przedsiębiorstwa państwowe,<text:s/><text:span text:style-name="T2205">u</text:span>społecznione i prywatne mają być mniej więcej jednakowo ekonomiczne, to muszą być pod podobną administra<text:span text:style-name="T2206">cj</text:span>ą. Nie mogą być nadmiernie drogie te państwowe. Muszą<text:s/><text:span text:style-name="T2207">by</text:span>ć drogie przy tej zasadzie, że sprawozdawczość i te wszystkie papiery, które muszą tworzyć, są nie<text:span text:style-name="T2208">po</text:span>równywalnie większe niż jakakolwiek spółka akcyjna, choćby największa.</text:p>
      <text:p text:style-name="P2209"><text:span text:style-name="T2210">A</text:span><text:s/>więc trzeba od tej strony również spojrzeć na organizację przedsiębiorstw, zrównać je w sensie sprawozdaw<text:span text:style-name="T2211">cz</text:span>ym i poza tym chciałem przypomnieć, że w formach tych nawet państwowych dużych przedsiębiorstw powinno się jakoś bardziej uekonomicznić te sprawy, to znaczy propagować ajencyjne formy na przykład w kombinatach.<text:s/><text:span text:style-name="T2212">M</text:span>ożna ogłaszać przetargi nawet na prowadzenie poszczególnych tam placów czy budów czy coś takiego przez pewne ajencyjne formy. Ajentem może być kierownik budowy, ajentem może być zespół budowy.<text:s/><text:span text:style-name="T2213">W</text:span><text:s/>każdym razie bardziej to u<text:span text:style-name="T2214">e</text:span>lastycznić.</text:p>
      <text:p text:style-name="P2215">Ostatnia sprawa, kadry - bardzo krótko - bo<text:s/><text:span text:style-name="T2216">t</text:span>o najmniej, podano tutaj liczby, które są prawdziwe, bo jeśli ch<text:span text:style-name="T2217">o</text:span>dzi o to co szkolnictwo zapewnia, 2 700 szkoły wyższe, około 5 tys. średnie, około 17 tys. szkolnictwo zasadnicze, r<text:span text:style-name="T2218">a</text:span>zem 25 tys., to jest niecałe 2% kadr budowlanych rocznie. Tymczasem jeżeli przyjmiemy, że człowiek pracuje w budownictwie przeciętnie 30 lat, to trzeba wymienić, na wymianę 3,<text:span text:style-name="T2219">3</text:span>3%,<text:s/><text:span text:style-name="T2220">a</text:span><text:s/>więc 1,9% to jest ileś tam mniej niż potrzeba, bo potrzeba 3,3% to znaczy ki<text:span text:style-name="T2221">lk</text:span>adziesiąt procent za mało dochodzi ludzi<text:s/><text:soft-page-break/>do budownictwa dla uzupełnienia kadr rocznie.</text:p>
      <text:p text:style-name="P2222">I przy tym jest sprawa tej jakości kadr. Tutaj ktoś poruszył sprawę przygotowania inżynierów budowlanych również od strony organizacji i ekonomiki. Chciałbym dwie rzeczy<text:s/>przypomnieć, a mianowicie jedno, że zespół reformy proponował, żeby stworzyć coś w rodzaju<text:s/><text:span text:style-name="T2223">lice</text:span>n<text:span text:style-name="T2224">cjo</text:span>nowa<text:span text:style-name="T2225">ne</text:span>go kierownika budowy przygotowanego od strony nie tylko technicznej, ale prawn<text:span text:style-name="T2226">ej,</text:span><text:s/>organizacyjnej, ekonomicznej itd., ale to jest jedna sprawa. Druga sprawa, to chciałem państwa poinformować, że przedmiot ekonomika budownictwa na politechnice warszawskiej jest na wydziale inżynierii ogólnej jest tylko cześć specjalizacji i to w granicach między 1<text:span text:style-name="T2227">5</text:span><text:s/><text:span text:style-name="T2228">a</text:span><text:s/>45 godzin przez całe studia, podczas gdy ekonomii i filozofii uczy się przez 3<text:span text:style-name="T2229">0</text:span>0 godzin. Więc to są zupełnie zwichnięte proporc<text:span text:style-name="T2230">je</text:span>.</text:p>
      <text:p text:style-name="P2231">Wreszcie sprawa honoru budowlanego jest to sprawa bardzo ważna, trzeba prosić i prasę, i związki zawodowe, żebyśmy my wreszcie zaczęli tym ludziom, którzy pracują w budownictwie pod gołym niebem jednak stworzyli t<text:span text:style-name="T2232">a</text:span>ką satys<text:span text:style-name="T2233">fa</text:span>kc<text:span text:style-name="T2234">ję</text:span>,<text:s/><text:span text:style-name="T2235">k</text:span>om<text:span text:style-name="T2236">fo</text:span>rtu moralnego, że ci ludzie coś tworzą. Bo to, że tworzą tylko 200 tys., to jest wina nie ich, ale to, że tworzą 200 tys.<text:s/><text:span text:style-name="T2237">m</text:span>ieszkań, to jest ich zasługa. I to trzeba powiedzmy sobie propagować.</text:p>
      <text:p text:style-name="P2238">Dziękuję.</text:p>
      <text:p text:style-name="P2239"><text:span text:style-name="T2240">Przewodniczący Zbigniew Janowski</text:span>:</text:p>
      <text:p text:style-name="P2241">Dziękuję bardzo<text:span text:style-name="T2242">,</text:span><text:s/><text:span text:style-name="T2243">p</text:span>roszę bardzo, pan Kier<text:span text:style-name="T2244">sk</text:span>i, a przygotuje się do głosu pan Ryszard Niwiński.</text:p>
      <text:p text:style-name="P2245"><text:span text:style-name="T2246">P. Bolesław Kier</text:span><text:span text:style-name="T2247">sk</text:span><text:span text:style-name="T2248">i</text:span>:</text:p>
      <text:p text:style-name="P2249">Na poprzednim posiedzeniu powiedziałem, że działalność inwestycyjna, budowlana jest jednym z najbardziej niezrównow<text:span text:style-name="T2250">aż</text:span>onych elementów gospodarki narodowej. W pełni to dotyczy działalności budownictwa, ja to nazywam działalnością inwestycyjną, budowlaną, modernizacyjno-budow<text:span text:style-name="T2251">la</text:span>ną, gdzie popyt na inwestyc<text:span text:style-name="T2252">je</text:span><text:s/>może być pokryty, myśmy się kiedyś na komisji sejmowej zastanawiali, pan prof. ..., szacowano n<text:span text:style-name="T2253">a</text:span>dmiar popytu inwestycyjnego na 40 do<text:s/><text:span text:style-name="T2254">5</text:span>0%<text:span text:style-name="T2255">.</text:span><text:s/>Ale co to oznacza?</text:p>
      <text:p text:style-name="P2256">Poza tym potwierdza, że nie ma bilansowania w gospodarce narodow<text:span text:style-name="T2257">ej,</text:span><text:s/>nie ma zbilansowania w materiałach budowlanych. Mówię to z pełną odpowiedzialnością. Wprawdzie są takie zapisy zmyłkowe, i informacje zmyłkowe wynikając<text:span text:style-name="T2258">e<text:s/></text:span>z wysokiego szczebla, wobec tego postawię retoryczne pytania. Kto powinien wiedzieć, ile potrzebuje budownictwo bez względu na... cała działalność budownictwa bez względu na podporządkowanie sektorowe? Pytanie retoryczne. Kto to bilansuje? Bo słyszałem, że są zbilansowane materiały dla budownictwa i wydzielone, jak się bilansuje, to się już<text:span text:style-name="T2259"><text:s/></text:span>nie wydziela, panowie, chyba pomieszaliśmy pojęcia. Bilansowanie to<text:s/><text:span text:style-name="T2260">je</text:span>st produkcja, plus import, plus eksport, bo słyszałem, że się wysyła. Tak, sprzedajemy. Plus zapasy na koniec roku.</text:p>
      <text:p text:style-name="P2261">Dlaczego o tym mówię? Bo z tym miałem do czynienia, trwało to tylko około 30 lat w Komisji Planowania. Był czas,<text:s/><text:span text:style-name="T2262">w</text:span><text:s/>którym bilansowano odpowiednio, uwzględniając zmianę struktury robót, ale zaczęto odchodzić, bilansowano bowiem<text:s/>tylko produkcję budow<text:span text:style-name="T2263">la</text:span>no-montażową uspołecznioną.<text:s/><text:span text:style-name="T2264">T</text:span>o znaczy ci, którzy budują prywatnie, byli traktowani na zasadzie reszty, aczkolwiek muszę przyznać bardzo solidnie Samopomoc Chłopska, wiceprezes Szelążek bardzo solidnie bilansowali potrzeby, trochę dostawali, może 50%, może 30%, a w czasie roku jeszcze wykupywano z tej puli. To nawet się opłacało niektórym przedsiębiorstwom, bo materiał z puli rynkowej był droższy, zatem działało na wzrost przerobu przedsiębiorstwom uspołecznionym, które zapomniały zapotrzebować materiałów.</text:p>
      <text:soft-page-break/>
      <text:p text:style-name="P2265">Dlatego też jeden z moich pierwszych wniosków jest, że materiały dla budownictwa musi bilansować resort, który jest funkcjonalny dla budownictwa, ale dla wszystkich podmiotów gos<text:span text:style-name="T2266">po</text:span>darczych, odpowiednio do struktury robót budow<text:span text:style-name="T2267">la</text:span>no-monta<text:span text:style-name="T2268">żo</text:span>wych, bo ja komuś mogę dać cement, ja nie mam stali, to jest pierwsza rzecz. Ale to mało. Część materiałów stosowanych w budownictwie jest równocześnie, ma takie same zastosowanie w przemyśle. Mam na myśli blachę ocynkowaną, aluminium, pręty, lakiery, przewody. A zatem musi być instytucja zbiorcza, która w makroskali w ramach tzw. planu gospodarczego musi to zbilansować i musi powiedzieć, ile mamy albo zmniejszamy roboty, albo mamy dokupić, jeżeli mamy za co. Tak to kiedyś było.</text:p>
      <text:p text:style-name="P2269">Chciałbym stwierdzić, że od roku 1972 zarzucono w Komisji Planowania planowanie tzw. analityczne, a w tej chwi<text:span text:style-name="T2270">l</text:span>i<text:span text:style-name="T2271"><text:s/></text:span>już się nikt tym nie zajmuje. Centralny Urząd nie zajmuje się bilansowaniem potrzeb.</text:p>
      <text:p text:style-name="P2272">I ja w tym dopatruje się trudności opracowania wieloletniego programu rozwoju produkcji materiałów budowlanych, który był, do którego przygotowania był zobowiązany rz<text:span text:style-name="T2273">ą</text:span>d, uchwałą z 3 lipca 1<text:span text:style-name="T2274">9</text:span>8<text:span text:style-name="T2275">4</text:span><text:s/>r. w sprawie polityki mieszkaniowej. Myśmy tam wtrącili, to była polityka mieszkaniowa, ale uważaliśmy, że jest bardzo potrzebne stwierdzenie to. Dlaczego? Analiza przepływów międzygałęziowych wskazuje, że budownictwo mieszkaniowe jest najbardzie<text:span text:style-name="T2276">j</text:span><text:s/><text:span text:style-name="T2277">m</text:span>a<text:span text:style-name="T2278">te</text:span>riałochłonne, 47 - 48<text:span text:style-name="T2279">%</text:span><text:s/>wszystkich materiałów idzie na budownictwo mieszkaniowe i remonty. Tak wskazuje analiza rozszerzonego... w tej chwili GUS robi tylko 17 na 17, nie te duże arkusze, 100 na<text:s/><text:span text:style-name="T2280">10</text:span>0, żeby można było rozszyfrować gospodarkę narodową, zresztą już i tak jest rozk<text:span text:style-name="T2281">oj</text:span>arzona.</text:p>
      <text:p text:style-name="P2282">Dlatego też zwracam u<text:span text:style-name="T2283">w</text:span>agę i to dałem w piśmie wszystkim prawie kolegom na poprzednim posiedzeniu, zwracam uwagę na niebezpieczną lukę, która się wytworzyła, lukę strukturalną. Nie ma u nas gospodarza, który w skali makro przedstawia rządowi, a potem Sejmowi, jakie<text:s/>są<text:s/>nakłady na dany rok, jakie one mają pokrycie w realizacji. Wspomniałem o tamtym opracowaniu rozpoczynając, że równowaga między potrzebami a możliwości<text:span text:style-name="T2284">ą</text:span><text:s/>gospodarki jest podstawowym warunkiem niezakłóconego rozwoju gospodarki narodowej. To jest, ponieważ tu mówimy o materiałach, przypominam, że nadal aktualny jest wniosek przygotowania się zespołowego, to nie może robić tylko resort budownictwa, to muszą robi<text:span text:style-name="T2285">ć</text:span><text:s/>przedstawiciele paru resortów, bo kiedyś tak robiono, myśmy kiedyś robili tzw.<text:s/><text:span text:style-name="T2286">15</text:span>-<text:span text:style-name="T2287">le</text:span>tnie kroczące dane rozwoju gospodarczego, z planowymi... planu inwestycji, struktury technicznej wynikały nakłady na roboty budowlano-mont<text:span text:style-name="T2288">aż</text:span>owe i myśmy wtedy mogli powiedzieć, że będziemy musieli za<text:s/><text:span text:style-name="T2289">5</text:span><text:s/>lat mieć tyle stali, tyle cementu i mogliśmy podejmować decyzje co do produkcji. U nas żadna firma polonijna nie zastąpi huty. Są takie materiały, które wymagają inwestycji strategicznych i do tych inwestycji była przecież powołana i nadal powinna w tym zakresie działać Komi<text:span text:style-name="T2290">sja</text:span><text:s/>Planowania.</text:p>
      <text:p text:style-name="P2291">Zatem wniosek jest, że nieodzowne jest prawidłowe bilansowanie potrzeb odpowiednio do struktury robót wszystkich gałęzi, we wszystkich rodzajach budownictwa. Dlaczego podkreślam wszystkich rodza<text:span text:style-name="T2292">ja</text:span>ch? My tutaj ciągle mówimy o budownictwie mieszkaniowym. Proszę państwa, nawet kombinaty w pełni nie wykonują budownictwa mieszkaniowego,<text:s/><text:span text:style-name="T2293">ja</text:span>kbyście<text:s/>państwo zobaczyli ich portfel zl<text:span text:style-name="T2294">e</text:span>ceń, to oni wykonują różne inne roboty, n<text:span text:style-name="T2295">a</text:span>wet nie z zakresu budownictwa ogólnego,<text:s/><text:span text:style-name="T2296">t</text:span>o jest pierwsza rzecz.</text:p>
      <text:p text:style-name="P2297">Druga rzecz, pragnę z całym naciskiem stwierdzić, że budownictwo mieszkaniowe realizują przedsiębiorstwa budowlane górnictwa, komunikacji, wojska, zatem i tzw. systemu gospodarczego. W r. 1987 oddano<text:s/><text:span text:style-name="T2298">1</text:span>4% całej powierzchni mieszkaniowej w systemie gospodarczym, i tego nikt nie bilansuje.<text:s/><text:soft-page-break/>Ten system jest zaopatrywany z tych branż, do których on<text:s/><text:span text:style-name="T2299">je</text:span>st przyczepiony, więc jeżeli jest sobie w przemyśle, to on dostaje z przemysłu. Jeżeli stoi przy gospodarce komunaln<text:span text:style-name="T2300">ej,</text:span><text:s/>on dostaje z gospodarki. Jeżeli stoi w rolnictwie, dostaje z rolnictwa.</text:p>
      <text:p text:style-name="P2301"><text:span text:style-name="T2302">I</text:span><text:s/>dlatego nie można odrywać działalności produkcyjnej budownictwa i budownictwa mieszkaniowego od całokształtu funk<text:span text:style-name="T2303">cjo</text:span>nowania i działalności gospodarczej budownictwa.</text:p>
      <text:p text:style-name="P2304"><text:span text:style-name="T2305">Ob. <text:s text:c="22"/></text:span>:</text:p>
      <text:p text:style-name="P2306">Przepraszam, chciałem przypomnieć państwu, że zespół, w którym obradujemy, naz<text:span text:style-name="T2307">y</text:span>wa się zespołem polityki mieszkaniowej i nie rozwiążemy przy tym stole rzeczywiście niezwykle ważnych problemów całej gospodarki kraju.</text:p>
      <text:p text:style-name="P2308"><text:span text:style-name="T2309">P. Bolesław Kie</text:span><text:span text:style-name="T2310">rs</text:span><text:span text:style-name="T2311">ki</text:span>:</text:p>
      <text:p text:style-name="P2312">Jednym z element<text:span text:style-name="T2313">ó</text:span>w, żeby, jednym z elementów polityki mieszkaniowej jest nowe budownictwo i remonty, żeby one prawidłowo były realizowane, musi być pokrycie w bilansie.</text:p>
      <text:p text:style-name="P2314">Wracając teraz do, ponieważ tutaj była mowa o kadrach, była mowa, dla kogo my mamy, jakie są w ogóle, jakie jest zatrudnienie teraz w budownictwie. Powiadam, w działalności produkcyjnej, nie w biurach pr<text:span text:style-name="T2315">oje</text:span>ktowych, w roku 1987 pracowało w robotach budow<text:span text:style-name="T2316">la</text:span>no-montażowych 1<text:s/><text:span text:style-name="T2317">m</text:span>ln 719 tys. 600 osób. To jest rzeczywiste zatrudnienie w produkcji budow<text:span text:style-name="T2318">la</text:span>no-montażowej. I dlatego mówiąc o kadrach i przygotowaniu kadr oczywiście nastąpiły ogromne zmiany,<text:s/><text:span text:style-name="T2319">w</text:span><text:s/>międzyczasie od 1978 r. do 1987 r. przesunięcie z kluczowego budownictwa do systemu gospodarczego i rzemiosła, ale tam także są potrzebni ci robotnicy.</text:p>
      <text:p text:style-name="P2320">Dlatego też proponuję, mówiąc o bazie,<text:s/><text:span text:style-name="T2321">o</text:span><text:s/>ilości potrzebnych pracowników, przyjmowanie pełnej liczby zatrudnionych w wykonawstwie robót budowlanych.</text:p>
      <text:p text:style-name="P2322">Dzięku<text:span text:style-name="T2323">ję</text:span>.</text:p>
      <text:p text:style-name="P2324"><text:span text:style-name="T2325">Przewodniczący Zbigniew Janowski</text:span>:</text:p>
      <text:p text:style-name="P2326">Dziękuję bardzo. Proszę bardzo, w kwestii formalnej.</text:p>
      <text:p text:style-name="P2327"><text:span text:style-name="T2328">P. Aleksander Paszyński - współprzewodnicz</text:span><text:span text:style-name="T2329">ą</text:span><text:span text:style-name="T2330">cy</text:span>:</text:p>
      <text:p text:style-name="P2331">Myślę, rzeczywiście, jeżeli mamy skończyć dzisiaj listę mówców, to powinniśmy wprowadzić rygorystyczną zasadę ograniczenia czasu wystąpień, i po drugie, naprawdę znakomita część tego, o czym dzisiaj tutaj mówimy, ze względów nawet czysto technicznych, choć jest ogromnie ważna, nie będzie się mogła przecież znaleźć jakby w efekcie naszej pracy. Wobec tego dla przynajmniej zasady dobrej roboty nie powinniśmy niepotrzebnie tracić wspólnie tego czasu na rzecz, jak powtarzam, niezwykle ważne i istotne, ale przecież wykraczające poza techniczne możliwości skonsumowania całego tego materiału.</text:p>
      <text:p text:style-name="P2332">Wobec tego stawiam po prostu<text:s/><text:span text:style-name="T2333">f</text:span>ormalny wn<text:span text:style-name="T2334">i</text:span>o<text:span text:style-name="T2335">s</text:span>ek ograniczenia czasu do maksimum 5 minut.</text:p>
      <text:p text:style-name="P2336"><text:span text:style-name="T2337">Przewodniczący Zbigniew Janowski</text:span>:</text:p>
      <text:p text:style-name="P2338">Dziękuję bardzo.<text:s/><text:span text:style-name="T2339">M</text:span>amy prośbę, żeby zamykać się w czasie<text:s/>od 5 do 10 minut, po 10 minutach będziemy tutaj już dzwonić i pokazywać, że czas zbliża się ku końcowi, natomiast chciałbym z góry przeprosić w przypadku, jeżeli ktoś będzie mówił na wszystkie inne tematy z wyjątkiem tematów, które dotyczą dzisiejszych obrad, będziemy z urzędu wchodzić, że tak powiem i przerywać dalszą dyskusję. Z góry za to przepraszam, mam nadzieję, że takich nie będzie sytuacji.</text:p>
      <text:p text:style-name="P2340">Proszę bardzo, pan Uhma w sprawie formalnej.</text:p>
      <text:soft-page-break/>
      <text:p text:style-name="P2341"><text:span text:style-name="T2342">P. Czes</text:span><text:span text:style-name="T2343">ł</text:span><text:span text:style-name="T2344">aw Uhma</text:span>:</text:p>
      <text:p text:style-name="P2345">...wszystkie wystąpienia, poza jednym, które trwało prawie<text:span text:style-name="T2346"><text:s/></text:span>20 minut, nikt nie przekroczył 10, a kolega mówił 3 minuty 40 sekund.</text:p>
      <text:p text:style-name="P2347"><text:span text:style-name="T2348">Pr</text:span><text:span text:style-name="T2349">z</text:span><text:span text:style-name="T2350">e</text:span><text:span text:style-name="T2351">w</text:span><text:span text:style-name="T2352">odni</text:span><text:span text:style-name="T2353">cz</text:span><text:span text:style-name="T2354">ący Zbigniew Janowski</text:span>:</text:p>
      <text:p text:style-name="P2355">Dziękuję bardzo. Mamy nadzieję, że taki czas będzie<text:s/><text:span text:style-name="T2356">w</text:span><text:s/>dalszym ciągu utrzymany. Proszę bardzo, pan Ryszard Niwiński, przygotu<text:span text:style-name="T2357">je</text:span><text:s/>się pan Jerzy Gruchal<text:span text:style-name="T2358">sk</text:span>i.</text:p>
      <text:p text:style-name="P2359"><text:span text:style-name="T2360">P. Ryszard Niwiński</text:span><text:span text:style-name="T2361">:</text:span></text:p>
      <text:p text:style-name="P2362">Pr<text:span text:style-name="T2363">a</text:span>gnę podziękować i powiedzieć, że, pragnę podzielić się swymi refleksjami co do dzisiejszego tematu i postaram się, żeby w tym czasie bardzo ograniczonym, ale moim zdaniem potrzebnym do ograniczenia zmieścić się.</text:p>
      <text:p text:style-name="P2364">Chciałbym odnieść się do tematyki w sprawie gruntów, uzbrojenia i sygnalizacyjnie tematyka kadrowa.</text:p>
      <text:p text:style-name="P2365">Zgadzam się przy naszym tutaj omówieniu tych spraw z wypowiedzią prof. Serwińskieg<text:span text:style-name="T2366">o</text:span>, współprzewodniczącego naszych obrad, że problem budownictwa mieszkaniowego musimy widzieć jako jedne z całości elementów funkc<text:span text:style-name="T2367">jo</text:span>nowania naszego państwa. Nie możemy rozpatrywać tego zagadnienia jako czegoś tylko odrębnego<text:s/><text:span text:style-name="T2368">w</text:span><text:s/>niektórych sprawach.</text:p>
      <text:p text:style-name="P2369">Cieszę się również, że już dzisiaj problem budownictwa odnoszono nie tylko do dużych aglomeracji, ale również i małych miasteczek, i wsi.</text:p>
      <text:p text:style-name="P2370">I sprawa grunt<text:span text:style-name="T2371">ó</text:span>w. Proszę państwa, obserwuje się obecnie - nie wiem, tak tutaj mnie informowano, pewien zastój przy wywłaszczaniu gruntów. Czym to jest hamowane? Albo może bardziej jaka jest przyczyna tego stanu rzeczy?</text:p>
      <text:p text:style-name="P2372">Moim zdaniem sprawa ceny gruntów. Obecnie urzędowe ustalenia ceny gruntów hamują szybkie zawieranie umowy kupna-sprzedaży. Byłbym za wolnymi cenami, jedynie jakieś gremium niezależne od administrac<text:span text:style-name="T2373">ji</text:span><text:s/>terenowej czuwałoby n<text:span text:style-name="T2374">a</text:span>d tymi górnymi granicami, górnymi stawkami, żeby tutaj też nie było nadużyć, ale gremium niezależne<text:span text:style-name="T2375">,</text:span><text:s/>niezależne od administrac<text:span text:style-name="T2376">ji</text:span>. Musimy wywołać rynek ziemi. Jeżeli nie zostanie wywołany rynek ziemi, to temat ten będzie stale<text:s/>nas w<text:span text:style-name="T2377">sz</text:span>y<text:span text:style-name="T2378">stk</text:span>ich<text:span text:style-name="T2379">,</text:span><text:s/>tutaj bulwersow<text:span text:style-name="T2380">a</text:span>ł. A<text:span text:style-name="T2381">le</text:span><text:s/><text:span text:style-name="T2382">m</text:span>usimy<text:s/><text:span text:style-name="T2383">t</text:span>eż dostrzeg<text:span text:style-name="T2384">a</text:span>ć i<text:s/><text:span text:style-name="T2385">t</text:span>aką sytuację, że jest zła gospodarka już posiadaną ziemią. Jednostki różne, i spółdzielnie, i zakłady pracy, posiadając już wywłaszczony czy wykupiony grunt, raczej chcą wchodzić na tereny czyste, nie chcą budować w systemie<text:s/>„plomb”. Nie chcą też przyspieszać wyburzania, bo to trzeba naturalnie dać mieszkania, to pomniejsza możliwość szybszego rozładowania tej dużej listy czekających.</text:p>
      <text:p text:style-name="P2386">Myślę, że powinny być wydane jakieś dyspozycje do administracji wojewódzkiej, dające jej<text:s/>pozwolenie na przegląd takiej sytuacji i na zastanowienie się, jak z tego wybrnąć, bo jak się jeździ po miastach, to widać bardzo dużo ziemi niewykorzystane<text:span text:style-name="T2387">j</text:span>, wykupione<text:span text:style-name="T2388">j</text:span>. Ona ani rodzi, ani wykorzys<text:span text:style-name="T2389">t</text:span>ana jest do budowy. Taka jest prawda.</text:p>
      <text:p text:style-name="P2390"><text:span text:style-name="T2391">N</text:span>o, rozwój miast musi następować, takie jest prawo, i z tym musimy wszyscy zgadzać się, ale gospodarka terenami w miastach powinna być w sposób prawidłowy widziana.</text:p>
      <text:p text:style-name="P2392">Sprawa następna, uzbrojenie terenów. Nakłady, które otrzymują Rady Narodowe, są niestety niewystarczające, ale i samo wykonawstwo uzbrojenia musi być też trochę inaczej widziane.</text:p>
      <text:p text:style-name="P2393">Ja uważam, że należałoby zastanowić się nad powołaniem różnego rodzaju spółek, które będą sprzedawać uzbrojone tereny, czy to spółdzielni czy to zakładowi pracy, mówi<text:span text:style-name="T2394">ę<text:s/></text:span>nie działek, tylko terenów.<text:s/><text:soft-page-break/>Niestety, ale w tej chwili przepisy prawno-ekonomiczne nie zezwalają na takie rozwiązanie, jeżeli chodzi o duże tereny. Tyle w tej sprawie.</text:p>
      <text:p text:style-name="P2395">Jeżeli chodzi o sprawy kadr, w dniu wczorajszym<text:s/><text:span text:style-name="T2396">m</text:span>iałem przyjemność spotkać się z pewną grupą budowlanych, żeby na niekt<text:span text:style-name="T2397">ó</text:span>re tematy, które dzisiaj poruszamy, można było przedyskutować, bo trzeba widzieć też ich, którzy bezpośrednio wykonują, którzy interesują się tymi tematami, i oprócz tych wszystkich spraw, które tutaj poruszył kolega współprzewodniczący tak jak gdybym przenosił wczorajsze spotkania z różnymi budowlanymi z różnych terenów, z innych terenów, teren wschodni konkretnie, Białystok.<text:s/><text:span text:style-name="T2398">I</text:span><text:s/>oprócz tych spraw, które tutaj kolega szanowny poruszył, to są jeszcze inne tematy, które poruszali. Przede wszystkim sprawy płacowe.</text:p>
      <text:p text:style-name="P2399">Dlaczego inżynierowie unikają budów? Dlaczego idą do różnych innych zajęć? Przede wszystkim jeżeli inżynier, który przyjdzie na budowę mniej zarabia od majstra, jeżeli inżynier mnie<text:span text:style-name="T2400">j</text:span><text:s/>zarabia od robotnika, a taki paradoks niestety jest, to i przedsiębiorstwa twierdzą, pokazują przepisy, że niestety nic nie mogą w tej sprawie zrobić. To jest coś n<text:span text:style-name="T2401">ie</text:span><text:s/>w<text:s/><text:span text:style-name="T2402">po</text:span>rządku.</text:p>
      <text:p text:style-name="P2403">Dlaczego też jest tak duża administrac<text:span text:style-name="T2404">ja</text:span>? Przede wszystkim muszą zabezpieczyć się przed różnego rodzaju kontrolami. Kontrola jak przychodzi, to patrzy jak tam papierek, czy w porządku, czy nie w porządku. Jak papierek w porządku, to w drugiej kolejności już sprawy fachowe. Taka jest smutna prawda. Powinny być ograniczone<text:s/><text:span text:style-name="T2405">o</text:span>rgany kontrolne. To co już tutaj było poruszone na początku tej polityki budowlanej, spraw techniki, izba skarbowa do swoich sprawa, ale w tej chwili jest różne G<text:span text:style-name="T2406">I</text:span>T-y i BIT-y itd., w każdym województwie różnych kontroli jest tyle, że oni muszą zabezpieczyć się papierkowo przed tymi kontrolami, żeby potem s<text:span text:style-name="T2407">ą</text:span>żnistych<text:s/>protokołów<text:s/>nie pisać. I potem nie musieli rozliczać się.</text:p>
      <text:p text:style-name="P2408">Dziękuję. Zdaje się, że nie przekroczyłem limitu.</text:p>
      <text:p text:style-name="P2409"><text:span text:style-name="T2410">Przewodniczący Zbigniew<text:s/></text:span><text:span text:style-name="T2411">Ja</text:span><text:span text:style-name="T2412">nowski</text:span>:</text:p>
      <text:p text:style-name="P2413">Dziękuję bardzo. 7 minut, tak że na pewno pan nie<text:s/>przekroczył<text:span text:style-name="T2414">.</text:span><text:s/>Proszę bardzo, pan Jerzy Gruchals<text:span text:style-name="T2415">ki,</text:span><text:s/>przygotuje się pan Andrzej Dobrucki.</text:p>
      <text:p text:style-name="P2416"><text:span text:style-name="T2417">P. Jerzy Gruchal</text:span><text:span text:style-name="T2418">sk</text:span><text:span text:style-name="T2419">i</text:span>:</text:p>
      <text:p text:style-name="P2420">Ja chciałbym trzy sprawy, moim zdaniem wydaje się, że sprawa rozwoju budownictwa mieszkaniowego czy sprawami, które terminują ten rozwój to są trzy zagadnienia, to jest kwestia pozyskiwania terenów, sprawa technologii i sprawa materiałów budowlanych.</text:p>
      <text:p text:style-name="P2421">Chciałbym może na początku na moment wrócić do historii. Dwa dni temu, nie wiem, może państwo obserwowali, był t<text:span text:style-name="T2422">a</text:span>ki film w telewizji z lat siedemdziesiątych, gdzie m.in. w pewnej chwili pokazano przemawiającego pana Gierka, który mówił, że w roku 1995 każda polska rodzina będzie miała zapewnione mieszkanie i wobec tego musimy zbudować w ty<text:span text:style-name="T2423">m<text:s/></text:span>czasie 7 mln<text:s/><text:span text:style-name="T2424">3</text:span>0<text:span text:style-name="T2425">0</text:span><text:s/>tys. mieszkań. I oczywiście, mówię o tym dlatego, że chciałbym, żebyśmy my tu również nie próbowali proponować takich programów, bo wiemy co z tamtego programu było, a żebyśmy zwrócili uwagę na pewne sprawy według mnie zasadnicze, na pewne zadania, które potem odpowiednie jednostki rządowe powinny rozstrzygnąć.</text:p>
      <text:p text:style-name="P2426">I między innymi do tych zadań moim zdaniem należy sprawa<text:span text:style-name="T2427"><text:s/></text:span>m.in. terenów. Wyda<text:span text:style-name="T2428">je</text:span><text:s/>mi się, że ta sprawa ciągle nie jest rozwiązana w sposób należyty, że powinien, władza powinna stworzyć jak gdyby czy przygotować bank terenów i powinno to być w dyspozycji władzy czy Rady Narodow<text:span text:style-name="T2429">ej,</text:span><text:s/>konkretnie rzecz biorąc, bo to by umożliwiło m.in. rozwój budownictwa indywidualnego. Ja generalnie opowiadam się za<text:s/><text:soft-page-break/>tym, abyśmy forowali budownictwo indywidualne, bo jest to przecież wzięcie<text:s/><text:span text:style-name="T2430">w</text:span><text:s/>swoje ręce budowy mieszkań pod konkretnego obywatela. Wiadomym jest, że to postanowiliśmy wcześniej, że<text:s/>kolejka mieszkaniowa do tych mieszkań spó<text:span text:style-name="T2431">łd</text:span>zie<text:span text:style-name="T2432">lcz</text:span>ych będzie musiała ulec ograniczeniom, a tym samym ludziom trzeba stworzyć pewne warunki, żeby sami mogli te mieszkania budować.<text:s/><text:span text:style-name="T2433">A</text:span><text:s/>tymi możliwościami czy tymi warunkami to jest kwestia m.in. odpowiedniego zestawu działek budowlanych.</text:p>
      <text:p text:style-name="P2434">Nie opowiadam się generalnie za dzia<text:span text:style-name="T2435">łk</text:span>a<text:span text:style-name="T2436">m</text:span>i pod budownictwo wolnostojące, jestem za tym, aby budować małe domy mieszkalne i domy<text:s/><text:span text:style-name="T2437">je</text:span>dnorodzinne w układzie szeregowym. Myślę, że również musi być stworzony system, dla pozyskiwania terenów prywatnych. Tutaj już niektórzy z kolegów mówili, gdyż ta sprawa jest w dalszym ciągu nierozwiązana, w tej chwili przecież jest to przedmiotem niezwykłych spekulacji.</text:p>
      <text:p text:style-name="P2438">Sprawa następna, to jest w moim odczuciu sprawa stworzenia możliwości wykorzystania terenów pod budownictwo wszędzie gdzie to jest możliwe. I tutaj mam na uwadze m.in. opanowanie różnych złych ruchów samorządów mieszkańców. Przecież są nieraz działki budowlane, które mogłyby być szczególnie w miastach zabudowane, ale dzięki temu, że samorządy mieszkańców się nie zgadzają, oczywiście głównie z partykular<text:span text:style-name="T2439">n</text:span>ych swoich interesów, i nie można tych budynków realizować. W<text:s/><text:span text:style-name="T2440">W</text:span>arszawie jest słynny przykład n<text:span text:style-name="T2441">a</text:span><text:s/>ul. 3 M<text:span text:style-name="T2442">a</text:span>ja Spółdzielni Rzemiosła Projekt, gdzie grupa młodych ludzi od 4 lat ma już projekt, ma oczywiście to wszystko przygotowane, nawet ma opracowany projekt zgodnie z prawem, ...tam jest również zastosowana, natomiast jest tam grupa ludzi w samorządzie mieszkańców, którym oczywiście ta sytuacja si<text:span text:style-name="T2443">ę</text:span><text:s/>nie podoba. I przeszkadza w sposób jakiś, no, bez mała złośliwy.<text:s/><text:span text:style-name="T2444">M</text:span>yślę, że ta sprawa powinna być<text:s/>rozwiązana ustawowo, żeb<text:span text:style-name="T2445">y</text:span><text:s/>samorządy mieszkańców, jeżeli to jest zgodne z prawem, nie przeszkadzały budować takich mieszkań.</text:p>
      <text:p text:style-name="P2446">Sprawa druga, to znowu jest kwestia materiałów budowlanych. Myśl<text:span text:style-name="T2447">ę</text:span>, że kwestia materiałów budowlanych jest kwestia decydującą dla rozwoju budownictw<text:span text:style-name="T2448">a</text:span>, ja oczywiście tutaj nie fetyszyzowałbym żadnej formy własnościowe<text:span text:style-name="T2449">j</text:span>, która te materiały by wytwarzała. Oczywistym jest, że... kolega Piwkowski wskazał na to, że gdzieś tam w cegielni wiejskiej zu<text:span text:style-name="T2450">ż</text:span>ywa się na jednostkę ceramiczną 1 300 kcal, ale przecież rząd powinien zadbać o to, aby przede wszystkim stworzyć warunki, aby te cegielnie wiejskie były wyposażone w normalne urządzenia, które nie<text:span text:style-name="T2451"><text:s/></text:span>będą tak energochłonne, bo nie ma nigdzie powiedziane, abyśmy musieli budować tak drogo. A ponad to trzeba zwrócić uwagę w rachunku jakimś ciągnionym, przecież t<text:span text:style-name="T2452">a</text:span>m<text:s/><text:span text:style-name="T2453">je</text:span>st transport, który się oszczędza, i cały szereg innych rzeczy, których nie bierzemy pod uwag<text:span text:style-name="T2454">ę</text:span>.</text:p>
      <text:p text:style-name="P2455">Myślę, że tutaj powinniśmy<text:s/><text:span text:style-name="T2456">s</text:span>tworzyć pewien system ekonomiczny stymulujący rozw<text:span text:style-name="T2457">ój</text:span>, bo wprowadzenie na przykład w tym roku przez Ministra Finansów zwolnienia podatkowego na 10 lat, dopiero w tym roku, mimo że tu wszyscy się przyznawali do tego, że bardzo intensywnie walczyli o ten problem, to powinno być stałe, stabilne i konkretne. To nie powinno z roku na rok u<text:span text:style-name="T2458">le</text:span>gać zmianie, bo ktoś, kto chce zainwestować w problematykę jakiegoś warsztatu, musi mieć warunki do tego stabilne i długotrwałe.</text:p>
      <text:p text:style-name="P2459">Posłużmy się choćby przykładem Grecji i Hiszpanii, tam wprowadzono taki system przed kilkunastoma laty i budownictwo mieszkaniowe tam w tej chwili bardzo znacznie<text:s/>poszło do<text:span text:style-name="T2460"><text:s/></text:span>pr<text:span text:style-name="T2461">z</text:span>odu, bo warunki były bardzo stabilne, bardzo konkretne.</text:p>
      <text:p text:style-name="P2462">Sprawa następna, myślę, że na tym tle trzeba byłoby zadbać również o sprawę oszczędności<text:s/><text:soft-page-break/>materiałów. Mówimy, że mamy braki<text:span text:style-name="T2463"><text:s/></text:span>materiałowe, przecież nasze budynki wykazują, o wiele gorsze parametry techniczne ja<text:span text:style-name="T2464">k</text:span><text:s/>inne. Je<text:span text:style-name="T2465">ż</text:span>eli weźmiemy pod uwagę ciężar 1 m<text:span text:style-name="T2466">3</text:span>, to podejrzewam, że nasz budynek o podobnej technologii jest cięższy co najmniej o ponad 50%.<text:s/><text:span text:style-name="T2467">T</text:span>u są również pewne oszczędności materiałowe, i myślę, że ten problem powinien być również rozwiązany, pomimo istnienia obecnie nieistniejących już programów jak PR-5, myśmy tego problemu prze<text:span text:style-name="T2468">c</text:span>ież nie rozwiązali.</text:p>
      <text:p text:style-name="P2469">I sprawa następna, to jest kwestia utrzymania zasobów budynków, a na tym tle, tutaj podzielam pogląd kol. Zawistowskiego odejścia od wielkiej płyty. Nas z wielką płytą czekają dwa problemy. Pierwszy problem, ona niedługo będzie musiała by<text:span text:style-name="T2470">ć</text:span><text:s/>remontowana, to będzie niesamowitym utrudnieniem dla naszego całego zestawu modernizacji i remontów mieszkań, a po drugie myślę, że rzeczywiście trzeba byłoby od tej wielkiej płyty zacząć odstępować, bo nie jest to technologia, która stwarza nam właściwe warunki zamie<text:span text:style-name="T2471">sz</text:span>kiwania i oszczędności m<text:span text:style-name="T2472">at</text:span>eria<text:span text:style-name="T2473">ło</text:span>wych.</text:p>
      <text:p text:style-name="P2474">I na końcu, sprawa wykonawstwa.<text:s/><text:span text:style-name="T2475">M</text:span>yślę, że ja również jestem za ilością wykonawstwa, z tym że jaki mamy dziś stan? Dziś mamy albo kombinaty kilkuset- albo ki<text:span text:style-name="T2476">lk</text:span>unastotysięcznoosobowe, i zakłady rzemieślnicze. Średnio<text:span text:style-name="T2477"><text:s/></text:span>2 albo 3 osoby na warszt<text:span text:style-name="T2478">a</text:span>t, średnio. Musimy stworzyć również warunki finansowe, warunki ekonomiczne, podatkowe do tego, aby<text:s/>tworzyły się niewielkie z<text:span text:style-name="T2479">ak</text:span>łady produkcyjne, które by to wykonawstwo prowadziły.<text:s/><text:span text:style-name="T2480">M</text:span>yślę, że pierwsze takie e<text:span text:style-name="T2481">le</text:span>menty zostały, są wprowadzane tą ustawą o działalności gospodarczej, ale ten system musi być wyraźnie<text:span text:style-name="T2482">js</text:span>zy, ten system musi również preferować te wszystkie sprawy związane z podatkami, no i oczywiście państwo musi zapewniać możliwości zaopatrywania tych gestorów, którzy będą budowali,<text:s/><text:span text:style-name="T2483">w</text:span><text:s/>odpowiednie urządzenia i maszyny. Po prostu musi być tutaj stworzony pewien rynek wykorzystywania<text:s/><text:span text:style-name="T2484">za</text:span>równo kapitałów prywatnych, kapitałów państwowych, jak i kapitałów wszelkich innych, nawet pochodzących z zagranicy. Dziękuję bardzo.</text:p>
      <text:p text:style-name="P2485"><text:span text:style-name="T2486">Przewodniczący - Zbigniew Janowski</text:span>:</text:p>
      <text:p text:style-name="P2487">Dziękuję bardzo. Kolejny mówca, to pan Andrzej Dobrucki, natomiast proszę o przygotowanie si<text:span text:style-name="T2488">ę</text:span><text:s/>pana Wacława Tuszyńskiego.</text:p>
      <text:p text:style-name="P2489"><text:span text:style-name="T2490">P</text:span><text:span text:style-name="T2491">.</text:span><text:span text:style-name="T2492"><text:s/>And</text:span><text:span text:style-name="T2493">r</text:span><text:span text:style-name="T2494">ze</text:span><text:span text:style-name="T2495">j</text:span><text:span text:style-name="T2496"><text:s/>Dobru</text:span><text:span text:style-name="T2497">ck</text:span><text:span text:style-name="T2498">i</text:span>:</text:p>
      <text:p text:style-name="P2499">Dotychczasowy rozwój naszego kraju o<text:span text:style-name="T2500">d</text:span>bywa<text:span text:style-name="T2501">ł</text:span><text:s/>si<text:span text:style-name="T2502">ę</text:span><text:s/><text:span text:style-name="T2503">k</text:span>os<text:span text:style-name="T2504">zt</text:span>em chyb<text:span text:style-name="T2505">a</text:span><text:s/>4 elementów<text:span text:style-name="T2506">,</text:span><text:s/>z których 2 nas bezpośrednio dotyczą, mianowicie kosztem gospodarki terenami w Polsce, kosztem gospodarki mieszkaniowej, kosztem naszych zasobów i wreszcie kosztem przyrody.</text:p>
      <text:p text:style-name="P2507">My tutaj w naszym zespole zajmujemy się gospodarką mieszkaniową, ale ta gospodarka terenow<text:span text:style-name="T2508">a</text:span><text:s/>jest o wiele szerszym zagadnieniem niż związana tylko z terenami mieszkalnymi /?/<text:span text:style-name="T2509">.</text:span><text:s/>Chciałem tutaj jednak zająć się prawie wyłącznie sprawą terenów czy obszarów, przestrzeni, jak kto woli. Trzeba przyznać, że podjęte zostały kroki rzeczywiście w resorcie, chociaż bardzo opóźnione, bo te poprawki, które były wprowadzone w 1988 r. postulowaliśmy w 198<text:span text:style-name="T2510">5</text:span><text:s/>r., ówczesny dyrektor departamentu prawnego pan Z<text:span text:style-name="T2511">aj</text:span>fert /?/ skutecznie torpedował, nawet na szczeblu komisji sejmowej pan profesor był obecny, myśmy na ten temat rozmawiali, dobrze, że to teraz zostało naprawione i istnieje w tej chwili nadzieja, że zacznie się ten problem rozwiązywać.</text:p>
      <text:p text:style-name="P2512">Jednak jakie jest istotne zagrożenie? Wszyscy się tutaj wypowiadamy za tym, żeby przestać terenem administrować, zacząć gospodarować i żeby teren się jakby urynkowił itd. Natomiast musimy pamiętać o tym, że teren to jest albo przestrzeń to jest największe i<text:s/><text:span text:style-name="T2513">n</text:span>i<text:span text:style-name="T2514">ep</text:span>omnażalne dobro naszego kraju, gdzie wobec<text:s/><text:soft-page-break/>tego puścić go na wolny rynek tę gospodarkę byłoby bardzo ryzykowne, tym bardziej na tle reformy gospodarczej, gdzie podmioty gospodarujące, inwestorzy czy nawet już użytkujący tę ziemię, są coraz bardziej i będą coraz bardziej i tego oczekujemy, agresywni<text:s/>w stosunku do przyrody, do terenów i w związku z tym<text:s/><text:span text:style-name="T2515">je</text:span>st wniosek pierwszy, jeżeli się nastawiamy na gospodarkę<text:span text:style-name="T2516"><text:s/></text:span>terenową, a nie na administrowanie, jak dotychczas, na jakąś reg<text:span text:style-name="T2517">la</text:span>mentac<text:span text:style-name="T2518">ję</text:span>, musimy stanowczo zbudować system ze strony państwa kontroli nadzoru i pilnowania tego terenu. Ten system właściwie istniał, bo to powinny być wydziały gospodarki, urbanistyki i architektury, które tego pilnują. Niestety, te wydziały praktycznie w wielu miastach nie funkcjonują i rzeczywiście nieprawidłowe użytkowanie terenów, zachłanność, niszczenie n<text:span text:style-name="T2519">i</text:span>e ma dostatecznego przeciwdziałania ze strony władzy.</text:p>
      <text:p text:style-name="P2520">Wniosek pierwszy, absolutnie jest niezbędne, jeżeli ma być forma gospodarcza... terenami wprowadzona, zbudowanie, odbudowanie władzy architektoniczno-budowlanej, urbanistycznej, która by broniła<text:s/><text:span text:style-name="T2521">t</text:span>ych terenów... dawała, ale pilnowała użytkowania ich<text:s/><text:span text:style-name="T2522">cz</text:span>y budowania na nich zgodnie z wytycznymi, które daje miasto.</text:p>
      <text:p text:style-name="P2523">Na tym tle rodzi się pytanie, na które ja mam odpowiedź, ale to jest moja prywatna odpowiedź, nie mogę tego w imieniu naszej grupy prezentowa<text:span text:style-name="T2524">ć</text:span>... czy własność. Ja jestem zwolennikiem terenów miejskich w formie użytkowania, w formie... Tylko to raczej nie własność, tylko w różny sposób dzier<text:span text:style-name="T2525">ż</text:span>awa 90-<text:span text:style-name="T2526">le</text:span>tnia, jak kto woli to nazywać, ponieważ miasto nie powinno się wyzbyć res<text:span text:style-name="T2527">zt</text:span>ek dysponowania terenem, ale co ważniejsze, uważam, wiejska gospodarką powinna sobie zapewnić przechwytywanie czy niedopusz<text:span text:style-name="T2528">cz</text:span>enie do tego, żeby rentę gruntową w miarę upływu czasu przechwytywa<text:span text:style-name="T2529">li<text:s/></text:span>prywatni wierzycie<text:span text:style-name="T2530">le,</text:span><text:s/>ty<text:span text:style-name="T2531">lk</text:span>o ta renta powinna w miarę<text:s/><text:span text:style-name="T2532">ja</text:span>k teren jest coraz bardziej atrakcyjny, w tym miejscu gdzie tam 5 lat coś budowano, to t<text:span text:style-name="T2533">a</text:span><text:s/><text:span text:style-name="T2534">r</text:span>e<text:span text:style-name="T2535">nt</text:span>a powinna wpływ<text:span text:style-name="T2536">a</text:span>ć do kasy komunalnej, stwarzając ba<text:span text:style-name="T2537">z</text:span>ę, żeby miasto<text:s/><text:span text:style-name="T2538">mi</text:span>ało środki na rozwój<text:span text:style-name="T2539">.</text:span></text:p>
      <text:p text:style-name="P2540">Nie wszyscy są tego zdania, wobec tego zaznaczam wyraźnie, że to jest moje osobiste zdanie, t<text:span text:style-name="T2541">ak</text:span>ie zdanie reprezentowałem na komisji sejmowej, jak tu by<text:span text:style-name="T2542">ł</text:span>a ta dy<text:span text:style-name="T2543">sk</text:span>usja i wtedy resort zajął<text:s/><text:span text:style-name="T2544">w</text:span><text:s/>tej sprawie takie trochę chwiejne stanowisko i przyjął tezę, ale dopuścił szczególnie w mniejszych miastach sprzedaż. Uważam, to jest sprawa otwarta. I nie chcę jej przesądzać.</text:p>
      <text:p text:style-name="P2545">Drugie zagadnienie, dotyczące terenów, to jest problem sprawiedliwości. Otóż obecny system przejścia z planu miejscowego, planu zagospodarowania na gospodarkę terenami jest niesprawiedliwy. Cena gruntu jest uzależniona od tego, na co on jest przeznaczony, a nie jak on jest obecnie użytkowany.</text:p>
      <text:p text:style-name="P2546">Podstawowy wniosek - teren miasto powinno nabywać według wartości jego w tej chwili, kiedy go nabywa,<text:s/><text:span text:style-name="T2547">a</text:span><text:s/>nie według wartości, uzależnionej od tego, co tam chce się postawić. Bo jeżeli się kupuje i ten, który odsprzeda<text:span text:style-name="T2548">je</text:span><text:s/>ten teren, czy jest wywłaszczan<text:span text:style-name="T2549">y</text:span>, jest<text:s/><text:span text:style-name="T2550">r</text:span>ów<text:span text:style-name="T2551">n</text:span>ież niesprawiedliwie traktowany, bo zależnie od tego co tam na jego działce przewidują, to albo zbiera ciężkie pieniądze, jeżeli przewiduje działki na budownictwo indywidualne i każdy budujący<text:s/><text:span text:style-name="T2552">m</text:span>oże pertraktować o cenę, albo traci wszystko, bo tam jest szpital i tam się go siłą wywłaszcza po jakiejś cenie. To jest system błędny, który prowadzi do tych blokad, o kt<text:span text:style-name="T2553">ó</text:span>r<text:span text:style-name="T2554">y</text:span>ch tutaj była mowa. Miasto powinno przejmować całościowo tereny, zaprogramować ich zabudowę i dopiero według jakiejś<text:s/>zasady, j<text:span text:style-name="T2555">a</text:span>k szpital to z<text:span text:style-name="T2556">a</text:span><text:s/>darmo, to jest inna sprawa, ale przecież są nieustanne naciski na pro<text:span text:style-name="T2557">je</text:span>ktantów, mówi<text:span text:style-name="T2558">ą</text:span>c szczerze, popierane,<text:s/><text:span text:style-name="T2559">n</text:span>ie tylko słowne naciski, by właśnie mój kawałek ten to przeznaczyć na takie, na działki, a tamten u sąsiada niech budują tę szkołę. I my powinniśmy przeciąć. Miasto jest jedynym gospodarzem terenów. To jest za wielkie, żeby ktoko<text:span text:style-name="T2560">lw</text:span>iek mógł tym rządzić,<text:s/><text:soft-page-break/>niezależnie od tego, że miasto może nie przeszkadzać, czy państwo, że stare działki jeden drugiemu buduje. Niech sobie to robią.<text:s/>Jeżeli chodzi o zorganizowanie tej gospodarki n<text:span text:style-name="T2561">a</text:span><text:s/>przyszłość, to powinno być<text:s/><text:span text:style-name="T2562">uj</text:span>ęte w<text:s/><text:span text:style-name="T2563">d</text:span>osyć rygorystyczne zasady działania miasta.</text:p>
      <text:p text:style-name="P2564">I tutaj ten wniosek już przedstawiłem, pozwolić jednocześnie miastu na uzyskiwanie nawet dochodów z terenów. Przecież tutaj czytałem niedawno sprawozdanie,<text:s/><text:span text:style-name="T2565">je</text:span>d<text:span text:style-name="T2566">e</text:span>n z głównych dochodów do kasy miejskiej za czasów Starzyńsk<text:span text:style-name="T2567">ie</text:span>go to była gospodarka działkami. On kupował pola czy t<text:span text:style-name="T2568">a</text:span>m łąki na Grochowie, projektowali... projektowała parcelację i sprzedawał z zyskiem. Z zyskiem dla miasta. A my to robimy? Kupujemy albo wywłaszczamy i ze stratą oddajemy na rozmaite cele. To jest nie do kontynuacji i tej blokady nie da si<text:span text:style-name="T2569">ę<text:s/></text:span>usunąć, jeże<text:span text:style-name="T2570">li</text:span><text:s/>si<text:span text:style-name="T2571">ę</text:span><text:s/>tego mechanizmu całkowicie nie zmieni.</text:p>
      <text:p text:style-name="P2572">I tutaj są wnioski do władz<text:s/><text:span text:style-name="T2573">tere</text:span>nowych - powinny być skierowane, i być może częściowo centralnej. Jednak należy wrócić do takiej zasady, że miasto określa, no na prz<text:span text:style-name="T2574">y</text:span>kład jest<text:s/><text:span text:style-name="T2575">W</text:span>arszawa 4 czy 5 głównych uderzeń inwestycyjnych, bo o p<text:span text:style-name="T2576">lo</text:span>mbach nie ma co mówić, to nie jest rozwiązanie sprawy. To<text:s/><text:span text:style-name="T2577">m</text:span>ożna wybudować 5<text:span text:style-name="T2578">%</text:span><text:s/>programu w plombach. I je wykupuje, parceluje i rozsprzed<text:span text:style-name="T2579">aj</text:span>e, zgodnie z planem, który robiło. Wtedy tylko miasto będzie miało warunki, będzie mogło konkretyzować warunki i wymagania w stosunku do poszczególnych inwestorów i podmiotów inwestujących, a dzisiaj takich możliwości nie ma.</text:p>
      <text:p text:style-name="P2580">Wreszcie planowanie przestrzenne jako, już kończę, jako instrument gospodarki przestrzenne<text:span text:style-name="T2581">j.</text:span><text:s/>Rzeczywiście jest całkowicie niedoskonała, przede wszystkim dlatego, że w planowaniu przestrzennym nie uwzględnia si<text:span text:style-name="T2582">ę</text:span><text:s/>właśnie problematyki prawnej terenów. Projektuje się wyłącznie z punktu widzenia jak najbardziej pięknych założeń, norm ile tam musi być zieleni, natomiast nie uwzględnia się faktycznej sytuacji prawnej. Dlatego uważam, że tutaj powinien być postulat absolutnie do Rad Narodowych, plan,<text:s/>który<text:span text:style-name="T2583"><text:s/></text:span>Rada Narodowa zatwierdza, nawet uwzględniając to, że Minister Rolnictwa powinien być w tym względzie ubezwłasnowolniony, Rada Narodowa go odpowiedzia<text:span text:style-name="T2584">ln</text:span>ie zatwierdza, t<text:span text:style-name="T2585">am</text:span><text:s/>też jest Wydział Gospodarki Rolnej, nie tylko pan ministe<text:span text:style-name="T2586">r</text:span>, to wtedy miasto musi konsekwentnie ten plan<text:s/><text:span text:style-name="T2587">-</text:span><text:s/>niech go nie zatwierdza, jeżeli, bo to<text:s/><text:span text:style-name="T2588">c</text:span>o pan minister Mieszkowski powiedział, te 17% do w<text:span text:style-name="T2589">d</text:span>rożenia, a ile jest z tego dostępnych? Połowa. Bo tam są takie przeszkody, tam jest niewywłaszczone, tam jest i w rzeczywistości sprawozdawczość Ministerstwa 117% /!/ działek jest gotowych, a jak przyjdzie budować, to tych działek nie można ugryźć.</text:p>
      <text:p text:style-name="P2590">Więc może nie połowa, bo może 70%, w każdym razie ta sprawa nie jest do końca załatwiona.</text:p>
      <text:p text:style-name="P2591">I ostatnia, krótka uwaga, tutaj do kolegi częściowo Zawistowskiego. Można się zgodzić z tym stanowiskiem, że tutaj cel decyduje, a nie metoda, natomiast ja sobie nie mogę wyobrazić przynajmnie<text:span text:style-name="T2592">j</text:span>, ale w tej grupie są też normy i standardy, sprawnego systemu pomocy kredytowej państwa, jeżeli nie będzie norm ani standardów. My musimy uwzględnić na co komu pożyczamy, a to już wymaga odpowiednich kry<text:span text:style-name="T2593">te</text:span>riów<text:span text:style-name="T2594">,</text:span><text:s/>czyli inaczej tych norm i komu pożyczamy? Jego podmiotowe cechy. Bez tych dwóch nie można prowadzić sprawiedliwej społecznie polityki kredytowej.</text:p>
      <text:p text:style-name="P2595">Dziękuję bardzo.</text:p>
      <text:p text:style-name="P2596"><text:span text:style-name="T2597">Przewodniczący Zbigniew Janowski</text:span>:</text:p>
      <text:p text:style-name="P2598">Dziękuję bardzo. Przygotuje się pan Janusz Sanocki, natomiast głos ma pan Wacław Tuszyński.</text:p>
      <text:p text:style-name="P2599"><text:span text:style-name="T2600">P</text:span><text:span text:style-name="T2601">.<text:s/></text:span><text:span text:style-name="T2602">W</text:span><text:span text:style-name="T2603">acław Tuszyński</text:span>:</text:p>
      <text:p text:style-name="P2604">Szanowni P<text:span text:style-name="T2605">a</text:span>ństwo! Ja tu chciał<text:span text:style-name="T2606">e</text:span>m nawiązać do wypowiedzi<text:span text:style-name="T2607">...</text:span><text:s/><text:span text:style-name="T2608">/</text:span>gł<text:span text:style-name="T2609">o</text:span>s po<text:span text:style-name="T2610">za</text:span><text:s/>mikr<text:span text:style-name="T2611">ofone</text:span>m<text:span text:style-name="T2612">/.</text:span>.. Chciałbym<text:s/><text:soft-page-break/>nawią<text:span text:style-name="T2613">zać</text:span><text:s/>do wypowiedzi pan<text:span text:style-name="T2614">a</text:span><text:s/>pr<text:span text:style-name="T2615">o</text:span>fes<text:span text:style-name="T2616">o</text:span>ra Serwińskiego, a mianowicie jak usprawnić, poprawić gospodarkę narodową<text:s/><text:span text:style-name="T2617">w</text:span><text:s/>zakresie polityki mieszkaniowej. Na poprzednim n<text:span text:style-name="T2618">a</text:span>szym spotkaniu już się wypowiadałem i tam postawiłem wniosek, żeby na naszych posiedzeniach nie<text:span text:style-name="T2619"><text:s/></text:span>rozpatrywać zagadnienia materiałów budowlanych, gdyż w moim przekonaniu ten zespół nie jest adekwatny,<text:span text:style-name="T2620"><text:s/></text:span>żeby te zagadnienia tutaj poruszać dlatego, że my tych spraw nie rozwiążemy. Dlaczego? Dla bardzo prostej rzeczy. Nie istnieje w Polsce problem materiałów budowlanych, istnieje<text:s/><text:span text:style-name="T2621">w</text:span><text:s/>Polsce problem energetyczny wytwarzania materiałów budow<text:span text:style-name="T2622">la</text:span>nych.<text:s/><text:span text:style-name="T2623">I</text:span><text:s/>wszystkie nasze sprawy związane z bilansowaniem jakimkolwiek materiałów budowlanych sprowadzają się d<text:span text:style-name="T2624">o</text:span><text:s/>zagadnienia otrzymania odpowiedniej ilości energii do wytworzenia tych materiałów budowlanych. I t<text:span text:style-name="T2625">a</text:span>ka jest prawd<text:span text:style-name="T2626">a</text:span>.</text:p>
      <text:p text:style-name="P2627">Jeżeli chcemy, żeby wzrosła ilość cementu, to każdy kilogram cementu jest 1 kg węgla, a nie tak jak jest podane w roczniku statystycznym, że to jest mniej więcej 0,3 dlatego, że to jest podany węgiel bezpośrednio zużyty do produkcji klinkieru, a nie węgiel potrzebny do wytworzenia proszku cementowego.</text:p>
      <text:p text:style-name="P2628">I jeżeli, i w Polsce do dnia dzisie<text:span text:style-name="T2629">js</text:span>zego, na dzień dzisie<text:span text:style-name="T2630">js</text:span>zy stan w tym zakresie jest taki, że nie mamy określonej tzw. polityki gospodarczej w zakresie nośników energii, to co my robimy jest największą stratą, jaka m<text:span text:style-name="T2631">o</text:span>że<text:s/>być w ogóle dokonana w gospodarce. Węgiel jest spalany w formie pierwotnej i<text:s/><text:span text:style-name="T2632">5</text:span>0% wydob<text:span text:style-name="T2633">yt</text:span>ego w<text:span text:style-name="T2634">ę</text:span>gla, to jest około 100 mln ton jest spalane na ogrzewanie w różny sposób i zupełnie niepotrzebny.</text:p>
      <text:p text:style-name="P2635"><text:span text:style-name="T2636">I</text:span><text:s/>teraz, proszę państwa, co stoi<text:span text:style-name="T2637"><text:s/></text:span>głównie<text:span text:style-name="T2638"><text:s/></text:span>na przeszkodzie<text:s/><text:span text:style-name="T2639">w</text:span><text:s/>dziedzinie, które są właśnie tutaj poruszane, cement<text:span text:style-name="T2640">,<text:s/></text:span>metod i mianowicie wprowadzenie wskaźników technicznych do norm. Wprowadzono do normy ochrony cieplnej budynków wskaźnik<text:s/>„K”, a<text:s/><text:span text:style-name="T2641">w</text:span><text:s/>ten wskaźnik<text:s/>„K”<text:s/>są dawane kredyty, są zużyte materiały budowlane itd.<text:s/><text:span text:style-name="T2642">N</text:span>a czym polega problem? Ciągle ta sprawa się przewija i nigdy one nie dochodzi do końca, ponieważ w administracji nie potrafiono skojarzyć i zrobić jakiegokolwiek innego miernika oszczędności energii, wprowadzono jedyny miernik,<text:s/>mianowicie dobroci budynku<text:s/>wprowadzono współczynnik<text:s/>„K”. Co to spowodowało?<text:span text:style-name="T2643"><text:s/></text:span>Po pierwsze, spowodowało to generalnie pogrubienie ścian, żeby osiągnąć współczynnik<text:s/>„K”. Pogrubiono ściany, w związku z tym zużyto większe ilości materiałów. Rozliczenie kosztowe jest propor<text:span text:style-name="T2644">cjo</text:span>nalne do ilości zużytych materiałów. No i później reszta spraw jest już całkowicie oczywista.</text:p>
      <text:p text:style-name="P2645">Następnie odcięto środowisko, pozyskiwanie energii ze środowiska i tworzenie produkcji nowych materiałów budowlanych, żeby pozyskać energię z zewnątrz. Powinno być, masa ludzi występuje o to, żeby ten ws<text:span text:style-name="T2646">półcz</text:span>ynn<text:span text:style-name="T2647">ik</text:span><text:s/>„K”<text:s/>uchylić z norm cieplnych, nat<text:span text:style-name="T2648">o</text:span>miast wprowadzić ilość energii cieplnej potrzebnej do utrzymania komfortu cieplnego na odpowiednim poziomie. To jest ilość energii. Wtedy otworzy si<text:span text:style-name="T2649">ę<text:s/></text:span>drogę do postępu technicznego w zakresie nowych materiałów<text:s/>budowlanych, pozwal<text:span text:style-name="T2650">aj</text:span>ących na pozyskanie energii cieplnej z zewnątrz.<text:s/><text:span text:style-name="T2651">I</text:span><text:s/>to spowoduje natychmiast zmniejszenie się ilości materiałów do w<text:span text:style-name="T2652">yt</text:span>worzenia odpowiedniej kubatury.</text:p>
      <text:p text:style-name="P2653">Generalna zasada tutaj polega<text:s/><text:span text:style-name="T2654">n</text:span>a tym, że musi by<text:span text:style-name="T2655">ć<text:s/></text:span>dążenie, aby zmniejszyć ciężar budynku. Czy to jest możliwe? Możliwe. Czy są systemy ekonomiczne? Nie ma. Nie istnieją. Systemy ekonomiczne działają w odwrotną stronę.<text:s/><text:span text:style-name="T2656">J</text:span>a, proszę państwa, nie chcę tutaj rozwijać zagadnień związanych z produkcją materiałów budowlanych, jako przykład podam tylko dwa przykłady. Jeden dotyczy produkcji cementu w Polsc<text:span text:style-name="T2657">e</text:span>.<text:span text:style-name="T2658"><text:s/></text:span>Produkujemy cement oparty na minerale C<text:span text:style-name="T2659">3</text:span>S, cement bardzo energochłonny. Może być produkowany cement tzw. C2S jako podstawowy minerał, cement, który si<text:span text:style-name="T2660">ę</text:span><text:s/>doskonale nadaje dla budownictwa m<text:span text:style-name="T2661">ieszk</text:span>aniowego wsi. Jest opracowany cement prof. Paprockiego z tej samej ilości klinkieru<text:s/><text:soft-page-break/>1 tona klinkieru, 3 tony popiołów dymnicowych i jednoczesny proces mi<text:span text:style-name="T2662">e</text:span>lenia z aktywatorami daje cement 250. Nie można tego przepchnąć, nie istnieje taka siła, żeby można było to wdrożyć. Były robione próby już o charakterze pełno-przemysłowym, żeby pozyskać energię z zewnątrz potrzebne jest szkło pod nazwą<text:s/>„Suncalor”,<text:s/>które przepuszcza 12% energii więcej do mieszkania niż normalne szkło<text:span text:style-name="T2663">.</text:span><text:s/>Pytanie, gdzie są największe oszczędności w budownictwie? Przede wszystkim w rolnictwie, bo można założyć podwójne szyby, u<text:span text:style-name="T2664">lt</text:span>r<text:span text:style-name="T2665">a</text:span>fioletu jest tyle samo, mianowicie i spowodować zmniejszenie ilości przy produkcji rolniczej.</text:p>
      <text:p text:style-name="P2666">Kończąc, chciałbym powtórzyć mianowicie, bo te zagadnienia jakoś nam się tutaj przewijają, żeby z naszych obr<text:span text:style-name="T2667">a</text:span>d<text:s/>zdjąć zagadnienie materiałów budow<text:span text:style-name="T2668">la</text:span>n<text:span text:style-name="T2669">y</text:span>ch,<text:s/><text:span text:style-name="T2670">b</text:span>o ten zespół nie jest adekwatny<text:s/><text:span text:style-name="T2671">w</text:span><text:s/>moim przekonaniu do postawienia prawidłowych wniosków w zakresie ich rozwoju. Zająć się polityką mieszkaniową. Na<text:span text:style-name="T2672">jw</text:span>ażnie<text:span text:style-name="T2673">js</text:span>zy punkt w polityce mieszkaniowej to jest uważam stworzenie jednolitego systemu e<text:span text:style-name="T2674">k</text:span>onometrycznego pozwal<text:span text:style-name="T2675">aj</text:span>ącego na kontrolę obiegu wszystkich mianowicie składników<text:s/><text:span text:style-name="T2676">fi</text:span>nan<text:span text:style-name="T2677">so</text:span>w<text:span text:style-name="T2678">yc</text:span>h w tym obiegu. To jest jedno.</text:p>
      <text:p text:style-name="P2679">Ten obieg nie może być inaczej zrealizowany jak tylko przy zastosowaniu gospodarki rynkowej.</text:p>
      <text:p text:style-name="P2680">Dziękuję bardzo.</text:p>
      <text:p text:style-name="P2681"><text:span text:style-name="T2682">Przewodni</text:span><text:span text:style-name="T2683">cz</text:span><text:span text:style-name="T2684">ący Zbigniew Janowski</text:span>:</text:p>
      <text:p text:style-name="P2685">Dziękuję bardzo. Chciałbym prosić pana Sanockiego i proponuję, aby wypowiedź pena Sanockiego był po obiedzie. Będziemy mniej zmęczeni. Jeżeli byście państwo przy<text:span text:style-name="T2686">ję</text:span>li i pan by wyraził zgodę, zrobil<text:span text:style-name="T2687">i</text:span>b<text:span text:style-name="T2688">y</text:span>śm<text:span text:style-name="T2689">y</text:span><text:s/>teraz kilka minut przerwy przed obiadem, obiad o godz. 14.30. Ja dzięku<text:span text:style-name="T2690">ję<text:s/></text:span>wszystkim za współpracę w prowadzeniu. Następną część obrad poprowadzi pan red. Paszyński.</text:p>
      <text:p text:style-name="P2691">Dziękuję bardzo.</text:p>
      <text:p text:style-name="P2692"/>
      <text:p text:style-name="P2693">/Pr<text:span text:style-name="T2694">ze</text:span>rwa/.</text:p>
      <text:p text:style-name="P2695"/>
      <text:p text:style-name="P2696"><text:span text:style-name="T2697">/</text:span>Po przerwie/.</text:p>
      <text:p text:style-name="P2698"/>
      <text:p text:style-name="P2699"><text:span text:style-name="T2700">Przewodniczący red. Aleksander Paszyński</text:span>:</text:p>
      <text:p text:style-name="P2701">Dla usprawnienia dalszych prac parę propozycji czysto organizacyjnych. Część z państwa spieszy się, wobec tego chcemy to załatwić tak, żeby w obecności wszystkich podjąć te ustalenia. Sytuację mamy taką, że po zakończeniu listy dzisiejszych dyskutantów, ta lista jest wiążąca, w istocie rzeczy każdy z członków zespołu miał okazję wypowiedzenia się i to często wie<text:span text:style-name="T2702">lo</text:span>krotnie. Myślę, że niewiele już nowych elementów potrafimy wnieść do dyskusji.<text:s/>Stąd propozycja organizacyjna wspólna nasza, jest następująca, iż byśmy spróbowali w czasie pomiędzy dzisiejszym posiedzeniem a czwartkowym za tydzień, żebyśmy spróbowali opracować propozycje tekstów, tekstu końcowego w całym obszarze spraw, w jakim się obracamy. Być może nie będzie to w pełni satysfakcjonu<text:span text:style-name="T2703">ją</text:span>cy jeszcze dokument, ale stanowić on będzie myślę podstawę,<text:s/><text:span text:style-name="T2704">r</text:span>ac<text:span text:style-name="T2705">jo</text:span>nalnie<text:span text:style-name="T2706">js</text:span>zą podstawę do dyskusji<text:s/><text:span text:style-name="T2707">w</text:span><text:s/>następnych dniach, znaczy we czwartek ewentualnie, jeśli okaże się to konieczne,<text:s/><text:span text:style-name="T2708">w</text:span><text:s/>piątek następnego tygodnia.</text:p>
      <text:p text:style-name="P2709">Przy tym myślimy o tym, żeby tak skonstruować szkielet tego dokumentu, czy też ramy tego dokumentu, mówię<text:span text:style-name="T2710"><text:s/></text:span>o tym dlatego, żeby państwo mogli w dalszych wypowiedziach ewentualnie dorzucić pewne, sprawy, które warte są uwzględnienia czy zanotowania. Mianowicie tak jak żeśmy myśleli i to co zrobiliśmy w<text:s/><text:soft-page-break/>poprzednim tygodniu, ten dokument zaczynać się będzie blokiem dotyczącym polityki mieszkaniowe<text:span text:style-name="T2711">j</text:span>, uzupełnimy go<text:s/>„podbloczkiem”<text:s/>czy bloczkiem dotyczącym polityki standardowej jako pewnych konsekwencji przyjętych zasad czy też s<text:span text:style-name="T2712">fo</text:span>rmu<text:span text:style-name="T2713">łow</text:span>anych zasad polityki mieszkaniowej, wreszcie to co było przedmiotem dzisiejszej, jest przedmiotem dzisie<text:span text:style-name="T2714">js</text:span>zej dyskusji, to co najbardziej umownie, najbardziej szeroko nazwać można warunkami realizacji przyjętej polityki mieszkaniowej - myślę tutaj o wszystkim, od terenów poczynając, przez problemy przedsiębiorstwa, materiałów, itd., to co jest przedmiotem dzisiejszych naszych obrad, wreszcie chcemy przedstawić jakby wybrane doraźne przedsięwzięcia, które trzeba jakby jako pierwsze kroki zrealizować, żeby był to<text:s/>pewien system doraźnych działań, których podjęcie powinno<text:s/>następować nieomal natychmiast.<text:s/><text:span text:style-name="T2715">I</text:span><text:s/>wres<text:span text:style-name="T2716">z</text:span>cie zakończymy to lub też to się zmieści także w tym zestawie działań doraźnych, jakby te legislacyjne działania, które wymagają, znaczy to wszystko co wymaga zmian w ustawodawstwie, wprowadzenia nowych elementów prawodawczych itd.</text:p>
      <text:p text:style-name="P2717">Jeśliby państwo nie mieli uwag czy zastrzeżeń do tego, do tej propozycji, trybu pracy, to byśmy może tylko jeszcze raz rozważyli to, w jakich zespołach, kiedy te zespoły działać<text:span text:style-name="T2718"><text:s/></text:span>powinny i byśmy mogli kontynuować naszą dzisiejszą dyskusję.</text:p>
      <text:p text:style-name="P2719">Proszę uprz<text:span text:style-name="T2720">ej</text:span>mie.</text:p>
      <text:p text:style-name="P2721"><text:span text:style-name="T2722">P. Marian<text:s/></text:span><text:span text:style-name="T2723">W</text:span><text:span text:style-name="T2724">ysocki</text:span>:</text:p>
      <text:p text:style-name="P2725">Ja generalnie<text:span text:style-name="T2726"><text:s/></text:span>popieram propozycję przedłożoną przez przewodniczących jako usprawniającą naszą pracę. Natomiast mam pewną uwagę, refleksję na temat organizacji pracy i podejścia. Dzisiaj otrzymaliśmy dwa materiały, znaczy chodzi mi o to, żeby nie powtórzyć tego w toku dalszych prac. Dzisiaj otrzymaliśmy dwa materiały w sprawie pierwszej części. Pan przewodnic<text:span text:style-name="T2727">z</text:span>ący poinformował, że ten materiał przygotowany przez grupę<text:s/>„Solidarności”<text:s/>jest redakcją dokonaną przez grupę<text:s/>„Solidarności”<text:s/>tego samego uzgodnionego tematu, natomiast materiał zatytułowany jest stanowisko<text:s/>„Solidarności”. To jest, wydaje się, subtelność nieistotna, a<text:span text:style-name="T2728">le</text:span><text:s/>istotne. Ja na przykład odruchowo chciałem powiedzie<text:span text:style-name="T2729">ć</text:span>, proponować, żebyśmy właśnie dyskusję nad tym tekstem zaczęli od tego materiału właśnie waszego, ale przecież jeśli to jest wspólne, tylko redakcyjnie zrobione, zrobiony tekst, no to po co ten nagłówek? To może wprowadzać, przepraszam najmocniej, bo to nie jest sprawa tylko.</text:p>
      <text:p text:style-name="P2730"><text:span text:style-name="T2731">Ob. <text:s text:c="22"/></text:span>:</text:p>
      <text:p text:style-name="P2732">Panie przewodniczący,<text:s/><text:span text:style-name="T2733">j</text:span>e<text:span text:style-name="T2734">ż</text:span>eli by nożna prosić, to ja rozumiem, że końcowy dokument będzie składał się z dw<text:span text:style-name="T2735">ó</text:span>ch - trzech<text:span text:style-name="T2736"><text:s/></text:span>stron, a cała nasza dyskusja pójdzie znowu n<text:span text:style-name="T2737">a</text:span><text:s/>marne<text:span text:style-name="T2738">.</text:span><text:s/><text:span text:style-name="T2739">A</text:span><text:s/>żeby załączniku dać wykaz prob<text:span text:style-name="T2740">le</text:span>mów, które zostały poruszone do rozwiązania. Wykaz.<text:s/><text:span text:style-name="T2741">I</text:span><text:s/>żeby po kolei nie personalnie, tylko co dyskutanci proponowali, co zmienić,<text:s/><text:span text:style-name="T2742">w</text:span><text:s/>jakim kierunku ulepszyć, ta dyskusja nie poszłaby na marne.</text:p>
      <text:p text:style-name="P2743">Dziękuję bardzo.</text:p>
      <text:p text:style-name="P2744"><text:span text:style-name="T2745">Przewodniczący</text:span>:</text:p>
      <text:p text:style-name="P2746">Dziękuję bardzo. Zgadza się, ja przepraszam, nie powiedziałem tego, oczywiście, o czy<text:span text:style-name="T2747">m</text:span><text:s/>mówił przed południem p<text:span text:style-name="T2748">a</text:span>n prof. Serwiński, rzeczywiście musimy zrobić coś w rodzaju dwóc<text:span text:style-name="T2749">h</text:span><text:s/>dokumentów, znaczy<text:s/><text:span text:style-name="T2750">je</text:span>den ten legitymujący nas przed<text:s/>„okrągłym stołem”, znaczy to co stanie się elementem szerszego pakietu propozycji, niezależnie od tego oczywiście potrzebny jest bardziej szczegółowy raport trochę wykraczający poza te możliwości, jakie stwarza ten dokument.<text:s/><text:span text:style-name="T2751">I</text:span><text:s/>teraz, jeżeli nam się uda, to zależeć będzie od sprawności naszej pracy, to chcielibyśmy na czwartek przygotować całość tego materiału, to znaczy<text:s/><text:soft-page-break/>zarówno propozycje dotyczące, znaczy jeżeli dostaniemy do wtorku - środ<text:span text:style-name="T2752">y</text:span>, do wtorku właściwie propozycje te bardziej szczegółowe, to być może uda si<text:span text:style-name="T2753">ę</text:span><text:s/><text:span text:style-name="T2754">fi</text:span>nalnemu zespołowi redakcyjnemu przygotować na czwartek projekt tekstu całościowego, znaczy po prostu skonsumować te poszczególne bloczki i oczywiście także, jeżeli się uda, ten zestaw, ten jadłospis szerszy problemów, które wynikają z obrad naszego<text:s/>„stolika”, a nie mogą jakby trafić do tego syntet<text:span text:style-name="T2755">y</text:span>cznego, s<text:span text:style-name="T2756">u</text:span>marycz<text:span text:style-name="T2757">n</text:span>ego dokumentu<text:span text:style-name="T2758">.</text:span><text:s/>Myślę, że być może<text:s/><text:span text:style-name="T2759">j</text:span>est to fałszywa ocena. A<text:span text:style-name="T2760">l</text:span>e myślę, że tak<text:s/><text:span text:style-name="T2761">ja</text:span>k jesteśmy w tym gr<text:span text:style-name="T2762">o</text:span>nie to każdy z na<text:span text:style-name="T2763">s</text:span><text:s/>wie dokładnie, co wzajemnie myślimy i nie sądzę, żeby trzeba było najpierw do<text:s/><text:span text:style-name="T2764">k</text:span>ońca powiedzieć tutaj wszystko, żeby móc stworzyć dopiero ten dokument czy propozycje i kolejno nad nimi dyskutować. Myślę, że poziom naszej wzajemnej znajomości poglądów jest dostateczny, iżby można pewną fazę skrócić i w czwartek podjąć dyskusję, będzie to powielone, dostarczone, wobec tego będzie można podjąć dyskusję wprost nad sposobem ujęcia, bo to jest właściwe dyskusyjne, a nie kwestie. Taka jest nasza propozycja, on<text:span text:style-name="T2765">a</text:span><text:s/>nie musi być oczywiście przyjęta.</text:p>
      <text:p text:style-name="P2766">Proszę uprzejmie.</text:p>
      <text:p text:style-name="P2767"><text:span text:style-name="T2768">Ob. <text:s text:c="22"/></text:span>:</text:p>
      <text:p text:style-name="P2769">Jeśli można w tej sprawie, to ja jestem w jak najlepszej propozycji, żeby skracać, że wszystkie dokumenty, żeby skracać fazy opracowania, ale bym prosił, abyśmy mogli otrzymać w czwartek jeżeli będzie ten dokument końcowy całościowy, ale również te elementy, bo to by ułatwiło też dyskusję, gdyby coś opuszczono, można by wrócić do tekstu już gotowego, a nie formułować na nowo coś.</text:p>
      <text:p text:style-name="P2770"><text:span text:style-name="T2771">Ob. <text:s text:c="22"/></text:span>:</text:p>
      <text:p text:style-name="P2772">Dokument powinien mieć to, czego oczekuje od nas spo<text:span text:style-name="T2773">łecz</text:span>eń<text:span text:style-name="T2774">st</text:span>wo. I mnie się podoba to sformułowanie w st<text:span text:style-name="T2775">a</text:span>nowisku<text:span text:style-name="T2776"><text:s/></text:span>my musimy powiedzieć, ile my mamy budować. Tylko to będzie oczywiście uzależnione od koncepcji ekonomicznej gospodarki.<text:span text:style-name="T2777"><text:s/></text:span>Ale to trzeba powiedzieć.</text:p>
      <text:p text:style-name="P2778">Dziękuję.</text:p>
      <text:p text:style-name="P2779"><text:span text:style-name="T2780">P</text:span><text:span text:style-name="T2781">rz</text:span><text:span text:style-name="T2782">ewodnicząc</text:span><text:span text:style-name="T2783">y</text:span>:</text:p>
      <text:p text:style-name="P2784">Dziękuję bardzo. Proszę bardzo.</text:p>
      <text:p text:style-name="P2785"><text:span text:style-name="T2786">Ob. <text:s text:c="22"/></text:span>:</text:p>
      <text:p text:style-name="P2787">Panie Przewodnicząc<text:span text:style-name="T2788">y!</text:span><text:s/><text:span text:style-name="T2789">Je</text:span><text:s/>przychylam si<text:span text:style-name="T2790">ę,</text:span><text:s/>proszę<text:span text:style-name="T2791"><text:s/></text:span>p<text:span text:style-name="T2792">ań</text:span>s<text:span text:style-name="T2793">tw</text:span>a<text:span text:style-name="T2794">,<text:s/></text:span>do propo<text:span text:style-name="T2795">z</text:span>ycji, a<text:span text:style-name="T2796">b</text:span>y podjąć pr<text:span text:style-name="T2797">a</text:span>c<text:span text:style-name="T2798">ę</text:span><text:s/>n<text:span text:style-name="T2799">a</text:span>d c<text:span text:style-name="T2800">ał</text:span>ym dokumentem<text:span text:style-name="T2801">,</text:span><text:s/>z<text:span text:style-name="T2802">akł</text:span>adając jednakże, że dzisiaj jeszcze byłaby okazja jeszcze dodatkowej wymiany poglądów<text:s/><text:span text:style-name="T2803">w</text:span><text:s/>czasie tej sesji w ogóle, ale w szczególności może n<text:span text:style-name="T2804">a</text:span><text:s/>tematy mało tutaj omawiane,<text:s/><text:span text:style-name="T2805">a</text:span><text:s/>które na naszej liście były wymienione w trzeciej grupie, to jest pierwsza uwaga.</text:p>
      <text:p text:style-name="P2806">Druga uwaga taka, w ślad za prof. Andr<text:span text:style-name="T2807">zeje</text:span>w<text:span text:style-name="T2808">sk</text:span>im, że musielibyśm<text:span text:style-name="T2809">y</text:span>, panie redaktorze, panie przewodniczący, uruchomić prace i jutro autentycznie nad próbą redakcji częściowej i rozumiem to w ten sposób, że grupa pierwsza, która dotychczas działała<text:s/><text:span text:style-name="T2810">w</text:span><text:s/>tych fundamentalnych sprawach, związ<text:span text:style-name="T2811">an</text:span>ych z zasadami polityki mieszkaniowej zajęłaby si<text:span text:style-name="T2812">ę</text:span><text:s/>po wysłuchaniu dzisie<text:span text:style-name="T2813">js</text:span>zych uwag próbą streszczenia i<text:s/><text:span text:style-name="T2814">sk</text:span>onso<text:span text:style-name="T2815">li</text:span>do<text:span text:style-name="T2816">w</text:span>ania tekstu, także uwzg<text:span text:style-name="T2817">l</text:span>ędnienia pewnych krytycznych elementów, które tu były podejmowane, a grupa, która pierwszy raz by redagowała, poczyniłaby próbę zgrabnego, również syntetycznego u<text:span text:style-name="T2818">ję</text:span>cia już nie tylko 4 punktów, ale w istocie dalszych 4 także. A na<text:span text:style-name="T2819">st</text:span>ępnie w poniedziałek - wtorek, z początkiem przyszłego tygodnia trzeba by w uzgodnionym składzie, ja byłbym gotów do proponowania z naszej strony tego składu, usiąść do próby redakcji, oczywiście w trójstronnym składzie<text:s/><text:soft-page-break/>do próby redakc<text:span text:style-name="T2820">ji</text:span><text:s/>końcowego dokumentu.</text:p>
      <text:p text:style-name="P2821">Natomiast<text:s/><text:span text:style-name="T2822">je</text:span>śli chodzi o rozdziały, które p<text:span text:style-name="T2823">a</text:span>n proponował powtórzę to, co powiedziałem, na boku, cisz<text:span text:style-name="T2824">ej</text:span>,<text:span text:style-name="T2825"><text:s/></text:span>a mianowicie sądzę jednak, że o ile pierwszy tytuł pierwszego<text:s/><text:span text:style-name="T2826">b</text:span>loku moim zdaniem jest bezdyskusyjny, bo jest to rzeczywiście<text:s/>polityka mieszkaniowa czy też zasady polityki mieszkaniowej, o ile trafny wyda<text:span text:style-name="T2827">j</text:span>e mi si<text:span text:style-name="T2828">ę</text:span><text:s/>tytuł drugiego bloku, warunki realizacji, tak jak pan to ujął - grunty, materiały, pluralizm jednostek itd., o tyle trzeci nie wiem, czy położenie akcentu na słowie doraźne jest trafne.<text:s/><text:span text:style-name="T2829">T</text:span>ak. Moż<text:span text:style-name="T2830">e</text:span><text:s/>nazwać wybrane problemy. Otóż te, które nie są stricte warunkami, a które są, czy niektóre problemy, bo proszę zauważyć co tam m<text:span text:style-name="T2831">am</text:span>y. M<text:span text:style-name="T2832">a</text:span>my tam politykę lokalną, którą proponowała pani doc. Kulesza.<text:s/><text:span text:style-name="T2833">M</text:span><text:span text:style-name="T2834">am</text:span>y spraw<text:span text:style-name="T2835">ę</text:span><text:s/>nadzoru, to nie są elementy w moi<text:span text:style-name="T2836">m<text:s/></text:span>rozumieniu doraźne. To są ważkie aspekty c<text:span text:style-name="T2837">a</text:span>łego tego zagadnienia.<text:s/><text:span text:style-name="T2838">I</text:span><text:s/>lepiej byłoby, żeby nie przyklej<text:span text:style-name="T2839">a</text:span>ć im etykietki doraźności. Tak mi się wydaje.</text:p>
      <text:p text:style-name="P2840">Dziękuję.</text:p>
      <text:p text:style-name="P2841"><text:span text:style-name="T2842">Ob. <text:s text:c="22"/></text:span>:</text:p>
      <text:p text:style-name="P2843">Jeśli można dla wyjaśnienia tylko. Ja myślę, że te generalne zasady na przykład polityki lokalnej, to wszystko co jest elementem polityki mieszkaniowej, to znaczy polityka mieszkaniowa może że tak powiem swoje rozmaite poziomy, także poziom lokalny, natomiast ja po prostu rozumiałem nie upierając się oczywiście przy słowa doraźny, po prostu myślałem sobie poza tym, że formułujemy jakieś globalne cele polityki mieszkaniowe<text:span text:style-name="T2844">j</text:span>, globalne założenia rozmaitych rozwiązań systemowych, finansowych, warunków tych realizacyjnych, żeby jednocześnie w tym naszym dokumencie jakby znalazł się także element, który odpowiadałby na społeczne zapotrzebowanie.<text:s/><text:span text:style-name="T2845">N</text:span>o dobrze, co robi<text:span text:style-name="T2846">ć</text:span><text:s/>od jutra? Robić oczywiście wszystko po kolei, ale są pewne rzeczy, które wymagają szybkiego rozstrzygnięcia i w tym sensie rozumiałem tutaj ten zestaw zagadnień, wynikających z poszczególnych<text:s/>merytorycznych prob<text:span text:style-name="T2847">le</text:span>mów, ale<text:s/><text:span text:style-name="T2848">j</text:span>ak<text:span text:style-name="T2849">by</text:span><text:s/>skoncentrowanym n<text:span text:style-name="T2850">a</text:span><text:s/>okresie półrocznym, do końca roku, no to jest kwestia oczywiście ustalenia.<text:s/><text:span text:style-name="T2851">Ta</text:span>k to myślałem, ale, oczywiście t<text:span text:style-name="T2852">a</text:span>k można także na przykład powiedzieć, że w ramach tego programu działań bieżących muszą si<text:span text:style-name="T2853">ę</text:span><text:s/>znaleźć, musi si<text:span text:style-name="T2854">ę</text:span><text:s/>znaleźć podjęcie prac<text:s/><text:span text:style-name="T2855">le</text:span>gis<text:span text:style-name="T2856">la</text:span>cyjnych, teoretycznie to możne powiedzieć, że do końca roku powinny być załatwione te problemy właśnie legislacyjne po to, żeby można było uruchomić całą apa<text:span text:style-name="T2857">r</text:span>a<text:span text:style-name="T2858">t</text:span>u<text:span text:style-name="T2859">rę</text:span><text:s/>proponowanych generalnych zasad polityki gospodarczej, polityki mieszkaniowej, działalności gospodarcze<text:span text:style-name="T2860">j</text:span><text:s/>w obszarze mieszkaniowym, itd.</text:p>
      <text:p text:style-name="P2861"><text:span text:style-name="T2862">A</text:span>le to są propozycje. Myślę, że zespoły same jak zaczną<text:span text:style-name="T2863"><text:s/></text:span>formułować teksty, to<text:s/><text:span text:style-name="T2864">ja</text:span>kby znajdą luki czy też najlepszy sposób werbalizowania tych dosyć oczywistych spraw.</text:p>
      <text:p text:style-name="P2865"><text:span text:style-name="T2866">Przewodniczący</text:span>:</text:p>
      <text:p text:style-name="P2867">Czy można zatem przyjąć taką propozycję?</text:p>
      <text:p text:style-name="P2868"><text:span text:style-name="T2869">Ob. <text:s text:c="22"/></text:span>:</text:p>
      <text:p text:style-name="P2870">Ja nie przywiązuję wagi, ja po prostu zgrupowałem te zagadnienia, znaczy próbowałem grupować te zagadnienia po prostu dla ułatwienia prac redakcyjnych, bo rozumiem, że jakby spis problemów znajduje się w<text:s/><text:span text:style-name="T2871">1</text:span>3-punk<text:span text:style-name="T2872">to</text:span>wym, tylko że trudno powoływać 13 zespołów redakcyjnych, to jakby technologia pracy sugeruje potrzebę pewnego podziału. W<text:span text:style-name="T2873">ię</text:span>c myślę tak - blok polityki mieszkaniowej jest jasny, bo ten działał już przedtem. Proponuję, znaczy tak uznaliśmy wspólnie, że to będzie słuszne, rozszerzenie tematyki polityki mieszkaniowej o to co ja umownie nazwałem polityką standardową, to są pewne normy, normatywy, cała ta sprawa, z tym, że<text:s/>to się mieści oczywiście w elementach polityki jakby, bo wyraża tendencje<text:s/><text:soft-page-break/>polityczne.<text:s/><text:span text:style-name="T2874">I</text:span><text:s/>tutaj z naszej strony, rozumiem pan Zawistowski zechce włączyć się do tego zesp<text:span text:style-name="T2875">o</text:span>łu.</text:p>
      <text:p text:style-name="P2876">Jeśli chodzi o trzeci bardzo ważny, to są warunki realizacji. To jest właściwie przedmiot tych dzisiejszych obrad plus parę punktów na przykład 9 punkt z tego następnego bloku. Przy tym tu wyraźnie dwie jakby warstwy. Jak rozumiem, warstwy merytoryczne. Jedna warstwa to jest to co wiąże się<text:span text:style-name="T2877"><text:s/></text:span>z polityką terenową, jakby trochę z terenami, oczywiście,<text:s/><text:span text:style-name="T2878">z</text:span><text:s/>terenami jest to coś innego niż wewnętrzne problemy przedsiębiorstwa, niż techniki, techno<text:span text:style-name="T2879">lo</text:span>gie, materiały budowlane itd. Stąd myślę, że tutaj ta grupa powinna być troszeczkę personalnie czy wzmocniona czy podzielona może na dwie podgrupy, to już nie ma znaczenia żadnego.</text:p>
      <text:p text:style-name="P2880">Myślę, że kwestie programu tych działa<text:span text:style-name="T2881">l</text:span>i bieżących czy wybranych problemów to może to by się zmieściło, panie ministrze, w programie tej końcówki tego zespołu.</text:p>
      <text:p text:style-name="P2882"><text:span text:style-name="T2883">Ob. minister Lucjan Mieczkowski</text:span>:</text:p>
      <text:p text:style-name="P2884">Nie chciałem panu wpadać w słowa, ale w czasie, gdy pan to interpretował, tę ideę, wydaje mi się, że rzeczywiście ta trójka, ten trzeci blok zaczyna nam się dzielić, oscylować że tak powiem do przydzie<text:span text:style-name="T2885">le</text:span>nia się po części do bloku pierwszego, po części do bloku drugiego. Natomiast jako sprawy towarzyszące tym regulacjom prawnym,<text:s/><text:span text:style-name="T2886">w</text:span><text:s/>tym ujęciu, mogłyby być te sprawy nazwijmy to organizacyjnego podejścia do realizacji tak pomyślanych idei i warunków.</text:p>
      <text:p text:style-name="P2887"><text:span text:style-name="T2888">Ob. <text:s text:c="22"/></text:span>:</text:p>
      <text:p text:style-name="P2889">Tak, ale ja myślę, że to może by wziął na siebie ten<text:s/>zespó<text:span text:style-name="T2890">ł..</text:span>., bo to<text:s/><text:span text:style-name="T2891">b</text:span>ędzie wynikać<text:s/><text:span text:style-name="T2892">z</text:span><text:s/>zestawu propozycji poprzednich.</text:p>
      <text:p text:style-name="P2893"><text:span text:style-name="T2894">Przewodniczący</text:span><text:span text:style-name="T2895">:</text:span></text:p>
      <text:p text:style-name="P2896">Czy można t<text:span text:style-name="T2897">ę</text:span><text:s/>propozycję? Proszę uprzejmie.</text:p>
      <text:p text:style-name="P2898"><text:span text:style-name="T2899">Ob. <text:s text:c="22"/></text:span>:</text:p>
      <text:p text:style-name="P2900">...rozważenie uzupełnienia, żeby zamiast użycia sformułowania polityka lokalna czy aspekty, podać głębiej nieco s<text:span text:style-name="T2901">fo</text:span>rmułowanie brzmiące:<text:s/>„Terenowe aspekty problematyki mieszkaniowej”, wiele spraw t<text:span text:style-name="T2902">a</text:span>m się zmieści. Bardzo, bardzo istotnych. Nawet kontrowersy<text:span text:style-name="T2903">jn</text:span>ych do bloku pierwszego.</text:p>
      <text:p text:style-name="P2904"><text:span text:style-name="T2905">Przewodniczący</text:span>:</text:p>
      <text:p text:style-name="P2906">Dobrze, ja myślę, że po prostu możemy się zgodzić, bo przecież te bloczki, czy też rozdziały nie będą miały swoich tytułów osobnych, one będą w całości. Ale tak rozumiem, że to byłaby precyzyjnie<text:span text:style-name="T2907">js</text:span>ze czy<text:s/>bardziej<text:s/>prawidłowe określenie, pojemniejsze określenie tego zespołu tematycznego.</text:p>
      <text:p text:style-name="P2908">Czy ktoś z państwa jeszcze w tej sprawie? Nie ma.</text:p>
      <text:p text:style-name="P2909">Rozumiem wobec tego, że tę sprawę mamy przynajmniej co do zasady uzgodnioną. Jeśli chodzi o personalia, znaczy personalne przydziały, to - czy może na zakończenie obrad? Tak, dobrze.</text:p>
      <text:p text:style-name="P2910">Wobec tego wracamy do początku, czyli do dyskusji z zastrzeżeniem, że może on obejmować w tej sytuacji jakby<text:span text:style-name="T2911"><text:s/></text:span>całość spraw, zresztą tak się praktycznie i ta<text:span text:style-name="T2912">k</text:span><text:s/>działo.</text:p>
      <text:p text:style-name="P2913">Głos ma pan Janusz Sanocki, przygotuje się pan Lech<text:s/>Radke, dalej pan Jerzy Olszowski. Bardzo proszę.</text:p>
      <text:p text:style-name="P2914"><text:span text:style-name="T2915">P.</text:span><text:span text:style-name="T2916"><text:s/>Janusz Sanocki</text:span>:</text:p>
      <text:p text:style-name="P2917">J<text:span text:style-name="T2918">a</text:span><text:s/>chciałem mówić n<text:span text:style-name="T2919">a</text:span><text:s/>temat zwolnień podatkowych, do tego tematu, ale chcę poprzedzić to taką, takim wprowadzeniem natury ogólnej, mianowicie chodzi o to, że w dzisiejszej dyskusji jakby były głosy, które<text:s/><text:soft-page-break/>abstrahują od naszego punktu wyjścia, to znaczy od tego, że co do tego byliśmy zgodni, że polityka mieszkaniowa państwa poniosła klęskę i<text:span text:style-name="T2920"><text:s/></text:span>tym elementem, który w naszym rozumieniu, w moim rozumieniu jakby przyczynił się do tej klęski, jest po prostu to, że państwo przyjęło na siebie szereg obowiązków o tak wielkim zakresie, których nie było w stanie sprostać.</text:p>
      <text:p text:style-name="P2921"><text:span text:style-name="T2922">A</text:span><text:s/>więc nadmiar państwowej kontroli był tym elementem decydującym. Jeśli dziś szukamy rozwiązań w kwestii mieszkaniowej, to musimy się poruszać w kierunku zmniejszenia tej kontroli i wycofania się państwa z wielu sfer działalności, m.in. właśnie nawiązuję do tego, że gdybym chciał ująć to<text:s/><text:span text:style-name="T2923">w</text:span><text:s/>takim skrócie, myślę sobie, że<text:s/>„Solidarność”<text:s/>była określana jako samoograniczająca się rewolucja, myślę, że twórcze kontakty mogą b<text:span text:style-name="T2924">yć</text:span><text:s/>między samoogranicza<text:span text:style-name="T2925">j</text:span>ącą si<text:span text:style-name="T2926">ę<text:s/></text:span>rewolucją a rządem, tylko wtedy kiedy rząd będzie również si<text:span text:style-name="T2927">ę</text:span><text:s/>samoograniczał.</text:p>
      <text:p text:style-name="P2928"><text:span text:style-name="T2929">I</text:span><text:s/>tutaj nawiązu<text:span text:style-name="T2930">ję</text:span><text:s/>do sprawy podatków. Podstawowym instrumentem państwa w sferze ekonomicznej są podatki,<text:s/><text:span text:style-name="T2931">ja</text:span>kby te rozwiązania, które są proponowane, zwolnienia od podatków<text:s/><text:span text:style-name="T2932">d</text:span>ochodowych n<text:span text:style-name="T2933">a</text:span><text:s/>10 lat, są można powiedzieć krokiem we właściwym kierunku, jak to się mówi, prz<text:span text:style-name="T2934">y</text:span><text:s/><text:span text:style-name="T2935">c</text:span>zy<text:span text:style-name="T2936">m</text:span><text:s/>trzeba powiedzieć, że podatek dochodowy<text:s/><text:span text:style-name="T2937">je</text:span>st ty<text:span text:style-name="T2938">lk</text:span>o jednym z elementów obciążeń na rzecz budżetu. Mamy do czynienia z wie<text:span text:style-name="T2939">lo</text:span>ma podatkami ukrytymi, na przykład część funduszów amortyzacyjnych odprowadzanych z budżetu jest też formą<text:span text:style-name="T2940">,</text:span><text:s/>podatku.<text:s/><text:span text:style-name="T2941">Z</text:span><text:s/>tego co wiem, również ZUS, składka ZUS w takim wymiarze przekracza potrzeby świadczeń społecznych i na przykład ZUS opolski odprowadził w ubiegłym roku<text:s/><text:span text:style-name="T2942">6</text:span>7 mld zł do budżetu. A więc należałoby się zastanowić, czy jest to<text:span text:style-name="T2943"><text:s/></text:span>wymiar składki ZUS, który ma zapewnić świadczenia społeczne, czy też jest to<text:s/>też w jakiejś cz<text:span text:style-name="T2944">ę</text:span>ści ukryty podatek<text:span text:style-name="T2945">.</text:span></text:p>
      <text:p text:style-name="P2946">Dodatkowo, proszę państwa, jeśli m<text:span text:style-name="T2947">ó</text:span>wimy o ty<text:span text:style-name="T2948">m,</text:span><text:s/><text:span text:style-name="T2949">k</text:span>to ma<text:span text:style-name="T2950"><text:s/></text:span>być zwolniony, oczywiście zwolnienia podatkowe<text:s/><text:span text:style-name="T2951">m</text:span>a<text:span text:style-name="T2952">ją</text:span><text:s/>zachęcać do<text:span text:style-name="T2953"><text:s/></text:span>przełamywania rozmaitych barier, i tut<text:span text:style-name="T2954">a</text:span>j mówiliśmy o<text:s/><text:span text:style-name="T2955">ma</text:span>ter<text:span text:style-name="T2956">i</text:span>ałach budowl<text:span text:style-name="T2957">a</text:span>nych, bez wątpienia producenci materiałów powinni być zwolnieni z podatku dochodowego, ale również producenci sprzętu dla budownictwa. Zwolnienia podatkowe powinny objąć również producentów sprzętu dl<text:span text:style-name="T2958">a</text:span><text:s/>budownictwa i to również sprzętu drobnego, którego brakuje przy wykonywaniu np. domków<text:s/><text:span text:style-name="T2959">je</text:span>dnorodzinnych czy tego budownictwa drobnego.</text:p>
      <text:p text:style-name="P2960">A, proszę państwa, jeszcze jedna s<text:span text:style-name="T2961">p</text:span>rawa, którą należałoby tu moim zdaniem włączyć, mianowicie prace pro<text:span text:style-name="T2962">je</text:span>ktowe, przecież to jest też element procesu inwestycyjnego, procesu budowania. Uważam, że prace projektowe powinny być również zwolnione z<text:s/><text:span text:style-name="T2963">p</text:span>odatku dochodowego. T<text:span text:style-name="T2964">o</text:span><text:s/><text:span text:style-name="T2965">w</text:span><text:s/>tej chwili jest koszmar to co<text:s/><text:span text:style-name="T2966">s</text:span>ię dzieje, projektanci ograniczają swoją aktywność zawodową dlatego, że grożą im, ciąży ten miecz podatkowy<text:s/><text:span text:style-name="T2967">n</text:span>ad nimi.</text:p>
      <text:p text:style-name="P2968"><text:span text:style-name="T2969">I</text:span><text:s/>to właściwie tyle, jeśli chodzi o te podstawowe elementy, które chciałem tutaj wprowadzić. A wi<text:span text:style-name="T2970">ę</text:span>c uważa<text:span text:style-name="T2971">m</text:span>, że te zwolnienia podatkowe powinny objąć również sferę projektowania, sferę produkcji sprzętu oraz to co już było tu mówione produkc<text:span text:style-name="T2972">ję</text:span><text:s/>materiałów budowlanych.</text:p>
      <text:p text:style-name="P2973">Dzięku<text:span text:style-name="T2974">ję.</text:span></text:p>
      <text:p text:style-name="P2975"><text:span text:style-name="T2976">Przewodniczący - red. Aleksander Paszyński</text:span>:</text:p>
      <text:p text:style-name="P2977">Dziękuję. P<text:span text:style-name="T2978">a</text:span>n Lech Radke, kolejno pan Jerzy Olszowski.</text:p>
      <text:p text:style-name="P2979"><text:span text:style-name="T2980">P. Lech Radk</text:span><text:span text:style-name="T2981">e</text:span>:</text:p>
      <text:p text:style-name="P2982">Na wstępie chciałem państwa przeprosić za<text:s/><text:span text:style-name="T2983">pew</text:span>ne dyw<text:span text:style-name="T2984">a</text:span>gacje<text:span text:style-name="T2985">,</text:span><text:s/><text:span text:style-name="T2986">a</text:span>le nie przeszkodzą mi one<text:s/><text:span text:style-name="T2987">w</text:span><text:s/><text:span text:style-name="T2988">z</text:span>mies<text:span text:style-name="T2989">z</text:span>c<text:span text:style-name="T2990">ze</text:span>niu<text:s/><text:span text:style-name="T2991">s</text:span>i<text:span text:style-name="T2992">ę</text:span><text:s/><text:span text:style-name="T2993">w</text:span><text:s/><text:span text:style-name="T2994">u</text:span>st<text:span text:style-name="T2995">alo</text:span>n<text:span text:style-name="T2996">ym</text:span><text:s/>czasie. Poza ty<text:span text:style-name="T2997">m</text:span><text:s/>niestety r<text:span text:style-name="T2998">ów</text:span>ni<text:span text:style-name="T2999">eż</text:span><text:s/>ws<text:span text:style-name="T3000">p</text:span>omnę t<text:span text:style-name="T3001">ut</text:span>aj o p<text:span text:style-name="T3002">o</text:span>d<text:span text:style-name="T3003">a</text:span>tk<text:span text:style-name="T3004">a</text:span>ch<text:span text:style-name="T3005">,</text:span><text:s/>co na pewno<text:s/><text:soft-page-break/>s<text:span text:style-name="T3006">t</text:span>ron<text:span text:style-name="T3007">y</text:span><text:s/>rządo<text:span text:style-name="T3008">w</text:span>ej nie b<text:span text:style-name="T3009">ęd</text:span>zie cieszyć.</text:p>
      <text:p text:style-name="P3010">S<text:span text:style-name="T3011">z</text:span>ano<text:span text:style-name="T3012">w</text:span>ni P<text:span text:style-name="T3013">a</text:span>ństwo!<text:s/><text:span text:style-name="T3014">Z</text:span><text:s/>naszymi obradami<text:span text:style-name="T3015">,</text:span><text:s/><text:span text:style-name="T3016">ja</text:span>k wszyscy wie<text:span text:style-name="T3017">my</text:span>, wią<text:span text:style-name="T3018">ż</text:span>e się określone oczekiwanie społeczne<text:span text:style-name="T3019">.</text:span><text:s/>„Stół”<text:s/>skupi<text:span text:style-name="T3020">a<text:s/></text:span>s<text:span text:style-name="T3021">pecjali</text:span>stów z różnych dziedzin, którzy winni tym oczekiwaniom sprostać. Nikt z nas nie powinien jednak czuć się<text:s/><text:span text:style-name="T3022">a</text:span>l<text:span text:style-name="T3023">f</text:span>ą<text:span text:style-name="T3024"><text:s/></text:span>i omegą odnośnie całokształtu omawianej tu tematyki.<text:s/><text:span text:style-name="T3025">N</text:span>ikt nie powinien się jednocześnie w<text:span text:style-name="T3026">s</text:span>t<text:span text:style-name="T3027">y</text:span>dzić, że są obszary, co do których nie ma komplementarnej wiedzy. Wi<text:span text:style-name="T3028">nie</text:span>n<text:s/><text:span text:style-name="T3029">w</text:span><text:s/>takich wypadkach zawierzyć<text:s/><text:span text:style-name="T3030">t</text:span>ym, którzy poznali ten problem szerzej lub potraktować ich g<text:span text:style-name="T3031">ło</text:span>sy jako impuls do swojego samodzielnego zgłębienia.</text:p>
      <text:p text:style-name="P3032">W grupie OPZZ wśród innych specjalistów zostałem dobrany jako przedstawiciel zakładu pracy, który w sposób praktyczny usiłuje,<text:s/><text:span text:style-name="T3033">c</text:span>o prawda z różnym skutkiem, od l<text:span text:style-name="T3034">a</text:span>t przerwać impas w budownictwie mieszkaniowym na swoim terenie. Poz<text:span text:style-name="T3035">a</text:span><text:s/>tym jako członek, jako przedstawiciel Federacji Hutniczych Związków Zawodowych, posiadający rozeznanie tego problemu w zakładach z<text:span text:style-name="T3036">at</text:span>rudnia<text:span text:style-name="T3037">ją</text:span>cych około 240 t<text:span text:style-name="T3038">ys</text:span>. pracowników, co stanowi<text:s/><text:span text:style-name="T3039">6</text:span>4%<text:span text:style-name="T3040"><text:s/></text:span>z<text:span text:style-name="T3041">at</text:span>rudnionych, zrzeszonych w Federacji, i na koniec j<text:span text:style-name="T3042">ak</text:span>o mieszkaniec około 10-<text:span text:style-name="T3043">t</text:span>ysięcznego miasteczka, a odczuwający na własnej skórze wszystkie jego problemy. Tymi doświadczeniami usiłowałem się z państwem podzielić, niestety, spotykam się jak na razie z barierą niezrozumienia, wyrażającą się w pomijaniu we wnioskach zgłaszanych p<text:span text:style-name="T3044">r</text:span>zeze<text:s/><text:span text:style-name="T3045">m</text:span>nie<text:span text:style-name="T3046"><text:s/></text:span>prob<text:span text:style-name="T3047">le</text:span>m<text:span text:style-name="T3048">at</text:span>yki<text:span text:style-name="T3049">.</text:span><text:s/>Niezależnie od wn<text:span text:style-name="T3050">iosk</text:span>ów, które spr<text:span text:style-name="T3051">e</text:span>c<text:span text:style-name="T3052">y</text:span>zuj<text:span text:style-name="T3053">ę za</text:span><text:s/>chwilę, c<text:span text:style-name="T3054">h</text:span>ci<text:span text:style-name="T3055">a</text:span>ł<text:span text:style-name="T3056">bym</text:span><text:s/>poin<text:span text:style-name="T3057">fo</text:span>rmo<text:span text:style-name="T3058">w</text:span>a<text:span text:style-name="T3059">ć</text:span>, że już wcześniej zgłosił<text:span text:style-name="T3060">e</text:span>m pod adresem moich kolegó<text:span text:style-name="T3061">w</text:span><text:s/><text:span text:style-name="T3062">z</text:span><text:s/>OP<text:span text:style-name="T3063">ZZ</text:span><text:s/>propozyc<text:span text:style-name="T3064">ję</text:span><text:s/>spotkania się w moim miasteczku, z<text:span text:style-name="T3065">lo</text:span>kalizowanym 20 k<text:span text:style-name="T3066">m</text:span><text:s/><text:span text:style-name="T3067">o</text:span>d Opola, z dogodnym dojazdem z<text:s/><text:span text:style-name="T3068">W</text:span>arszawy, celem pogłębienia mojego przykładu zna<text:span text:style-name="T3069">jo</text:span>mości problemów małych środowisk i zakładów pracy w zakresie rozwiązywania potrzeb mieszkaniowych.</text:p>
      <text:p text:style-name="P3070">Dzisiaj chciałbym rozsz<text:span text:style-name="T3071">e</text:span>rzyć to zaproszenie pod adrese<text:span text:style-name="T3072">m<text:s/></text:span>tych z państwa, którzy zechcieliby tylko z niego skorzystać. Jestem członkiem kierownictwa huty<text:s/>„<text:span text:style-name="T3073">M</text:span>ał<text:span text:style-name="T3074">a</text:span>p<text:span text:style-name="T3075">a</text:span>new”<text:s/>i moje zaproszenie jest wiążące<text:span text:style-name="T3076">.</text:span></text:p>
      <text:p text:style-name="P3077">A teraz<text:s/><text:span text:style-name="T3078">je</text:span>szcze raz o tym, dlaczego tak ważne jest dla nas budownictwo mieszkaniowe zakładów pracy. Otóż pierwsze, co szósty pracownik zakładów hutniczych mieszka w budownictwie zakładowym. Już to daje mi obowiązek walki o te sprawy.</text:p>
      <text:p text:style-name="P3079">Niech każdy z n<text:span text:style-name="T3080">as</text:span><text:s/><text:span text:style-name="T3081">pr</text:span>zy<text:span text:style-name="T3082">cz</text:span>y<text:span text:style-name="T3083">n</text:span>i się chociaż troszkę do rozwiązania problemów 1/<text:span text:style-name="T3084">6</text:span><text:s/>z<text:span text:style-name="T3085">at</text:span>rudnionych w przemyśle. J<text:span text:style-name="T3086">a</text:span><text:s/>nie<text:s/>próbuję<text:s/>tu<text:s/><text:span text:style-name="T3087">o</text:span>garną<text:span text:style-name="T3088">ć</text:span>, chociaż mam zdanie na temat innych problemów,<text:s/><text:span text:style-name="T3089">n</text:span>ie<text:span text:style-name="T3090"><text:s/></text:span>próbu<text:span text:style-name="T3091">ję</text:span><text:s/>wal<text:span text:style-name="T3092">cz</text:span>yć o wszystko,<text:s/><text:span text:style-name="T3093">ja</text:span>k się tu niektórym z przedmówców zdarzało, ja walczę o to, n<text:span text:style-name="T3094">a</text:span><text:s/>czym się znam.</text:p>
      <text:p text:style-name="P3095">Po drugie, w okresie ostatnich 10 lat na ogólną ilość 1<text:span text:style-name="T3096">00</text:span>%, jeżeli przyjmiemy, mieszkań pozyskanych przez te hutnicze załogi co do rozeznania, jakie rozeznanie mam, na 100% -<text:s/><text:span text:style-name="T3097">50</text:span>% to mieszkania uzyskane z budowni<text:span text:style-name="T3098">ct</text:span>wa zakładowego i spółdzielczego dla zakładów pracy,<text:s/><text:span text:style-name="T3099">50</text:span>%. Natomiast spółdzielcze to tylko 22%.</text:p>
      <text:p text:style-name="P3100">Po trzecie, bo jest to przejęcie inicjatywy w ręce tych,<text:s/>których najbardziej boli<text:s/><text:span text:style-name="T3101">brak</text:span><text:s/>mieszk<text:span text:style-name="T3102">ań</text:span>,<text:s/><text:span text:style-name="T3103">a</text:span><text:s/>jednocześnie dysponują określonymi rezerwami<text:span text:style-name="T3104">.</text:span><text:s/>Nie<text:s/><text:span text:style-name="T3105">w</text:span>ie<text:span text:style-name="T3106">m</text:span><text:s/>czy wszyscy<text:s/><text:span text:style-name="T3107">z<text:s/></text:span>p<text:span text:style-name="T3108">a</text:span>ńs<text:span text:style-name="T3109">twa</text:span><text:s/>m<text:span text:style-name="T3110">a</text:span>ją ro<text:span text:style-name="T3111">z</text:span>eznanie<text:s/><text:span text:style-name="T3112">w</text:span><text:s/>t<text:span text:style-name="T3113">ym</text:span><text:s/><text:span text:style-name="T3114">za</text:span>kr<text:span text:style-name="T3115">e</text:span>sie,<text:s/><text:span text:style-name="T3116">jak</text:span>a jest tematyka<text:span text:style-name="T3117"><text:s/></text:span>sk<text:span text:style-name="T3118">a</text:span>rg<text:s/><text:span text:style-name="T3119">w</text:span><text:s/>z<text:span text:style-name="T3120">a</text:span>kładach pracy<text:span text:style-name="T3121">.</text:span><text:s/>Ja<text:s/><text:span text:style-name="T3122">w</text:span><text:s/><text:span text:style-name="T3123">t</text:span>ej c<text:span text:style-name="T3124">h</text:span>wili<text:s/><text:span text:style-name="T3125">po</text:span><text:s/><text:span text:style-name="T3126">s</text:span>padku<text:span text:style-name="T3127">,</text:span><text:s/><text:span text:style-name="T3128">t</text:span>a<text:span text:style-name="T3129">k</text:span><text:s/>j<text:span text:style-name="T3130">a</text:span>k<text:s/><text:span text:style-name="T3131">w</text:span><text:s/>każd<text:span text:style-name="T3132">y</text:span>m<text:s/><text:span text:style-name="T3133">zak</text:span>ła<text:span text:style-name="T3134">dzie</text:span><text:s/>prawie<text:s/><text:span text:style-name="T3135">w</text:span><text:s/>c<text:span text:style-name="T3136">a</text:span>łe<text:span text:style-name="T3137">j</text:span><text:s/>Polsce<text:s/><text:span text:style-name="T3138">zat</text:span>rudnieni<text:span text:style-name="T3139">a,</text:span><text:s/><text:span text:style-name="T3140">m</text:span>ój<text:s/><text:span text:style-name="T3141">z</text:span>a<text:span text:style-name="T3142">k</text:span>ł<text:span text:style-name="T3143">ad</text:span><text:s/>l<text:span text:style-name="T3144">i</text:span>c<text:span text:style-name="T3145">zy</text:span><text:s/><text:span text:style-name="T3146">p</text:span>oniżej 6 t<text:span text:style-name="T3147">y</text:span>s<text:span text:style-name="T3148">.</text:span><text:s/><text:span text:style-name="T3149">z</text:span>a<text:span text:style-name="T3150">t</text:span>r<text:span text:style-name="T3151">u</text:span>dnionych, i z tego mu<text:span text:style-name="T3152">szę<text:s/></text:span>powied<text:span text:style-name="T3153">z</text:span>ie<text:span text:style-name="T3154">ć</text:span>, 50 do 70%, a<text:s/><text:span text:style-name="T3155">w</text:span><text:s/>ost<text:span text:style-name="T3156">a</text:span>tnim okresie właśnie około tej granicy 70, a czasami i więcej, to są nie skargi na tem<text:span text:style-name="T3157">at</text:span>y płacy. To są skargi dotycz<text:span text:style-name="T3158">ą</text:span>ce mieszkań, z tym przychodzi załog<text:span text:style-name="T3159">a</text:span><text:s/>do nas i oczekuje rozwiązania przez kierownictwo szeroko rozumiane zakładów pracy.</text:p>
      <text:p text:style-name="P3160">O problemie braku zainteresowania i możliwości rozwiązywania tych problemów przez władze terenowe<text:s/><text:soft-page-break/>no to byłaby, byłby czwarty powód, wspominałem wcześniej, nie chcę<text:s/><text:span text:style-name="T3161">s</text:span>i<text:span text:style-name="T3162">ę<text:s/></text:span>tu powtarzać. Ponieważ sprawy, które poruszam, wiążą się z ulgami podatkowymi, mają one charakter systemowy i nie mogę przystać na ich oddalenie do kompetencji władz terenowych, bo usiłowałem doszukać tego swo<text:span text:style-name="T3163">je</text:span>go głosu w tych materiałach i co prawda mówi się o zostawieniu w szerokiej gestii władzom terenowym, ale niestety, nie wyobrażam sobie, żeby one jakiekolwiek, no mogą tam jakieś może odnośnie opłat terenowych, ale nic więcej<text:s/><text:span text:style-name="T3164">n</text:span>ie mogą zadeklarować.</text:p>
      <text:p text:style-name="P3165"><text:span text:style-name="T3166">A</text:span><text:s/>teraz wnioski.<text:s/><text:span text:style-name="T3167">W</text:span><text:s/>formie przypomnienia - wnioskowałem o stosowanie ulg dla zakładów realizujących budownictwo mieszkaniowe, remonty i rewa<text:span text:style-name="T3168">lo</text:span>ryzac<text:span text:style-name="T3169">je</text:span>. Tego tematu już nie chcę drugi raz rozwijać<text:span text:style-name="T3170">,</text:span><text:s/>ale oczywiście jestem z<text:span text:style-name="T3171">a</text:span><text:s/>tym, to jest temat szeroki i proszę nie uważać, że go upraszczam. Ma różne aspekty, nie można to w jednym zdaniu budownictwa<text:s/>zakładowego ująć.</text:p>
      <text:p text:style-name="P3172">Ale jeżeli chodzi o tematykę uzbrojenia terenów, o ile przyzna<text:span text:style-name="T3173">je</text:span>my, że brak środków jest jedną z podstawowych przeszkód w realizacji budownictw<text:span text:style-name="T3174">a</text:span>, to proszę mie<text:span text:style-name="T3175">ć</text:span><text:s/>świadomość, jak na tle tych ogólnych trudności wygląda zbrojenie terenów pod budownictwo mieszkaniowe zakładów pra<text:span text:style-name="T3176">cy</text:span><text:s/>i spółdzielni zakładowych. Przecież one zawsze przegryw<text:span text:style-name="T3177">aj</text:span>ą. Zawsze przegrywają. Daje si<text:span text:style-name="T3178">ę</text:span><text:s/>nam na tym terenie i to nie jest tylko problem mojego miasteczka, tylko to jest problem innych zakładów, które rozeznawałem, tę sytuację, wielu zakładów, z całej Polski. Daje się tam receptę, niech wam to sfinansują, my nie mamy, mamy za mało środków na realizację uzbrojenia pod budownictwo spółdzielcze, na które nie ma innego wyjścia, niech wam to finansują zakłady pracy. Owszem, chcemy to robić, ale stoimy na stanowisku, że zakłady takie powinny korzystać ze<text:s/><text:span text:style-name="T3179">1</text:span>00% ulgi w podatku w stosunku oczywiście do poniesionych na ten cel nakładów.</text:p>
      <text:p text:style-name="P3180">Tematyka ta na identycznych zasadach powinna być rozszerzona na obiekty źródłowe, to znaczy kotłownie, uj<text:span text:style-name="T3181">ę</text:span>c<text:span text:style-name="T3182">i</text:span>a wody, o<text:span text:style-name="T3183">cz</text:span>ysz<text:span text:style-name="T3184">cz</text:span>alnie, jeśli zakład rozbudowuje je dla potrzeb budownictwa mieszkaniowego. T<text:span text:style-name="T3185">a</text:span>ka niestety sytuacja jest, że jeżeli jest jakiś zakład na terenie, to się nie buduje drugiej ciepłowni, drugiej oczyszczalni na przykład czy takie ujęcia wody, tylko jeżeli zakład jakieś rezerwy tam posiadał, to się te rezerwy zabiera na budownictwo<text:s/><text:span text:style-name="T3186">m</text:span>ieszkaniowe, jeżeli zakład, jeżeli coś tam chce zmodernizować u siebie, musi realizować inwestycje na nowo lub wręcz jeżeli jest zainteresowany bardzo<text:s/><text:span text:style-name="T3187">ż</text:span>ywotnie<text:s/><text:span text:style-name="T3188">w</text:span><text:s/>realizacji budownictwa mieszkaniowego<text:span text:style-name="T3189">,</text:span><text:s/>chociaż takich r<text:span text:style-name="T3190">ez</text:span>erw<text:s/><text:span text:style-name="T3191">na</text:span><text:s/>d<text:span text:style-name="T3192">a</text:span>n<text:span text:style-name="T3193">ą</text:span><text:s/>chwilę nie<text:s/><text:span text:style-name="T3194">m</text:span>a<text:span text:style-name="T3195">,</text:span><text:s/>podejmuje r<text:span text:style-name="T3196">oz</text:span>bud<text:span text:style-name="T3197">o</text:span>wę tych<text:span text:style-name="T3198">ż</text:span>e źródeł<text:span text:style-name="T3199">,</text:span><text:s/>o których wspomniałem<text:span text:style-name="T3200">.</text:span></text:p>
      <text:p text:style-name="P3201"><text:span text:style-name="T3202">I</text:span><text:s/>wracając do tematyki z ostatniego spotkania, ja naprawdę nie rozumiem, jak<text:s/><text:span text:style-name="T3203">w</text:span><text:s/>tym gronie może nie wypływać sprawa realizacji budownictwa mieszkaniowego łącznie z i<text:span text:style-name="T3204">n</text:span>frastrukturą, tą społeczno-so<text:span text:style-name="T3205">cj</text:span>alną.<text:s/><text:span text:style-name="T3206">J</text:span>a tego nie rozumiem. Jest to sprawa dla mnie integralnie związana i chcę powiedzieć, że dotychczasowa polityka w tym zakresie jeżeli abstrahuje od kwestii finansowych, to ona załamywała się na problemach wykonawczych dlatego, że do tej pory jeżeli nawet nie było ulg dla wykonawcy, to były systemy nakazowe, które właściwie rozliczały za powierzchnię mieszkalną,<text:s/><text:span text:style-name="T3207">na</text:span>tomiast i takie zakłady realizowały w ramach możliwości oczy<text:span text:style-name="T3208">w</text:span>iście samą substanc<text:span text:style-name="T3209">ję</text:span><text:s/>mieszkaniową, natomiast uciekały za wszelką cenę od realizacji obiektów typu żłobek, przedszkole, z<text:span text:style-name="T3210">lo</text:span>ka<text:span text:style-name="T3211">li</text:span>zowanych w ramach kompleksu mieszkaniowego i niestety,<text:s/><text:span text:style-name="T3212">t</text:span>worzyło się potworki.<text:s/><text:span text:style-name="T3213">Je</text:span>st to problem, który jest integralny. Uważam, że takie same preferencje jak dla substancji mieszkaniowej identyczne muszą być dla tego minimum, bo nie mówię o jakimś ponadnormatywnym w zakresie infrastruktury.</text:p>
      <text:soft-page-break/>
      <text:p text:style-name="P3214">Również są problemy ze środkami, zresztą mógłbym tu podać przykład, bo m.in. to realizu<text:span text:style-name="T3215">ję</text:span><text:s/>nawet obiekt, szkołę podstawową, którą żeśmy sami zainicjowali,<text:s/><text:span text:style-name="T3216">r</text:span>ozpoczęliśmy z własnych środków, później jako jedyny obie<text:span text:style-name="T3217">k</text:span>t udało nam się s<text:span text:style-name="T3218">p</text:span>rzedać władzom terenowym, jest to zadanie inwestycja rządowa, zamówienie rządowe, szkoła na 1 200 dzieci, proszę<text:s/>państwa<text:span text:style-name="T3219">,</text:span><text:s/>to nie pomogło, żeby t<text:span text:style-name="T3220">a</text:span>m znaleźć wykonawcę, nie pomog<text:span text:style-name="T3221">ło.</text:span></text:p>
      <text:p text:style-name="P3222"><text:span text:style-name="T3223">I</text:span><text:s/>oczywiście pod temat,<text:s/><text:span text:style-name="T3224">je</text:span>żeli nie<text:s/><text:span text:style-name="T3225">m</text:span>a środków na<text:span text:style-name="T3226"><text:s/></text:span>r<text:span text:style-name="T3227">ea</text:span>li<text:span text:style-name="T3228">zacj</text:span>ę tego nie<text:span text:style-name="T3229">z</text:span>będnego<text:s/><text:span text:style-name="T3230">z</text:span>akresu infr<text:span text:style-name="T3231">ast</text:span>ruktury<text:span text:style-name="T3232">,</text:span><text:s/>jeśli<text:s/><text:span text:style-name="T3233">z</text:span>akres ten podej<text:span text:style-name="T3234">m</text:span>ują zakłady pr<text:span text:style-name="T3235">a</text:span>cy<text:span text:style-name="T3236">,</text:span><text:s/>to znaczy przedszkola, żłobki czy j<text:span text:style-name="T3237">a</text:span>kąś przychodnię zdrowia, która<text:span text:style-name="T3238">,</text:span><text:s/>t<text:span text:style-name="T3239">am</text:span><text:s/>powinna by<text:span text:style-name="T3240">ć</text:span>, to niestety<text:span text:style-name="T3241">,</text:span><text:s/>tak samo trzeb<text:span text:style-name="T3242">a</text:span><text:s/>tutaj zdecydować się n<text:span text:style-name="T3243">a</text:span><text:s/>ulgi<text:s/><text:span text:style-name="T3244">p</text:span>o<text:span text:style-name="T3245">dat</text:span>kowe<text:s/><text:span text:style-name="T3246">w</text:span><text:s/>stosunku do tych z<text:span text:style-name="T3247">a</text:span>k<text:span text:style-name="T3248">ł</text:span>ad<text:span text:style-name="T3249">ó</text:span>w pr<text:span text:style-name="T3250">a</text:span>cy.</text:p>
      <text:p text:style-name="P3251">Dziękuję.</text:p>
      <text:p text:style-name="P3252"><text:span text:style-name="T3253">Przewodniczący - Al</text:span><text:span text:style-name="T3254">e</text:span><text:span text:style-name="T3255">ksander Paszyński</text:span>:</text:p>
      <text:p text:style-name="P3256">Dzięku<text:span text:style-name="T3257">ję</text:span><text:s/>bardzo przede wszystkim z<text:span text:style-name="T3258">a</text:span><text:s/>zaproszenie.</text:p>
      <text:p text:style-name="P3259">Po drugie, przy okazji jeszcze d<text:span text:style-name="T3260">w</text:span>a wy<text:span text:style-name="T3261">ja</text:span>śnienia, żeby nie było nieporozumienia, bo ja myślę, że obydwa te podstawowe postulaty, o których pan mówił,<text:s/><text:span text:style-name="T3262">w</text:span><text:s/>istocie rzeczy znalazły się przynajmniej w tej propozycji, którą myśmy próbowali przedstawić. Al<text:span text:style-name="T3263">e</text:span><text:s/>mówię o tym tylko dlatego,<text:s/><text:span text:style-name="T3264">że</text:span>by jakoś uzmysłowić państwu, pewne trudności czy nieporozumienia, jakie mogą towarzyszyć formułowaniu naszych wniosków. Jeśli bowiem powiadamy, czy proponujemy, bo nie jest to nasza decyzja, my możemy oczywiście tylko występować z takim wnioskiem, iż dopominamy się zwiększenia udziału inwestycji mieszkaniowych w całości dochodu narodowego, do 7<text:span text:style-name="T3265">%,</text:span><text:s/><text:span text:style-name="T3266">a</text:span><text:s/>w działalności inwestycyjnej globalnej do 25%,<text:s/>to przecież nie można tego inaczej odczytać, j<text:span text:style-name="T3267">a</text:span>k potrzebę ograniczenia innej działalności, innych dziedzin działalności inwestycyjnej, prze<text:span text:style-name="T3268">de</text:span><text:s/>wszystkim inwestycji przemysłowych, co musi oznaczać całkowitą zmian<text:span text:style-name="T3269">ę</text:span><text:s/>relacji pomiędzy dzisiejszym deficytem potencjału wykonawczego a potrzebami.</text:p>
      <text:p text:style-name="P3270">I mo<text:span text:style-name="T3271">ż</text:span>na oczywiście taki postulat więcej... większy potencjał dla budownictwo mieszkaniowego formułować werbalnie,<text:s/><text:span text:style-name="T3272">ż</text:span>e po prostu powinien być,<text:s/>można<text:s/>to też c<text:span text:style-name="T3273">z</text:span>ynić przez próbę oddziaływania na strukturę zadań, n<text:span text:style-name="T3274">a</text:span><text:s/>strukturę wydatków, co oczywiście oznacza przesunięcie czy zmian<text:span text:style-name="T3275">y</text:span><text:s/>w rozdziale robót.</text:p>
      <text:p text:style-name="P3276">T<text:span text:style-name="T3277">a</text:span>kże przecież<text:s/><text:span text:style-name="T3278">w</text:span><text:s/>tych propozyc<text:span text:style-name="T3279">ja</text:span>ch systemu finansowego my możemy to sformułować tylko w ten sposób, iż rząd, władze musz<text:span text:style-name="T3280">ą</text:span><text:s/>zapewnić czy opracować taki system finansowania budownictwa mieszkaniowego, iżby zapewniał on pełną swobodę działań ekonomi<text:span text:style-name="T3281">cz</text:span>nych.<text:s/><text:span text:style-name="T3282">I</text:span><text:s/>teraz<text:span text:style-name="T3283"><text:s/></text:span>szczegółowy postulat, oczywiście powiemy, że tak jak próbowaliśmy to przedstawiać od początku, iż warunkiem jakby uzyskania przez t<text:span text:style-name="T3284">ę</text:span><text:s/>instytucję, tu my się wszyscy zgadzamy, znaczy banku mieszkaniowego lub obojętne jak to się będzie nazywało, musi istnieć t<text:span text:style-name="T3285">a</text:span>ki system zasilania tej instytucji, pozwalający na właśnie zwolnienia z podatków tych wszystkich środków, jakie i obywatele i przede wszystkim przedsiębiorstwa kierują na budownictwo mieszkaniowe ponad to co wynika z nor<text:span text:style-name="T3286">mat</text:span>ywnych zobowiązań... I ja myślę, że, znaczy musimy<text:s/><text:span text:style-name="T3287">ja</text:span>kby pogodzić się z tym, że nie każdy postulat będzie mógł być słownie s<text:span text:style-name="T3288">fo</text:span>rmułowany, znaczy w sposób dosłowny, bo po prostu ilość tych postulatów nie mieści się<text:s/><text:span text:style-name="T3289">w</text:span><text:s/>tym podstawowym tekściku, jaki przygotować<text:s/><text:span text:style-name="T3290">m</text:span>usimy, natomiast myślę, że n<text:span text:style-name="T3291">aj</text:span>istotnie<text:span text:style-name="T3292">js</text:span>ze jest to, żeby w tym dokumencie znalazły się takie gwarancje mechanizmów<text:s/><text:span text:style-name="T3293">fu</text:span>nk<text:span text:style-name="T3294">cjo</text:span>nowania całej sfery gospodarki mieszkaniowej, budownictwa m<text:span text:style-name="T3295">iesz</text:span>kaniowego, ażeby stwarzały one niejako przymus czy też wymuszały takie działania, które wydają nam się sensowne.</text:p>
      <text:soft-page-break/>
      <text:p text:style-name="P3296">M<text:span text:style-name="T3297">ówię</text:span><text:s/>o tym nie dlatego, żeby polemizować, bo nie ma<text:s/>tutaj różnicy zdań<text:span text:style-name="T3298">,</text:span><text:s/><text:span text:style-name="T3299">al</text:span>e żeby na tym tle, tej bardzo interesującej wypowiedzi j<text:span text:style-name="T3300">a</text:span>kby uzmysłowić państwu trudności, n<text:span text:style-name="T3301">a<text:s/></text:span>jakie musi napotkać każda grupa próbują<text:span text:style-name="T3302">ca</text:span><text:s/>redagować sumując<text:span text:style-name="T3303">,<text:s/></text:span>że t<text:span text:style-name="T3304">a</text:span>k powiem s<text:span text:style-name="T3305">fo</text:span>rmułowania naszej dyskusji i że zapewne trzeba się liczyć z tym, że nie każdy z n<text:span text:style-name="T3306">a</text:span>s<text:s/><text:span text:style-name="T3307">w</text:span><text:s/>sposób, znajdzie s<text:span text:style-name="T3308">at</text:span>ys<text:span text:style-name="T3309">fakcjo</text:span>nujące go odbicie własnych, że tak powiem wniosków czy postulatów. My<text:span text:style-name="T3310">ślę</text:span>, że tu wyjściem będzie ta lista problemów, które nam pozostaną i które to na liście p<text:span text:style-name="T3311">ro</text:span>b<text:span text:style-name="T3312">le</text:span>mó<text:span text:style-name="T3313">w</text:span><text:s/>tego typu wnioski będą musiały być bardziej zwerba<text:span text:style-name="T3314">liz</text:span>owane.</text:p>
      <text:p text:style-name="P3315">Głos ma pan Jerzy Olszowski, przygotuje się pan doc. Mrzyg<text:span text:style-name="T3316">łó</text:span>d.</text:p>
      <text:p text:style-name="P3317"><text:span text:style-name="T3318">P. Jerzy O</text:span><text:span text:style-name="T3319">ls</text:span><text:span text:style-name="T3320">zowski</text:span>:</text:p>
      <text:p text:style-name="P3321">Panie Przewodni<text:span text:style-name="T3322">cz</text:span>ący! Szanowni Państwo! Przed swoją zasadniczą wypowiedzią chciałbym nawiązać do właśnie<text:s/><text:span text:style-name="T3323">w</text:span>ypo<text:span text:style-name="T3324">w</text:span>iedzi p<text:span text:style-name="T3325">a</text:span>n<text:span text:style-name="T3326">a</text:span><text:s/>dyrektor<text:span text:style-name="T3327">a</text:span><text:s/>R<text:span text:style-name="T3328">a</text:span>dke, jako człon<text:span text:style-name="T3329">e</text:span>k grupy redagującej projekt stanowiska n<text:span text:style-name="T3330">a</text:span><text:s/>dzień dzisiejszy i odczytam tylko jedno zdanie ze sformułowań, które zostały rozd<text:span text:style-name="T3331">a</text:span>ne.<text:s/><text:span text:style-name="T3332">Z</text:span><text:s/>wielkością środków kierowanych na<text:s/><text:span text:style-name="T3333">m</text:span>i<text:span text:style-name="T3334">e</text:span>szkalnictwo powinna być<text:s/>skorelowana<text:s/>wielkość środków zapewniająca harmonijny rozwój infrastruktury technicznej i społecznej. Czułem si<text:span text:style-name="T3335">ę</text:span><text:s/>do tego..., wiem że kol. R<text:span text:style-name="T3336">a</text:span>dke prosił mnie jako członek grupy roboczej, starałem się o tym nie zapomnieć. To gwoli wy<text:span text:style-name="T3337">ja</text:span>śnienia.</text:p>
      <text:p text:style-name="P3338">Przechodząc do swojej wypowiedzi chciałem poruszyć trzy sprawy. Po pierwsze, chciałem skoncentrować s<text:span text:style-name="T3339">ię</text:span><text:s/><text:span text:style-name="T3340">w</text:span><text:s/>pierwszym zasadniczym pu<text:span text:style-name="T3341">n</text:span>kcie wypowiedzi n<text:span text:style-name="T3342">a</text:span><text:s/>tym co bym określił szukanie rezerw, szukanie optymalnych rozwiązań poprzez szukanie rezerw<text:s/><text:span text:style-name="T3343">w</text:span><text:s/>ramach tych środków, które posiadamy. W moim przekonaniu wynikającym z wieloletniej praktyki rezerwy te możemy znaleźć<text:s/><text:span text:style-name="T3344">w</text:span><text:s/>organizacji i w ludziach i o tym tu była mowa zarówno<text:s/><text:span text:style-name="T3345">w</text:span><text:s/>wielu wy<text:span text:style-name="T3346">po</text:span>wiedziach, w tym p<text:span text:style-name="T3347">a</text:span>n<text:span text:style-name="T3348">a</text:span><text:s/>Janow<text:span text:style-name="T3349">sk</text:span>iego i pana doc<text:span text:style-name="T3350">.</text:span><text:s/>Bielaka, jak i innych. Ja chciałbym je uzupełnić<text:s/><text:span text:style-name="T3351">je</text:span>dnym nazwijmy to podpunktem. M<text:span text:style-name="T3352">i</text:span>a<text:span text:style-name="T3353">no</text:span>wi<text:span text:style-name="T3354">cie<text:s/></text:span>ponieważ mówimy o szerokim pluralizmie form,<text:s/><text:span text:style-name="T3355">o</text:span>rganizacyjnych w budownictwie, to chciałem szczególnie podkreślić, że tym bardziej im więcej tych form jest, to tym bardziej rang<text:span text:style-name="T3356">ę<text:s/></text:span>posiada problem, który poruszył i szczególnie rozwiną<text:span text:style-name="T3357">ł<text:s/></text:span>bardzo dokładnie pan doc. Bielak, mianowicie problem kompleksowości i właściwej koordynac<text:span text:style-name="T3358">ji</text:span><text:s/><text:span text:style-name="T3359">wsz</text:span>ystkich e<text:span text:style-name="T3360">le</text:span>mentów działalności w procesie inwestycyjnym.</text:p>
      <text:p text:style-name="P3361">Wyd<text:span text:style-name="T3362">aje</text:span><text:s/>mi się<text:span text:style-name="T3363">,</text:span><text:s/><text:span text:style-name="T3364">ż</text:span>e<text:s/><text:span text:style-name="T3365">w</text:span><text:s/>związku<text:s/><text:span text:style-name="T3366">z</text:span><text:s/><text:span text:style-name="T3367">tym</text:span><text:s/>konieczne jest podkreślenie rangi jednostek i ludzi zajmujących s<text:span text:style-name="T3368">ię</text:span><text:s/>tą<text:span text:style-name="T3369"><text:s/>p</text:span>r<text:span text:style-name="T3370">ob</text:span>lemat<text:span text:style-name="T3371">y</text:span>ką koordyn<text:span text:style-name="T3372">a</text:span>cyjną i<text:s/><text:span text:style-name="T3373">m</text:span>o<text:span text:style-name="T3374">gą</text:span><text:s/>po<text:span text:style-name="T3375">w</text:span>i<text:span text:style-name="T3376">e</text:span>dzie<text:span text:style-name="T3377">ć</text:span><text:s/><text:span text:style-name="T3378">z</text:span><text:s/>w<text:span text:style-name="T3379">ła</text:span>sny<text:span text:style-name="T3380">c</text:span>h doświad<text:span text:style-name="T3381">cz</text:span>eń, a są<text:span text:style-name="T3382">dz</text:span>ę<text:s/><text:span text:style-name="T3383">je</text:span>dnak,<text:s/><text:span text:style-name="T3384">że</text:span><text:s/><text:span text:style-name="T3385">w</text:span><text:s/>tym 40<text:span text:style-name="T3386">-</text:span>leciu mieli<text:span text:style-name="T3387">ś</text:span>my i<text:s/><text:span text:style-name="T3388">ucze</text:span>stni<text:span text:style-name="T3389">cz</text:span>ył<text:span text:style-name="T3390">e</text:span>m<text:s/><text:span text:style-name="T3391">w</text:span><text:s/><text:span text:style-name="T3392">t</text:span>ego rodza<text:span text:style-name="T3393">j</text:span>u<text:s/><text:span text:style-name="T3394">p</text:span>r<text:span text:style-name="T3395">zedsięwzię</text:span>c<text:span text:style-name="T3396">iach,</text:span><text:s/>które przyniosły rezultaty i<text:s/><text:span text:style-name="T3397">w</text:span><text:s/>kraju, i w eksporcie obiektów przemysłowych; i kiedy zastanawiałem si<text:span text:style-name="T3398">ę</text:span>, dlaczego mieliśmy jednak te osiągnięcia, to dlatego, że rosła jednak jakaś ranga i rośli ludzie, którzy potrafili z<text:span text:style-name="T3399">a</text:span>ją<text:span text:style-name="T3400">ć</text:span><text:s/>się koordynacją tematów. Wiele jeszcze tych ludzi jest, ale odeszło od zajęcia się tak istotną prob<text:span text:style-name="T3401">le</text:span>m<text:span text:style-name="T3402">atyk</text:span>ą, po prostu dlatego, że<text:s/>ona nie ma swojej rangi ani rangi prestiżowej, ani rangi ekonomiczne<text:span text:style-name="T3403">j</text:span>. Po pro<text:span text:style-name="T3404">s</text:span>tu nie opłaca się zajmować si<text:span text:style-name="T3405">ę</text:span><text:s/>tak istotnym problemem, lepiej zorganizować jakiś odcinek pracy, wykonać je, uzyskać zysk, zarobek itd.</text:p>
      <text:p text:style-name="P3406">Do tego zmierzam, że po prostu trzeba by przy rozwiązaniach typu ekonomicznego, bo o<text:s/><text:span text:style-name="T3407">t</text:span>akich dziś mówimy w ramach reformy,<text:s/>przemyśleć<text:s/>takie rozwiązanie, które by powodował<text:span text:style-name="T3408">o</text:span>, ażeby jednak te czynności koordynacyjne czy to przez spółki, konsorcja itd. miały swoją rangę, bo inaczej namnoży nam si<text:span text:style-name="T3409">ę<text:s/></text:span>wykonawców pojedynczych odcinków naszej pr<text:span text:style-name="T3410">a</text:span>cy, robót, a nie będzie koordynatora,<text:s/><text:span text:style-name="T3411">a</text:span><text:s/>tutaj są rezerwy, przestoje, no nie będę,<text:s/><text:span text:style-name="T3412">j</text:span>uż wszystko wiemy.</text:p>
      <text:p text:style-name="P3413">Dlatego jeszcze raz podkreślam, ażeby to osiągnąć to po pierwsze muszą być takie rozwiązania ekonomiczne, żeby się opłacało tworzyć jednostki zapewniające pełną koordynację nie doradztwo, bo<text:s/><text:soft-page-break/>doradztwa mamy bardzo dużo dzisiaj. Doradców w zakresie organizacji jest bardzo dużo, ale nie odpowiedzialności za efekt ek<text:span text:style-name="T3414">o</text:span>nomiczny.<text:s/><text:span text:style-name="T3415">T</text:span>u chodzi o to,<text:s/><text:span text:style-name="T3416">ż</text:span>eb<text:span text:style-name="T3417">y<text:s/></text:span>wziąć odpowiedzialno<text:span text:style-name="T3418">ś</text:span>ć z<text:span text:style-name="T3419">a</text:span><text:s/>oddanie w terminie jakościowy obiekt.<text:s/><text:span text:style-name="T3420">I</text:span><text:s/>tacy ludzie i takie jednostki, żeby si<text:span text:style-name="T3421">ę</text:span><text:s/>mogły<text:s/><text:span text:style-name="T3422">m</text:span>noż<text:span text:style-name="T3423">y</text:span>ć i żeby one były.</text:p>
      <text:p text:style-name="P3424"><text:span text:style-name="T3425">A</text:span><text:s/>żeby one były, e<text:span text:style-name="T3426">le</text:span>mentem drugim obok rozwiązań ekonomicznych jest szkolenie. Tu już nie b<text:span text:style-name="T3427">ę</text:span>d<text:span text:style-name="T3428">ę</text:span><text:s/>rozwijał tej myś<text:span text:style-name="T3429">li,</text:span><text:s/>ja ją powiedziałem na jednym z poprzednich posiedzeń,<text:s/><text:span text:style-name="T3430">mó</text:span>wił o tym dzisiaj już pan inż<text:span text:style-name="T3431">.</text:span><text:s/>Janowski i inni, po prostu trzeba na wyższych uczelniach wprowadzić takie przygotowanie absolwentów, takie praktyki, żeby naprawdę byli to dobrze przygotowani realizatorzy kompleksowego realizowania zadań inwestycyjnych. To jest pierwszy temat<text:s/><text:span text:style-name="T3432">z</text:span>asadniczy.</text:p>
      <text:p text:style-name="P3433"><text:span text:style-name="T3434">D</text:span>wa pozostałe już poda<text:span text:style-name="T3435">m</text:span><text:s/>w skrócie, i uwzględniając czas, jaki pozost<text:span text:style-name="T3436">a</text:span>ł w obradach. Otóż były poruszane, ale moi<text:span text:style-name="T3437">m</text:span><text:s/>zdaniem nieskutecznie od wielu lat na wszystkich szczeblach, sądzę, że również i podzieli moje zdanie pan prof. Serwiński, jako przewodniczący sejmowej komisji, że nie r<text:span text:style-name="T3438">a</text:span>z były poruszane tematy i zgłoszone dezyderaty do rządu, na temat dwóch rzeczy, frontu inwestycyjnego i prawidłowego bilansowania, co już rozwijał już dzisiaj pan in<text:span text:style-name="T3439">ż</text:span>. Kierski. I uważam, że po prostu ponieważ już okazało się, że Sejm<text:span text:style-name="T3440"><text:s/></text:span>był wyższy... więc może jednak większą rangą będzie miał<text:s/>„okrągły stół”, bo żadne inne dotychczas podejmowane decyzje w tej sprawie nie przyniosły rezultatów. Uchwały sejmowe, były, nawet nie tylko komis<text:span text:style-name="T3441">je</text:span>, pełnych obrad sejmowych, przecież te bilanse, jak powiedział pan inż. Kierski, są sfałszowane. Tu już nie m<text:span text:style-name="T3442">a</text:span><text:s/>żartu, tu już trzeba pociągnąć<text:s/>pewne osoby do odpowiedzialności. Bilanse po prostu środków są sfałszowane,<text:s/><text:span text:style-name="T3443">w</text:span><text:s/>bilansach naszych i w planach gospodarczych.</text:p>
      <text:p text:style-name="P3444"><text:span text:style-name="T3445">I</text:span><text:s/>ostatnia sprawa,<text:s/><text:span text:style-name="T3446">w</text:span><text:s/>której nawiązuje do tych właśnie bilansów, i do wypowiedzi na temat spraw materiałowych,<text:s/><text:span text:style-name="T3447">a<text:s/></text:span>szerzej środków produkcji. Mnie się wydaje, że to co powiedział m.in. pan dyr. Piwkowski, nie można liczyć<text:s/><text:span text:style-name="T3448">n</text:span>a<text:span text:style-name="T3449"><text:s/></text:span>to, że zwolnienie z podatków rozwiążą problem materiałów. W tej chwili jeszcze owszem, 80-90%, można tu różnie wyliczać, materiałów jest w zasadzie<text:s/><text:span text:style-name="T3450">w</text:span><text:s/><text:span text:style-name="T3451">r</text:span>ęk<text:span text:style-name="T3452">a</text:span>ch, sektorach państwowych i nikt w najbliższych latach nie zastąpi. Obok tego, że są takie złudzenia, że system podatkowy, uruchomienie<text:span text:style-name="T3453"><text:s/></text:span>rzemiosła, drobnych firm to uzupełni, jest to drugie złudzenie. Że ustawa o kapitale zagranicznym również wprowadzi moż<text:span text:style-name="T3454">li</text:span>wość szerokiego udziału kapitału w przedsięwzięciach, które tutaj będzie pomocą. Miałem okazję rozmawiać, przeniosłem to również na forum Sejmu, z grupą bardzo poważną menadżerów amerykańskich polskiego i niepolskiego pochodzenia, którzy stwierdzili mi<text:s/><text:span text:style-name="T3455">je</text:span>dnoznacznie, że nie ma żadnych możliwości, ażeby w oparciu o tę ust<text:span text:style-name="T3456">a</text:span>wę, która wyszła, podjęli się poważnie<text:span text:style-name="T3457">js</text:span>zych działań.<text:s/><text:span text:style-name="T3458">M</text:span>ówi to n<text:span text:style-name="T3459">a</text:span><text:s/>podstawie posiadanego dokumentu, który grupa t<text:span text:style-name="T3460">o</text:span><text:s/>złożyła Marszałkowi Sejmu.</text:p>
      <text:p text:style-name="P3461">Dlatego nie łudźmy się, ażeby również i tą drogą sytuacja się poprawiła. Stąd mimo,<text:s/><text:span text:style-name="T3462">ż</text:span>e pan prof. Tuszyński wysunął wniosek, żeby tego tematu nie poruszać, to użył argumentu, który mnie przekonał, żeby poruszać, bo powiedział, że jak poruszymy tę sprawę, to uruchomimy naczynia<text:s/>połączone i dojdziemy do spr<text:span text:style-name="T3463">a</text:span>wy problemu energ<text:span text:style-name="T3464">et</text:span>ycznego, no to właśnie dlate<text:span text:style-name="T3465">g</text:span>o poruszmy, bo t<text:span text:style-name="T3466">ak</text:span><text:s/>to my si<text:span text:style-name="T3467">ę</text:span><text:s/>oszukujemy. Powstaje plan zaopatrzenie materiałowego, który z góry już wiadomo, że nie ma pokrycia.</text:p>
      <text:p text:style-name="P3468">Czyli moim zdaniem problem sytuacji materiałowej jest bardzo ostry, ja pozwoliłem sobie to również zgłosić ostatnio, jak również pan prof<text:span text:style-name="T3469">.</text:span><text:s/>Serwiński do komisji sejmowej, wydaje mi się, że w tej grupie wniosków, które możemy różnie nazwać, czy doraźnie czy bieżące czy inne, na niemal pierwszy punkt bym wysunął z potrzebą szybkiego zwrócenia się do rządu o rozpatrzenie i poin<text:span text:style-name="T3470">fo</text:span>rmowanie opinii społecznej,<text:s/><text:soft-page-break/>jaka jest rzeczywiście sytuacja i na co można liczyć<text:s/><text:span text:style-name="T3471">w</text:span><text:s/>bi<text:span text:style-name="T3472">la</text:span>nsie materiałów.</text:p>
      <text:p text:style-name="P3473">Dziękuję bardzo.</text:p>
      <text:p text:style-name="P3474"><text:span text:style-name="T3475">Pr</text:span><text:span text:style-name="T3476">ze</text:span><text:span text:style-name="T3477">wodni</text:span><text:span text:style-name="T3478">cz</text:span><text:span text:style-name="T3479">ący - Aleksander Paszyński</text:span>:</text:p>
      <text:p text:style-name="P3480">Dziękuję bardzo. Pan doc. Mrzygłód, przygotuje si<text:span text:style-name="T3481">ę<text:s/></text:span>pan naczelnik Grudziński i jako ostatni pan prof. A<text:span text:style-name="T3482">n</text:span>drzejews<text:span text:style-name="T3483">ki.</text:span></text:p>
      <text:p text:style-name="P3484"><text:span text:style-name="T3485">D</text:span><text:span text:style-name="T3486">oc. Mrz</text:span><text:span text:style-name="T3487">yg</text:span><text:span text:style-name="T3488">łód</text:span>:</text:p>
      <text:p text:style-name="P3489">Panie Przewodniczący<text:span text:style-name="T3490">!</text:span><text:s/>Proszę Pań<text:span text:style-name="T3491">stw</text:span>a<text:span text:style-name="T3492">!</text:span><text:s/>Ja może takie b<text:span text:style-name="T3493">a</text:span>rdziej praktyczne rzeczy poruszę dzisiaj. Pierwsza spraw<text:span text:style-name="T3494">a<text:s/></text:span>to niew<text:span text:style-name="T3495">ą</text:span>tpliwie te ostatnie ustawy i zarządzenia d<text:span text:style-name="T3496">o</text:span>ją du<text:span text:style-name="T3497">ż</text:span>e preferencje dla budownictwa mieszkaniowego. Ale m<text:span text:style-name="T3498">a</text:span>m takie wrażenie, że one nie są dostatecznie spopularyzow<text:span text:style-name="T3499">a</text:span>ne wśród społeczeństwa i wielu takich, którzy<text:s/><text:span text:style-name="T3500">mają</text:span><text:s/>pieniądze, ale w innych dziełach pracują, a nie w budownictwie, nie wiedzą o tym.</text:p>
      <text:p text:style-name="P3501">Stąd też pierwszy mój wniosek, ażeby zwiększyć informację, propagandę telewizyjną n<text:span text:style-name="T3502">a</text:span><text:s/>rzecz budownictw<text:span text:style-name="T3503">a</text:span><text:s/>mieszkaniowego, ale całkiem inną niż dotychczas się prowadzi. Mianowicie<text:s/><text:span text:style-name="T3504">poi</text:span>n<text:span text:style-name="T3505">f</text:span>ormowanie społeczeństwa, że<text:s/><text:span text:style-name="T3506">10</text:span>-<text:span text:style-name="T3507">le</text:span>tnie zwolnienia z podatku dochodowego, 3-letnie dla budownictwa, dla przedsiębiorstw budowlanych, duże zwolnienia od 3 do... od 2 do 3% z podatku za sprzedaż, itd. Zresztą c<text:span text:style-name="T3508">a</text:span>ła g<text:span text:style-name="T3509">am</text:span>a tych zwolnień, ale obok tego trzeba równocześnie poinformować,<text:s/><text:span text:style-name="T3510">ż</text:span>e takie są zwolnienia, takie preferencje, ale równocześnie można dostać kredyty, w takiej wysokości,<text:s/><text:span text:style-name="T3511">a</text:span><text:s/>takiej, które bank udziela te kredyty. Dalej, że są przedsiębiorstwa, materiały, obiekty niezagospodarowane, które proponuje się do zagos<text:span text:style-name="T3512">po</text:span>darowania, jakie władze mają te wykazy, gdzie ten przedsiębiorca może dostać informacje, jakie obiekty niewykorzystane, gdzie, itd. Jaki bank prowadził np. emisję akcji n<text:span text:style-name="T3513">a</text:span><text:s/>rzecz tych, którzy będą tworzyli te firmy, a więc tu potrzebna jest całkiem inn<text:span text:style-name="T3514">a</text:span><text:s/>informacja taka, jak się<text:s/>daje<text:s/>w państwie na przykład kapitalistycznym<text:span text:style-name="T3515">,<text:s/></text:span>że si<text:span text:style-name="T3516">ę</text:span><text:s/>chce coś uruchomić.</text:p>
      <text:p text:style-name="P3517">To jest jedna sprawa. Druga spr<text:span text:style-name="T3518">a</text:span>wa<text:span text:style-name="T3519">,</text:span><text:s/>to jest fundusz budownictwa mieszkaniowego<text:span text:style-name="T3520">.</text:span><text:s/><text:span text:style-name="T3521">M</text:span>oi<text:span text:style-name="T3522">m</text:span><text:s/>zdaniem on<text:s/><text:span text:style-name="T3523">z</text:span>ostał całkowicie fałszywie<text:s/><text:span text:style-name="T3524">ok</text:span>reśl<text:span text:style-name="T3525">o</text:span>n<text:span text:style-name="T3526">y.</text:span><text:s/>Co si<text:span text:style-name="T3527">ę</text:span><text:s/>ta<text:span text:style-name="T3528">m</text:span><text:s/><text:span text:style-name="T3529">mó</text:span>wi?<text:s/><text:span text:style-name="T3530">Z</text:span>e od 1 do 2<text:span text:style-name="T3531">0</text:span>%<text:span text:style-name="T3532"><text:s/>a</text:span>mor<text:span text:style-name="T3533">t</text:span>y<text:span text:style-name="T3534">za</text:span>cji się pr<text:span text:style-name="T3535">zekazuj</text:span>e<text:span text:style-name="T3536">.</text:span><text:s/>Przecież t<text:span text:style-name="T3537">a</text:span>m t<text:span text:style-name="T3538">r</text:span>zeb<text:span text:style-name="T3539">a</text:span><text:s/>c<text:span text:style-name="T3540">a</text:span>łkie<text:span text:style-name="T3541">m</text:span><text:s/>in<text:span text:style-name="T3542">aczej</text:span><text:s/>t<text:span text:style-name="T3543">e</text:span>n fun<text:span text:style-name="T3544">d</text:span>us<text:span text:style-name="T3545">z</text:span><text:s/>przebu<text:span text:style-name="T3546">d</text:span>ować, t<text:span text:style-name="T3547">a</text:span>m<text:s/><text:span text:style-name="T3548">pow</text:span>inna<text:s/><text:span text:style-name="T3549">b</text:span>y<text:span text:style-name="T3550">ć</text:span><text:s/>sprzed<text:span text:style-name="T3551">aż<text:s/></text:span>za dewizy domów<text:span text:style-name="T3552">,</text:span><text:s/>o<text:s/><text:span text:style-name="T3553">t</text:span>y<text:span text:style-name="T3554">m</text:span><text:s/>mówiłem, nie b<text:span text:style-name="T3555">ę</text:span>dę po<text:span text:style-name="T3556">wta</text:span>r<text:span text:style-name="T3557">za</text:span>ł. A<text:span text:style-name="T3558">l</text:span>e<text:s/><text:span text:style-name="T3559">to<text:s/></text:span>dla porządku chciałbym, że fundusz budownictwa mieszkanioweg<text:span text:style-name="T3560">o<text:s/></text:span>musi całkowicie być przepra<text:span text:style-name="T3561">co</text:span>wany, inaczej ustawiony.</text:p>
      <text:p text:style-name="P3562">Trzecia spr<text:span text:style-name="T3563">a</text:span>wa, to już mówiłem, nie b<text:span text:style-name="T3564">ę</text:span>d<text:span text:style-name="T3565">ę</text:span><text:s/>się powtarzał, ale chciałbym, żeby to w wykazie było, zmienić filozofię budowy miast i osiedli na innych zasadach, one były te pl<text:span text:style-name="T3566">o</text:span>ny budowane dla innego programu. Teraz jest inny program, więcej budownictwa indywidualnego i trzeba też zmienić plany. Zobowiązać, słyszeliśmy o tym zapewnieniu terenu, ale ja znowu powtarzam, powracam do tego, o czym mówiłem, w Warsz<text:span text:style-name="T3567">a</text:span>wie za złotówki nie kupimy ani jednej działki,<text:s/><text:span text:style-name="T3568">ż</text:span>e<text:span text:style-name="T3569">b</text:span>y trzeba miliony wyda<text:span text:style-name="T3570">ć</text:span>, ażeby, tysięcy do<text:span text:style-name="T3571">la</text:span>rów, ażeby działkę kupić. A więc to może teoretycznie są tereny, są one nie do ugryzienia.<text:s/><text:span text:style-name="T3572">I</text:span><text:s/>trzeba całkiem zobowiązać władze terenowe, ażeby w ciągu pół roku wyznaczyły, żebyśmy mogli kto chce, ażeby mógł tę działkę kupić, wiedzieć gdzie.</text:p>
      <text:p text:style-name="P3573">Dalej, jeszcze raz powtarzam, chciałbym, żeby to się znalazło w tych końcowych dokumentach, że trzeba doprowadzić do tego, ażeby renta komunalna nie była przechwytywana przez właścicieli, a więc w planach urban<text:span text:style-name="T3574">ist</text:span>y<text:span text:style-name="T3575">cz</text:span>nych trzeba by wyznaczyć tereny do zmiany użytkowania i zmianę użytkowania powinny dokonywać firmy, które wykupują tereny rolne, później przekwali<text:span text:style-name="T3576">fi</text:span>kują, robią pl<text:span text:style-name="T3577">a</text:span>n, przekwalifikują<text:s/><text:soft-page-break/>i wtedy<text:s/>rent<text:span text:style-name="T3578">a</text:span><text:s/>komunalna zos<text:span text:style-name="T3579">t</text:span>aje<text:s/><text:span text:style-name="T3580">w</text:span><text:s/>firmie na r<text:span text:style-name="T3581">z</text:span>ecz<text:s/><text:span text:style-name="T3582">u</text:span>zbro<text:span text:style-name="T3583">je</text:span>nia<text:span text:style-name="T3584"><text:s/></text:span>terenu,<text:s/><text:span text:style-name="T3585">t</text:span>ak<text:s/><text:span text:style-name="T3586">j</text:span>ak to<text:s/><text:span text:style-name="T3587">robi</text:span>ą<text:s/><text:span text:style-name="T3588">w</text:span><text:s/>państwach kapitalistycznych<text:span text:style-name="T3589">.</text:span></text:p>
      <text:p text:style-name="P3590"><text:span text:style-name="T3591">T</text:span>eraz następna spraw<text:span text:style-name="T3592">a,</text:span><text:s/><text:span text:style-name="T3593">ż</text:span>e<text:s/><text:span text:style-name="T3594">m</text:span>oi<text:span text:style-name="T3595">m</text:span><text:s/>zdaniem je<text:span text:style-name="T3596">s</text:span>t niezbędne<text:s/><text:span text:style-name="T3597">w</text:span><text:s/>Polsce opod<text:span text:style-name="T3598">a</text:span>tkowanie działek budowlanych<text:span text:style-name="T3599">,</text:span><text:s/>które są<text:s/><text:span text:style-name="T3600">pr</text:span>zetrzymywane dla celów sp<text:span text:style-name="T3601">e</text:span>kula<text:span text:style-name="T3602">c</text:span>yjnych<text:span text:style-name="T3603">.</text:span><text:span text:style-name="T3604">-</text:span><text:s/>Pr<text:span text:style-name="T3605">z</text:span>ecież<text:s/><text:span text:style-name="T3606">w</text:span><text:s/>ci<text:span text:style-name="T3607">ą</text:span>gu roku,<text:s/><text:span text:style-name="T3608">j</text:span>ednego roku cena działki bud<text:span text:style-name="T3609">o</text:span>wlanej wzrosł<text:span text:style-name="T3610">a</text:span><text:s/>o 100%,<text:s/><text:span text:style-name="T3611">a</text:span><text:s/><text:span text:style-name="T3612">wi</text:span>ęc k<text:span text:style-name="T3613">a</text:span>żdy b<text:span text:style-name="T3614">ę</text:span>dzie trzymał na terenac<text:span text:style-name="T3615">h</text:span><text:s/><text:span text:style-name="T3616">uzb</text:span>ro<text:span text:style-name="T3617">jo</text:span>n<text:span text:style-name="T3618">y</text:span>ch działkę, bo to największe kor<text:span text:style-name="T3619">z</text:span>yści przynosi<text:span text:style-name="T3620">.</text:span><text:s/><text:span text:style-name="T3621">A</text:span><text:s/>wi<text:span text:style-name="T3622">ę</text:span>c trz<text:span text:style-name="T3623">e</text:span>b<text:span text:style-name="T3624">a</text:span><text:s/>opodatkować te po pe<text:span text:style-name="T3625">w</text:span>ny<text:span text:style-name="T3626">m</text:span><text:s/>okresie c<text:span text:style-name="T3627">z</text:span>as<text:span text:style-name="T3628">u</text:span><text:s/><text:span text:style-name="T3629">t</text:span>eren<text:span text:style-name="T3630">y</text:span>, dzia<text:span text:style-name="T3631">d</text:span>ki budowl<text:span text:style-name="T3632">a</text:span>ne n<text:span text:style-name="T3633">a te</text:span>r<text:span text:style-name="T3634">e</text:span>n<text:span text:style-name="T3635">ac</text:span>h u<text:span text:style-name="T3636">zb</text:span>r<text:span text:style-name="T3637">ojo</text:span>n<text:span text:style-name="T3638">ych,</text:span><text:s/><text:span text:style-name="T3639">a</text:span>że<text:span text:style-name="T3640">by</text:span><text:s/>one<text:s/><text:span text:style-name="T3641">b</text:span>yły pr<text:span text:style-name="T3642">ze</text:span>k<text:span text:style-name="T3643">azywa</text:span>n<text:span text:style-name="T3644">e</text:span><text:s/><text:span text:style-name="T3645">do</text:span><text:s/>rą<text:span text:style-name="T3646">k<text:s/></text:span>lud<text:span text:style-name="T3647">z</text:span>i<text:span text:style-name="T3648">,</text:span><text:s/><text:span text:style-name="T3649">k</text:span>tór<text:span text:style-name="T3650">z</text:span>y chcą si<text:span text:style-name="T3651">ę</text:span><text:s/><text:span text:style-name="T3652">bu</text:span>dow<text:span text:style-name="T3653">a</text:span>ć<text:span text:style-name="T3654">.</text:span></text:p>
      <text:p text:style-name="P3655">R<text:span text:style-name="T3656">ozw</text:span>i<text:span text:style-name="T3657">ązać</text:span><text:s/><text:span text:style-name="T3658">p</text:span>roble<text:span text:style-name="T3659">m</text:span><text:s/><text:span text:style-name="T3660">m</text:span>a<text:span text:style-name="T3661">t</text:span>eri<text:span text:style-name="T3662">a</text:span>łó<text:span text:style-name="T3663">w</text:span><text:s/><text:span text:style-name="T3664">bu</text:span>d<text:span text:style-name="T3665">owla</text:span>n<text:span text:style-name="T3666">yc</text:span>h nie<text:s/><text:span text:style-name="T3667">t</text:span>ylko p<text:span text:style-name="T3668">o</text:span>przez produkcję. Przecież można różnymi innymi na przykład rury itd., ter<text:span text:style-name="T3669">a</text:span>z np. wiem w Miłosnej, ta<text:span text:style-name="T3670">m</text:span><text:s/>nie m<text:span text:style-name="T3671">o</text:span>gą<text:span text:style-name="T3672"><text:s/></text:span>nic zrobić, bo nie można<text:s/><text:span text:style-name="T3673">w</text:span><text:s/>Polsce rur dostać<text:span text:style-name="T3674">.</text:span><text:s/>A przecież te rury mogliby nawet importować, gdyby i<text:span text:style-name="T3675">m</text:span><text:s/>pozwolono, zresztą w ustawie jest na ten temat, że<text:s/>można,<text:s/><text:span text:style-name="T3676">ż</text:span>e fir<text:span text:style-name="T3677">ma<text:s/></text:span>może dostać zgodę na sprzedaż za do<text:span text:style-name="T3678">la</text:span>ry i te dolary wykorzystywać na import rur czy innych materia<text:span text:style-name="T3679">łó</text:span>w, które potrzebuje. A więc ta sprawa, polityka musi być elastyczna w tym zakresie.</text:p>
      <text:p text:style-name="P3680">Trzeba rozwiązać problem kredytów na wykup terenu.<text:s/><text:span text:style-name="T3681">N</text:span>p. w postaci obligacji, w postaci różnych, formy<text:s/><text:span text:style-name="T3682">s</text:span>ą r<text:span text:style-name="T3683">óż</text:span>ne<text:span text:style-name="T3684">,</text:span><text:s/>n<text:span text:style-name="T3685">i</text:span>e chcę rozwlekać si<text:span text:style-name="T3686">ę,</text:span><text:s/>ale są różne<text:s/><text:span text:style-name="T3687">met</text:span>ody podchodzenia do tego<text:span text:style-name="T3688">.</text:span><text:s/>A<text:span text:style-name="T3689">l</text:span>e ten problem trzeba rozwiązać<text:s/><text:span text:style-name="T3690">w</text:span><text:s/>j<text:span text:style-name="T3691">ak</text:span>iś sposób,<text:s/><text:span text:style-name="T3692">kupo</text:span>wa<text:span text:style-name="T3693">ć</text:span><text:s/>tereny,<text:s/><text:span text:style-name="T3694">jak</text:span><text:s/>sprzedawa<text:span text:style-name="T3695">ć,</text:span><text:s/>później podw<text:span text:style-name="T3696">ój</text:span>n<text:span text:style-name="T3697">e</text:span><text:s/>o<text:span text:style-name="T3698">p</text:span>oda<text:span text:style-name="T3699">t</text:span>kowanie<text:span text:style-name="T3700">.</text:span><text:s/>Przecież to co jest<text:s/><text:span text:style-name="T3701">dz</text:span>i<text:span text:style-name="T3702">s</text:span>i<text:span text:style-name="T3703">aj,</text:span><text:s/>n<text:span text:style-name="T3704">a</text:span><text:s/>przykład jeżeli<text:s/><text:span text:style-name="T3705">j</text:span>est<text:span text:style-name="T3706">em</text:span><text:s/>firmą, chc<text:span text:style-name="T3707">ę<text:s/></text:span>budować, a<text:s/><text:span text:style-name="T3708">w</text:span>i<text:span text:style-name="T3709">ęc</text:span><text:s/><text:span text:style-name="T3710">k</text:span>upu<text:span text:style-name="T3711">ję</text:span><text:s/>od rolnika teren n<text:span text:style-name="T3712">ie</text:span>budowlany<text:span text:style-name="T3713">,<text:s/></text:span>przekwali<text:span text:style-name="T3714">fi</text:span>ku<text:span text:style-name="T3715">ję,</text:span><text:s/>przypuś<text:span text:style-name="T3716">ć</text:span>my robię<text:s/><text:span text:style-name="T3717">p</text:span>lan b<text:span text:style-name="T3718">ud</text:span>owlany i co? Ra<text:span text:style-name="T3719">z</text:span><text:s/>pł<text:span text:style-name="T3720">a</text:span>c<text:span text:style-name="T3721">ę</text:span><text:s/>rolnikowi,<text:s/><text:span text:style-name="T3722">p</text:span>óźni<text:span text:style-name="T3723">ej</text:span><text:s/>dr<text:span text:style-name="T3724">u</text:span>gi ra<text:span text:style-name="T3725">z</text:span><text:s/><text:span text:style-name="T3726">p</text:span>łac<text:span text:style-name="T3727">ę</text:span><text:s/><text:span text:style-name="T3728">p</text:span>o<text:span text:style-name="T3729">dat</text:span>ki<text:span text:style-name="T3730">,</text:span><text:s/>j<text:span text:style-name="T3731">a</text:span>k s<text:span text:style-name="T3732">p</text:span>rzedaj<text:span text:style-name="T3733">ę</text:span><text:s/>te<text:span text:style-name="T3734">m</text:span>u na<text:span text:style-name="T3735">by</text:span>wc<text:span text:style-name="T3736">y,</text:span><text:s/>30% cena wzrasta<text:span text:style-name="T3737">.</text:span><text:s/>Po co?<text:s/><text:span text:style-name="T3738">T</text:span>o<text:s/><text:span text:style-name="T3739">p</text:span>o<text:span text:style-name="T3740">w</text:span>inno się r<text:span text:style-name="T3741">a</text:span>z płacić i później przy ty<text:span text:style-name="T3742">m</text:span><text:s/>zaliczana być<text:span text:style-name="T3743">.</text:span></text:p>
      <text:p text:style-name="P3744"><text:span text:style-name="T3745">A</text:span><text:s/>więc cały ten system finansowy być musi ponownie przemyś<text:span text:style-name="T3746">la</text:span>ny.</text:p>
      <text:p text:style-name="P3747">Teraz moim zdaniem, następny punkt, my ni<text:span text:style-name="T3748">e</text:span><text:s/>ro<text:span text:style-name="T3749">z</text:span>wi<text:span text:style-name="T3750">ąż</text:span>emy problemu uzbrojenia terenów, jeżeli część środków z budownictwa mieszkaniowego nie przerzucimy n<text:span text:style-name="T3751">a</text:span><text:s/>uzbrojenie terenów pod budownictwo. Jeżeli tego nie zrobimy, trzeba to wyraźnie społeczeństwu powiedzieć, to nie będzie działek budowlanych, to nie będzie można się budować. Inaczej tej sprawy nie rozwiążemy, bo poprzez nadymanie deficytu budżetowego dalej w tym zakresie się nie da już.</text:p>
      <text:p text:style-name="P3752">Teraz tak, moim zdaniem należałoby też szeroką akc<text:span text:style-name="T3753">ję<text:s/></text:span>podjąć w Polsce, jeszcze raz to podkreślam, bo to się nie znalazło w dotychczasowych podsumowaniach, ażeby władze terenowe w ciągu pół roku przeprowadziły jakąś inwentaryzację tych wsz<text:span text:style-name="T3754">y</text:span>stkich obiektów związanych z budownictwem i<text:s/>które mogą być wykorzystane dla budownictwa mieszkaniowego, jako<text:s/><text:span text:style-name="T3755">o</text:span>fertę dla tych wszystkich, którzy chcą się bud<text:span text:style-name="T3756">o</text:span>wać. Jeżeli tej oferty nie będzie, no to i nie b<text:span text:style-name="T3757">ę</text:span>dzi<text:span text:style-name="T3758">e</text:span><text:s/>tych wszystkich uruchomień produkcji itd.</text:p>
      <text:p text:style-name="P3759">Ter<text:span text:style-name="T3760">a</text:span>z<text:s/><text:span text:style-name="T3761">w</text:span><text:s/>wykonawstwie budow<text:span text:style-name="T3762">l</text:span>anym<text:s/><text:span text:style-name="T3763">m</text:span>oim zdaniem i to powinno si<text:span text:style-name="T3764">ę</text:span><text:s/>znaleźć, trzeba niestety na si<text:span text:style-name="T3765">ł</text:span>ę, ta<text:span text:style-name="T3766">k</text:span><text:s/>j<text:span text:style-name="T3767">a</text:span>k w handlu, przejście na inny system procentowy, zmienia całkowicie system handlu w Polsce, tak samo<text:s/><text:span text:style-name="T3768">w</text:span><text:s/>budowni<text:span text:style-name="T3769">c</text:span>twie trzeba wyraźnie wprowadzić system umowy o dzieło. Jeżeli to się wprowadzi, całkiem inaczej będzie funk<text:span text:style-name="T3770">cjo</text:span>nowało to budownictwo, nie będzie tych niskich płac itd., bo rezerwy są olbrzymie. To musi być postawione, że w budownictwie trzeba wprowadzić system umów o dzieło, wtedy to ruszy<text:span text:style-name="T3771">.</text:span><text:s/>Jeżeli tego się nie ruszy, to będziemy mieli odpł<text:span text:style-name="T3772">yw</text:span>,<text:s/><text:span text:style-name="T3773">p</text:span>rywatne firmy będą przechwytywały, a to można przecież zrobić.</text:p>
      <text:p text:style-name="P3774">Nie zgadzam się tut<text:span text:style-name="T3775">aj,</text:span><text:s/>to nie moja opini<text:span text:style-name="T3776">a</text:span>, ale eks<text:span text:style-name="T3777">pe</text:span>rtó<text:span text:style-name="T3778">w</text:span><text:s/>zagranicznych, że modernizacja wielkiej płyty<text:s/><text:soft-page-break/>może dużo zmienić, duże obniżenie kosztów, energii, itd., tylko trzeba ją podjąć. Wielka płyta, którą my stosujemy, to<text:s/><text:span text:style-name="T3779">je</text:span>st 15 lat zapóźnione. Gdybyśmy podjęli tę modernizację, trzeba w jednym obiekcie podjąć w oparciu o technologie zagraniczne, i zobaczyć jakie to daje efekty. Efekty daje olbrzymie, tak jak mówili mi, cykl techno<text:span text:style-name="T3780">lo</text:span>giczny, zmiana, zmniejszenie o połowę..., zmniejszenie całkiem inne itd<text:span text:style-name="T3781">.</text:span><text:s/>A więc w drodze wykorzystania tego co jest, można znacznie więcej osiągnąć, ale to trzeba - ja by<text:span text:style-name="T3782">m</text:span><text:s/>powiedział - podejść do tego tak j<text:span text:style-name="T3783">a</text:span>k to się podchodzi taki, który chce tę rzecz zrobić. N<text:span text:style-name="T3784">a</text:span><text:s/>przykład, jeżeli sobie, ja prowadzę ostatnio, zresztą ostatnie lata specjalizuję się w doradztwie, i staram się zawsze w ten sposób doradzać, że jeżeli ktoś się chce budować,<text:s/><text:span text:style-name="T3785">a</text:span><text:s/>więc nie ma pieniędzy, po kolei całe stadia jego rozumowania trzeba przejść i taką politykę trzeba stworzyć<text:span text:style-name="T3786">.</text:span><text:s/>Jeżeli takiej polityki nie będzie, to wszystko będzie się rwało, nie będzie całościowe.</text:p>
      <text:p text:style-name="P3787">Dziękuję b<text:span text:style-name="T3788">a</text:span>rdzo<text:span text:style-name="T3789">.</text:span></text:p>
      <text:p text:style-name="P3790"><text:span text:style-name="T3791">Pr</text:span><text:span text:style-name="T3792">ze</text:span><text:span text:style-name="T3793">wodni</text:span><text:span text:style-name="T3794">czą</text:span><text:span text:style-name="T3795">cy Aleksander Paszyński</text:span>:</text:p>
      <text:p text:style-name="P3796">Dziękuję. Pan<text:s/><text:span text:style-name="T3797">doc.</text:span><text:s/>Grudziński i j<text:span text:style-name="T3798">a</text:span>ko ost<text:span text:style-name="T3799">a</text:span>tni<text:s/><text:span text:style-name="T3800">w</text:span><text:s/>tej<text:s/><text:span text:style-name="T3801">dyskusji</text:span><text:s/>pan prof. An<text:span text:style-name="T3802">d</text:span>r<text:span text:style-name="T3803">z</text:span>e<text:span text:style-name="T3804">je</text:span>ws<text:span text:style-name="T3805">k</text:span>i<text:span text:style-name="T3806">.</text:span></text:p>
      <text:p text:style-name="P3807"><text:span text:style-name="T3808">P</text:span><text:span text:style-name="T3809">.<text:s/></text:span><text:span text:style-name="T3810">do</text:span><text:span text:style-name="T3811">c</text:span><text:span text:style-name="T3812">.</text:span><text:span text:style-name="T3813"><text:s/>Andrze</text:span><text:span text:style-name="T3814">j</text:span><text:span text:style-name="T3815"><text:s/>Grudziński</text:span>:</text:p>
      <text:p text:style-name="P3816">Proszę państw<text:span text:style-name="T3817">a</text:span>,<text:s/><text:span text:style-name="T3818">w</text:span><text:s/>wyk<text:span text:style-name="T3819">a</text:span>zie pro<text:span text:style-name="T3820">ble</text:span>mów<text:span text:style-name="T3821">,</text:span><text:s/>j<text:span text:style-name="T3822">a</text:span>ki mi<text:span text:style-name="T3823">eli</text:span>śm<text:span text:style-name="T3824">y</text:span><text:s/><text:span text:style-name="T3825">d</text:span>o pr<text:span text:style-name="T3826">z</text:span>e<text:span text:style-name="T3827">d</text:span>y<text:span text:style-name="T3828">s</text:span>k<text:span text:style-name="T3829">uto</text:span>wani<text:span text:style-name="T3830">a,</text:span><text:s/>brak<text:span text:style-name="T3831">o</text:span>wał<text:span text:style-name="T3832">o</text:span><text:s/><text:span text:style-name="T3833">j</text:span>e<text:span text:style-name="T3834">d</text:span>n<text:span text:style-name="T3835">e</text:span>go w<text:span text:style-name="T3836">aż</text:span>nego<text:s/><text:span text:style-name="T3837">eleme</text:span>n<text:span text:style-name="T3838">t</text:span>u<text:span text:style-name="T3839">,</text:span><text:s/>mian<text:span text:style-name="T3840">o</text:span>wi<text:span text:style-name="T3841">c</text:span>ie<text:s/><text:span text:style-name="T3842">nie</text:span><text:s/>był<text:span text:style-name="T3843">a</text:span><text:s/>tam<text:s/><text:span text:style-name="T3844">w</text:span>y<text:span text:style-name="T3845">od</text:span>rębni<text:span text:style-name="T3846">o</text:span>na spr<text:span text:style-name="T3847">a</text:span>w<text:span text:style-name="T3848">a</text:span><text:s/>polityki<text:s/><text:span text:style-name="T3849">sta</text:span>n<text:span text:style-name="T3850">dar</text:span>d<text:span text:style-name="T3851">owej.</text:span><text:s/>Pomi<text:span text:style-name="T3852">m</text:span>o tego<text:s/><text:span text:style-name="T3853">br</text:span>a<text:span text:style-name="T3854">ku</text:span><text:s/>w niektórych wypowiedziach te spr<text:span text:style-name="T3855">a</text:span>wy się przewijały i właśnie temu chciałem jeszcze p<text:span text:style-name="T3856">a</text:span>rę słów poświęcić.</text:p>
      <text:p text:style-name="P3857">Spr<text:span text:style-name="T3858">a</text:span>wa jednolitości czy zróżnic<text:span text:style-name="T3859">o</text:span>wania standardów.<text:s/>Do tej pory to z reguły przepisy przewidywały moż<text:span text:style-name="T3860">li</text:span>wość właściwie dużego tylko zrównania wymagań w stosunku do realizowanych mieszkań. Sytuacje zasadniczo się w tej chwili zmienia, jeżeli tutaj powstają, przewiduje się możliwość dużej swobody w zakresie podmiotów inwestowania i różnego stopnia angażowania środków własnych.</text:p>
      <text:p text:style-name="P3861"><text:span text:style-name="T3862">I</text:span><text:s/>w takiej sytuacji to oczywiście, że tut<text:span text:style-name="T3863">a</text:span>j możliwość realizacji poprzez, według własnych wyobrażeń st<text:span text:style-name="T3864">a</text:span>nowi niewątpliwie siłę motoryczną i może zachęcić tych, którzy odpowiednie środki posiadają do inwestowania i do...<text:s/><text:span text:style-name="T3865">z</text:span>achętę do wzmożenia własnych wysiłków.</text:p>
      <text:p text:style-name="P3866">Jednakże jak wie<text:span text:style-name="T3867">m</text:span>y i przynajmniej<text:s/><text:span text:style-name="T3868">w</text:span><text:s/>bliskim czasie, no to przedmiotem specjalnego zainteresowania jest jednak korzystanie z pomocy państwow<text:span text:style-name="T3869">ej,</text:span><text:s/>pomocy szczególnie n<text:span text:style-name="T3870">a<text:s/></text:span>dogodnych warunkach.<text:s/><text:span text:style-name="T3871">I</text:span><text:s/>tu jest chyba rzeczą naturalną, że ten, który tej pomocy udziela, to określa tym warunki, w jakim zakresie, na jaki cel, w jaki sposób ta pomoc p<text:span text:style-name="T3872">o</text:span>winna by<text:span text:style-name="T3873">ć</text:span><text:s/>spożytkowana, no i dalej nie jest rzeczą obo<text:span text:style-name="T3874">ję</text:span>tną, ze względów społecznych, komu ta pomoc ma być udzielona.</text:p>
      <text:p text:style-name="P3875"><text:span text:style-name="T3876">I</text:span><text:s/>wobec tego ogromu potrzeb<text:s/><text:span text:style-name="T3877">je</text:span>st rzeczą chyba<text:s/><text:span text:style-name="T3878">na</text:span>tu<text:span text:style-name="T3879">r</text:span>al<text:span text:style-name="T3880">ną</text:span>, i należy si<text:span text:style-name="T3881">ę</text:span><text:s/>dalej tego spodziewać, że ta pomoc o szczególnym zakresie powinna być związana wła<text:span text:style-name="T3882">ś</text:span>nie z przesłankami socj<text:span text:style-name="T3883">a</text:span>lnymi, powinna być kierowana przede wszystkim<text:s/><text:span text:style-name="T3884">d</text:span>o tych, którzy są w sytu<text:span text:style-name="T3885">a</text:span>cji trudniejszej i którym na większy wysiłek finansowy ze względów sytuacji rodzinnej, ze względ<text:span text:style-name="T3886">ów</text:span><text:s/>na<text:span text:style-name="T3887"><text:s/></text:span>poziom dochodów zdobyć si<text:span text:style-name="T3888">ę</text:span><text:s/>nie byliby mogli.</text:p>
      <text:p text:style-name="P3889"><text:span text:style-name="T3890">I</text:span><text:s/>tu mamy do czynienia właśnie z pewnymi ograniczeniami standardowymi. Oczywiście, że tutaj te ograniczenia stanowią postanowienia innej natury niż wymagania minimum sanitarnego, jest to po porostu określony poziom, n<text:span text:style-name="T3891">a</text:span><text:s/>jaki władzę udzielającą kredytów na takich warunkach stać, myśląc zresztą i o tym, aby możliwie dużą liczbę potrzebujących tą pomocą obdzielić.</text:p>
      <text:p text:style-name="P3892"><text:span text:style-name="T3893">I</text:span><text:s/>tu trudno się spodziewać, aby przy tym szczególnym, szczególnie dogodnych warunkach, żeby<text:s/><text:soft-page-break/>jeszcze prowadzić jakieś różnicowanie dodatkowe. Oczywiście, jest rzeczą zrozumiałą, że im ta pomoc jest mnie<text:span text:style-name="T3894">js</text:span>za, im warunki zróżnicowania są trudniejsze, tym i większa możliwość różnicowania standardu i dopuszczenia możliwości wyższego zaspokojenia potrzeb przy większym zaangażowaniu środków własnych.</text:p>
      <text:p text:style-name="P3895">Jaki ten standard miałby być? Oczywiście, jest rzecz<text:span text:style-name="T3896">ą</text:span><text:s/>dyskusyjną i niewątpliwie zależną od ogólnej sytuacji, na co w określonej sytuacji można sobie pozwolić, i jak duża jest pula środków, które są do dyspozycji na cele kredytowe. Jak wiemy, środki te są ograniczone i w przeszłości formalne uprawnienie do korzystania z tego kredytu nie zawsze<text:span text:style-name="T3897"><text:s/></text:span>mogło być rea<text:span text:style-name="T3898">li</text:span>zowane. Jak wiemy, w pewnym o<text:span text:style-name="T3899">k</text:span>resi<text:span text:style-name="T3900">e</text:span><text:s/>nawet dosyć dużo można by<text:span text:style-name="T3901">ł</text:span>o teoretycznie uzyskać kredytu<text:s/><text:span text:style-name="T3902">na</text:span><text:s/>budow<text:span text:style-name="T3903">ę</text:span><text:s/>domu<text:s/><text:span text:style-name="T3904">je</text:span>dnorodzinn<text:span text:style-name="T3905">e</text:span>go, niemniej<text:s/><text:span text:style-name="T3906">w</text:span>iemy<text:span text:style-name="T3907">,</text:span><text:s/><text:span text:style-name="T3908">że</text:span><text:s/>tutaj z<text:span text:style-name="T3909">a</text:span>angaż<text:span text:style-name="T3910">o</text:span>wanie środków państwowych było<text:s/><text:span text:style-name="T3911">ba</text:span>rdz<text:span text:style-name="T3912">o</text:span><text:s/>niskie,<text:s/><text:span text:style-name="T3913">z</text:span><text:s/>tego względu,<text:s/><text:span text:style-name="T3914">ż</text:span>e pula kredytowa<text:s/><text:span text:style-name="T3915">by</text:span>ła<text:s/><text:span text:style-name="T3916">o</text:span>granic<text:span text:style-name="T3917">zo</text:span>na, i n<text:span text:style-name="T3918">i</text:span>e<text:s/><text:span text:style-name="T3919">m</text:span>o<text:span text:style-name="T3920">ż</text:span>na<text:span text:style-name="T3921"><text:s/></text:span>było ro<text:span text:style-name="T3922">z</text:span>dysp<text:span text:style-name="T3923">o</text:span>now<text:span text:style-name="T3924">a</text:span>ć środków<text:s/><text:span text:style-name="T3925">w</text:span>i<text:span text:style-name="T3926">ę</text:span>ce<text:span text:style-name="T3927">j.</text:span></text:p>
      <text:p text:style-name="P3928"><text:span text:style-name="T3929">T</text:span>o<text:s/><text:span text:style-name="T3930">og</text:span>r<text:span text:style-name="T3931">a</text:span>ni<text:span text:style-name="T3932">cze</text:span>ni<text:span text:style-name="T3933">e</text:span><text:s/>puli kred<text:span text:style-name="T3934">y</text:span>t<text:span text:style-name="T3935">o</text:span>we<text:span text:style-name="T3936">j</text:span><text:s/>b<text:span text:style-name="T3937">ęd</text:span>zie<text:s/><text:span text:style-name="T3938">wys</text:span>t<text:span text:style-name="T3939">ę</text:span>po<text:span text:style-name="T3940">wa</text:span>ło pr<text:span text:style-name="T3941">z</text:span>ecież<text:s/><text:span text:style-name="T3942">w</text:span><text:s/>na<text:span text:style-name="T3943">jbl</text:span>iż<text:span text:style-name="T3944">sz</text:span>ym c<text:span text:style-name="T3945">zas</text:span>i<text:span text:style-name="T3946">e</text:span><text:s/>także i stąd właśnie<text:s/><text:span text:style-name="T3947">og</text:span>r<text:span text:style-name="T3948">a</text:span>niczenie st<text:span text:style-name="T3949">a</text:span>ndardu realizowanego w oparciu o te środki, jak i spr<text:span text:style-name="T3950">a</text:span>wy dostępności tego kredytu dla określonej kategorii osób powinny być brane pod uwagę.</text:p>
      <text:p text:style-name="P3951">Tu trzeba przyznać, że w przepisach, w zasadach kredytowa<text:span text:style-name="T3952">n</text:span>ia sprawa tej szczupłości środków i względów społecznych udostępnienia tych środków nie jest wyraźnie brana pod uwagę. Tu nawet mając przed oczami właśnie to ostatnio wydane rozporządzenie o zasadach kredytowani<text:span text:style-name="T3953">a</text:span>, no to<text:s/><text:span text:style-name="T3954">m</text:span>ożna byłoby odnieść wrażenie, że tutaj ta pula środków jest nieograniczona, że tylko z niej czerpać. Co prawda, tylko ma<text:span text:style-name="T3955">m</text:span>y jedna wzmiankę na samym początku rozporządzenia, że banki będą udzielały kredytu w granicach planu kredytowego, a wi<text:span text:style-name="T3956">ę</text:span>c limit oczywiście będzie obowiązywał i tu jest niewątpliwie rzeczą ważną, aby właśnie te przesłanki społeczne były w tej dostępności honorowane.</text:p>
      <text:p text:style-name="P3957">Przepisy, zasady kredytowania oczywiście z jednej strony określały i określają dalej generalnie warunki<text:s/>kredytowania, dalej przedstawiają też określoną zachętę<text:s/>dla angażowanie środków własnych.<text:s/><text:span text:style-name="T3958">I</text:span><text:s/>tu i w poprzednich przepisach i ter<text:span text:style-name="T3959">a</text:span>z poza osobami fizycznymi, poza spółdzielniami mieszkaniowymi różnego rodz<text:span text:style-name="T3960">a</text:span>ju jeszcze mamy jeden sektor korzystający<text:s/><text:span text:style-name="T3961">z</text:span><text:s/>kredytów, mianowicie<text:s/><text:span text:style-name="T3962">za</text:span>kł<text:span text:style-name="T3963">a</text:span>dy pr<text:span text:style-name="T3964">a</text:span>cy<text:span text:style-name="T3965">.</text:span><text:span text:style-name="T3966"><text:s/></text:span>W<text:s/><text:span text:style-name="T3967">sto</text:span>s<text:span text:style-name="T3968">u</text:span>nk<text:span text:style-name="T3969">u</text:span><text:s/>do przepisów poprzednich tut<text:span text:style-name="T3970">a</text:span>j nastąpiła istotna zmiana, ponieważ to co poprzednio mi<text:span text:style-name="T3971">ało</text:span><text:s/>b<text:span text:style-name="T3972">yć</text:span><text:s/>głównie tylko zachętą d<text:span text:style-name="T3973">la</text:span><text:s/>angażowania środków własnych zakładów p<text:span text:style-name="T3974">r</text:span>acy, tut<text:span text:style-name="T3975">a</text:span>j uległo zasadniczej zmianie, ponieważ ten zakres kredytowania budownictwa mieszkaniowego zakładów pracy został zrównany w swoim wymiarze w udziale środków kredytowych państwowych do tych najbardziej uprzywi<text:span text:style-name="T3976">lejo</text:span>wanych kategorii, mianowicie do spółdzielni lokatorskich. Wysta<text:span text:style-name="T3977">r</text:span>czy tutaj 1<text:span text:style-name="T3978">0</text:span>% zaangażowania środków własnych, aby tak wysoki kredyt uzyskać. A<text:span text:style-name="T3979">le</text:span><text:s/>jest to już, przestaje być już właściwie zachętą dla angażowania<text:s/><text:span text:style-name="T3980">ś</text:span>rodków własnych,<text:s/><text:span text:style-name="T3981">a</text:span><text:s/>grozi bardzo du<text:span text:style-name="T3982">ż</text:span>ym zakresem czerpania poprzez zakłady pracy z tej puli kredytowej ograni<text:span text:style-name="T3983">cz</text:span>on<text:span text:style-name="T3984">ej,</text:span><text:s/>ja<text:span text:style-name="T3985">ka</text:span><text:s/>będzie do dyspozycji.</text:p>
      <text:p text:style-name="P3986">Więc tutaj to mamy bardzo ważn<text:span text:style-name="T3987">ą</text:span><text:s/>sprawę sposobu rozdysponowania tej ograniczonej pul<text:span text:style-name="T3988">i</text:span><text:s/>kredytów n<text:span text:style-name="T3989">a</text:span><text:s/>poszczególne osoby, rodzaje osób i instytucji, które z tego w ogóle mogą korzystać, bo cóż, jeżeli to puścić na żywioł, no to grozi to tym, że wygra w tej konkurencji mocniejszy,<text:s/><text:span text:style-name="T3990">a<text:s/></text:span>duże zakłady pracy - one głównie inwestują - to do słabych nie na<text:span text:style-name="T3991">le</text:span>żą.</text:p>
      <text:p text:style-name="P3992"><text:span text:style-name="T3993">I</text:span><text:s/>tu możemy mieć do czynienia, oczywiści<text:span text:style-name="T3994">e</text:span><text:s/>to wszystko, wszyscy reprezentują określone potrzeby, potrzeb jest bardzo dużo, niemniej jest obawa, że właśnie ci słabsi mogą przegrać. I to co odbijało si<text:span text:style-name="T3995">ę</text:span><text:s/>w<text:s/><text:soft-page-break/>przeszłości na wydłużeniu kolejki mieszkaniowej, kole<text:span text:style-name="T3996">jk</text:span>i oczekujących w s<text:span text:style-name="T3997">półd</text:span>zielczości właśnie i z tej racji, że na tym rozdziale mieszkań ciążyły zakłady pracy, tutaj może nastąpić znowu poprzez inny<text:s/><text:span text:style-name="T3998">mecha</text:span>nizm. Więc jest to spr<text:span text:style-name="T3999">a</text:span>w<text:span text:style-name="T4000">a</text:span><text:s/>szczególnej wagi i tutaj rozdysponowanie tych środków jest rzeczą b<text:span text:style-name="T4001">a</text:span>rdzo delikatną, n<text:span text:style-name="T4002">a</text:span><text:s/>pewno byłoby chyb<text:span text:style-name="T4003">a</text:span><text:s/>wskazane<text:span text:style-name="T4004">,</text:span><text:s/><text:span text:style-name="T4005">aby</text:span><text:s/><text:span text:style-name="T4006">w</text:span><text:s/>ty<text:span text:style-name="T4007">m</text:span><text:s/>wła<text:span text:style-name="T4008">ś</text:span>ci<text:span text:style-name="T4009">w</text:span>ym r<text:span text:style-name="T4010">ozdz</text:span>i<text:span text:style-name="T4011">ale</text:span><text:s/>i<text:s/><text:span text:style-name="T4012">w</text:span><text:s/>te<text:span text:style-name="T4013">j</text:span><text:s/>g<text:span text:style-name="T4014">e</text:span>ner<text:span text:style-name="T4015">a</text:span>lne<text:span text:style-name="T4016">j</text:span><text:s/><text:span text:style-name="T4017">dy</text:span>spo<text:span text:style-name="T4018">zy</text:span>cji środków kre<text:span text:style-name="T4019">dytow</text:span>yc<text:span text:style-name="T4020">h,<text:s/></text:span>że<text:span text:style-name="T4021">by</text:span><text:s/>u<text:span text:style-name="T4022">czest</text:span>ni<text:span text:style-name="T4023">czy</text:span>ł<text:span text:style-name="T4024">y</text:span><text:s/>wł<text:span text:style-name="T4025">a</text:span>dze lokalne, które najlepiej si<text:span text:style-name="T4026">ę<text:s/></text:span>orien<text:span text:style-name="T4027">t</text:span>u<text:span text:style-name="T4028">j</text:span>ą<text:s/><text:span text:style-name="T4029">w</text:span><text:s/>sk<text:span text:style-name="T4030">a</text:span>li możliwości i celowo<text:span text:style-name="T4031">ś</text:span>ci określonego rozdysponowania środków<text:span text:style-name="T4032">,</text:span><text:s/>i niemniej w jakiejś generalnym zapisie..<text:span text:style-name="T4033">.</text:span><text:s/>społecznych preferencji przy dostępie do kredytu mieszkaniowego wypadałoby wyraźnie zaznaczyć.</text:p>
      <text:p text:style-name="P4034">Dziękuję.</text:p>
      <text:p text:style-name="P4035"><text:span text:style-name="T4036">Pr</text:span><text:span text:style-name="T4037">ze</text:span><text:span text:style-name="T4038">wodni</text:span><text:span text:style-name="T4039">cz</text:span><text:span text:style-name="T4040">ący</text:span>:</text:p>
      <text:p text:style-name="P4041">Dzięku<text:span text:style-name="T4042">ję</text:span><text:s/>bardzo. Pan prof. Andrz<text:span text:style-name="T4043">ejewsk</text:span>i.</text:p>
      <text:p text:style-name="P4044"><text:span text:style-name="T4045">Pr</text:span><text:span text:style-name="T4046">o</text:span><text:span text:style-name="T4047">f. Andrze</text:span><text:span text:style-name="T4048">je</text:span><text:span text:style-name="T4049">wski</text:span>:</text:p>
      <text:p text:style-name="P4050">J<text:span text:style-name="T4051">a</text:span><text:s/>chcia<text:span text:style-name="T4052">łe</text:span>m p<text:span text:style-name="T4053">a</text:span>r<text:span text:style-name="T4054">ę</text:span><text:s/>słów powiedzieć o tym, o<text:s/><text:span text:style-name="T4055">cz</text:span>y<text:span text:style-name="T4056">m</text:span><text:s/><text:span text:style-name="T4057">w</text:span><text:s/>dzisiejszej dyskusji, o w<text:span text:style-name="T4058">a</text:span>runkach realizacji nie mówiono, względnie<text:s/><text:span text:style-name="T4059">w</text:span><text:s/><text:span text:style-name="T4060">ja</text:span>kiś sposób mówiono o tym, omijając pewne terminy i po<text:span text:style-name="T4061">ję</text:span>cia.</text:p>
      <text:p text:style-name="P4062">Otóż jest charakterystyczne, że na poprzednim naszym zebraniu mówiono bardzo wiele o rynku mieszkaniowym, który<text:s/><text:span text:style-name="T4063">jest</text:span><text:s/>- j<text:span text:style-name="T4064">ak</text:span><text:s/>wtedy wiele osób zauważyło, pojęciem dosyć dyskusyjnym,<text:s/><text:span text:style-name="T4065">a</text:span><text:s/><text:span text:style-name="T4066">w</text:span><text:s/>każdym razie trudnym do zrealizowania w naszych warunkach.</text:p>
      <text:p text:style-name="P4067">Natomiast dzisiaj nie mówiono właściwie o sprawach rynku<text:span text:style-name="T4068">.</text:span><text:s/>Poruszano sprawę potrzeb zwiększenia produkcji, zaopatrzenia w materiały budowlane itd.<text:span text:style-name="T4069">,</text:span><text:s/>obracając się w kategoriach dzisie<text:span text:style-name="T4070">js</text:span>zych.</text:p>
      <text:p text:style-name="P4071">Wydaje mi się, że jest ważnym, ażeby s<text:span text:style-name="T4072">fo</text:span>rmułowania płynące<text:s/><text:span text:style-name="T4073">w</text:span><text:s/>tej dyskusji jednakże tutaj wymieniały pojęcia rynkowe. Idzie o to, żeby stworzyć rynek materiałów budowlanych, rynek zarówno hurtowy, jak i detaliczny. To dopiero będzie oznaczało, że ten materiał dochodzi t<text:span text:style-name="T4074">a</text:span>m, gdzie trzeba i że jest go w wystarczającej ilości. To jest pierwsza sprawa.</text:p>
      <text:p text:style-name="P4075">Druga sprawa, wiąże się również że sprawą rynku inwestycyjno-budow<text:span text:style-name="T4076">la</text:span>nego i remontowego, potrzebie zrównoważenia tego rynku. Mów<text:span text:style-name="T4077">i</text:span>ł tutaj tylko pan Kierski, ale mówił raczej o stronie powiedziałbym pomiarowe<text:span text:style-name="T4078">j</text:span>, bilansów itd., to znów chodzi o to, aby odtworzone zostały mechanizmy rynkowe, które by pozwalały na regu<text:span text:style-name="T4079">lo</text:span>wanie czy dostosowywanie inwestycji do możliwości budowlanych, znaczy uzyskanie równowagi popytowo-pod<text:span text:style-name="T4080">a</text:span>żowej. Bez tych spraw, które nie mogą być, jak mówię, rozwiązane wewnątrz sektor<text:span text:style-name="T4081">a</text:span><text:s/>mieszkaniowego, ty<text:span text:style-name="T4082">lk</text:span>o<text:s/>nie wszystkie, jak już m<text:span text:style-name="T4083">ó</text:span>w<text:span text:style-name="T4084">i</text:span>łem kiedyś nasze postu<text:span text:style-name="T4085">lat</text:span>y nie będą zrealizowane<text:span text:style-name="T4086">,</text:span><text:s/>bo no<text:s/><text:span text:style-name="T4087">ty</text:span>m rynku mieszkanie<text:s/><text:span text:style-name="T4088">z</text:span>awsze jest słab<text:span text:style-name="T4089">sz</text:span>ym<text:s/><text:span text:style-name="T4090">e</text:span>le<text:span text:style-name="T4091">m</text:span>en<text:span text:style-name="T4092">t</text:span>em<text:span text:style-name="T4093">,</text:span><text:s/>ni<text:span text:style-name="T4094">ż</text:span><text:s/>inne inwestycje<text:s/><text:span text:style-name="T4095">z</text:span><text:s/><text:span text:style-name="T4096">z</text:span>akresu budo<text:span text:style-name="T4097">w</text:span>ni<text:span text:style-name="T4098">ct</text:span>w<text:span text:style-name="T4099">a.</text:span></text:p>
      <text:p text:style-name="P4100"><text:span text:style-name="T4101">I</text:span><text:s/>niepo<text:span text:style-name="T4102">k</text:span>oiły mnie pe<text:span text:style-name="T4103">w</text:span>ne t<text:span text:style-name="T4104">a</text:span>kie głosy<text:span text:style-name="T4105">,</text:span><text:s/>które<text:s/><text:span text:style-name="T4106">się</text:span><text:s/>zwykle mówiąc odnoszę do<text:span text:style-name="T4107">...</text:span><text:s/>infr<text:span text:style-name="T4108">ast</text:span>ruk<text:span text:style-name="T4109">tu</text:span>ry<text:s/><text:span text:style-name="T4110">osad</text:span>nicz<text:span text:style-name="T4111">e</text:span>j<text:span text:style-name="T4112">,</text:span><text:s/><text:span text:style-name="T4113">w</text:span><text:s/>spr<text:span text:style-name="T4114">a</text:span>wie<text:s/><text:span text:style-name="T4115">t</text:span>ych<text:s/><text:span text:style-name="T4116">podstawowych</text:span><text:s/>in<text:span text:style-name="T4117">w</text:span>estyc<text:span text:style-name="T4118">j</text:span>i<text:s/><text:span text:style-name="T4119">i</text:span>n<text:span text:style-name="T4120">fr</text:span>as<text:span text:style-name="T4121">t</text:span>rukt<text:span text:style-name="T4122">u</text:span>r<text:span text:style-name="T4123">a</text:span>ln<text:span text:style-name="T4124">ych,</text:span><text:s/><text:span text:style-name="T4125">wi</text:span>ąz<text:span text:style-name="T4126">ał</text:span>o to<text:s/><text:span text:style-name="T4127">zawsze</text:span><text:s/><text:span text:style-name="T4128">z</text:span><text:s/><text:span text:style-name="T4129">m</text:span>ieszk<text:span text:style-name="T4130">a</text:span>n<text:span text:style-name="T4131">iem,</text:span><text:s/>to<text:s/><text:span text:style-name="T4132">z</text:span>nac<text:span text:style-name="T4133">z</text:span>y jak gdyby tu jest j<text:span text:style-name="T4134">aka</text:span>ś<text:span text:style-name="T4135"><text:s/>w</text:span>ymienność, więcej tego, no to<text:s/><text:span text:style-name="T4136">w</text:span><text:s/>t<text:span text:style-name="T4137">a</text:span>kim razie trzeba mniej mieszkań. Tymczasem trzeba patrzeć n<text:span text:style-name="T4138">a</text:span><text:s/>te kategorie, n<text:span text:style-name="T4139">a</text:span><text:s/>te sprawy<text:s/><text:span text:style-name="T4140">w</text:span><text:s/>kategorii całych miast i osiedli. Przecież te wszystkie zasilające wielkie inwesty<text:span text:style-name="T4141">cje</text:span><text:s/>komunalne one służ<text:span text:style-name="T4142">ą<text:s/></text:span>tylko w części mieszkalni<text:span text:style-name="T4143">ct</text:span>wu. To wiązanie<text:s/><text:span text:style-name="T4144">w</text:span><text:s/>kompleks mieszkaniowy wszystkich wielkich inwestycji zasilających jest pewnego rodzaju oszustwem. One służą całemu miastu, słu<text:span text:style-name="T4145">ż</text:span>ą produkcji, przewożą pracowników, one pozwalają<text:s/><text:span text:style-name="T4146">n</text:span>a funkcjonowanie miast, a nie tylko na wybudowanie pewnej liczby mieszkań.</text:p>
      <text:p text:style-name="P4147"><text:span text:style-name="T4148">I</text:span><text:s/>ostatnia sprawa, o której nie mówiono zupełnie, ani razu to słowo nie padło, ta cała realizacja ma się<text:s/><text:soft-page-break/>odbywać w warunkach inflacji. Z tego płyn<text:span text:style-name="T4149">ą</text:span><text:s/>b<text:span text:style-name="T4150">a</text:span>rdzo wielkie konsekwencje i trzeba o nich myśleć w kategoriach sytuacji inflacyjnej, która będzie jeszcze trwa<text:span text:style-name="T4151">ł</text:span>a<text:span text:style-name="T4152">.</text:span><text:s/>Zablokowanie gospodarki terenami jest w dużym stopniu wywołane inflacją, ucieczka od pieniądza. Co byśmy nie robili, to ludzie będą uciekać, bo to jest najwygodniejsza forma lokowan<text:span text:style-name="T4153">ia<text:s/></text:span>dużych środków, które są.</text:p>
      <text:p text:style-name="P4154">Spraw<text:span text:style-name="T4155">a</text:span><text:s/>wpływu inflacji na cały system finansowania, nawet<text:s/><text:span text:style-name="T4156">t</text:span>a koncepcja sprzedaży m<text:span text:style-name="T4157">i</text:span>es<text:span text:style-name="T4158">z</text:span>ka<text:span text:style-name="T4159">ń</text:span>, tworzenia warunków, które<text:s/><text:span text:style-name="T4160">w</text:span><text:s/>tej chwili pozwalają na to,<text:s/><text:span text:style-name="T4161">ż</text:span>e sprzedaż jest wy<text:span text:style-name="T4162">p</text:span>rzed<text:span text:style-name="T4163">a</text:span>ż<text:span text:style-name="T4164">ą</text:span><text:s/>i nie<text:s/><text:span text:style-name="T4165">d</text:span>a<text:span text:style-name="T4166">je</text:span><text:s/>tych efektów ekonomi<text:span text:style-name="T4167">cz</text:span>nych,<text:s/><text:span text:style-name="T4168">pod</text:span><text:s/>jakimi jest pomyślan<text:span text:style-name="T4169">a</text:span><text:s/><text:span text:style-name="T4170">j</text:span>a<text:span text:style-name="T4171">k</text:span>o środek zasilający gospodar<text:span text:style-name="T4172">k</text:span>ą<text:span text:style-name="T4173"><text:s/>mieszkaniow</text:span>ą.</text:p>
      <text:p text:style-name="P4174">Są<text:span text:style-name="T4175">d</text:span>z<text:span text:style-name="T4176">ę</text:span>, ż<text:span text:style-name="T4177">e</text:span><text:s/><text:span text:style-name="T4178">-</text:span><text:s/>tak s<text:span text:style-name="T4179">am</text:span>o cały system finan<text:span text:style-name="T4180">s</text:span>owania musi brać te rzeczy pod uw<text:span text:style-name="T4181">a</text:span>gę. Tutaj przy tej stopie inflacji rozwiązania, które były zastosowane w zeszłym roku,<text:s/><text:span text:style-name="T4182">w</text:span>łaściwie<text:span text:style-name="T4183"><text:s/></text:span>w tym roku,<text:s/><text:span text:style-name="T4184">w</text:span><text:s/>tym no<text:span text:style-name="T4185">w</text:span>ych zasadach finansowania i spł<text:span text:style-name="T4186">a</text:span>ty kredytów, zresztą były one postulowane 7 -<text:s/><text:span text:style-name="T4187">8</text:span><text:s/>lat temu i dopiero teraz się na to zdobyto, ale one w tej chwili już absolutnie nie są, nie są wystarcz<text:span text:style-name="T4188">ają</text:span>ce przy tej stopie inf<text:span text:style-name="T4189">la</text:span>cji. To znaczy, że znów opłaca się budować<text:s/><text:span text:style-name="T4190">jak</text:span><text:s/>najbardziej drogo nie tylko dla przedsiębiorstwa,<text:s/><text:span text:style-name="T4191">a</text:span>le również dl<text:span text:style-name="T4192">a</text:span><text:s/>inwestora, bo on dosta<text:span text:style-name="T4193">j</text:span>e wówczas więcej kredytów, który dewaluu<text:span text:style-name="T4194">j</text:span>ą się przy braku mechaniz<text:span text:style-name="T4195">m</text:span>ów w<text:span text:style-name="T4196">alo</text:span>ryzu<text:span text:style-name="T4197">j</text:span>ących czy zastępczych dla tej waloryzacji. Opłaca się brać i budować jak najwięcej.</text:p>
      <text:p text:style-name="P4198">Te rzeczy trzeba w jakiś sposób zasygnalizować, my nie musimy o tym mówić, ale mu<text:span text:style-name="T4199">si</text:span>my je w paru słowach zaznaczyć. To nie są warunki normalne, w jakich my działamy, ani nie są warunki byłe, w których myśmy działali, gdzie z<text:span text:style-name="T4200">aopat</text:span>r<text:span text:style-name="T4201">ze</text:span>nie, bodźce idące od góry dla wywołania produkcji mogą być skuteczne.</text:p>
      <text:p text:style-name="P4202">W związku z tym jedna rzecz - wiara w narzędzia podatkowe. Towarzyszą znowu bardzo dobre narzędzia przy dobrym systemie podatkowym, przy rozbudowanym systemie podatkowym. Przy naszym prymitywnym systemie podatkowym one wc<text:span text:style-name="T4203">a</text:span>le tak bardzo skutecznie działać nie będą,<text:s/><text:span text:style-name="T4204">a</text:span><text:s/><text:span text:style-name="T4205">w</text:span><text:s/>każ<text:span text:style-name="T4206">d</text:span>ym r<text:span text:style-name="T4207">a</text:span>zie nie<text:span text:style-name="T4208">k</text:span>on<text:span text:style-name="T4209">ie</text:span>c<text:span text:style-name="T4210">z</text:span>n<text:span text:style-name="T4211">i</text:span>e<text:s/><text:span text:style-name="T4212">w</text:span><text:s/>t<text:span text:style-name="T4213">y</text:span>m kierunku,<text:s/><text:span text:style-name="T4214">w</text:span><text:s/>j<text:span text:style-name="T4215">ak</text:span>i<text:span text:style-name="T4216">m</text:span><text:s/><text:span text:style-name="T4217">są</text:span><text:s/>zamierzone<text:span text:style-name="T4218">.</text:span><text:s/>Podatek dochodowy jest najgorszy<text:span text:style-name="T4219">m</text:span><text:s/>pod<text:span text:style-name="T4220">at</text:span>kiem, jako instrument ekon<text:span text:style-name="T4221">o</text:span>miczny, bo przy progresji podatkowej on daje największe ulgi tym, którzy m<text:span text:style-name="T4222">a</text:span>ją najwięcej.<text:s/><text:span text:style-name="T4223">I</text:span><text:s/>właściwie wszędzie się odeszło od podatku dochodowego jako instrumentu z<text:span text:style-name="T4224">a</text:span>chęt, jest szereg innych podatków, przez które się próbuje oddziaływać n<text:span text:style-name="T4225">a</text:span><text:s/>danie gospodarce czy działalności inwestycyjnej właściwego kierunku.</text:p>
      <text:p text:style-name="P4226">Ja to sygnalizuję tylko do raczej... d<text:span text:style-name="T4227">la</text:span><text:s/>spraw redakcyjnych niż dla polemik bezpośrednich, bo one wchodzą w zbyt szczegółowe sprawy, abyśmy mogli o nich w naszym dokumencie pisać.</text:p>
      <text:p text:style-name="P4228">Dziękuję bardzo.</text:p>
      <text:p text:style-name="P4229"><text:span text:style-name="T4230">Przewodniczący</text:span>:</text:p>
      <text:p text:style-name="P4231"><text:span text:style-name="T4232">W</text:span><text:s/>ten sposób zakoń<text:span text:style-name="T4233">cz</text:span>y<text:span text:style-name="T4234">li</text:span>śmy dzisiejszy porządek obr<text:span text:style-name="T4235">a</text:span>d<text:span text:style-name="T4236">.<text:s/></text:span>Na koniec ty<text:span text:style-name="T4237">lk</text:span>o jeszcze raz sprawy n<text:span text:style-name="T4238">ajt</text:span>rudnie<text:span text:style-name="T4239">js</text:span>z<text:span text:style-name="T4240">e,</text:span><text:s/>znaczy organizacyjne. Sytuację mamy t<text:span text:style-name="T4241">a</text:span>k<text:span text:style-name="T4242">ą</text:span>, powinniśmy, żeby zespół, który będzie w stanie zredagować końcową wersję tego przynajmniej<text:span text:style-name="T4243"><text:s/></text:span>pierwszego pakietu, znaczy tego co mamy zaprezentować Zespołowi Polityki Ekonomicznej i Społecznej, powinien<text:s/><text:span text:style-name="T4244">j</text:span>e najpóźniej w środę, ale we wtorek właściwie dostać materiały te od grup roboczych, co oznacza, że najpóźniej w poniedziałek musi zakończyć swoje prace ta główna dzisiejsza grupa problemów, to znaczy warunków realizacji, uwarunkowań realizacyjnych.</text:p>
      <text:p text:style-name="P4245">Jest propozycja, mam nadzieję, że będzie ona ł<text:span text:style-name="T4246">a</text:span>twa do załatwienia, iż na poniedziałek możemy, może cały ten zespół spotkać się, bliżej nie potrafimy powiedzieć, w której s<text:span text:style-name="T4247">a</text:span>li,<text:s/><text:span text:style-name="T4248">w</text:span><text:s/>pałacu, tutaj prawdopodobnie, spróbujemy, rozumiem, że to<text:s/>gospodarze zechcą tym... to zapewnić i<text:s/><text:span text:style-name="T4249">w</text:span><text:s/>istocie rzeczy ta<text:span text:style-name="T4250">m<text:s/></text:span>powinny pracować dw<text:span text:style-name="T4251">a</text:span><text:s/>podzespoły czy dwie grupy, jedna grupka dotycząca problem<text:span text:style-name="T4252">at</text:span>yki gospodarki terenami czy<text:s/><text:soft-page-break/>po<text:span text:style-name="T4253">li</text:span>tyki terenami, i druga grupa p<text:span text:style-name="T4254">o</text:span>zost<text:span text:style-name="T4255">a</text:span>łych prob<text:span text:style-name="T4256">le</text:span>mów, pozostałych uwarunkowań produkcji, wykonawstwa itd.</text:p>
      <text:p text:style-name="P4257">J<text:span text:style-name="T4258">a</text:span><text:s/>myślę, że nie ma powodu, żeby te grupy<text:s/><text:span text:style-name="T4259">s</text:span>ię dzieliły z góry na, to one wewnętrznie powinny, państwo wewnętrznie powinni się jakoś zorganizować, wobec tego, że będzie lista ta sama przy wejściu, która dzisiaj obowiązuje, wobec tego nawet nie musimy w tej chwili precyzować zespołu ludzkiego, przydzielać się do poszczególnych gremiów, każdy będzie miał możliwość wejścia do pałacu, każdy z nas tutaj, co może jeszcze także zdemokratyzu<text:span text:style-name="T4260">je</text:span><text:s/>bardziej technikę pracy.</text:p>
      <text:p text:style-name="P4261">Natomiast grupa pierwsza, to znaczy polityki mieszkaniowej uzupełniona o kwestie polityki, znaczy o kwestie standardów, ja myślę, że państwo zechcą uzgodnić, gdzie możn<text:span text:style-name="T4262">a<text:s/></text:span>by się najlepiej spotkać, żeby to szło n<text:span text:style-name="T4263">ajef</text:span>ektywni<text:span text:style-name="T4264">ej</text:span>.</text:p>
      <text:p text:style-name="P4265">I rozumiem, że w ten sposób ob<text:span text:style-name="T4266">a</text:span><text:s/>te zespoły by skończyły swoją pracę do poniedziałku, przepraszam, do wtorku, to wtedy może by się udało na czwartek przygotować końcowy, propozycje końcowego dokumentu, nawet jeśli one nie będą jeszcze, jeśli ta propozycja nie będzie wycyzelowana w sensi<text:span text:style-name="T4267">e<text:s/></text:span>redakcyjnym do końca.</text:p>
      <text:p text:style-name="P4268">Czy w tej sprawie? Proszę uprzejmie.</text:p>
      <text:p text:style-name="P4269"><text:span text:style-name="T4270">Ob. <text:s text:c="22"/></text:span>:</text:p>
      <text:p text:style-name="P4271">Zespół pierwszy, który kontynuuje prac<text:span text:style-name="T4272">ę</text:span><text:s/>nad tem<text:span text:style-name="T4273">a</text:span>t polityki mieszkaniowej, wyciągając wnioski z dzisiejszej dyskusji, z materiałów dołączonych dzisiaj dodatkowo,<text:s/>proponujemy,<text:s/><text:span text:style-name="T4274">a</text:span>by zebrał się konsekwentnie w gmachu resortu w sali 153 jutro o godzinie 14. Z naszej strony będzie to nadal p<text:span text:style-name="T4275">a</text:span>n prof. Andrzejewski, przepr<text:span text:style-name="T4276">asz</text:span>am,<text:s/><text:span text:style-name="T4277">ż</text:span>e może trochę<text:span text:style-name="T4278"><text:s/></text:span>si<text:span text:style-name="T4279">ę</text:span><text:s/>spóźnić, ma wykład, i będzie pani W<text:span text:style-name="T4280">o</text:span>lnicka<text:span text:style-name="T4281">.</text:span><text:s/><text:span text:style-name="T4282">I</text:span><text:s/>tu byłoby dobrze, gdyby te same, ja mówię z naszej strony, rozumiem, że z zespołu<text:s/>„Solidarności”<text:s/>byłyby te same osoby, które były poprzednio plus specjaliści od spraw standardów. Czyli w sumie grupa<text:s/>„Solidarności”<text:s/>liczyłaby 4 osoby.<text:s/><text:span text:style-name="T4283">I</text:span><text:s/>pan Jajszczyk, przepraszam, nie wymieniłem, wobec tego 3 tu, 4 osoby tu i prośba, żeby OPZZ zechciał podać, czy będzie to jak rozumiem<text:span text:style-name="T4284"><text:s/></text:span>pan doc. Bielak, pan prof<text:span text:style-name="T4285">.</text:span><text:s/>Uhma drugi. Dobrze. To byłaby próba dokończenia z nadzieją, że uda się to zrobić jutro, bo tutaj pewien dorobek jest, nie wszystko się zaczyna od początku.</text:p>
      <text:p text:style-name="P4286">Panie przewodniczący, rozumiem dalej, że zespół, który zająłby się warunkami realizacji, propozyc<text:span text:style-name="T4287">ja</text:span><text:s/>była w SARP-ie, sali nie znamy, chyb<text:span text:style-name="T4288">a</text:span><text:s/>że ktoś mógłby pod<text:span text:style-name="T4289">a</text:span>ć, która byłaby to sala. Na parterze, okrągła sala. Doskonale. W<text:s/><text:span text:style-name="T4290">S</text:span>AR<text:span text:style-name="T4291">P-</text:span>ie.</text:p>
      <text:p text:style-name="P4292">Czy można, panie przewodniczący Janows<text:span text:style-name="T4293">k</text:span>i, robić założenie, że obsługa maszynopisania i powielenia byłaby zadbana przez OPZZ, czy też…</text:p>
      <text:p text:style-name="P4294"><text:span text:style-name="T4295">Ob. <text:s text:c="22"/></text:span>:</text:p>
      <text:p text:style-name="P4296"><text:span text:style-name="T4297">M</text:span>y mamy propozycję, żeby się spotkać n<text:span text:style-name="T4298">a</text:span><text:s/>Mokotowski<text:span text:style-name="T4299">ej</text:span>, a jeżeli to będzie<text:s/><text:span text:style-name="T4300">w</text:span><text:s/>SARP-ie, to będzie ze wszystkim, z obsług<text:span text:style-name="T4301">ą.</text:span></text:p>
      <text:p text:style-name="P4302"><text:span text:style-name="T4303">Ob. <text:s text:c="22"/></text:span>:</text:p>
      <text:p text:style-name="P4304">Ja po prostu nie chciałbym zmieniać ter<text:span text:style-name="T4305">a</text:span>z miejsca z tego tytułu, że wyszedł tutaj pan Piwkowski, z którym ja jestem<text:s/>umówiony. O godzinie 14,<text:s/><text:span text:style-name="T4306">w</text:span><text:s/>sali nr 3 na parterze<text:s/><text:span text:style-name="T4307">w</text:span><text:s/>P<text:span text:style-name="T4308">a</text:span>łacu Zamojskich, ul<text:span text:style-name="T4309">.</text:span><text:s/>Foksal 1 -<text:s/><text:span text:style-name="T4310">2</text:span><text:s/>- 3<text:span text:style-name="T4311">.</text:span><text:s/><text:span text:style-name="T4312">P</text:span>iąte<text:span text:style-name="T4313">k,</text:span><text:s/>o godzinie 14<text:span text:style-name="T4314">.<text:s/></text:span>Zes<text:span text:style-name="T4315">pó</text:span>ł drugi<text:s/>„a”.</text:p>
      <text:p text:style-name="P4316"><text:span text:style-name="T4317">Ob. <text:s text:c="22"/></text:span>:</text:p>
      <text:soft-page-break/>
      <text:p text:style-name="P4318"><text:span text:style-name="T4319">I</text:span><text:s/>teraz, jeśli<text:s/><text:span text:style-name="T4320">m</text:span>ogę kontynuow<text:span text:style-name="T4321">a</text:span>ć, panie przewodniczący, rozumiem, że był apel<text:s/><text:span text:style-name="T4322">z</text:span><text:s/>pana strony,<text:s/><text:span text:style-name="T4323">a</text:span>by próbować z<text:span text:style-name="T4324">a</text:span>kończyć te prace nie później niż do końca dni<text:span text:style-name="T4325">a</text:span><text:s/>w poniedziałek tak,<text:s/><text:span text:style-name="T4326">a</text:span>b<text:span text:style-name="T4327">y</text:span><text:s/>we wtorek zaproponować redakcję zbiorczą. Rozumiem, że na wtorek również zechcia<text:span text:style-name="T4328">łb</text:span>y pan ustalić, j<text:span text:style-name="T4329">a</text:span>ko przewodniczący tej naszej sesji, godzinę, o której, bo sal<text:span text:style-name="T4330">ę</text:span><text:s/>to na<text:span text:style-name="T4331">m<text:s/></text:span>gospodarze tu przydzielą, ale godzinę trzeb<text:span text:style-name="T4332">a</text:span><text:s/>ustalić. I gospodarzom powiedzieć, żeby na określoną godzinę nam uszykowali miejsce.</text:p>
      <text:p text:style-name="P4333"><text:span text:style-name="T4334">Ob. <text:s text:c="22"/></text:span>:</text:p>
      <text:p text:style-name="P4335"><text:span text:style-name="T4336">T</text:span>u podpowiada mi pan Janowski, że może w środ<text:span text:style-name="T4337">ę</text:span><text:s/>byłoby bezpieczniej. W środę grupa redakcyjna.</text:p>
      <text:p text:style-name="P4338"><text:span text:style-name="T4339">Ob. <text:s text:c="22"/></text:span>:</text:p>
      <text:p text:style-name="P4340"><text:span text:style-name="T4341">I</text:span><text:s/>tutaj możemy się spotkać, bo tutaj tych zespołów i przyspieszeń będzie cała masa.</text:p>
      <text:p text:style-name="P4342"><text:span text:style-name="T4343">Ob. <text:s text:c="22"/></text:span>:</text:p>
      <text:p text:style-name="P4344">Przed chwilą podawano mi harmonogram pracy,<text:s/><text:span text:style-name="T4345">w</text:span><text:s/>środę jeszcze wolna.</text:p>
      <text:p text:style-name="P4346"><text:span text:style-name="T4347">Ob. <text:s text:c="22"/></text:span>:</text:p>
      <text:p text:style-name="P4348">To dobrze, to zadajmy temat. Tu jest sal dużo, była i sala kinowa, tylko podajmy godzinę i podajmy skład, żeby nie było wątpliwości.</text:p>
      <text:p text:style-name="P4349"><text:span text:style-name="T4350">Ob. <text:s text:c="22"/></text:span>:</text:p>
      <text:p text:style-name="P4351">Ale była jeszcze propozycja pana przewodni<text:span text:style-name="T4352">cz</text:span>ą<text:span text:style-name="T4353">ce</text:span>go Paszyńskiego, żeby jeszcze w poniedziałek się spotkać.</text:p>
      <text:p text:style-name="P4354">/Głos z sali<text:span text:style-name="T4355">:</text:span><text:s/>To odpada/<text:span text:style-name="T4356">.</text:span></text:p>
      <text:p text:style-name="P4357">To<text:s/><text:span text:style-name="T4358">w</text:span><text:s/>ta<text:span text:style-name="T4359">k</text:span>i<text:span text:style-name="T4360">m</text:span><text:s/>r<text:span text:style-name="T4361">a</text:span>zie jeszcze trzeba by się spotkać, grupa drug<text:span text:style-name="T4362">a</text:span><text:s/>„B”, bo<text:s/><text:span text:style-name="T4363">m</text:span>y mamy niezałatwioną i nieprzedyskutowaną sprawę punktów od 9 do<text:s/><text:span text:style-name="T4364">12</text:span>.</text:p>
      <text:p text:style-name="P4365"><text:span text:style-name="T4366">Ob. <text:s text:c="22"/></text:span>:</text:p>
      <text:p text:style-name="P4367">Nie, nie. Te od 9 do 12 to już na siebie we<text:span text:style-name="T4368">źm</text:span>ie zespół końcowy redakcyjny. One się po części popularyzował<text:span text:style-name="T4369">y</text:span>, ta<text:span text:style-name="T4370">m<text:s/></text:span>część z nich pójdzie do pierwszej,<text:s/><text:span text:style-name="T4371">a</text:span><text:s/>część do drugi<text:span text:style-name="T4372">ej,</text:span><text:s/>np. normatywy weszły tu<text:span text:style-name="T4373">.</text:span></text:p>
      <text:p text:style-name="P4374"><text:span text:style-name="T4375">Pr</text:span><text:span text:style-name="T4376">ze</text:span><text:span text:style-name="T4377">wodnic</text:span><text:span text:style-name="T4378">zą</text:span><text:span text:style-name="T4379">cy - Mieczysław Serwiński</text:span>:</text:p>
      <text:p text:style-name="P4380">Ponieważ wym<text:span text:style-name="T4381">ie</text:span>nia<text:span text:style-name="T4382">li</text:span>śmy temat 1 do 12, jeszcze jest zaakcentowany w naszym spisie problem<text:s/><text:span text:style-name="T4383">13</text:span>, zagadnienia legislacyjne. I przy tej okazji chciałbym powiedzieć, na<text:span text:style-name="T4384">w</text:span>i<text:span text:style-name="T4385">ą</text:span>z<text:span text:style-name="T4386">ując d</text:span>o dyskusji, jeden z panów na ten temat się wypowiada<text:span text:style-name="T4387">ł</text:span>, sprawa ta najmniej tu była omawi<text:span text:style-name="T4388">a</text:span>na. J<text:span text:style-name="T4389">a</text:span><text:s/>myślę, że przeds<text:span text:style-name="T4390">ta</text:span>wiciele stron przedstawią pewne koncepcje, a ja chciałbym tylko dwa słowa powiedzieć, jakie mogą być rokowania, bo padały tutaj słowa, że w tym roku te zagadnienia powinny być rozwiązane. W sensie nadziei czy marzeń to jest piękne, ale czy będzie to technicznie możliwe? No, właśnie trzeba się<text:span text:style-name="T4391"><text:s/></text:span>zastanowić, różne są<text:s/><text:span text:style-name="T4392">w</text:span><text:s/><text:span text:style-name="T4393">te</text:span>j chwili<text:s/><text:span text:style-name="T4394">gł</text:span>o<text:span text:style-name="T4395">sy<text:s/></text:span>na ten<text:s/><text:span text:style-name="T4396">t</text:span>ema<text:span text:style-name="T4397">t</text:span>, przy czym przykro jest mi to powiedzieć, ale ja<text:s/><text:span text:style-name="T4398">s</text:span>a<text:span text:style-name="T4399">m</text:span><text:s/>najmniej w tym przypadku wiem, bo r<text:span text:style-name="T4400">ó</text:span>żne są koncepcje, jeszcze te koncepcje ordynacji wyborczej są jeszcze w stadium dyskus<text:span text:style-name="T4401">ji</text:span>.</text:p>
      <text:p text:style-name="P4402">Gdyby jednak t<text:span text:style-name="T4403">a</text:span>k było, jak to się słyszy n<text:span text:style-name="T4404">a</text:span><text:s/>przykład o czerwcowych wyborach, ja to mówię w formie warunkowej, to wtedy lipiec i sierpień to są t<text:span text:style-name="T4405">a</text:span>kie trochę jałowe miesiące z różnych powodów. Ciężko będzie pracować nowemu ewentualnie Sejmowi. Sprawa legislacji to jest pewien proces, proces zredagowania, proces przesłania, proces opracowania, to znaczy że musiano by się wyjątkowo uprzeć, gdyby taki impuls poszedł i<text:s/><text:span text:style-name="T4406">g</text:span>dyby ta dobra wola ze wszystkich stron był<text:span text:style-name="T4407">a</text:span>, nie jest to wykluczone, ale są to dość trudne<text:s/><text:span text:style-name="T4408">w</text:span><text:s/>sensie proceduralnym, ja nie mówię merytorycznym, tylko pro<text:span text:style-name="T4409">ce</text:span>duralnym. Dlatego chciałbym, żebyśmy sobie z tego zdawali sprawę.</text:p>
      <text:soft-page-break/>
      <text:p text:style-name="P4410">Niemniej jednak zapewnienie legislacyjne niewątpliwie będą tutaj ważkim elementem.</text:p>
      <text:p text:style-name="P4411">Dziękuję bardzo.</text:p>
      <text:p text:style-name="P4412"><text:span text:style-name="T4413">Przewodniczący - Aleksander Paszyński</text:span>:</text:p>
      <text:p text:style-name="P4414">...propozycje pana Janowskiego, że bierzemy je do rozpatrzenia czy rezygnujemy z nich?</text:p>
      <text:p text:style-name="P4415"><text:span text:style-name="T4416">Ob. <text:s text:c="22"/></text:span>:</text:p>
      <text:p text:style-name="P4417">A<text:span text:style-name="T4418">le</text:span><text:s/>myśli pan o których? Nie, one powinny si<text:span text:style-name="T4419">ę</text:span><text:s/>znaleźć w tym.</text:p>
      <text:p text:style-name="P4420"><text:span text:style-name="T4421">Ob. <text:s text:c="22"/></text:span>:</text:p>
      <text:p text:style-name="P4422">Ale te trzy dodatkowe, analiza stanu obecnego...<text:s/></text:p>
      <text:p text:style-name="P4423"><text:span text:style-name="T4424">Przewodnic</text:span><text:span text:style-name="T4425">z</text:span><text:span text:style-name="T4426">ący - Aleksander Paszyński</text:span>:</text:p>
      <text:p text:style-name="P4427">Ta<text:span text:style-name="T4428">k</text:span>,<text:s/><text:span text:style-name="T4429">ja</text:span><text:s/>myślę<text:span text:style-name="T4430">,</text:span><text:s/><text:span text:style-name="T4431">ż</text:span>e to<text:s/><text:span text:style-name="T4432">j</text:span>e<text:span text:style-name="T4433">s</text:span>t spr<text:span text:style-name="T4434">a</text:span>wa pierwszego<text:span text:style-name="T4435">...</text:span><text:s/><text:span text:style-name="T4436">je</text:span>s<text:span text:style-name="T4437">t<text:s/></text:span>jakby wstępem<text:s/><text:span text:style-name="T4438">d</text:span>o całości<text:span text:style-name="T4439">.</text:span></text:p>
      <text:p text:style-name="P4440">Proszę bardzo.</text:p>
      <text:p text:style-name="P4441"><text:span text:style-name="T4442">P.</text:span><text:span text:style-name="T4443"><text:s/>Hann</text:span><text:span text:style-name="T4444">a</text:span><text:span text:style-name="T4445"><text:s/>Kulesza</text:span>:</text:p>
      <text:p text:style-name="P4446">J<text:span text:style-name="T4447">a</text:span><text:s/>mam takie pytanie właściwie do p<text:span text:style-name="T4448">a</text:span>n<text:span text:style-name="T4449">a</text:span><text:s/>przewodniczącego. Pierwsze, we wtorek mamy doręczyć materiał opracowany już po te<text:span text:style-name="T4450">j</text:span><text:s/>korekcie, nazwijmy to tak umownie, grupa pierwsza komu i gdzie? To jest jedno pytanie.</text:p>
      <text:p text:style-name="P4451">Drugie pytanie, panie przewodniczący.<text:s/><text:span text:style-name="T4452">Mn</text:span>ie się tak zdaje, że ten punkt 13, który zostawi<text:span text:style-name="T4453">li</text:span>śmy, te legislacyjne sprawy, które si<text:span text:style-name="T4454">ę</text:span><text:s/>tutaj tylko częściowo przejawiały w naszej dyskusji dzisiejszej, ja rozumiem, że zespół pierwszy, to znaczy grupa robocza do spraw polityki mieszkaniowej zaproponuje chyba na zakończenie naszych rozważań, za<text:span text:style-name="T4455">p</text:span>roponuje najważniejsze przepisy, które powinny z dziedziny polityki mieszkaniowej ulec daleko id<text:span text:style-name="T4456">ą</text:span>cym zmianom, b<text:span text:style-name="T4457">ą</text:span>dź nowe w ogóle powinny być<text:s/><text:span text:style-name="T4458">o</text:span>pracowane. I chyba trudno to w tej chwili przesądzać, wiązać się jakimś terminem,<text:s/><text:span text:style-name="T4459">a</text:span>le<text:s/><text:span text:style-name="T4460">j</text:span>a osobiście, proszę państwa, ponieważ tak się składa, że w swojej zawodowej pracy zajmuję się szerokim zakresem spraw legislacyjnych, na pewno to są sprawy niektóre bardzo ważkie i pilne, i trzeba projekty opracować, ale<text:s/><text:span text:style-name="T4461">p</text:span>roszę zw<text:span text:style-name="T4462">a</text:span>ży<text:span text:style-name="T4463">ć</text:span>, że tu będziemy mieć do czynienia z przepisami r<text:span text:style-name="T4464">a</text:span>ngi ustawowej. Biorąc pod uwagę nasz tryb legislacyjny, który wca<text:span text:style-name="T4465">le</text:span><text:s/>od nas jest niezależny, tylko są określone wymogi, przy formułowaniu jakiegokolwiek terminu, że rząd, strona rządową, bo w końcu ona będzie realizowała i będzie przygotowywa<text:span text:style-name="T4466">ła,<text:s/></text:span>j<text:span text:style-name="T4467">a</text:span><text:s/>nie mówię o uzgodnieniach, tylko o projektach, o tym, żeby ten termin był realny. J<text:span text:style-name="T4468">a</text:span><text:s/>mam poważne<text:s/><text:span text:style-name="T4469">ob</text:span>ie<text:span text:style-name="T4470">kcje,</text:span><text:s/>przepr<text:span text:style-name="T4471">a</text:span>szam<text:s/><text:span text:style-name="T4472">b</text:span>a<text:span text:style-name="T4473">r</text:span>dzo, być może<text:s/><text:span text:style-name="T4474">ja</text:span><text:s/><text:span text:style-name="T4475">j</text:span>este<text:span text:style-name="T4476">m</text:span>... i<text:s/><text:span text:style-name="T4477">t</text:span>u<text:span text:style-name="T4478">ta</text:span>j podchod<text:span text:style-name="T4479">z</text:span>ę os<text:span text:style-name="T4480">t</text:span>ro<text:span text:style-name="T4481">ż</text:span>nie do tych spr<text:span text:style-name="T4482">a</text:span>w<text:span text:style-name="T4483">,</text:span><text:s/>ale do przygotowania ustawy to koniec tego roku<text:span text:style-name="T4484">,</text:span><text:s/>jest terminem, nierealnym według mnie, bo wszystko możne zrobić, tylko proszę państwa, wszystko można zrobić, tylko to powiadam, musi być naprawdę zrobione, żeby nie zmieniać za miesiąc czasu ustaw, ja<text:span text:style-name="T4485">k</text:span><text:s/>spotykamy się z obecnym ustawodawstwem, że ustawy szybko przygotowywane po miesiącu są nowelizowane<text:span text:style-name="T4486">.</text:span><text:s/>Ja przepraszam b<text:span text:style-name="T4487">a</text:span>rdzo, mo<text:span text:style-name="T4488">ż</text:span>e nie wszystkie, ale niektóre o bardzo ważkim znaczeniu są z<text:span text:style-name="T4489">a</text:span><text:s/>miesiąc, za<text:s/>pół roku najpóźniej nowelizowane.</text:p>
      <text:p text:style-name="P4490"><text:span text:style-name="T4491">P</text:span><text:span text:style-name="T4492">rze</text:span><text:span text:style-name="T4493">wodniczący - Aleksander<text:s/></text:span><text:span text:style-name="T4494">Pas</text:span><text:span text:style-name="T4495">zyń</text:span><text:span text:style-name="T4496">ski</text:span>:</text:p>
      <text:p text:style-name="P4497"><text:span text:style-name="T4498">Ja</text:span><text:s/>myślę, że mamy tak potężny rząd, że nie da on sobie narzucić naszym biednym stronom takich terminów, z któr<text:span text:style-name="T4499">y</text:span>ch ten rząd się nie w<text:span text:style-name="T4500">yw</text:span>i<text:span text:style-name="T4501">ąż</text:span>e<text:span text:style-name="T4502">.</text:span><text:s/><text:span text:style-name="T4503">M</text:span>y możemy natomiast tylko postulować<text:span text:style-name="T4504">.</text:span></text:p>
      <text:p text:style-name="P4505">Ale<text:s/><text:span text:style-name="T4506">je</text:span>szcze, przepraszam, oczywiście bardzo słuszne ta uwaga, mówiąca o tym,<text:s/><text:span text:style-name="T4507">ż</text:span>e każdy z zespołów powinien na<text:span text:style-name="T4508"><text:s/></text:span>zakończenie, znaczy w końcówce swojego materiału przedstawić<text:span text:style-name="T4509"><text:s/></text:span>jeśli uzna to za możliwe, potrzebne i będzie wiedział, przedstawić własne wnioski co do zmian tych przepisów czy też korekty tych<text:s/><text:soft-page-break/>przepisów,<text:s/><text:span text:style-name="T4510">w</text:span><text:s/>obszarze których porusza się.</text:p>
      <text:p text:style-name="P4511"><text:span text:style-name="T4512">O</text:span><text:span text:style-name="T4513">b. Mrz</text:span><text:span text:style-name="T4514">ygłó</text:span><text:span text:style-name="T4515">d</text:span>:</text:p>
      <text:p text:style-name="P4516">Ja bym proponował, żeby strona<text:s/>„Solidarności”<text:s/>zaproponowała rządowi, ażeby w ramach nadzwyczajnych uprawnień, które otrzymał niedawno, piętnastego, ażeby pakiet spraw budownictwa mieszkaniowego przesądzić w toku decyzji rządowych.</text:p>
      <text:p text:style-name="P4517"><text:span text:style-name="T4518">Przewodni</text:span><text:span text:style-name="T4519">cz</text:span><text:span text:style-name="T4520">ący - Aleksander Paszyński</text:span>:</text:p>
      <text:p text:style-name="P4521">Strona<text:s/>„Solidarności”<text:s/>zrobi<text:span text:style-name="T4522">ć</text:span><text:s/>tego nie może, bo protestuje bardzo gorąco przeciwko spec<text:span text:style-name="T4523">ja</text:span>lnym uprawnieniom dl<text:span text:style-name="T4524">a</text:span><text:s/>rząd<text:span text:style-name="T4525">u. I</text:span><text:s/>je oprotestowała<text:span text:style-name="T4526">.</text:span><text:s/>A<text:span text:style-name="T4527">le</text:span><text:s/><text:span text:style-name="T4528">j</text:span>a myśl<text:span text:style-name="T4529">ę,</text:span><text:s/>że<text:s/><text:span text:style-name="T4530">t</text:span>ut<text:span text:style-name="T4531">aj</text:span><text:s/>wobec tego<text:span text:style-name="T4532">,</text:span><text:s/><text:span text:style-name="T4533">ż</text:span>e<text:s/><text:span text:style-name="T4534">w</text:span><text:s/>naszym zespole mamy przewodni<text:span text:style-name="T4535">czą</text:span>cego sejmowej komisji budowni<text:span text:style-name="T4536">ct</text:span>wa, więc myśl<text:span text:style-name="T4537">ę</text:span>, że tutaj będziemy działać wspólnie dla rzeczywiście prze<text:span text:style-name="T4538">fo</text:span>rsowania, bo myślę, że to j<text:span text:style-name="T4539">e</text:span>st potrzebne, n<text:span text:style-name="T4540">a</text:span><text:s/>zakończenie jakby całej tej n<text:span text:style-name="T4541">a</text:span>szej batalii ustawy, podkreślam - ustawy,<text:s/><text:span text:style-name="T4542">a</text:span><text:s/>nie uchwały sejmowej, nie wiem jak to będzie, powinno być nazywane, o nowym ładzie mieszkaniowym, nowej polityce mieszkaniowe<text:span text:style-name="T4543">j,</text:span><text:s/>któr<text:span text:style-name="T4544">a</text:span><text:s/>by spełniała podobna rolę jak spełnia w stosunku do działalności gospodarczej ustawa o podejmowaniu działalności gospodarczej, znaczy coś w rodzaju konstytucji tego porządku jaki próbu<text:span text:style-name="T4545">je</text:span>my z biednym skutkiem wypracować.</text:p>
      <text:p text:style-name="P4546">I myślę, że nie mamy się co za rząd martwić, bo rząd, j<text:span text:style-name="T4547">a</text:span>k powiadam, jeżeli przyjmie, bo to przecież b<text:span text:style-name="T4548">ę</text:span>dą zobowiązania wspólne całego<text:s/>„okrągłego stołu”, mam nadzieję, że rząd dostatecznie zweryfikuje i oceni swoje własne możliwości i nie przyjmie terminu nierealnego. Nam nie chodzi o pospieszne procedury legislacyjne, ale o rzeczywiście dostosowanie obowiązu<text:span text:style-name="T4549">ją</text:span>cego prawa czy też całej pracy nad ustawodawstwem prawnym, zgodnie z logiką polityki ekonomicznej czy polityki budownictwa, mieszkaniowego, jaka wyda<text:span text:style-name="T4550">je<text:s/></text:span>nam się słuszna<text:span text:style-name="T4551">.</text:span><text:s/>Więc myślę, że tu nie będzie kolizji.</text:p>
      <text:p text:style-name="P4552">Teraz jeśli chodzi o ostatni zespół, znaczy ten zespół końcowy, to myślę tak, że w środę, zara<text:span text:style-name="T4553">z</text:span><text:s/>sprawdzimy, czy nie będzie jakichś przeszkód, żeby mógł on się spotkać w tej sali, myślę, że 10 i ja myś<text:span text:style-name="T4554">lę</text:span>, że wszyscy powinniśmy się<text:s/><text:span text:style-name="T4555">ja</text:span>kby włączyć do tej procy, ja ze swej strony rzecz deklaruję, ale formalnie proponowałbym z n<text:span text:style-name="T4556">a</text:span>szej strony do zespołu tego redagującego całość, panią doc. Kuleszę, pana Zbigniew Zawistowskiego i p<text:span text:style-name="T4557">a</text:span>na Andrzeja Dobruckiego<text:span text:style-name="T4558">.<text:s/></text:span>To<text:s/><text:span text:style-name="T4559">j</text:span>est dosyć duż<text:span text:style-name="T4560">a</text:span><text:s/>pr<text:span text:style-name="T4561">a</text:span>c<text:span text:style-name="T4562">a.</text:span><text:s/>No trudno, to w t<text:span text:style-name="T4563">a</text:span>kim r<text:span text:style-name="T4564">a</text:span>zie we trójkę sobie da<text:span text:style-name="T4565">my,</text:span><text:s/>m<text:span text:style-name="T4566">a</text:span>m nadzieję r<text:span text:style-name="T4567">a</text:span>d<text:span text:style-name="T4568">ę</text:span>.</text:p>
      <text:p text:style-name="P4569"><text:span text:style-name="T4570">Ob. <text:s text:c="22"/></text:span>:</text:p>
      <text:p text:style-name="P4571">Od nas byłaby pani Wolnicka i pan Piwkowski, pan J<text:span text:style-name="T4572">a</text:span>jsz<text:span text:style-name="T4573">cz</text:span>yk.</text:p>
      <text:p text:style-name="P4574"><text:span text:style-name="T4575">Ob. <text:s text:c="22"/></text:span>:</text:p>
      <text:p text:style-name="P4576">Tutaj proponowałbym kol. Rutkowskiego, podamy jutro, to nie jest wielki problem.</text:p>
      <text:p text:style-name="P4577"><text:span text:style-name="T4578">Przewodnicz</text:span><text:span text:style-name="T4579">ą</text:span><text:span text:style-name="T4580">cy - Aleksander Paszyński</text:span>:</text:p>
      <text:p text:style-name="P4581">Dobrze<text:span text:style-name="T4582">.</text:span><text:s/>Wobec tego dobrnęliśmy, czwartek 10.30, to już jest zarezerwowane.<text:s/><text:span text:style-name="T4583">I</text:span><text:s/>ewentualnie w piątek, jeśli zajdzie potrzeba także<text:s/><text:span text:style-name="T4584">w</text:span><text:s/>piątek. Dobrze. Dziękuję bardzo.</text:p>
      <text:p text:style-name="P4585"><text:span text:style-name="T4586">Ob. <text:s text:c="22"/></text:span>:</text:p>
      <text:p text:style-name="P4587">Ja mam jeszcze prośbę, bo było pytanie, gdzie dostarczyć. Dla pierwszego zespołu, jeżeli można prosić to na Mokotowską.<text:s/>Już przepisane, bo pani pytała, gdzie dostarczyć materiały. Dla mnie, jeżeli jest to możliwe, to proszę. Nie wiem komu jeszcze potrzeb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9:00Z</meta:creation-date>
    <dc:date>2023-10-30T19:29:00Z</dc:date>
    <meta:template xlink:href="Normal.dotm" xlink:type="simple"/>
    <meta:editing-cycles>2</meta:editing-cycles>
    <meta:editing-duration>PT60S</meta:editing-duration>
    <meta:document-statistic meta:page-count="67" meta:paragraph-count="452" meta:word-count="32353" meta:character-count="226025" meta:row-count="1617" meta:non-whitespace-character-count="194124"/>
  </office:meta>
</office:document-meta>
</file>